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2">
      <style:map style:condition="cell-content()&lt;1" style:apply-style-name="Untitled2" style:base-cell-address="'mpi-vs-omp'.B4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our-plots" table:style-name="ta1">
        <table:shapes>
          <draw:frame draw:z-index="0" draw:style-name="gr1" draw:text-style-name="P1" svg:width="159.99mm" svg:height="89.99mm" svg:x="248.09mm" svg:y="9.84mm">
            <loext:p draw:notify-on-update-of-ranges="'c08-whole-loop'.B33:'c08-whole-loop'.B45 'c08-whole-loop'.C32:'c08-whole-loop'.C32 'c08-whole-loop'.C33:'c08-whole-loop'.C45 'c08-whole-loop'.B33:'c08-whole-loop'.B45 'c08-whole-loop'.D32:'c08-whole-loop'.D32 'c08-whole-loop'.D33:'c08-whole-loop'.D45 'c08-whole-loop'.B33:'c08-whole-loop'.B45 'c08-whole-loop'.E32:'c08-whole-loop'.E32 'c08-whole-loop'.E33:'c08-whole-loop'.E45 'c08-whole-loop'.B33:'c08-whole-loop'.B45 'c08-whole-loop'.F32:'c08-whole-loop'.F32 'c08-whole-loop'.F33:'c08-whole-loop'.F45 'c08-whole-loop'.B33:'c08-whole-loop'.B45 'c08-whole-loop'.G32:'c08-whole-loop'.G32 'c08-whole-loop'.G33:'c08-whole-loop'.G45 'c08-whole-loop'.B33:'c08-whole-loop'.B45 'c08-whole-loop'.H32:'c08-whole-loop'.H32 'c08-whole-loop'.H33:'c08-whole-loop'.H4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69.96mm" svg:y="11.69mm">
            <loext:p draw:notify-on-update-of-ranges="'slice-whole-loop'.B33:'slice-whole-loop'.B45 'slice-whole-loop'.C32:'slice-whole-loop'.C32 'slice-whole-loop'.C33:'slice-whole-loop'.C45 'slice-whole-loop'.B33:'slice-whole-loop'.B45 'slice-whole-loop'.D32:'slice-whole-loop'.D32 'slice-whole-loop'.D33:'slice-whole-loop'.D45 'slice-whole-loop'.B33:'slice-whole-loop'.B45 'slice-whole-loop'.E32:'slice-whole-loop'.E32 'slice-whole-loop'.E33:'slice-whole-loop'.E45 'slice-whole-loop'.B33:'slice-whole-loop'.B45 'slice-whole-loop'.F32:'slice-whole-loop'.F32 'slice-whole-loop'.F33:'slice-whole-loop'.F45 'slice-whole-loop'.B33:'slice-whole-loop'.B45 'slice-whole-loop'.G32:'slice-whole-loop'.G32 'slice-whole-loop'.G33:'slice-whole-loop'.G45 'slice-whole-loop'.B33:'slice-whole-loop'.B45 'slice-whole-loop'.H32:'slice-whole-loop'.H32 'slice-whole-loop'.H33:'slice-whole-loop'.H4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59.99mm" svg:height="89.99mm" svg:x="249.74mm" svg:y="109.98mm">
            <loext:p draw:notify-on-update-of-ranges="'c08-force-only'.B33:'c08-force-only'.B45 'c08-force-only'.C32:'c08-force-only'.C32 'c08-force-only'.C33:'c08-force-only'.C45 'c08-force-only'.B33:'c08-force-only'.B45 'c08-force-only'.D32:'c08-force-only'.D32 'c08-force-only'.D33:'c08-force-only'.D45 'c08-force-only'.B33:'c08-force-only'.B45 'c08-force-only'.E32:'c08-force-only'.E32 'c08-force-only'.E33:'c08-force-only'.E45 'c08-force-only'.B33:'c08-force-only'.B45 'c08-force-only'.F32:'c08-force-only'.F32 'c08-force-only'.F33:'c08-force-only'.F45 'c08-force-only'.B33:'c08-force-only'.B45 'c08-force-only'.G32:'c08-force-only'.G32 'c08-force-only'.G33:'c08-force-only'.G45 'c08-force-only'.B33:'c08-force-only'.B45 'c08-force-only'.H32:'c08-force-only'.H32 'c08-force-only'.H33:'c08-force-only'.H4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159.99mm" svg:height="89.99mm" svg:x="69.67mm" svg:y="108.9mm">
            <loext:p draw:notify-on-update-of-ranges="'slice-force-only'.B33:'slice-force-only'.B45 'slice-force-only'.C32:'slice-force-only'.C32 'slice-force-only'.C33:'slice-force-only'.C45 'slice-force-only'.B33:'slice-force-only'.B45 'slice-force-only'.D32:'slice-force-only'.D32 'slice-force-only'.D33:'slice-force-only'.D45 'slice-force-only'.B33:'slice-force-only'.B45 'slice-force-only'.E32:'slice-force-only'.E32 'slice-force-only'.E33:'slice-force-only'.E45 'slice-force-only'.B33:'slice-force-only'.B45 'slice-force-only'.F32:'slice-force-only'.F32 'slice-force-only'.F33:'slice-force-only'.F45 'slice-force-only'.B33:'slice-force-only'.B45 'slice-force-only'.G32:'slice-force-only'.G32 'slice-force-only'.G33:'slice-force-only'.G45 'slice-force-only'.B33:'slice-force-only'.B45 'slice-force-only'.H32:'slice-force-only'.H32 'slice-force-only'.H33:'slice-force-only'.H4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Comments:</text:p>
          </table:table-cell>
          <table:table-cell/>
        </table:table-row>
        <table:table-row table:style-name="ro1">
          <table:table-cell office:value-type="string" calcext:value-type="string">
            <text:p>32x0</text:p>
          </table:table-cell>
          <table:table-cell office:value-type="string" calcext:value-type="string">
            <text:p>compiled without OpenMP support, also pure MPI</text:p>
          </table:table-cell>
        </table:table-row>
        <table:table-row table:style-name="ro1">
          <table:table-cell office:value-type="string" calcext:value-type="string">
            <text:p>32x0 and 16x2</text:p>
          </table:table-cell>
          <table:table-cell office:value-type="string" calcext:value-type="string">
            <text:p>Result 0 TFLOP/sec at 100% of memory – ran out of memory, due to too many MPI ranks, I belie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raction of memory</text:p>
          </table:table-cell>
          <table:table-cell/>
        </table:table-row>
        <table:table-row table:style-name="ro1">
          <table:table-cell table:style-name="ce1" office:value-type="percentage" office:value="1" calcext:value-type="percentage">
            <text:p>100.00%</text:p>
          </table:table-cell>
          <table:table-cell office:value-type="string" calcext:value-type="string">
            <text:p>20GBytes for molecules at 1x32</text:p>
          </table:table-cell>
        </table:table-row>
        <table:table-row table:style-name="ro1">
          <table:table-cell table:style-name="ce1" office:value-type="percentage" office:value="0.0002" calcext:value-type="percentage">
            <text:p>0.02%</text:p>
          </table:table-cell>
          <table:table-cell office:value-type="string" calcext:value-type="string">
            <text:p>6.9MByte for molecules at 1x32</text:p>
          </table:table-cell>
        </table:table-row>
      </table:table>
      <table:table table:name="mpi-vs-omp" table:style-name="ta1">
        <table:shapes>
          <draw:frame draw:z-index="0" draw:style-name="gr1" draw:text-style-name="P1" svg:width="159.99mm" svg:height="89.99mm" svg:x="213.01mm" svg:y="0mm">
            <loext:p draw:notify-on-update-of-ranges="'mpi-vs-omp'.C2:'mpi-vs-omp'.H2 'mpi-vs-omp'.B3:'mpi-vs-omp'.B3 'mpi-vs-omp'.C3:'mpi-vs-omp'.H3 'mpi-vs-omp'.B4:'mpi-vs-omp'.B4 'mpi-vs-omp'.C4:'mpi-vs-omp'.H4 'mpi-vs-omp'.B5:'mpi-vs-omp'.B5 'mpi-vs-omp'.C5:'mpi-vs-omp'.H5 'mpi-vs-omp'.B6:'mpi-vs-omp'.B6 'mpi-vs-omp'.C6:'mpi-vs-omp'.H6 'mpi-vs-omp'.B7:'mpi-vs-omp'.B7 'mpi-vs-omp'.C7:'mpi-vs-omp'.H7 'mpi-vs-omp'.B8:'mpi-vs-omp'.B8 'mpi-vs-omp'.C8:'mpi-vs-omp'.H8 'mpi-vs-omp'.B9:'mpi-vs-omp'.B9 'mpi-vs-omp'.C9:'mpi-vs-omp'.H9 'mpi-vs-omp'.B10:'mpi-vs-omp'.B10 'mpi-vs-omp'.C10:'mpi-vs-omp'.H10 'mpi-vs-omp'.B11:'mpi-vs-omp'.B11 'mpi-vs-omp'.C11:'mpi-vs-omp'.H11 'mpi-vs-omp'.B12:'mpi-vs-omp'.B12 'mpi-vs-omp'.C12:'mpi-vs-omp'.H12 'mpi-vs-omp'.B13:'mpi-vs-omp'.B13 'mpi-vs-omp'.C13:'mpi-vs-omp'.H13 'mpi-vs-omp'.B14:'mpi-vs-omp'.B14 'mpi-vs-omp'.C14:'mpi-vs-omp'.H14 'mpi-vs-omp'.B15:'mpi-vs-omp'.B15 'mpi-vs-omp'.C15:'mpi-vs-omp'.H15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159.99mm" svg:height="89.99mm" svg:x="212.84mm" svg:y="91.92mm">
            <loext:p draw:notify-on-update-of-ranges="'mpi-vs-omp'.C22:'mpi-vs-omp'.H22 'mpi-vs-omp'.B23:'mpi-vs-omp'.B23 'mpi-vs-omp'.C23:'mpi-vs-omp'.H23 'mpi-vs-omp'.B24:'mpi-vs-omp'.B24 'mpi-vs-omp'.C24:'mpi-vs-omp'.H24 'mpi-vs-omp'.B25:'mpi-vs-omp'.B25 'mpi-vs-omp'.C25:'mpi-vs-omp'.H25 'mpi-vs-omp'.B26:'mpi-vs-omp'.B26 'mpi-vs-omp'.C26:'mpi-vs-omp'.H26 'mpi-vs-omp'.B27:'mpi-vs-omp'.B27 'mpi-vs-omp'.C27:'mpi-vs-omp'.H27 'mpi-vs-omp'.B28:'mpi-vs-omp'.B28 'mpi-vs-omp'.C28:'mpi-vs-omp'.H28 'mpi-vs-omp'.B29:'mpi-vs-omp'.B29 'mpi-vs-omp'.C29:'mpi-vs-omp'.H29 'mpi-vs-omp'.B30:'mpi-vs-omp'.B30 'mpi-vs-omp'.C30:'mpi-vs-omp'.H30 'mpi-vs-omp'.B31:'mpi-vs-omp'.B31 'mpi-vs-omp'.C31:'mpi-vs-omp'.H31 'mpi-vs-omp'.B32:'mpi-vs-omp'.B32 'mpi-vs-omp'.C32:'mpi-vs-omp'.H32 'mpi-vs-omp'.B33:'mpi-vs-omp'.B33 'mpi-vs-omp'.C33:'mpi-vs-omp'.H33 'mpi-vs-omp'.B34:'mpi-vs-omp'.B34 'mpi-vs-omp'.C34:'mpi-vs-omp'.H34 'mpi-vs-omp'.B35:'mpi-vs-omp'.B35 'mpi-vs-omp'.C35:'mpi-vs-omp'.H35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2" draw:style-name="gr1" draw:text-style-name="P1" svg:width="159.99mm" svg:height="89.99mm" svg:x="213.12mm" svg:y="184.88mm">
            <loext:p draw:notify-on-update-of-ranges="'mpi-vs-omp'.C43:'mpi-vs-omp'.H43 'mpi-vs-omp'.B44:'mpi-vs-omp'.B44 'mpi-vs-omp'.C44:'mpi-vs-omp'.H44 'mpi-vs-omp'.B45:'mpi-vs-omp'.B45 'mpi-vs-omp'.C45:'mpi-vs-omp'.H45 'mpi-vs-omp'.B46:'mpi-vs-omp'.B46 'mpi-vs-omp'.C46:'mpi-vs-omp'.H46 'mpi-vs-omp'.B47:'mpi-vs-omp'.B47 'mpi-vs-omp'.C47:'mpi-vs-omp'.H47 'mpi-vs-omp'.B48:'mpi-vs-omp'.B48 'mpi-vs-omp'.C48:'mpi-vs-omp'.H48 'mpi-vs-omp'.B49:'mpi-vs-omp'.B49 'mpi-vs-omp'.C49:'mpi-vs-omp'.H49 'mpi-vs-omp'.B50:'mpi-vs-omp'.B50 'mpi-vs-omp'.C50:'mpi-vs-omp'.H50 'mpi-vs-omp'.B51:'mpi-vs-omp'.B51 'mpi-vs-omp'.C51:'mpi-vs-omp'.H51 'mpi-vs-omp'.B52:'mpi-vs-omp'.B52 'mpi-vs-omp'.C52:'mpi-vs-omp'.H52 'mpi-vs-omp'.B53:'mpi-vs-omp'.B53 'mpi-vs-omp'.C53:'mpi-vs-omp'.H53 'mpi-vs-omp'.B54:'mpi-vs-omp'.B54 'mpi-vs-omp'.C54:'mpi-vs-omp'.H54 'mpi-vs-omp'.B55:'mpi-vs-omp'.B55 'mpi-vs-omp'.C55:'mpi-vs-omp'.H55 'mpi-vs-omp'.B56:'mpi-vs-omp'.B56 'mpi-vs-omp'.C56:'mpi-vs-omp'.H56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3" draw:style-name="gr1" draw:text-style-name="P1" svg:width="159.99mm" svg:height="89.99mm" svg:x="208.44mm" svg:y="283.68mm">
            <loext:p draw:notify-on-update-of-ranges="'mpi-vs-omp'.C65:'mpi-vs-omp'.H65 'mpi-vs-omp'.B66:'mpi-vs-omp'.B66 'mpi-vs-omp'.C66:'mpi-vs-omp'.H66 'mpi-vs-omp'.B67:'mpi-vs-omp'.B67 'mpi-vs-omp'.C67:'mpi-vs-omp'.H67 'mpi-vs-omp'.B68:'mpi-vs-omp'.B68 'mpi-vs-omp'.C68:'mpi-vs-omp'.H68 'mpi-vs-omp'.B69:'mpi-vs-omp'.B69 'mpi-vs-omp'.C69:'mpi-vs-omp'.H69 'mpi-vs-omp'.B70:'mpi-vs-omp'.B70 'mpi-vs-omp'.C70:'mpi-vs-omp'.H70 'mpi-vs-omp'.B71:'mpi-vs-omp'.B71 'mpi-vs-omp'.C71:'mpi-vs-omp'.H71 'mpi-vs-omp'.B72:'mpi-vs-omp'.B72 'mpi-vs-omp'.C72:'mpi-vs-omp'.H72 'mpi-vs-omp'.B73:'mpi-vs-omp'.B73 'mpi-vs-omp'.C73:'mpi-vs-omp'.H73 'mpi-vs-omp'.B74:'mpi-vs-omp'.B74 'mpi-vs-omp'.C74:'mpi-vs-omp'.H74 'mpi-vs-omp'.B75:'mpi-vs-omp'.B75 'mpi-vs-omp'.C75:'mpi-vs-omp'.H75 'mpi-vs-omp'.B76:'mpi-vs-omp'.B76 'mpi-vs-omp'.C76:'mpi-vs-omp'.H76 'mpi-vs-omp'.B77:'mpi-vs-omp'.B77 'mpi-vs-omp'.C77:'mpi-vs-omp'.H77 'mpi-vs-omp'.B78:'mpi-vs-omp'.B78 'mpi-vs-omp'.C78:'mpi-vs-omp'.H78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Slice-whole-loop</text:p>
          </table:table-cell>
          <table:table-cell table:number-columns-repeated="6"/>
        </table:table-row>
        <table:table-row table:style-name="ro1">
          <table:table-cell/>
          <table:table-cell table:formula="of:=['slice-whole-loop'.B32]" office:value-type="string" office:string-value="fraction of memory" calcext:value-type="string">
            <text:p>fraction of memory</text:p>
          </table:table-cell>
          <table:table-cell table:formula="of:=['slice-whole-loop'.C32]" office:value-type="string" office:string-value="1x32" calcext:value-type="string">
            <text:p>1x32</text:p>
          </table:table-cell>
          <table:table-cell table:formula="of:=['slice-whole-loop'.D32]" office:value-type="string" office:string-value="2x16" calcext:value-type="string">
            <text:p>2x16</text:p>
          </table:table-cell>
          <table:table-cell table:formula="of:=['slice-whole-loop'.E32]" office:value-type="string" office:string-value="4x8" calcext:value-type="string">
            <text:p>4x8</text:p>
          </table:table-cell>
          <table:table-cell table:formula="of:=['slice-whole-loop'.F32]" office:value-type="string" office:string-value="8x4" calcext:value-type="string">
            <text:p>8x4</text:p>
          </table:table-cell>
          <table:table-cell table:formula="of:=['slice-whole-loop'.G32]" office:value-type="string" office:string-value="16x2" calcext:value-type="string">
            <text:p>16x2</text:p>
          </table:table-cell>
          <table:table-cell table:formula="of:=['slice-whole-loop'.H32]" office:value-type="string" office:string-value="32x0" calcext:value-type="string">
            <text:p>32x0</text:p>
          </table:table-cell>
        </table:table-row>
        <table:table-row table:style-name="ro1">
          <table:table-cell/>
          <table:table-cell table:formula="of:=['slice-whole-loop'.B33]" office:value-type="float" office:value="100" calcext:value-type="float">
            <text:p>100</text:p>
          </table:table-cell>
          <table:table-cell table:formula="of:=['slice-whole-loop'.C33]" office:value-type="float" office:value="5.1561" calcext:value-type="float">
            <text:p>5.1561</text:p>
          </table:table-cell>
          <table:table-cell table:formula="of:=['slice-whole-loop'.D33]" office:value-type="float" office:value="5.4045" calcext:value-type="float">
            <text:p>5.4045</text:p>
          </table:table-cell>
          <table:table-cell table:formula="of:=['slice-whole-loop'.E33]" office:value-type="float" office:value="5.5897" calcext:value-type="float">
            <text:p>5.5897</text:p>
          </table:table-cell>
          <table:table-cell table:formula="of:=['slice-whole-loop'.F33]" office:value-type="float" office:value="5.6451" calcext:value-type="float">
            <text:p>5.6451</text:p>
          </table:table-cell>
          <table:table-cell table:formula="of:=['slice-whole-loop'.G33]" office:value-type="float" office:value="0" calcext:value-type="float">
            <text:p>0</text:p>
          </table:table-cell>
          <table:table-cell table:formula="of:=['slice-whole-loop'.H3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'slice-whole-loop'.B34]" office:value-type="float" office:value="50" calcext:value-type="float">
            <text:p>50</text:p>
          </table:table-cell>
          <table:table-cell table:formula="of:=['slice-whole-loop'.C34]" office:value-type="float" office:value="5.0541" calcext:value-type="float">
            <text:p>5.0541</text:p>
          </table:table-cell>
          <table:table-cell table:formula="of:=['slice-whole-loop'.D34]" office:value-type="float" office:value="5.2921" calcext:value-type="float">
            <text:p>5.2921</text:p>
          </table:table-cell>
          <table:table-cell table:formula="of:=['slice-whole-loop'.E34]" office:value-type="float" office:value="5.5048" calcext:value-type="float">
            <text:p>5.5048</text:p>
          </table:table-cell>
          <table:table-cell table:formula="of:=['slice-whole-loop'.F34]" office:value-type="float" office:value="5.5307" calcext:value-type="float">
            <text:p>5.5307</text:p>
          </table:table-cell>
          <table:table-cell table:formula="of:=['slice-whole-loop'.G34]" office:value-type="float" office:value="5.4777" calcext:value-type="float">
            <text:p>5.4777</text:p>
          </table:table-cell>
          <table:table-cell table:formula="of:=['slice-whole-loop'.H34]" office:value-type="float" office:value="5.4329" calcext:value-type="float">
            <text:p>5.4329</text:p>
          </table:table-cell>
        </table:table-row>
        <table:table-row table:style-name="ro1">
          <table:table-cell/>
          <table:table-cell table:formula="of:=['slice-whole-loop'.B35]" office:value-type="float" office:value="25" calcext:value-type="float">
            <text:p>25</text:p>
          </table:table-cell>
          <table:table-cell table:formula="of:=['slice-whole-loop'.C35]" office:value-type="float" office:value="4.9921" calcext:value-type="float">
            <text:p>4.9921</text:p>
          </table:table-cell>
          <table:table-cell table:formula="of:=['slice-whole-loop'.D35]" office:value-type="float" office:value="5.2001" calcext:value-type="float">
            <text:p>5.2001</text:p>
          </table:table-cell>
          <table:table-cell table:formula="of:=['slice-whole-loop'.E35]" office:value-type="float" office:value="5.4515" calcext:value-type="float">
            <text:p>5.4515</text:p>
          </table:table-cell>
          <table:table-cell table:formula="of:=['slice-whole-loop'.F35]" office:value-type="float" office:value="5.5561" calcext:value-type="float">
            <text:p>5.5561</text:p>
          </table:table-cell>
          <table:table-cell table:formula="of:=['slice-whole-loop'.G35]" office:value-type="float" office:value="5.4813" calcext:value-type="float">
            <text:p>5.4813</text:p>
          </table:table-cell>
          <table:table-cell table:formula="of:=['slice-whole-loop'.H35]" office:value-type="float" office:value="5.4094" calcext:value-type="float">
            <text:p>5.4094</text:p>
          </table:table-cell>
        </table:table-row>
        <table:table-row table:style-name="ro1">
          <table:table-cell/>
          <table:table-cell table:formula="of:=['slice-whole-loop'.B36]" office:value-type="float" office:value="12.5" calcext:value-type="float">
            <text:p>12.5</text:p>
          </table:table-cell>
          <table:table-cell table:formula="of:=['slice-whole-loop'.C36]" office:value-type="float" office:value="4.7342" calcext:value-type="float">
            <text:p>4.7342</text:p>
          </table:table-cell>
          <table:table-cell table:formula="of:=['slice-whole-loop'.D36]" office:value-type="float" office:value="5.0065" calcext:value-type="float">
            <text:p>5.0065</text:p>
          </table:table-cell>
          <table:table-cell table:formula="of:=['slice-whole-loop'.E36]" office:value-type="float" office:value="5.2238" calcext:value-type="float">
            <text:p>5.2238</text:p>
          </table:table-cell>
          <table:table-cell table:formula="of:=['slice-whole-loop'.F36]" office:value-type="float" office:value="5.3552" calcext:value-type="float">
            <text:p>5.3552</text:p>
          </table:table-cell>
          <table:table-cell table:formula="of:=['slice-whole-loop'.G36]" office:value-type="float" office:value="5.2947" calcext:value-type="float">
            <text:p>5.2947</text:p>
          </table:table-cell>
          <table:table-cell table:formula="of:=['slice-whole-loop'.H36]" office:value-type="float" office:value="5.2172" calcext:value-type="float">
            <text:p>5.2172</text:p>
          </table:table-cell>
        </table:table-row>
        <table:table-row table:style-name="ro1">
          <table:table-cell/>
          <table:table-cell table:formula="of:=['slice-whole-loop'.B37]" office:value-type="float" office:value="6.25" calcext:value-type="float">
            <text:p>6.25</text:p>
          </table:table-cell>
          <table:table-cell table:formula="of:=['slice-whole-loop'.C37]" office:value-type="float" office:value="4.4567" calcext:value-type="float">
            <text:p>4.4567</text:p>
          </table:table-cell>
          <table:table-cell table:formula="of:=['slice-whole-loop'.D37]" office:value-type="float" office:value="4.7432" calcext:value-type="float">
            <text:p>4.7432</text:p>
          </table:table-cell>
          <table:table-cell table:formula="of:=['slice-whole-loop'.E37]" office:value-type="float" office:value="5.0911" calcext:value-type="float">
            <text:p>5.0911</text:p>
          </table:table-cell>
          <table:table-cell table:formula="of:=['slice-whole-loop'.F37]" office:value-type="float" office:value="5.1677" calcext:value-type="float">
            <text:p>5.1677</text:p>
          </table:table-cell>
          <table:table-cell table:formula="of:=['slice-whole-loop'.G37]" office:value-type="float" office:value="5.1176" calcext:value-type="float">
            <text:p>5.1176</text:p>
          </table:table-cell>
          <table:table-cell table:formula="of:=['slice-whole-loop'.H37]" office:value-type="float" office:value="5.1436" calcext:value-type="float">
            <text:p>5.1436</text:p>
          </table:table-cell>
        </table:table-row>
        <table:table-row table:style-name="ro1">
          <table:table-cell/>
          <table:table-cell table:formula="of:=['slice-whole-loop'.B38]" office:value-type="float" office:value="3.125" calcext:value-type="float">
            <text:p>3.125</text:p>
          </table:table-cell>
          <table:table-cell table:formula="of:=['slice-whole-loop'.C38]" office:value-type="float" office:value="4.3478" calcext:value-type="float">
            <text:p>4.3478</text:p>
          </table:table-cell>
          <table:table-cell table:formula="of:=['slice-whole-loop'.D38]" office:value-type="float" office:value="4.7039" calcext:value-type="float">
            <text:p>4.7039</text:p>
          </table:table-cell>
          <table:table-cell table:formula="of:=['slice-whole-loop'.E38]" office:value-type="float" office:value="5.05" calcext:value-type="float">
            <text:p>5.05</text:p>
          </table:table-cell>
          <table:table-cell table:formula="of:=['slice-whole-loop'.F38]" office:value-type="float" office:value="5.225" calcext:value-type="float">
            <text:p>5.225</text:p>
          </table:table-cell>
          <table:table-cell table:formula="of:=['slice-whole-loop'.G38]" office:value-type="float" office:value="5.145" calcext:value-type="float">
            <text:p>5.145</text:p>
          </table:table-cell>
          <table:table-cell table:formula="of:=['slice-whole-loop'.H38]" office:value-type="float" office:value="5.1082" calcext:value-type="float">
            <text:p>5.1082</text:p>
          </table:table-cell>
        </table:table-row>
        <table:table-row table:style-name="ro1">
          <table:table-cell/>
          <table:table-cell table:formula="of:=['slice-whole-loop'.B39]" office:value-type="float" office:value="1.5625" calcext:value-type="float">
            <text:p>1.5625</text:p>
          </table:table-cell>
          <table:table-cell table:formula="of:=['slice-whole-loop'.C39]" office:value-type="float" office:value="3.9064" calcext:value-type="float">
            <text:p>3.9064</text:p>
          </table:table-cell>
          <table:table-cell table:formula="of:=['slice-whole-loop'.D39]" office:value-type="float" office:value="4.3503" calcext:value-type="float">
            <text:p>4.3503</text:p>
          </table:table-cell>
          <table:table-cell table:formula="of:=['slice-whole-loop'.E39]" office:value-type="float" office:value="4.7787" calcext:value-type="float">
            <text:p>4.7787</text:p>
          </table:table-cell>
          <table:table-cell table:formula="of:=['slice-whole-loop'.F39]" office:value-type="float" office:value="4.8961" calcext:value-type="float">
            <text:p>4.8961</text:p>
          </table:table-cell>
          <table:table-cell table:formula="of:=['slice-whole-loop'.G39]" office:value-type="float" office:value="4.8432" calcext:value-type="float">
            <text:p>4.8432</text:p>
          </table:table-cell>
          <table:table-cell table:formula="of:=['slice-whole-loop'.H39]" office:value-type="float" office:value="4.8444" calcext:value-type="float">
            <text:p>4.8444</text:p>
          </table:table-cell>
        </table:table-row>
        <table:table-row table:style-name="ro1">
          <table:table-cell/>
          <table:table-cell table:formula="of:=['slice-whole-loop'.B40]" office:value-type="float" office:value="0.78125" calcext:value-type="float">
            <text:p>0.78125</text:p>
          </table:table-cell>
          <table:table-cell table:formula="of:=['slice-whole-loop'.C40]" office:value-type="float" office:value="1.0526" calcext:value-type="float">
            <text:p>1.0526</text:p>
          </table:table-cell>
          <table:table-cell table:formula="of:=['slice-whole-loop'.D40]" office:value-type="float" office:value="4.1723" calcext:value-type="float">
            <text:p>4.1723</text:p>
          </table:table-cell>
          <table:table-cell table:formula="of:=['slice-whole-loop'.E40]" office:value-type="float" office:value="4.7005" calcext:value-type="float">
            <text:p>4.7005</text:p>
          </table:table-cell>
          <table:table-cell table:formula="of:=['slice-whole-loop'.F40]" office:value-type="float" office:value="4.7837" calcext:value-type="float">
            <text:p>4.7837</text:p>
          </table:table-cell>
          <table:table-cell table:formula="of:=['slice-whole-loop'.G40]" office:value-type="float" office:value="4.9358" calcext:value-type="float">
            <text:p>4.9358</text:p>
          </table:table-cell>
          <table:table-cell table:formula="of:=['slice-whole-loop'.H40]" office:value-type="float" office:value="5.0074" calcext:value-type="float">
            <text:p>5.0074</text:p>
          </table:table-cell>
        </table:table-row>
        <table:table-row table:style-name="ro1">
          <table:table-cell/>
          <table:table-cell table:formula="of:=['slice-whole-loop'.B41]" office:value-type="float" office:value="0.390625" calcext:value-type="float">
            <text:p>0.390625</text:p>
          </table:table-cell>
          <table:table-cell table:formula="of:=['slice-whole-loop'.C41]" office:value-type="float" office:value="0.49915" calcext:value-type="float">
            <text:p>0.49915</text:p>
          </table:table-cell>
          <table:table-cell table:formula="of:=['slice-whole-loop'.D41]" office:value-type="float" office:value="3.81" calcext:value-type="float">
            <text:p>3.81</text:p>
          </table:table-cell>
          <table:table-cell table:formula="of:=['slice-whole-loop'.E41]" office:value-type="float" office:value="4.5964" calcext:value-type="float">
            <text:p>4.5964</text:p>
          </table:table-cell>
          <table:table-cell table:formula="of:=['slice-whole-loop'.F41]" office:value-type="float" office:value="4.7522" calcext:value-type="float">
            <text:p>4.7522</text:p>
          </table:table-cell>
          <table:table-cell table:formula="of:=['slice-whole-loop'.G41]" office:value-type="float" office:value="4.6048" calcext:value-type="float">
            <text:p>4.6048</text:p>
          </table:table-cell>
          <table:table-cell table:formula="of:=['slice-whole-loop'.H41]" office:value-type="float" office:value="4.6458" calcext:value-type="float">
            <text:p>4.6458</text:p>
          </table:table-cell>
        </table:table-row>
        <table:table-row table:style-name="ro1">
          <table:table-cell/>
          <table:table-cell table:formula="of:=['slice-whole-loop'.B42]" office:value-type="float" office:value="0.1953125" calcext:value-type="float">
            <text:p>0.1953125</text:p>
          </table:table-cell>
          <table:table-cell table:formula="of:=['slice-whole-loop'.C42]" office:value-type="float" office:value="0.28181" calcext:value-type="float">
            <text:p>0.28181</text:p>
          </table:table-cell>
          <table:table-cell table:formula="of:=['slice-whole-loop'.D42]" office:value-type="float" office:value="3.372" calcext:value-type="float">
            <text:p>3.372</text:p>
          </table:table-cell>
          <table:table-cell table:formula="of:=['slice-whole-loop'.E42]" office:value-type="float" office:value="3.8236" calcext:value-type="float">
            <text:p>3.8236</text:p>
          </table:table-cell>
          <table:table-cell table:formula="of:=['slice-whole-loop'.F42]" office:value-type="float" office:value="4.2368" calcext:value-type="float">
            <text:p>4.2368</text:p>
          </table:table-cell>
          <table:table-cell table:formula="of:=['slice-whole-loop'.G42]" office:value-type="float" office:value="4.1716" calcext:value-type="float">
            <text:p>4.1716</text:p>
          </table:table-cell>
          <table:table-cell table:formula="of:=['slice-whole-loop'.H42]" office:value-type="float" office:value="4.3079" calcext:value-type="float">
            <text:p>4.3079</text:p>
          </table:table-cell>
        </table:table-row>
        <table:table-row table:style-name="ro1">
          <table:table-cell/>
          <table:table-cell table:formula="of:=['slice-whole-loop'.B43]" office:value-type="float" office:value="0.09765625" calcext:value-type="float">
            <text:p>0.09765625</text:p>
          </table:table-cell>
          <table:table-cell table:formula="of:=['slice-whole-loop'.C43]" office:value-type="float" office:value="1.1665" calcext:value-type="float">
            <text:p>1.1665</text:p>
          </table:table-cell>
          <table:table-cell table:formula="of:=['slice-whole-loop'.D43]" office:value-type="float" office:value="1.3137" calcext:value-type="float">
            <text:p>1.3137</text:p>
          </table:table-cell>
          <table:table-cell table:formula="of:=['slice-whole-loop'.E43]" office:value-type="float" office:value="4.083" calcext:value-type="float">
            <text:p>4.083</text:p>
          </table:table-cell>
          <table:table-cell table:formula="of:=['slice-whole-loop'.F43]" office:value-type="float" office:value="4.3609" calcext:value-type="float">
            <text:p>4.3609</text:p>
          </table:table-cell>
          <table:table-cell table:formula="of:=['slice-whole-loop'.G43]" office:value-type="float" office:value="4.3395" calcext:value-type="float">
            <text:p>4.3395</text:p>
          </table:table-cell>
          <table:table-cell table:formula="of:=['slice-whole-loop'.H43]" office:value-type="float" office:value="3.0449" calcext:value-type="float">
            <text:p>3.0449</text:p>
          </table:table-cell>
        </table:table-row>
        <table:table-row table:style-name="ro1">
          <table:table-cell/>
          <table:table-cell table:formula="of:=['slice-whole-loop'.B44]" office:value-type="float" office:value="0.048828125" calcext:value-type="float">
            <text:p>0.048828125</text:p>
          </table:table-cell>
          <table:table-cell table:formula="of:=['slice-whole-loop'.C44]" office:value-type="float" office:value="2.4628" calcext:value-type="float">
            <text:p>2.4628</text:p>
          </table:table-cell>
          <table:table-cell table:formula="of:=['slice-whole-loop'.D44]" office:value-type="float" office:value="0.57733" calcext:value-type="float">
            <text:p>0.57733</text:p>
          </table:table-cell>
          <table:table-cell table:formula="of:=['slice-whole-loop'.E44]" office:value-type="float" office:value="3.597" calcext:value-type="float">
            <text:p>3.597</text:p>
          </table:table-cell>
          <table:table-cell table:formula="of:=['slice-whole-loop'.F44]" office:value-type="float" office:value="3.9644" calcext:value-type="float">
            <text:p>3.9644</text:p>
          </table:table-cell>
          <table:table-cell table:formula="of:=['slice-whole-loop'.G44]" office:value-type="float" office:value="3.8844" calcext:value-type="float">
            <text:p>3.8844</text:p>
          </table:table-cell>
          <table:table-cell table:formula="of:=['slice-whole-loop'.H44]" office:value-type="float" office:value="3.9029" calcext:value-type="float">
            <text:p>3.9029</text:p>
          </table:table-cell>
        </table:table-row>
        <table:table-row table:style-name="ro1">
          <table:table-cell/>
          <table:table-cell table:formula="of:=['slice-whole-loop'.B45]" office:value-type="float" office:value="0.0244140625" calcext:value-type="float">
            <text:p>0.0244140625</text:p>
          </table:table-cell>
          <table:table-cell table:formula="of:=['slice-whole-loop'.C45]" office:value-type="float" office:value="1.3799" calcext:value-type="float">
            <text:p>1.3799</text:p>
          </table:table-cell>
          <table:table-cell table:formula="of:=['slice-whole-loop'.D45]" office:value-type="float" office:value="0.34367" calcext:value-type="float">
            <text:p>0.34367</text:p>
          </table:table-cell>
          <table:table-cell table:formula="of:=['slice-whole-loop'.E45]" office:value-type="float" office:value="3.2152" calcext:value-type="float">
            <text:p>3.2152</text:p>
          </table:table-cell>
          <table:table-cell table:formula="of:=['slice-whole-loop'.F45]" office:value-type="float" office:value="3.3997" calcext:value-type="float">
            <text:p>3.3997</text:p>
          </table:table-cell>
          <table:table-cell table:formula="of:=['slice-whole-loop'.G45]" office:value-type="float" office:value="3.37" calcext:value-type="float">
            <text:p>3.37</text:p>
          </table:table-cell>
          <table:table-cell table:formula="of:=['slice-whole-loop'.H45]" office:value-type="float" office:value="3.2981" calcext:value-type="float">
            <text:p>3.2981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office:value-type="string" calcext:value-type="string">
            <text:p>c08-whole-loop</text:p>
          </table:table-cell>
          <table:table-cell table:number-columns-repeated="6"/>
        </table:table-row>
        <table:table-row table:style-name="ro1">
          <table:table-cell/>
          <table:table-cell table:formula="of:=['c08-whole-loop'.B32]" office:value-type="string" office:string-value="fraction of memory" calcext:value-type="string">
            <text:p>fraction of memory</text:p>
          </table:table-cell>
          <table:table-cell table:formula="of:=['c08-whole-loop'.C32]" office:value-type="string" office:string-value="1x32" calcext:value-type="string">
            <text:p>1x32</text:p>
          </table:table-cell>
          <table:table-cell table:formula="of:=['c08-whole-loop'.D32]" office:value-type="string" office:string-value="2x16" calcext:value-type="string">
            <text:p>2x16</text:p>
          </table:table-cell>
          <table:table-cell table:formula="of:=['c08-whole-loop'.E32]" office:value-type="string" office:string-value="4x8" calcext:value-type="string">
            <text:p>4x8</text:p>
          </table:table-cell>
          <table:table-cell table:formula="of:=['c08-whole-loop'.F32]" office:value-type="string" office:string-value="8x4" calcext:value-type="string">
            <text:p>8x4</text:p>
          </table:table-cell>
          <table:table-cell table:formula="of:=['c08-whole-loop'.G32]" office:value-type="string" office:string-value="16x2" calcext:value-type="string">
            <text:p>16x2</text:p>
          </table:table-cell>
          <table:table-cell table:formula="of:=['c08-whole-loop'.H32]" office:value-type="string" office:string-value="32x0" calcext:value-type="string">
            <text:p>32x0</text:p>
          </table:table-cell>
        </table:table-row>
        <table:table-row table:style-name="ro1">
          <table:table-cell/>
          <table:table-cell table:formula="of:=['c08-whole-loop'.B33]" office:value-type="float" office:value="100" calcext:value-type="float">
            <text:p>100</text:p>
          </table:table-cell>
          <table:table-cell table:formula="of:=['c08-whole-loop'.C33]" office:value-type="float" office:value="4.1636" calcext:value-type="float">
            <text:p>4.1636</text:p>
          </table:table-cell>
          <table:table-cell table:formula="of:=['c08-whole-loop'.D33]" office:value-type="float" office:value="4.2926" calcext:value-type="float">
            <text:p>4.2926</text:p>
          </table:table-cell>
          <table:table-cell table:formula="of:=['c08-whole-loop'.E33]" office:value-type="float" office:value="4.6859" calcext:value-type="float">
            <text:p>4.6859</text:p>
          </table:table-cell>
          <table:table-cell table:formula="of:=['c08-whole-loop'.F33]" office:value-type="float" office:value="4.7627" calcext:value-type="float">
            <text:p>4.7627</text:p>
          </table:table-cell>
          <table:table-cell table:formula="of:=['c08-whole-loop'.G33]" office:value-type="float" office:value="0" calcext:value-type="float">
            <text:p>0</text:p>
          </table:table-cell>
          <table:table-cell table:formula="of:=['c08-whole-loop'.H3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'c08-whole-loop'.B34]" office:value-type="float" office:value="50" calcext:value-type="float">
            <text:p>50</text:p>
          </table:table-cell>
          <table:table-cell table:formula="of:=['c08-whole-loop'.C34]" office:value-type="float" office:value="4.1288" calcext:value-type="float">
            <text:p>4.1288</text:p>
          </table:table-cell>
          <table:table-cell table:formula="of:=['c08-whole-loop'.D34]" office:value-type="float" office:value="4.2356" calcext:value-type="float">
            <text:p>4.2356</text:p>
          </table:table-cell>
          <table:table-cell table:formula="of:=['c08-whole-loop'.E34]" office:value-type="float" office:value="4.623" calcext:value-type="float">
            <text:p>4.623</text:p>
          </table:table-cell>
          <table:table-cell table:formula="of:=['c08-whole-loop'.F34]" office:value-type="float" office:value="4.6983" calcext:value-type="float">
            <text:p>4.6983</text:p>
          </table:table-cell>
          <table:table-cell table:formula="of:=['c08-whole-loop'.G34]" office:value-type="float" office:value="4.6711" calcext:value-type="float">
            <text:p>4.6711</text:p>
          </table:table-cell>
          <table:table-cell table:formula="of:=['c08-whole-loop'.H34]" office:value-type="float" office:value="4.766" calcext:value-type="float">
            <text:p>4.766</text:p>
          </table:table-cell>
        </table:table-row>
        <table:table-row table:style-name="ro1">
          <table:table-cell/>
          <table:table-cell table:formula="of:=['c08-whole-loop'.B35]" office:value-type="float" office:value="25" calcext:value-type="float">
            <text:p>25</text:p>
          </table:table-cell>
          <table:table-cell table:formula="of:=['c08-whole-loop'.C35]" office:value-type="float" office:value="4.0315" calcext:value-type="float">
            <text:p>4.0315</text:p>
          </table:table-cell>
          <table:table-cell table:formula="of:=['c08-whole-loop'.D35]" office:value-type="float" office:value="4.184" calcext:value-type="float">
            <text:p>4.184</text:p>
          </table:table-cell>
          <table:table-cell table:formula="of:=['c08-whole-loop'.E35]" office:value-type="float" office:value="4.5937" calcext:value-type="float">
            <text:p>4.5937</text:p>
          </table:table-cell>
          <table:table-cell table:formula="of:=['c08-whole-loop'.F35]" office:value-type="float" office:value="4.6966" calcext:value-type="float">
            <text:p>4.6966</text:p>
          </table:table-cell>
          <table:table-cell table:formula="of:=['c08-whole-loop'.G35]" office:value-type="float" office:value="4.6988" calcext:value-type="float">
            <text:p>4.6988</text:p>
          </table:table-cell>
          <table:table-cell table:formula="of:=['c08-whole-loop'.H35]" office:value-type="float" office:value="4.6858" calcext:value-type="float">
            <text:p>4.6858</text:p>
          </table:table-cell>
        </table:table-row>
        <table:table-row table:style-name="ro1">
          <table:table-cell/>
          <table:table-cell table:formula="of:=['c08-whole-loop'.B36]" office:value-type="float" office:value="12.5" calcext:value-type="float">
            <text:p>12.5</text:p>
          </table:table-cell>
          <table:table-cell table:formula="of:=['c08-whole-loop'.C36]" office:value-type="float" office:value="3.9092" calcext:value-type="float">
            <text:p>3.9092</text:p>
          </table:table-cell>
          <table:table-cell table:formula="of:=['c08-whole-loop'.D36]" office:value-type="float" office:value="4.067" calcext:value-type="float">
            <text:p>4.067</text:p>
          </table:table-cell>
          <table:table-cell table:formula="of:=['c08-whole-loop'.E36]" office:value-type="float" office:value="4.4744" calcext:value-type="float">
            <text:p>4.4744</text:p>
          </table:table-cell>
          <table:table-cell table:formula="of:=['c08-whole-loop'.F36]" office:value-type="float" office:value="4.5641" calcext:value-type="float">
            <text:p>4.5641</text:p>
          </table:table-cell>
          <table:table-cell table:formula="of:=['c08-whole-loop'.G36]" office:value-type="float" office:value="4.5658" calcext:value-type="float">
            <text:p>4.5658</text:p>
          </table:table-cell>
          <table:table-cell table:formula="of:=['c08-whole-loop'.H36]" office:value-type="float" office:value="4.632" calcext:value-type="float">
            <text:p>4.632</text:p>
          </table:table-cell>
        </table:table-row>
        <table:table-row table:style-name="ro1">
          <table:table-cell/>
          <table:table-cell table:formula="of:=['c08-whole-loop'.B37]" office:value-type="float" office:value="6.25" calcext:value-type="float">
            <text:p>6.25</text:p>
          </table:table-cell>
          <table:table-cell table:formula="of:=['c08-whole-loop'.C37]" office:value-type="float" office:value="3.7564" calcext:value-type="float">
            <text:p>3.7564</text:p>
          </table:table-cell>
          <table:table-cell table:formula="of:=['c08-whole-loop'.D37]" office:value-type="float" office:value="3.9052" calcext:value-type="float">
            <text:p>3.9052</text:p>
          </table:table-cell>
          <table:table-cell table:formula="of:=['c08-whole-loop'.E37]" office:value-type="float" office:value="4.3556" calcext:value-type="float">
            <text:p>4.3556</text:p>
          </table:table-cell>
          <table:table-cell table:formula="of:=['c08-whole-loop'.F37]" office:value-type="float" office:value="4.4383" calcext:value-type="float">
            <text:p>4.4383</text:p>
          </table:table-cell>
          <table:table-cell table:formula="of:=['c08-whole-loop'.G37]" office:value-type="float" office:value="4.5015" calcext:value-type="float">
            <text:p>4.5015</text:p>
          </table:table-cell>
          <table:table-cell table:formula="of:=['c08-whole-loop'.H37]" office:value-type="float" office:value="4.5279" calcext:value-type="float">
            <text:p>4.5279</text:p>
          </table:table-cell>
        </table:table-row>
        <table:table-row table:style-name="ro1">
          <table:table-cell/>
          <table:table-cell table:formula="of:=['c08-whole-loop'.B38]" office:value-type="float" office:value="3.125" calcext:value-type="float">
            <text:p>3.125</text:p>
          </table:table-cell>
          <table:table-cell table:formula="of:=['c08-whole-loop'.C38]" office:value-type="float" office:value="3.6832" calcext:value-type="float">
            <text:p>3.6832</text:p>
          </table:table-cell>
          <table:table-cell table:formula="of:=['c08-whole-loop'.D38]" office:value-type="float" office:value="3.8689" calcext:value-type="float">
            <text:p>3.8689</text:p>
          </table:table-cell>
          <table:table-cell table:formula="of:=['c08-whole-loop'.E38]" office:value-type="float" office:value="4.3397" calcext:value-type="float">
            <text:p>4.3397</text:p>
          </table:table-cell>
          <table:table-cell table:formula="of:=['c08-whole-loop'.F38]" office:value-type="float" office:value="4.4802" calcext:value-type="float">
            <text:p>4.4802</text:p>
          </table:table-cell>
          <table:table-cell table:formula="of:=['c08-whole-loop'.G38]" office:value-type="float" office:value="4.4616" calcext:value-type="float">
            <text:p>4.4616</text:p>
          </table:table-cell>
          <table:table-cell table:formula="of:=['c08-whole-loop'.H38]" office:value-type="float" office:value="4.3692" calcext:value-type="float">
            <text:p>4.3692</text:p>
          </table:table-cell>
        </table:table-row>
        <table:table-row table:style-name="ro1">
          <table:table-cell/>
          <table:table-cell table:formula="of:=['c08-whole-loop'.B39]" office:value-type="float" office:value="1.5625" calcext:value-type="float">
            <text:p>1.5625</text:p>
          </table:table-cell>
          <table:table-cell table:formula="of:=['c08-whole-loop'.C39]" office:value-type="float" office:value="3.4468" calcext:value-type="float">
            <text:p>3.4468</text:p>
          </table:table-cell>
          <table:table-cell table:formula="of:=['c08-whole-loop'.D39]" office:value-type="float" office:value="3.6666" calcext:value-type="float">
            <text:p>3.6666</text:p>
          </table:table-cell>
          <table:table-cell table:formula="of:=['c08-whole-loop'.E39]" office:value-type="float" office:value="4.1349" calcext:value-type="float">
            <text:p>4.1349</text:p>
          </table:table-cell>
          <table:table-cell table:formula="of:=['c08-whole-loop'.F39]" office:value-type="float" office:value="4.2809" calcext:value-type="float">
            <text:p>4.2809</text:p>
          </table:table-cell>
          <table:table-cell table:formula="of:=['c08-whole-loop'.G39]" office:value-type="float" office:value="4.2526" calcext:value-type="float">
            <text:p>4.2526</text:p>
          </table:table-cell>
          <table:table-cell table:formula="of:=['c08-whole-loop'.H39]" office:value-type="float" office:value="3.9469" calcext:value-type="float">
            <text:p>3.9469</text:p>
          </table:table-cell>
        </table:table-row>
        <table:table-row table:style-name="ro1">
          <table:table-cell/>
          <table:table-cell table:formula="of:=['c08-whole-loop'.B40]" office:value-type="float" office:value="0.78125" calcext:value-type="float">
            <text:p>0.78125</text:p>
          </table:table-cell>
          <table:table-cell table:formula="of:=['c08-whole-loop'.C40]" office:value-type="float" office:value="3.2795" calcext:value-type="float">
            <text:p>3.2795</text:p>
          </table:table-cell>
          <table:table-cell table:formula="of:=['c08-whole-loop'.D40]" office:value-type="float" office:value="3.3554" calcext:value-type="float">
            <text:p>3.3554</text:p>
          </table:table-cell>
          <table:table-cell table:formula="of:=['c08-whole-loop'.E40]" office:value-type="float" office:value="4.1481" calcext:value-type="float">
            <text:p>4.1481</text:p>
          </table:table-cell>
          <table:table-cell table:formula="of:=['c08-whole-loop'.F40]" office:value-type="float" office:value="4.3777" calcext:value-type="float">
            <text:p>4.3777</text:p>
          </table:table-cell>
          <table:table-cell table:formula="of:=['c08-whole-loop'.G40]" office:value-type="float" office:value="4.4088" calcext:value-type="float">
            <text:p>4.4088</text:p>
          </table:table-cell>
          <table:table-cell table:formula="of:=['c08-whole-loop'.H40]" office:value-type="float" office:value="4.2697" calcext:value-type="float">
            <text:p>4.2697</text:p>
          </table:table-cell>
        </table:table-row>
        <table:table-row table:style-name="ro1">
          <table:table-cell/>
          <table:table-cell table:formula="of:=['c08-whole-loop'.B41]" office:value-type="float" office:value="0.390625" calcext:value-type="float">
            <text:p>0.390625</text:p>
          </table:table-cell>
          <table:table-cell table:formula="of:=['c08-whole-loop'.C41]" office:value-type="float" office:value="2.7424" calcext:value-type="float">
            <text:p>2.7424</text:p>
          </table:table-cell>
          <table:table-cell table:formula="of:=['c08-whole-loop'.D41]" office:value-type="float" office:value="3.421" calcext:value-type="float">
            <text:p>3.421</text:p>
          </table:table-cell>
          <table:table-cell table:formula="of:=['c08-whole-loop'.E41]" office:value-type="float" office:value="3.9898" calcext:value-type="float">
            <text:p>3.9898</text:p>
          </table:table-cell>
          <table:table-cell table:formula="of:=['c08-whole-loop'.F41]" office:value-type="float" office:value="4.1755" calcext:value-type="float">
            <text:p>4.1755</text:p>
          </table:table-cell>
          <table:table-cell table:formula="of:=['c08-whole-loop'.G41]" office:value-type="float" office:value="4.0988" calcext:value-type="float">
            <text:p>4.0988</text:p>
          </table:table-cell>
          <table:table-cell table:formula="of:=['c08-whole-loop'.H41]" office:value-type="float" office:value="3.7528" calcext:value-type="float">
            <text:p>3.7528</text:p>
          </table:table-cell>
        </table:table-row>
        <table:table-row table:style-name="ro1">
          <table:table-cell/>
          <table:table-cell table:formula="of:=['c08-whole-loop'.B42]" office:value-type="float" office:value="0.1953125" calcext:value-type="float">
            <text:p>0.1953125</text:p>
          </table:table-cell>
          <table:table-cell table:formula="of:=['c08-whole-loop'.C42]" office:value-type="float" office:value="2.827" calcext:value-type="float">
            <text:p>2.827</text:p>
          </table:table-cell>
          <table:table-cell table:formula="of:=['c08-whole-loop'.D42]" office:value-type="float" office:value="3.0585" calcext:value-type="float">
            <text:p>3.0585</text:p>
          </table:table-cell>
          <table:table-cell table:formula="of:=['c08-whole-loop'.E42]" office:value-type="float" office:value="3.6862" calcext:value-type="float">
            <text:p>3.6862</text:p>
          </table:table-cell>
          <table:table-cell table:formula="of:=['c08-whole-loop'.F42]" office:value-type="float" office:value="3.8605" calcext:value-type="float">
            <text:p>3.8605</text:p>
          </table:table-cell>
          <table:table-cell table:formula="of:=['c08-whole-loop'.G42]" office:value-type="float" office:value="3.523" calcext:value-type="float">
            <text:p>3.523</text:p>
          </table:table-cell>
          <table:table-cell table:formula="of:=['c08-whole-loop'.H42]" office:value-type="float" office:value="3.9112" calcext:value-type="float">
            <text:p>3.9112</text:p>
          </table:table-cell>
        </table:table-row>
        <table:table-row table:style-name="ro1">
          <table:table-cell/>
          <table:table-cell table:formula="of:=['c08-whole-loop'.B43]" office:value-type="float" office:value="0.09765625" calcext:value-type="float">
            <text:p>0.09765625</text:p>
          </table:table-cell>
          <table:table-cell table:formula="of:=['c08-whole-loop'.C43]" office:value-type="float" office:value="2.6746" calcext:value-type="float">
            <text:p>2.6746</text:p>
          </table:table-cell>
          <table:table-cell table:formula="of:=['c08-whole-loop'.D43]" office:value-type="float" office:value="3.0298" calcext:value-type="float">
            <text:p>3.0298</text:p>
          </table:table-cell>
          <table:table-cell table:formula="of:=['c08-whole-loop'.E43]" office:value-type="float" office:value="3.7887" calcext:value-type="float">
            <text:p>3.7887</text:p>
          </table:table-cell>
          <table:table-cell table:formula="of:=['c08-whole-loop'.F43]" office:value-type="float" office:value="4.1218" calcext:value-type="float">
            <text:p>4.1218</text:p>
          </table:table-cell>
          <table:table-cell table:formula="of:=['c08-whole-loop'.G43]" office:value-type="float" office:value="4.0911" calcext:value-type="float">
            <text:p>4.0911</text:p>
          </table:table-cell>
          <table:table-cell table:formula="of:=['c08-whole-loop'.H43]" office:value-type="float" office:value="4.1073" calcext:value-type="float">
            <text:p>4.1073</text:p>
          </table:table-cell>
        </table:table-row>
        <table:table-row table:style-name="ro1">
          <table:table-cell/>
          <table:table-cell table:formula="of:=['c08-whole-loop'.B44]" office:value-type="float" office:value="0.048828125" calcext:value-type="float">
            <text:p>0.048828125</text:p>
          </table:table-cell>
          <table:table-cell table:formula="of:=['c08-whole-loop'.C44]" office:value-type="float" office:value="2.3076" calcext:value-type="float">
            <text:p>2.3076</text:p>
          </table:table-cell>
          <table:table-cell table:formula="of:=['c08-whole-loop'.D44]" office:value-type="float" office:value="2.6526" calcext:value-type="float">
            <text:p>2.6526</text:p>
          </table:table-cell>
          <table:table-cell table:formula="of:=['c08-whole-loop'.E44]" office:value-type="float" office:value="3.3099" calcext:value-type="float">
            <text:p>3.3099</text:p>
          </table:table-cell>
          <table:table-cell table:formula="of:=['c08-whole-loop'.F44]" office:value-type="float" office:value="3.6752" calcext:value-type="float">
            <text:p>3.6752</text:p>
          </table:table-cell>
          <table:table-cell table:formula="of:=['c08-whole-loop'.G44]" office:value-type="float" office:value="3.5887" calcext:value-type="float">
            <text:p>3.5887</text:p>
          </table:table-cell>
          <table:table-cell table:formula="of:=['c08-whole-loop'.H44]" office:value-type="float" office:value="3.5845" calcext:value-type="float">
            <text:p>3.5845</text:p>
          </table:table-cell>
        </table:table-row>
        <table:table-row table:style-name="ro1">
          <table:table-cell/>
          <table:table-cell table:formula="of:=['c08-whole-loop'.B45]" office:value-type="float" office:value="0.0244140625" calcext:value-type="float">
            <text:p>0.0244140625</text:p>
          </table:table-cell>
          <table:table-cell table:formula="of:=['c08-whole-loop'.C45]" office:value-type="float" office:value="1.7497" calcext:value-type="float">
            <text:p>1.7497</text:p>
          </table:table-cell>
          <table:table-cell table:formula="of:=['c08-whole-loop'.D45]" office:value-type="float" office:value="2.2651" calcext:value-type="float">
            <text:p>2.2651</text:p>
          </table:table-cell>
          <table:table-cell table:formula="of:=['c08-whole-loop'.E45]" office:value-type="float" office:value="3.0583" calcext:value-type="float">
            <text:p>3.0583</text:p>
          </table:table-cell>
          <table:table-cell table:formula="of:=['c08-whole-loop'.F45]" office:value-type="float" office:value="3.1744" calcext:value-type="float">
            <text:p>3.1744</text:p>
          </table:table-cell>
          <table:table-cell table:formula="of:=['c08-whole-loop'.G45]" office:value-type="float" office:value="3.1473" calcext:value-type="float">
            <text:p>3.1473</text:p>
          </table:table-cell>
          <table:table-cell table:formula="of:=['c08-whole-loop'.H45]" office:value-type="float" office:value="2.8602" calcext:value-type="float">
            <text:p>2.8602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/>
          <table:table-cell office:value-type="string" calcext:value-type="string">
            <text:p>Slice-force-only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'slice-force-only'.B32]" office:value-type="string" office:string-value="fraction of memory" calcext:value-type="string">
            <text:p>fraction of memory</text:p>
          </table:table-cell>
          <table:table-cell table:style-name="ce2" table:formula="of:=['slice-force-only'.C32]" office:value-type="string" office:string-value="1x32" calcext:value-type="string">
            <text:p>1x32</text:p>
          </table:table-cell>
          <table:table-cell table:style-name="ce2" table:formula="of:=['slice-force-only'.D32]" office:value-type="string" office:string-value="2x16" calcext:value-type="string">
            <text:p>2x16</text:p>
          </table:table-cell>
          <table:table-cell table:style-name="ce2" table:formula="of:=['slice-force-only'.E32]" office:value-type="string" office:string-value="4x8" calcext:value-type="string">
            <text:p>4x8</text:p>
          </table:table-cell>
          <table:table-cell table:style-name="ce2" table:formula="of:=['slice-force-only'.F32]" office:value-type="string" office:string-value="8x4" calcext:value-type="string">
            <text:p>8x4</text:p>
          </table:table-cell>
          <table:table-cell table:style-name="ce2" table:formula="of:=['slice-force-only'.G32]" office:value-type="string" office:string-value="16x2" calcext:value-type="string">
            <text:p>16x2</text:p>
          </table:table-cell>
          <table:table-cell table:style-name="ce2" table:formula="of:=['slice-force-only'.H32]" office:value-type="string" office:string-value="32x0" calcext:value-type="string">
            <text:p>32x0</text:p>
          </table:table-cell>
        </table:table-row>
        <table:table-row table:style-name="ro1">
          <table:table-cell/>
          <table:table-cell table:style-name="ce2" table:formula="of:=['slice-force-only'.B33]" office:value-type="float" office:value="100" calcext:value-type="float">
            <text:p>100</text:p>
          </table:table-cell>
          <table:table-cell table:style-name="ce2" table:formula="of:=['slice-force-only'.C33]" office:value-type="float" office:value="6.7866" calcext:value-type="float">
            <text:p>6.7866</text:p>
          </table:table-cell>
          <table:table-cell table:style-name="ce2" table:formula="of:=['slice-force-only'.D33]" office:value-type="float" office:value="6.8892" calcext:value-type="float">
            <text:p>6.8892</text:p>
          </table:table-cell>
          <table:table-cell table:style-name="ce2" table:formula="of:=['slice-force-only'.E33]" office:value-type="float" office:value="6.9056" calcext:value-type="float">
            <text:p>6.9056</text:p>
          </table:table-cell>
          <table:table-cell table:style-name="ce2" table:formula="of:=['slice-force-only'.F33]" office:value-type="float" office:value="6.943" calcext:value-type="float">
            <text:p>6.943</text:p>
          </table:table-cell>
          <table:table-cell table:style-name="ce2" table:formula="of:=['slice-force-only'.G33]" office:value-type="float" office:value="0" calcext:value-type="float">
            <text:p>0</text:p>
          </table:table-cell>
          <table:table-cell table:style-name="ce2" table:formula="of:=['slice-force-only'.H33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table:formula="of:=['slice-force-only'.B34]" office:value-type="float" office:value="50" calcext:value-type="float">
            <text:p>50</text:p>
          </table:table-cell>
          <table:table-cell table:style-name="ce2" table:formula="of:=['slice-force-only'.C34]" office:value-type="float" office:value="6.788" calcext:value-type="float">
            <text:p>6.788</text:p>
          </table:table-cell>
          <table:table-cell table:style-name="ce2" table:formula="of:=['slice-force-only'.D34]" office:value-type="float" office:value="6.8798" calcext:value-type="float">
            <text:p>6.8798</text:p>
          </table:table-cell>
          <table:table-cell table:style-name="ce2" table:formula="of:=['slice-force-only'.E34]" office:value-type="float" office:value="6.8984" calcext:value-type="float">
            <text:p>6.8984</text:p>
          </table:table-cell>
          <table:table-cell table:style-name="ce2" table:formula="of:=['slice-force-only'.F34]" office:value-type="float" office:value="6.9535" calcext:value-type="float">
            <text:p>6.9535</text:p>
          </table:table-cell>
          <table:table-cell table:style-name="ce2" table:formula="of:=['slice-force-only'.G34]" office:value-type="float" office:value="6.8818" calcext:value-type="float">
            <text:p>6.8818</text:p>
          </table:table-cell>
          <table:table-cell table:style-name="ce2" table:formula="of:=['slice-force-only'.H34]" office:value-type="float" office:value="6.8064" calcext:value-type="float">
            <text:p>6.8064</text:p>
          </table:table-cell>
        </table:table-row>
        <table:table-row table:style-name="ro1">
          <table:table-cell/>
          <table:table-cell table:style-name="ce2" table:formula="of:=['slice-force-only'.B35]" office:value-type="float" office:value="25" calcext:value-type="float">
            <text:p>25</text:p>
          </table:table-cell>
          <table:table-cell table:style-name="ce2" table:formula="of:=['slice-force-only'.C35]" office:value-type="float" office:value="6.8036" calcext:value-type="float">
            <text:p>6.8036</text:p>
          </table:table-cell>
          <table:table-cell table:style-name="ce2" table:formula="of:=['slice-force-only'.D35]" office:value-type="float" office:value="6.876" calcext:value-type="float">
            <text:p>6.876</text:p>
          </table:table-cell>
          <table:table-cell table:style-name="ce2" table:formula="of:=['slice-force-only'.E35]" office:value-type="float" office:value="6.934" calcext:value-type="float">
            <text:p>6.934</text:p>
          </table:table-cell>
          <table:table-cell table:style-name="ce2" table:formula="of:=['slice-force-only'.F35]" office:value-type="float" office:value="6.974" calcext:value-type="float">
            <text:p>6.974</text:p>
          </table:table-cell>
          <table:table-cell table:style-name="ce2" table:formula="of:=['slice-force-only'.G35]" office:value-type="float" office:value="6.9326" calcext:value-type="float">
            <text:p>6.9326</text:p>
          </table:table-cell>
          <table:table-cell table:style-name="ce2" table:formula="of:=['slice-force-only'.H35]" office:value-type="float" office:value="6.8924" calcext:value-type="float">
            <text:p>6.8924</text:p>
          </table:table-cell>
        </table:table-row>
        <table:table-row table:style-name="ro1">
          <table:table-cell/>
          <table:table-cell table:style-name="ce2" table:formula="of:=['slice-force-only'.B36]" office:value-type="float" office:value="12.5" calcext:value-type="float">
            <text:p>12.5</text:p>
          </table:table-cell>
          <table:table-cell table:style-name="ce2" table:formula="of:=['slice-force-only'.C36]" office:value-type="float" office:value="6.6731" calcext:value-type="float">
            <text:p>6.6731</text:p>
          </table:table-cell>
          <table:table-cell table:style-name="ce2" table:formula="of:=['slice-force-only'.D36]" office:value-type="float" office:value="6.792" calcext:value-type="float">
            <text:p>6.792</text:p>
          </table:table-cell>
          <table:table-cell table:style-name="ce2" table:formula="of:=['slice-force-only'.E36]" office:value-type="float" office:value="6.8289" calcext:value-type="float">
            <text:p>6.8289</text:p>
          </table:table-cell>
          <table:table-cell table:style-name="ce2" table:formula="of:=['slice-force-only'.F36]" office:value-type="float" office:value="6.8397" calcext:value-type="float">
            <text:p>6.8397</text:p>
          </table:table-cell>
          <table:table-cell table:style-name="ce2" table:formula="of:=['slice-force-only'.G36]" office:value-type="float" office:value="6.7867" calcext:value-type="float">
            <text:p>6.7867</text:p>
          </table:table-cell>
          <table:table-cell table:style-name="ce2" table:formula="of:=['slice-force-only'.H36]" office:value-type="float" office:value="6.8152" calcext:value-type="float">
            <text:p>6.8152</text:p>
          </table:table-cell>
        </table:table-row>
        <table:table-row table:style-name="ro1">
          <table:table-cell/>
          <table:table-cell table:style-name="ce2" table:formula="of:=['slice-force-only'.B37]" office:value-type="float" office:value="6.25" calcext:value-type="float">
            <text:p>6.25</text:p>
          </table:table-cell>
          <table:table-cell table:style-name="ce2" table:formula="of:=['slice-force-only'.C37]" office:value-type="float" office:value="6.5098" calcext:value-type="float">
            <text:p>6.5098</text:p>
          </table:table-cell>
          <table:table-cell table:style-name="ce2" table:formula="of:=['slice-force-only'.D37]" office:value-type="float" office:value="6.6887" calcext:value-type="float">
            <text:p>6.6887</text:p>
          </table:table-cell>
          <table:table-cell table:style-name="ce2" table:formula="of:=['slice-force-only'.E37]" office:value-type="float" office:value="6.6906" calcext:value-type="float">
            <text:p>6.6906</text:p>
          </table:table-cell>
          <table:table-cell table:style-name="ce2" table:formula="of:=['slice-force-only'.F37]" office:value-type="float" office:value="6.6509" calcext:value-type="float">
            <text:p>6.6509</text:p>
          </table:table-cell>
          <table:table-cell table:style-name="ce2" table:formula="of:=['slice-force-only'.G37]" office:value-type="float" office:value="6.7318" calcext:value-type="float">
            <text:p>6.7318</text:p>
          </table:table-cell>
          <table:table-cell table:style-name="ce2" table:formula="of:=['slice-force-only'.H37]" office:value-type="float" office:value="6.7407" calcext:value-type="float">
            <text:p>6.7407</text:p>
          </table:table-cell>
        </table:table-row>
        <table:table-row table:style-name="ro1">
          <table:table-cell/>
          <table:table-cell table:style-name="ce2" table:formula="of:=['slice-force-only'.B38]" office:value-type="float" office:value="3.125" calcext:value-type="float">
            <text:p>3.125</text:p>
          </table:table-cell>
          <table:table-cell table:style-name="ce2" table:formula="of:=['slice-force-only'.C38]" office:value-type="float" office:value="6.5406" calcext:value-type="float">
            <text:p>6.5406</text:p>
          </table:table-cell>
          <table:table-cell table:style-name="ce2" table:formula="of:=['slice-force-only'.D38]" office:value-type="float" office:value="6.837" calcext:value-type="float">
            <text:p>6.837</text:p>
          </table:table-cell>
          <table:table-cell table:style-name="ce2" table:formula="of:=['slice-force-only'.E38]" office:value-type="float" office:value="6.854" calcext:value-type="float">
            <text:p>6.854</text:p>
          </table:table-cell>
          <table:table-cell table:style-name="ce2" table:formula="of:=['slice-force-only'.F38]" office:value-type="float" office:value="6.8373" calcext:value-type="float">
            <text:p>6.8373</text:p>
          </table:table-cell>
          <table:table-cell table:style-name="ce2" table:formula="of:=['slice-force-only'.G38]" office:value-type="float" office:value="6.8207" calcext:value-type="float">
            <text:p>6.8207</text:p>
          </table:table-cell>
          <table:table-cell table:style-name="ce2" table:formula="of:=['slice-force-only'.H38]" office:value-type="float" office:value="6.8325" calcext:value-type="float">
            <text:p>6.8325</text:p>
          </table:table-cell>
        </table:table-row>
        <table:table-row table:style-name="ro1">
          <table:table-cell/>
          <table:table-cell table:style-name="ce2" table:formula="of:=['slice-force-only'.B39]" office:value-type="float" office:value="1.5625" calcext:value-type="float">
            <text:p>1.5625</text:p>
          </table:table-cell>
          <table:table-cell table:style-name="ce2" table:formula="of:=['slice-force-only'.C39]" office:value-type="float" office:value="6.1651" calcext:value-type="float">
            <text:p>6.1651</text:p>
          </table:table-cell>
          <table:table-cell table:style-name="ce2" table:formula="of:=['slice-force-only'.D39]" office:value-type="float" office:value="6.5448" calcext:value-type="float">
            <text:p>6.5448</text:p>
          </table:table-cell>
          <table:table-cell table:style-name="ce2" table:formula="of:=['slice-force-only'.E39]" office:value-type="float" office:value="6.6119" calcext:value-type="float">
            <text:p>6.6119</text:p>
          </table:table-cell>
          <table:table-cell table:style-name="ce2" table:formula="of:=['slice-force-only'.F39]" office:value-type="float" office:value="6.5978" calcext:value-type="float">
            <text:p>6.5978</text:p>
          </table:table-cell>
          <table:table-cell table:style-name="ce2" table:formula="of:=['slice-force-only'.G39]" office:value-type="float" office:value="6.6344" calcext:value-type="float">
            <text:p>6.6344</text:p>
          </table:table-cell>
          <table:table-cell table:style-name="ce2" table:formula="of:=['slice-force-only'.H39]" office:value-type="float" office:value="6.6517" calcext:value-type="float">
            <text:p>6.6517</text:p>
          </table:table-cell>
        </table:table-row>
        <table:table-row table:style-name="ro1">
          <table:table-cell/>
          <table:table-cell table:style-name="ce2" table:formula="of:=['slice-force-only'.B40]" office:value-type="float" office:value="0.78125" calcext:value-type="float">
            <text:p>0.78125</text:p>
          </table:table-cell>
          <table:table-cell table:style-name="ce2" table:formula="of:=['slice-force-only'.C40]" office:value-type="float" office:value="1.3292" calcext:value-type="float">
            <text:p>1.3292</text:p>
          </table:table-cell>
          <table:table-cell table:style-name="ce2" table:formula="of:=['slice-force-only'.D40]" office:value-type="float" office:value="6.5622" calcext:value-type="float">
            <text:p>6.5622</text:p>
          </table:table-cell>
          <table:table-cell table:style-name="ce2" table:formula="of:=['slice-force-only'.E40]" office:value-type="float" office:value="6.843" calcext:value-type="float">
            <text:p>6.843</text:p>
          </table:table-cell>
          <table:table-cell table:style-name="ce2" table:formula="of:=['slice-force-only'.F40]" office:value-type="float" office:value="6.7787" calcext:value-type="float">
            <text:p>6.7787</text:p>
          </table:table-cell>
          <table:table-cell table:style-name="ce2" table:formula="of:=['slice-force-only'.G40]" office:value-type="float" office:value="6.9099" calcext:value-type="float">
            <text:p>6.9099</text:p>
          </table:table-cell>
          <table:table-cell table:style-name="ce2" table:formula="of:=['slice-force-only'.H40]" office:value-type="float" office:value="7.0109" calcext:value-type="float">
            <text:p>7.0109</text:p>
          </table:table-cell>
        </table:table-row>
        <table:table-row table:style-name="ro1">
          <table:table-cell/>
          <table:table-cell table:style-name="ce2" table:formula="of:=['slice-force-only'.B41]" office:value-type="float" office:value="0.390625" calcext:value-type="float">
            <text:p>0.390625</text:p>
          </table:table-cell>
          <table:table-cell table:style-name="ce2" table:formula="of:=['slice-force-only'.C41]" office:value-type="float" office:value="0.61152" calcext:value-type="float">
            <text:p>0.61152</text:p>
          </table:table-cell>
          <table:table-cell table:style-name="ce2" table:formula="of:=['slice-force-only'.D41]" office:value-type="float" office:value="6.7087" calcext:value-type="float">
            <text:p>6.7087</text:p>
          </table:table-cell>
          <table:table-cell table:style-name="ce2" table:formula="of:=['slice-force-only'.E41]" office:value-type="float" office:value="6.8904" calcext:value-type="float">
            <text:p>6.8904</text:p>
          </table:table-cell>
          <table:table-cell table:style-name="ce2" table:formula="of:=['slice-force-only'.F41]" office:value-type="float" office:value="6.8173" calcext:value-type="float">
            <text:p>6.8173</text:p>
          </table:table-cell>
          <table:table-cell table:style-name="ce2" table:formula="of:=['slice-force-only'.G41]" office:value-type="float" office:value="6.7086" calcext:value-type="float">
            <text:p>6.7086</text:p>
          </table:table-cell>
          <table:table-cell table:style-name="ce2" table:formula="of:=['slice-force-only'.H41]" office:value-type="float" office:value="6.7447" calcext:value-type="float">
            <text:p>6.7447</text:p>
          </table:table-cell>
        </table:table-row>
        <table:table-row table:style-name="ro1">
          <table:table-cell/>
          <table:table-cell table:style-name="ce2" table:formula="of:=['slice-force-only'.B42]" office:value-type="float" office:value="0.1953125" calcext:value-type="float">
            <text:p>0.1953125</text:p>
          </table:table-cell>
          <table:table-cell table:style-name="ce2" table:formula="of:=['slice-force-only'.C42]" office:value-type="float" office:value="0.34169" calcext:value-type="float">
            <text:p>0.34169</text:p>
          </table:table-cell>
          <table:table-cell table:style-name="ce2" table:formula="of:=['slice-force-only'.D42]" office:value-type="float" office:value="6.1672" calcext:value-type="float">
            <text:p>6.1672</text:p>
          </table:table-cell>
          <table:table-cell table:style-name="ce2" table:formula="of:=['slice-force-only'.E42]" office:value-type="float" office:value="6.408" calcext:value-type="float">
            <text:p>6.408</text:p>
          </table:table-cell>
          <table:table-cell table:style-name="ce2" table:formula="of:=['slice-force-only'.F42]" office:value-type="float" office:value="6.4626" calcext:value-type="float">
            <text:p>6.4626</text:p>
          </table:table-cell>
          <table:table-cell table:style-name="ce2" table:formula="of:=['slice-force-only'.G42]" office:value-type="float" office:value="6.5251" calcext:value-type="float">
            <text:p>6.5251</text:p>
          </table:table-cell>
          <table:table-cell table:style-name="ce2" table:formula="of:=['slice-force-only'.H42]" office:value-type="float" office:value="6.6944" calcext:value-type="float">
            <text:p>6.6944</text:p>
          </table:table-cell>
        </table:table-row>
        <table:table-row table:style-name="ro1">
          <table:table-cell/>
          <table:table-cell table:style-name="ce2" table:formula="of:=['slice-force-only'.B43]" office:value-type="float" office:value="0.09765625" calcext:value-type="float">
            <text:p>0.09765625</text:p>
          </table:table-cell>
          <table:table-cell table:style-name="ce2" table:formula="of:=['slice-force-only'.C43]" office:value-type="float" office:value="6.2695" calcext:value-type="float">
            <text:p>6.2695</text:p>
          </table:table-cell>
          <table:table-cell table:style-name="ce2" table:formula="of:=['slice-force-only'.D43]" office:value-type="float" office:value="2.0446" calcext:value-type="float">
            <text:p>2.0446</text:p>
          </table:table-cell>
          <table:table-cell table:style-name="ce2" table:formula="of:=['slice-force-only'.E43]" office:value-type="float" office:value="6.8265" calcext:value-type="float">
            <text:p>6.8265</text:p>
          </table:table-cell>
          <table:table-cell table:style-name="ce2" table:formula="of:=['slice-force-only'.F43]" office:value-type="float" office:value="6.8601" calcext:value-type="float">
            <text:p>6.8601</text:p>
          </table:table-cell>
          <table:table-cell table:style-name="ce2" table:formula="of:=['slice-force-only'.G43]" office:value-type="float" office:value="6.7382" calcext:value-type="float">
            <text:p>6.7382</text:p>
          </table:table-cell>
          <table:table-cell table:style-name="ce2" table:formula="of:=['slice-force-only'.H43]" office:value-type="float" office:value="7.0663" calcext:value-type="float">
            <text:p>7.0663</text:p>
          </table:table-cell>
        </table:table-row>
        <table:table-row table:style-name="ro1">
          <table:table-cell/>
          <table:table-cell table:style-name="ce2" table:formula="of:=['slice-force-only'.B44]" office:value-type="float" office:value="0.048828125" calcext:value-type="float">
            <text:p>0.048828125</text:p>
          </table:table-cell>
          <table:table-cell table:style-name="ce2" table:formula="of:=['slice-force-only'.C44]" office:value-type="float" office:value="5.8774" calcext:value-type="float">
            <text:p>5.8774</text:p>
          </table:table-cell>
          <table:table-cell table:style-name="ce2" table:formula="of:=['slice-force-only'.D44]" office:value-type="float" office:value="0.87819" calcext:value-type="float">
            <text:p>0.87819</text:p>
          </table:table-cell>
          <table:table-cell table:style-name="ce2" table:formula="of:=['slice-force-only'.E44]" office:value-type="float" office:value="6.574" calcext:value-type="float">
            <text:p>6.574</text:p>
          </table:table-cell>
          <table:table-cell table:style-name="ce2" table:formula="of:=['slice-force-only'.F44]" office:value-type="float" office:value="6.4602" calcext:value-type="float">
            <text:p>6.4602</text:p>
          </table:table-cell>
          <table:table-cell table:style-name="ce2" table:formula="of:=['slice-force-only'.G44]" office:value-type="float" office:value="6.6055" calcext:value-type="float">
            <text:p>6.6055</text:p>
          </table:table-cell>
          <table:table-cell table:style-name="ce2" table:formula="of:=['slice-force-only'.H44]" office:value-type="float" office:value="6.7598" calcext:value-type="float">
            <text:p>6.7598</text:p>
          </table:table-cell>
        </table:table-row>
        <table:table-row table:style-name="ro1">
          <table:table-cell/>
          <table:table-cell table:style-name="ce2" table:formula="of:=['slice-force-only'.B45]" office:value-type="float" office:value="0.0244140625" calcext:value-type="float">
            <text:p>0.0244140625</text:p>
          </table:table-cell>
          <table:table-cell table:style-name="ce2" table:formula="of:=['slice-force-only'.C45]" office:value-type="float" office:value="4.5377" calcext:value-type="float">
            <text:p>4.5377</text:p>
          </table:table-cell>
          <table:table-cell table:style-name="ce2" table:formula="of:=['slice-force-only'.D45]" office:value-type="float" office:value="0.54793" calcext:value-type="float">
            <text:p>0.54793</text:p>
          </table:table-cell>
          <table:table-cell table:style-name="ce2" table:formula="of:=['slice-force-only'.E45]" office:value-type="float" office:value="6.2754" calcext:value-type="float">
            <text:p>6.2754</text:p>
          </table:table-cell>
          <table:table-cell table:style-name="ce2" table:formula="of:=['slice-force-only'.F45]" office:value-type="float" office:value="6.2069" calcext:value-type="float">
            <text:p>6.2069</text:p>
          </table:table-cell>
          <table:table-cell table:style-name="ce2" table:formula="of:=['slice-force-only'.G45]" office:value-type="float" office:value="6.3954" calcext:value-type="float">
            <text:p>6.3954</text:p>
          </table:table-cell>
          <table:table-cell table:style-name="ce2" table:formula="of:=['slice-force-only'.H45]" office:value-type="float" office:value="6.4637" calcext:value-type="float">
            <text:p>6.4637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office:value-type="string" calcext:value-type="string">
            <text:p>c08-force-only</text:p>
          </table:table-cell>
          <table:table-cell table:number-columns-repeated="6"/>
        </table:table-row>
        <table:table-row table:style-name="ro1">
          <table:table-cell/>
          <table:table-cell table:formula="of:=['c08-force-only'.B32]" office:value-type="string" office:string-value="fraction of memory" calcext:value-type="string">
            <text:p>fraction of memory</text:p>
          </table:table-cell>
          <table:table-cell table:formula="of:=['c08-force-only'.C32]" office:value-type="string" office:string-value="1x32" calcext:value-type="string">
            <text:p>1x32</text:p>
          </table:table-cell>
          <table:table-cell table:formula="of:=['c08-force-only'.D32]" office:value-type="string" office:string-value="2x16" calcext:value-type="string">
            <text:p>2x16</text:p>
          </table:table-cell>
          <table:table-cell table:formula="of:=['c08-force-only'.E32]" office:value-type="string" office:string-value="4x8" calcext:value-type="string">
            <text:p>4x8</text:p>
          </table:table-cell>
          <table:table-cell table:formula="of:=['c08-force-only'.F32]" office:value-type="string" office:string-value="8x4" calcext:value-type="string">
            <text:p>8x4</text:p>
          </table:table-cell>
          <table:table-cell table:formula="of:=['c08-force-only'.G32]" office:value-type="string" office:string-value="16x2" calcext:value-type="string">
            <text:p>16x2</text:p>
          </table:table-cell>
          <table:table-cell table:formula="of:=['c08-force-only'.H32]" office:value-type="string" office:string-value="32x0" calcext:value-type="string">
            <text:p>32x0</text:p>
          </table:table-cell>
        </table:table-row>
        <table:table-row table:style-name="ro1">
          <table:table-cell/>
          <table:table-cell table:formula="of:=['c08-force-only'.B33]" office:value-type="float" office:value="100" calcext:value-type="float">
            <text:p>100</text:p>
          </table:table-cell>
          <table:table-cell table:formula="of:=['c08-force-only'.C33]" office:value-type="float" office:value="6.3527" calcext:value-type="float">
            <text:p>6.3527</text:p>
          </table:table-cell>
          <table:table-cell table:formula="of:=['c08-force-only'.D33]" office:value-type="float" office:value="6.3193" calcext:value-type="float">
            <text:p>6.3193</text:p>
          </table:table-cell>
          <table:table-cell table:formula="of:=['c08-force-only'.E33]" office:value-type="float" office:value="6.6003" calcext:value-type="float">
            <text:p>6.6003</text:p>
          </table:table-cell>
          <table:table-cell table:formula="of:=['c08-force-only'.F33]" office:value-type="float" office:value="6.6344" calcext:value-type="float">
            <text:p>6.6344</text:p>
          </table:table-cell>
          <table:table-cell table:formula="of:=['c08-force-only'.G33]" office:value-type="float" office:value="0" calcext:value-type="float">
            <text:p>0</text:p>
          </table:table-cell>
          <table:table-cell table:formula="of:=['c08-force-only'.H3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'c08-force-only'.B34]" office:value-type="float" office:value="50" calcext:value-type="float">
            <text:p>50</text:p>
          </table:table-cell>
          <table:table-cell table:formula="of:=['c08-force-only'.C34]" office:value-type="float" office:value="6.3927" calcext:value-type="float">
            <text:p>6.3927</text:p>
          </table:table-cell>
          <table:table-cell table:formula="of:=['c08-force-only'.D34]" office:value-type="float" office:value="6.4007" calcext:value-type="float">
            <text:p>6.4007</text:p>
          </table:table-cell>
          <table:table-cell table:formula="of:=['c08-force-only'.E34]" office:value-type="float" office:value="6.6296" calcext:value-type="float">
            <text:p>6.6296</text:p>
          </table:table-cell>
          <table:table-cell table:formula="of:=['c08-force-only'.F34]" office:value-type="float" office:value="6.6467" calcext:value-type="float">
            <text:p>6.6467</text:p>
          </table:table-cell>
          <table:table-cell table:formula="of:=['c08-force-only'.G34]" office:value-type="float" office:value="6.6104" calcext:value-type="float">
            <text:p>6.6104</text:p>
          </table:table-cell>
          <table:table-cell table:formula="of:=['c08-force-only'.H34]" office:value-type="float" office:value="6.7475" calcext:value-type="float">
            <text:p>6.7475</text:p>
          </table:table-cell>
        </table:table-row>
        <table:table-row table:style-name="ro1">
          <table:table-cell/>
          <table:table-cell table:formula="of:=['c08-force-only'.B35]" office:value-type="float" office:value="25" calcext:value-type="float">
            <text:p>25</text:p>
          </table:table-cell>
          <table:table-cell table:formula="of:=['c08-force-only'.C35]" office:value-type="float" office:value="6.3276" calcext:value-type="float">
            <text:p>6.3276</text:p>
          </table:table-cell>
          <table:table-cell table:formula="of:=['c08-force-only'.D35]" office:value-type="float" office:value="6.318" calcext:value-type="float">
            <text:p>6.318</text:p>
          </table:table-cell>
          <table:table-cell table:formula="of:=['c08-force-only'.E35]" office:value-type="float" office:value="6.6011" calcext:value-type="float">
            <text:p>6.6011</text:p>
          </table:table-cell>
          <table:table-cell table:formula="of:=['c08-force-only'.F35]" office:value-type="float" office:value="6.6647" calcext:value-type="float">
            <text:p>6.6647</text:p>
          </table:table-cell>
          <table:table-cell table:formula="of:=['c08-force-only'.G35]" office:value-type="float" office:value="6.6745" calcext:value-type="float">
            <text:p>6.6745</text:p>
          </table:table-cell>
          <table:table-cell table:formula="of:=['c08-force-only'.H35]" office:value-type="float" office:value="6.7789" calcext:value-type="float">
            <text:p>6.7789</text:p>
          </table:table-cell>
        </table:table-row>
        <table:table-row table:style-name="ro1">
          <table:table-cell/>
          <table:table-cell table:formula="of:=['c08-force-only'.B36]" office:value-type="float" office:value="12.5" calcext:value-type="float">
            <text:p>12.5</text:p>
          </table:table-cell>
          <table:table-cell table:formula="of:=['c08-force-only'.C36]" office:value-type="float" office:value="6.3089" calcext:value-type="float">
            <text:p>6.3089</text:p>
          </table:table-cell>
          <table:table-cell table:formula="of:=['c08-force-only'.D36]" office:value-type="float" office:value="6.2594" calcext:value-type="float">
            <text:p>6.2594</text:p>
          </table:table-cell>
          <table:table-cell table:formula="of:=['c08-force-only'.E36]" office:value-type="float" office:value="6.5578" calcext:value-type="float">
            <text:p>6.5578</text:p>
          </table:table-cell>
          <table:table-cell table:formula="of:=['c08-force-only'.F36]" office:value-type="float" office:value="6.5647" calcext:value-type="float">
            <text:p>6.5647</text:p>
          </table:table-cell>
          <table:table-cell table:formula="of:=['c08-force-only'.G36]" office:value-type="float" office:value="6.5686" calcext:value-type="float">
            <text:p>6.5686</text:p>
          </table:table-cell>
          <table:table-cell table:formula="of:=['c08-force-only'.H36]" office:value-type="float" office:value="6.6858" calcext:value-type="float">
            <text:p>6.6858</text:p>
          </table:table-cell>
        </table:table-row>
        <table:table-row table:style-name="ro1">
          <table:table-cell/>
          <table:table-cell table:formula="of:=['c08-force-only'.B37]" office:value-type="float" office:value="6.25" calcext:value-type="float">
            <text:p>6.25</text:p>
          </table:table-cell>
          <table:table-cell table:formula="of:=['c08-force-only'.C37]" office:value-type="float" office:value="6.2446" calcext:value-type="float">
            <text:p>6.2446</text:p>
          </table:table-cell>
          <table:table-cell table:formula="of:=['c08-force-only'.D37]" office:value-type="float" office:value="6.2214" calcext:value-type="float">
            <text:p>6.2214</text:p>
          </table:table-cell>
          <table:table-cell table:formula="of:=['c08-force-only'.E37]" office:value-type="float" office:value="6.4876" calcext:value-type="float">
            <text:p>6.4876</text:p>
          </table:table-cell>
          <table:table-cell table:formula="of:=['c08-force-only'.F37]" office:value-type="float" office:value="6.4763" calcext:value-type="float">
            <text:p>6.4763</text:p>
          </table:table-cell>
          <table:table-cell table:formula="of:=['c08-force-only'.G37]" office:value-type="float" office:value="6.5879" calcext:value-type="float">
            <text:p>6.5879</text:p>
          </table:table-cell>
          <table:table-cell table:formula="of:=['c08-force-only'.H37]" office:value-type="float" office:value="6.7096" calcext:value-type="float">
            <text:p>6.7096</text:p>
          </table:table-cell>
        </table:table-row>
        <table:table-row table:style-name="ro1">
          <table:table-cell/>
          <table:table-cell table:formula="of:=['c08-force-only'.B38]" office:value-type="float" office:value="3.125" calcext:value-type="float">
            <text:p>3.125</text:p>
          </table:table-cell>
          <table:table-cell table:formula="of:=['c08-force-only'.C38]" office:value-type="float" office:value="6.3023" calcext:value-type="float">
            <text:p>6.3023</text:p>
          </table:table-cell>
          <table:table-cell table:formula="of:=['c08-force-only'.D38]" office:value-type="float" office:value="6.2931" calcext:value-type="float">
            <text:p>6.2931</text:p>
          </table:table-cell>
          <table:table-cell table:formula="of:=['c08-force-only'.E38]" office:value-type="float" office:value="6.5077" calcext:value-type="float">
            <text:p>6.5077</text:p>
          </table:table-cell>
          <table:table-cell table:formula="of:=['c08-force-only'.F38]" office:value-type="float" office:value="6.585" calcext:value-type="float">
            <text:p>6.585</text:p>
          </table:table-cell>
          <table:table-cell table:formula="of:=['c08-force-only'.G38]" office:value-type="float" office:value="6.6255" calcext:value-type="float">
            <text:p>6.6255</text:p>
          </table:table-cell>
          <table:table-cell table:formula="of:=['c08-force-only'.H38]" office:value-type="float" office:value="6.764" calcext:value-type="float">
            <text:p>6.764</text:p>
          </table:table-cell>
        </table:table-row>
        <table:table-row table:style-name="ro1">
          <table:table-cell/>
          <table:table-cell table:formula="of:=['c08-force-only'.B39]" office:value-type="float" office:value="1.5625" calcext:value-type="float">
            <text:p>1.5625</text:p>
          </table:table-cell>
          <table:table-cell table:formula="of:=['c08-force-only'.C39]" office:value-type="float" office:value="6.1846" calcext:value-type="float">
            <text:p>6.1846</text:p>
          </table:table-cell>
          <table:table-cell table:formula="of:=['c08-force-only'.D39]" office:value-type="float" office:value="6.1704" calcext:value-type="float">
            <text:p>6.1704</text:p>
          </table:table-cell>
          <table:table-cell table:formula="of:=['c08-force-only'.E39]" office:value-type="float" office:value="6.354" calcext:value-type="float">
            <text:p>6.354</text:p>
          </table:table-cell>
          <table:table-cell table:formula="of:=['c08-force-only'.F39]" office:value-type="float" office:value="6.4481" calcext:value-type="float">
            <text:p>6.4481</text:p>
          </table:table-cell>
          <table:table-cell table:formula="of:=['c08-force-only'.G39]" office:value-type="float" office:value="6.4943" calcext:value-type="float">
            <text:p>6.4943</text:p>
          </table:table-cell>
          <table:table-cell table:formula="of:=['c08-force-only'.H39]" office:value-type="float" office:value="6.5411" calcext:value-type="float">
            <text:p>6.5411</text:p>
          </table:table-cell>
        </table:table-row>
        <table:table-row table:style-name="ro1">
          <table:table-cell/>
          <table:table-cell table:formula="of:=['c08-force-only'.B40]" office:value-type="float" office:value="0.78125" calcext:value-type="float">
            <text:p>0.78125</text:p>
          </table:table-cell>
          <table:table-cell table:formula="of:=['c08-force-only'.C40]" office:value-type="float" office:value="6.2291" calcext:value-type="float">
            <text:p>6.2291</text:p>
          </table:table-cell>
          <table:table-cell table:formula="of:=['c08-force-only'.D40]" office:value-type="float" office:value="6.2918" calcext:value-type="float">
            <text:p>6.2918</text:p>
          </table:table-cell>
          <table:table-cell table:formula="of:=['c08-force-only'.E40]" office:value-type="float" office:value="6.5501" calcext:value-type="float">
            <text:p>6.5501</text:p>
          </table:table-cell>
          <table:table-cell table:formula="of:=['c08-force-only'.F40]" office:value-type="float" office:value="6.7027" calcext:value-type="float">
            <text:p>6.7027</text:p>
          </table:table-cell>
          <table:table-cell table:formula="of:=['c08-force-only'.G40]" office:value-type="float" office:value="6.8902" calcext:value-type="float">
            <text:p>6.8902</text:p>
          </table:table-cell>
          <table:table-cell table:formula="of:=['c08-force-only'.H40]" office:value-type="float" office:value="7.1031" calcext:value-type="float">
            <text:p>7.1031</text:p>
          </table:table-cell>
        </table:table-row>
        <table:table-row table:style-name="ro1">
          <table:table-cell/>
          <table:table-cell table:formula="of:=['c08-force-only'.B41]" office:value-type="float" office:value="0.390625" calcext:value-type="float">
            <text:p>0.390625</text:p>
          </table:table-cell>
          <table:table-cell table:formula="of:=['c08-force-only'.C41]" office:value-type="float" office:value="6.3452" calcext:value-type="float">
            <text:p>6.3452</text:p>
          </table:table-cell>
          <table:table-cell table:formula="of:=['c08-force-only'.D41]" office:value-type="float" office:value="6.2807" calcext:value-type="float">
            <text:p>6.2807</text:p>
          </table:table-cell>
          <table:table-cell table:formula="of:=['c08-force-only'.E41]" office:value-type="float" office:value="6.4884" calcext:value-type="float">
            <text:p>6.4884</text:p>
          </table:table-cell>
          <table:table-cell table:formula="of:=['c08-force-only'.F41]" office:value-type="float" office:value="6.6008" calcext:value-type="float">
            <text:p>6.6008</text:p>
          </table:table-cell>
          <table:table-cell table:formula="of:=['c08-force-only'.G41]" office:value-type="float" office:value="6.6113" calcext:value-type="float">
            <text:p>6.6113</text:p>
          </table:table-cell>
          <table:table-cell table:formula="of:=['c08-force-only'.H41]" office:value-type="float" office:value="6.7088" calcext:value-type="float">
            <text:p>6.7088</text:p>
          </table:table-cell>
        </table:table-row>
        <table:table-row table:style-name="ro1">
          <table:table-cell/>
          <table:table-cell table:formula="of:=['c08-force-only'.B42]" office:value-type="float" office:value="0.1953125" calcext:value-type="float">
            <text:p>0.1953125</text:p>
          </table:table-cell>
          <table:table-cell table:formula="of:=['c08-force-only'.C42]" office:value-type="float" office:value="6.1694" calcext:value-type="float">
            <text:p>6.1694</text:p>
          </table:table-cell>
          <table:table-cell table:formula="of:=['c08-force-only'.D42]" office:value-type="float" office:value="6.1967" calcext:value-type="float">
            <text:p>6.1967</text:p>
          </table:table-cell>
          <table:table-cell table:formula="of:=['c08-force-only'.E42]" office:value-type="float" office:value="6.393" calcext:value-type="float">
            <text:p>6.393</text:p>
          </table:table-cell>
          <table:table-cell table:formula="of:=['c08-force-only'.F42]" office:value-type="float" office:value="6.4528" calcext:value-type="float">
            <text:p>6.4528</text:p>
          </table:table-cell>
          <table:table-cell table:formula="of:=['c08-force-only'.G42]" office:value-type="float" office:value="6.381" calcext:value-type="float">
            <text:p>6.381</text:p>
          </table:table-cell>
          <table:table-cell table:formula="of:=['c08-force-only'.H42]" office:value-type="float" office:value="6.5771" calcext:value-type="float">
            <text:p>6.5771</text:p>
          </table:table-cell>
        </table:table-row>
        <table:table-row table:style-name="ro1">
          <table:table-cell/>
          <table:table-cell table:formula="of:=['c08-force-only'.B43]" office:value-type="float" office:value="0.09765625" calcext:value-type="float">
            <text:p>0.09765625</text:p>
          </table:table-cell>
          <table:table-cell table:formula="of:=['c08-force-only'.C43]" office:value-type="float" office:value="6.4377" calcext:value-type="float">
            <text:p>6.4377</text:p>
          </table:table-cell>
          <table:table-cell table:formula="of:=['c08-force-only'.D43]" office:value-type="float" office:value="6.5649" calcext:value-type="float">
            <text:p>6.5649</text:p>
          </table:table-cell>
          <table:table-cell table:formula="of:=['c08-force-only'.E43]" office:value-type="float" office:value="6.8786" calcext:value-type="float">
            <text:p>6.8786</text:p>
          </table:table-cell>
          <table:table-cell table:formula="of:=['c08-force-only'.F43]" office:value-type="float" office:value="7.0423" calcext:value-type="float">
            <text:p>7.0423</text:p>
          </table:table-cell>
          <table:table-cell table:formula="of:=['c08-force-only'.G43]" office:value-type="float" office:value="6.986" calcext:value-type="float">
            <text:p>6.986</text:p>
          </table:table-cell>
          <table:table-cell table:formula="of:=['c08-force-only'.H43]" office:value-type="float" office:value="6.9652" calcext:value-type="float">
            <text:p>6.9652</text:p>
          </table:table-cell>
        </table:table-row>
        <table:table-row table:style-name="ro1">
          <table:table-cell/>
          <table:table-cell table:formula="of:=['c08-force-only'.B44]" office:value-type="float" office:value="0.048828125" calcext:value-type="float">
            <text:p>0.048828125</text:p>
          </table:table-cell>
          <table:table-cell table:formula="of:=['c08-force-only'.C44]" office:value-type="float" office:value="6.3491" calcext:value-type="float">
            <text:p>6.3491</text:p>
          </table:table-cell>
          <table:table-cell table:formula="of:=['c08-force-only'.D44]" office:value-type="float" office:value="6.3664" calcext:value-type="float">
            <text:p>6.3664</text:p>
          </table:table-cell>
          <table:table-cell table:formula="of:=['c08-force-only'.E44]" office:value-type="float" office:value="6.5325" calcext:value-type="float">
            <text:p>6.5325</text:p>
          </table:table-cell>
          <table:table-cell table:formula="of:=['c08-force-only'.F44]" office:value-type="float" office:value="6.587" calcext:value-type="float">
            <text:p>6.587</text:p>
          </table:table-cell>
          <table:table-cell table:formula="of:=['c08-force-only'.G44]" office:value-type="float" office:value="6.6179" calcext:value-type="float">
            <text:p>6.6179</text:p>
          </table:table-cell>
          <table:table-cell table:formula="of:=['c08-force-only'.H44]" office:value-type="float" office:value="6.79" calcext:value-type="float">
            <text:p>6.79</text:p>
          </table:table-cell>
        </table:table-row>
        <table:table-row table:style-name="ro1">
          <table:table-cell/>
          <table:table-cell table:formula="of:=['c08-force-only'.B45]" office:value-type="float" office:value="0.0244140625" calcext:value-type="float">
            <text:p>0.0244140625</text:p>
          </table:table-cell>
          <table:table-cell table:formula="of:=['c08-force-only'.C45]" office:value-type="float" office:value="6.1209" calcext:value-type="float">
            <text:p>6.1209</text:p>
          </table:table-cell>
          <table:table-cell table:formula="of:=['c08-force-only'.D45]" office:value-type="float" office:value="6.2127" calcext:value-type="float">
            <text:p>6.2127</text:p>
          </table:table-cell>
          <table:table-cell table:formula="of:=['c08-force-only'.E45]" office:value-type="float" office:value="6.4754" calcext:value-type="float">
            <text:p>6.4754</text:p>
          </table:table-cell>
          <table:table-cell table:formula="of:=['c08-force-only'.F45]" office:value-type="float" office:value="6.6049" calcext:value-type="float">
            <text:p>6.6049</text:p>
          </table:table-cell>
          <table:table-cell table:formula="of:=['c08-force-only'.G45]" office:value-type="float" office:value="6.4925" calcext:value-type="float">
            <text:p>6.4925</text:p>
          </table:table-cell>
          <table:table-cell table:formula="of:=['c08-force-only'.H45]" office:value-type="float" office:value="6.4157" calcext:value-type="float">
            <text:p>6.4157</text:p>
          </table:table-cell>
        </table:table-row>
      </table:table>
      <table:table table:name="slice-vs-c08" table:style-name="ta1">
        <table:shapes>
          <draw:frame draw:z-index="0" draw:style-name="gr1" draw:text-style-name="P1" svg:width="159.99mm" svg:height="89.99mm" svg:x="0mm" svg:y="167.08mm">
            <loext:p draw:notify-on-update-of-ranges="'slice-vs-c08'.A3:'slice-vs-c08'.A3 'slice-vs-c08'.A4:'slice-vs-c08'.A16 'slice-vs-c08'.B3:'slice-vs-c08'.B3 'slice-vs-c08'.B4:'slice-vs-c08'.B16 'slice-vs-c08'.A3:'slice-vs-c08'.A3 'slice-vs-c08'.A4:'slice-vs-c08'.A16 'slice-vs-c08'.C3:'slice-vs-c08'.C3 'slice-vs-c08'.C4:'slice-vs-c08'.C16 'slice-vs-c08'.A3:'slice-vs-c08'.A3 'slice-vs-c08'.A4:'slice-vs-c08'.A16 'slice-vs-c08'.D3:'slice-vs-c08'.D3 'slice-vs-c08'.D4:'slice-vs-c08'.D16 'slice-vs-c08'.A3:'slice-vs-c08'.A3 'slice-vs-c08'.A4:'slice-vs-c08'.A16 'slice-vs-c08'.E3:'slice-vs-c08'.E3 'slice-vs-c08'.E4:'slice-vs-c08'.E16 'slice-vs-c08'.A3:'slice-vs-c08'.A3 'slice-vs-c08'.A4:'slice-vs-c08'.A16 'slice-vs-c08'.F3:'slice-vs-c08'.F3 'slice-vs-c08'.F4:'slice-vs-c08'.F16 'slice-vs-c08'.A3:'slice-vs-c08'.A3 'slice-vs-c08'.A4:'slice-vs-c08'.A16 'slice-vs-c08'.G3:'slice-vs-c08'.G3 'slice-vs-c08'.G4:'slice-vs-c08'.G16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59.99mm" svg:height="89.99mm" svg:x="184.5mm" svg:y="178.78mm">
            <loext:p draw:notify-on-update-of-ranges="'slice-vs-c08'.A19:'slice-vs-c08'.A19 'slice-vs-c08'.A20:'slice-vs-c08'.A32 'slice-vs-c08'.B19:'slice-vs-c08'.B19 'slice-vs-c08'.B20:'slice-vs-c08'.B32 'slice-vs-c08'.A19:'slice-vs-c08'.A19 'slice-vs-c08'.A20:'slice-vs-c08'.A32 'slice-vs-c08'.C19:'slice-vs-c08'.C19 'slice-vs-c08'.C20:'slice-vs-c08'.C32 'slice-vs-c08'.A19:'slice-vs-c08'.A19 'slice-vs-c08'.A20:'slice-vs-c08'.A32 'slice-vs-c08'.D19:'slice-vs-c08'.D19 'slice-vs-c08'.D20:'slice-vs-c08'.D32 'slice-vs-c08'.A19:'slice-vs-c08'.A19 'slice-vs-c08'.A20:'slice-vs-c08'.A32 'slice-vs-c08'.E19:'slice-vs-c08'.E19 'slice-vs-c08'.E20:'slice-vs-c08'.E32 'slice-vs-c08'.A19:'slice-vs-c08'.A19 'slice-vs-c08'.A20:'slice-vs-c08'.A32 'slice-vs-c08'.F19:'slice-vs-c08'.F19 'slice-vs-c08'.F20:'slice-vs-c08'.F32 'slice-vs-c08'.A19:'slice-vs-c08'.A19 'slice-vs-c08'.A20:'slice-vs-c08'.A32 'slice-vs-c08'.G19:'slice-vs-c08'.G19 'slice-vs-c08'.G20:'slice-vs-c08'.G3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6" table:default-cell-style-name="ce3"/>
        <table:table-column table:style-name="co1" table:number-columns-repeated="17" table:default-cell-style-name="Default"/>
        <table:table-row table:style-name="ro1">
          <table:table-cell/>
          <table:table-cell table:style-name="Default" table:number-columns-repeated="6"/>
          <table:table-cell table:number-columns-repeated="17"/>
        </table:table-row>
        <table:table-row table:style-name="ro1">
          <table:table-cell office:value-type="string" calcext:value-type="string">
            <text:p>whole loop slice/c08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whole loop slice</text:p>
          </table:table-cell>
          <table:table-cell table:number-columns-repeated="7"/>
          <table:table-cell office:value-type="string" calcext:value-type="string">
            <text:p>whole loop c08</text:p>
          </table:table-cell>
          <table:table-cell table:number-columns-repeated="6"/>
        </table:table-row>
        <table:table-row table:style-name="ro1">
          <table:table-cell table:formula="of:=[.J3]" office:value-type="string" office:string-value="fraction of memory" calcext:value-type="string">
            <text:p>fraction of memory</text:p>
          </table:table-cell>
          <table:table-cell table:style-name="Default" table:formula="of:=[.K3]" office:value-type="string" office:string-value="1x32" calcext:value-type="string">
            <text:p>1x32</text:p>
          </table:table-cell>
          <table:table-cell table:style-name="Default" table:formula="of:=[.L3]" office:value-type="string" office:string-value="2x16" calcext:value-type="string">
            <text:p>2x16</text:p>
          </table:table-cell>
          <table:table-cell table:style-name="Default" table:formula="of:=[.M3]" office:value-type="string" office:string-value="4x8" calcext:value-type="string">
            <text:p>4x8</text:p>
          </table:table-cell>
          <table:table-cell table:style-name="Default" table:formula="of:=[.N3]" office:value-type="string" office:string-value="8x4" calcext:value-type="string">
            <text:p>8x4</text:p>
          </table:table-cell>
          <table:table-cell table:style-name="Default" table:formula="of:=[.O3]" office:value-type="string" office:string-value="16x2" calcext:value-type="string">
            <text:p>16x2</text:p>
          </table:table-cell>
          <table:table-cell table:style-name="Default" table:formula="of:=[.P3]" office:value-type="string" office:string-value="32x0" calcext:value-type="string">
            <text:p>32x0</text:p>
          </table:table-cell>
          <table:table-cell table:number-columns-repeated="2"/>
          <table:table-cell table:formula="of:=['slice-whole-loop'.B32]" office:value-type="string" office:string-value="fraction of memory" calcext:value-type="string">
            <text:p>fraction of memory</text:p>
          </table:table-cell>
          <table:table-cell table:formula="of:=['slice-whole-loop'.C32]" office:value-type="string" office:string-value="1x32" calcext:value-type="string">
            <text:p>1x32</text:p>
          </table:table-cell>
          <table:table-cell table:formula="of:=['slice-whole-loop'.D32]" office:value-type="string" office:string-value="2x16" calcext:value-type="string">
            <text:p>2x16</text:p>
          </table:table-cell>
          <table:table-cell table:formula="of:=['slice-whole-loop'.E32]" office:value-type="string" office:string-value="4x8" calcext:value-type="string">
            <text:p>4x8</text:p>
          </table:table-cell>
          <table:table-cell table:formula="of:=['slice-whole-loop'.F32]" office:value-type="string" office:string-value="8x4" calcext:value-type="string">
            <text:p>8x4</text:p>
          </table:table-cell>
          <table:table-cell table:formula="of:=['slice-whole-loop'.G32]" office:value-type="string" office:string-value="16x2" calcext:value-type="string">
            <text:p>16x2</text:p>
          </table:table-cell>
          <table:table-cell table:formula="of:=['slice-whole-loop'.H32]" office:value-type="string" office:string-value="32x0" calcext:value-type="string">
            <text:p>32x0</text:p>
          </table:table-cell>
          <table:table-cell/>
          <table:table-cell table:formula="of:=['c08-whole-loop'.B32]" office:value-type="string" office:string-value="fraction of memory" calcext:value-type="string">
            <text:p>fraction of memory</text:p>
          </table:table-cell>
          <table:table-cell table:formula="of:=['c08-whole-loop'.C32]" office:value-type="string" office:string-value="1x32" calcext:value-type="string">
            <text:p>1x32</text:p>
          </table:table-cell>
          <table:table-cell table:formula="of:=['c08-whole-loop'.D32]" office:value-type="string" office:string-value="2x16" calcext:value-type="string">
            <text:p>2x16</text:p>
          </table:table-cell>
          <table:table-cell table:formula="of:=['c08-whole-loop'.E32]" office:value-type="string" office:string-value="4x8" calcext:value-type="string">
            <text:p>4x8</text:p>
          </table:table-cell>
          <table:table-cell table:formula="of:=['c08-whole-loop'.F32]" office:value-type="string" office:string-value="8x4" calcext:value-type="string">
            <text:p>8x4</text:p>
          </table:table-cell>
          <table:table-cell table:formula="of:=['c08-whole-loop'.G32]" office:value-type="string" office:string-value="16x2" calcext:value-type="string">
            <text:p>16x2</text:p>
          </table:table-cell>
          <table:table-cell table:formula="of:=['c08-whole-loop'.H32]" office:value-type="string" office:string-value="32x0" calcext:value-type="string">
            <text:p>32x0</text:p>
          </table:table-cell>
        </table:table-row>
        <table:table-row table:style-name="ro1">
          <table:table-cell table:formula="of:=[.J4]" office:value-type="float" office:value="100" calcext:value-type="float">
            <text:p>100</text:p>
          </table:table-cell>
          <table:table-cell table:formula="of:=[.K4]/[.S4]" office:value-type="float" office:value="1.23837544432703" calcext:value-type="float">
            <text:p>1.24</text:p>
          </table:table-cell>
          <table:table-cell table:formula="of:=[.L4]/[.T4]" office:value-type="float" office:value="1.25902716302474" calcext:value-type="float">
            <text:p>1.26</text:p>
          </table:table-cell>
          <table:table-cell table:formula="of:=[.M4]/[.U4]" office:value-type="float" office:value="1.19287650184596" calcext:value-type="float">
            <text:p>1.19</text:p>
          </table:table-cell>
          <table:table-cell table:formula="of:=[.N4]/[.V4]" office:value-type="float" office:value="1.18527305939908" calcext:value-type="float">
            <text:p>1.19</text:p>
          </table:table-cell>
          <table:table-cell table:formula="of:=[.O4]/[.W4]" office:value-type="string" office:string-value="" calcext:value-type="error">
            <text:p>#DIV/0!</text:p>
          </table:table-cell>
          <table:table-cell table:formula="of:=[.P4]/[.X4]" office:value-type="string" office:string-value="" calcext:value-type="error">
            <text:p>#DIV/0!</text:p>
          </table:table-cell>
          <table:table-cell table:number-columns-repeated="2"/>
          <table:table-cell table:formula="of:=['slice-whole-loop'.B33]" office:value-type="float" office:value="100" calcext:value-type="float">
            <text:p>100</text:p>
          </table:table-cell>
          <table:table-cell table:formula="of:=['slice-whole-loop'.C33]" office:value-type="float" office:value="5.1561" calcext:value-type="float">
            <text:p>5.1561</text:p>
          </table:table-cell>
          <table:table-cell table:formula="of:=['slice-whole-loop'.D33]" office:value-type="float" office:value="5.4045" calcext:value-type="float">
            <text:p>5.4045</text:p>
          </table:table-cell>
          <table:table-cell table:formula="of:=['slice-whole-loop'.E33]" office:value-type="float" office:value="5.5897" calcext:value-type="float">
            <text:p>5.5897</text:p>
          </table:table-cell>
          <table:table-cell table:formula="of:=['slice-whole-loop'.F33]" office:value-type="float" office:value="5.6451" calcext:value-type="float">
            <text:p>5.6451</text:p>
          </table:table-cell>
          <table:table-cell table:formula="of:=['slice-whole-loop'.G33]" office:value-type="float" office:value="0" calcext:value-type="float">
            <text:p>0</text:p>
          </table:table-cell>
          <table:table-cell table:formula="of:=['slice-whole-loop'.H33]" office:value-type="float" office:value="0" calcext:value-type="float">
            <text:p>0</text:p>
          </table:table-cell>
          <table:table-cell/>
          <table:table-cell table:formula="of:=['c08-whole-loop'.B33]" office:value-type="float" office:value="100" calcext:value-type="float">
            <text:p>100</text:p>
          </table:table-cell>
          <table:table-cell table:formula="of:=['c08-whole-loop'.C33]" office:value-type="float" office:value="4.1636" calcext:value-type="float">
            <text:p>4.1636</text:p>
          </table:table-cell>
          <table:table-cell table:formula="of:=['c08-whole-loop'.D33]" office:value-type="float" office:value="4.2926" calcext:value-type="float">
            <text:p>4.2926</text:p>
          </table:table-cell>
          <table:table-cell table:formula="of:=['c08-whole-loop'.E33]" office:value-type="float" office:value="4.6859" calcext:value-type="float">
            <text:p>4.6859</text:p>
          </table:table-cell>
          <table:table-cell table:formula="of:=['c08-whole-loop'.F33]" office:value-type="float" office:value="4.7627" calcext:value-type="float">
            <text:p>4.7627</text:p>
          </table:table-cell>
          <table:table-cell table:formula="of:=['c08-whole-loop'.G33]" office:value-type="float" office:value="0" calcext:value-type="float">
            <text:p>0</text:p>
          </table:table-cell>
          <table:table-cell table:formula="of:=['c08-whole-loop'.H33]" office:value-type="float" office:value="0" calcext:value-type="float">
            <text:p>0</text:p>
          </table:table-cell>
        </table:table-row>
        <table:table-row table:style-name="ro1">
          <table:table-cell table:formula="of:=[.J5]" office:value-type="float" office:value="50" calcext:value-type="float">
            <text:p>50</text:p>
          </table:table-cell>
          <table:table-cell table:formula="of:=[.K5]/[.S5]" office:value-type="float" office:value="1.22410869986437" calcext:value-type="float">
            <text:p>1.22</text:p>
          </table:table-cell>
          <table:table-cell table:formula="of:=[.L5]/[.T5]" office:value-type="float" office:value="1.2494333742563" calcext:value-type="float">
            <text:p>1.25</text:p>
          </table:table-cell>
          <table:table-cell table:formula="of:=[.M5]/[.U5]" office:value-type="float" office:value="1.19074194246161" calcext:value-type="float">
            <text:p>1.19</text:p>
          </table:table-cell>
          <table:table-cell table:formula="of:=[.N5]/[.V5]" office:value-type="float" office:value="1.1771704659132" calcext:value-type="float">
            <text:p>1.18</text:p>
          </table:table-cell>
          <table:table-cell table:formula="of:=[.O5]/[.W5]" office:value-type="float" office:value="1.1726788122712" calcext:value-type="float">
            <text:p>1.17</text:p>
          </table:table-cell>
          <table:table-cell table:formula="of:=[.P5]/[.X5]" office:value-type="float" office:value="1.13992866135124" calcext:value-type="float">
            <text:p>1.14</text:p>
          </table:table-cell>
          <table:table-cell table:number-columns-repeated="2"/>
          <table:table-cell table:formula="of:=['slice-whole-loop'.B34]" office:value-type="float" office:value="50" calcext:value-type="float">
            <text:p>50</text:p>
          </table:table-cell>
          <table:table-cell table:formula="of:=['slice-whole-loop'.C34]" office:value-type="float" office:value="5.0541" calcext:value-type="float">
            <text:p>5.0541</text:p>
          </table:table-cell>
          <table:table-cell table:formula="of:=['slice-whole-loop'.D34]" office:value-type="float" office:value="5.2921" calcext:value-type="float">
            <text:p>5.2921</text:p>
          </table:table-cell>
          <table:table-cell table:formula="of:=['slice-whole-loop'.E34]" office:value-type="float" office:value="5.5048" calcext:value-type="float">
            <text:p>5.5048</text:p>
          </table:table-cell>
          <table:table-cell table:formula="of:=['slice-whole-loop'.F34]" office:value-type="float" office:value="5.5307" calcext:value-type="float">
            <text:p>5.5307</text:p>
          </table:table-cell>
          <table:table-cell table:formula="of:=['slice-whole-loop'.G34]" office:value-type="float" office:value="5.4777" calcext:value-type="float">
            <text:p>5.4777</text:p>
          </table:table-cell>
          <table:table-cell table:formula="of:=['slice-whole-loop'.H34]" office:value-type="float" office:value="5.4329" calcext:value-type="float">
            <text:p>5.4329</text:p>
          </table:table-cell>
          <table:table-cell/>
          <table:table-cell table:formula="of:=['c08-whole-loop'.B34]" office:value-type="float" office:value="50" calcext:value-type="float">
            <text:p>50</text:p>
          </table:table-cell>
          <table:table-cell table:formula="of:=['c08-whole-loop'.C34]" office:value-type="float" office:value="4.1288" calcext:value-type="float">
            <text:p>4.1288</text:p>
          </table:table-cell>
          <table:table-cell table:formula="of:=['c08-whole-loop'.D34]" office:value-type="float" office:value="4.2356" calcext:value-type="float">
            <text:p>4.2356</text:p>
          </table:table-cell>
          <table:table-cell table:formula="of:=['c08-whole-loop'.E34]" office:value-type="float" office:value="4.623" calcext:value-type="float">
            <text:p>4.623</text:p>
          </table:table-cell>
          <table:table-cell table:formula="of:=['c08-whole-loop'.F34]" office:value-type="float" office:value="4.6983" calcext:value-type="float">
            <text:p>4.6983</text:p>
          </table:table-cell>
          <table:table-cell table:formula="of:=['c08-whole-loop'.G34]" office:value-type="float" office:value="4.6711" calcext:value-type="float">
            <text:p>4.6711</text:p>
          </table:table-cell>
          <table:table-cell table:formula="of:=['c08-whole-loop'.H34]" office:value-type="float" office:value="4.766" calcext:value-type="float">
            <text:p>4.766</text:p>
          </table:table-cell>
        </table:table-row>
        <table:table-row table:style-name="ro1">
          <table:table-cell table:formula="of:=[.J6]" office:value-type="float" office:value="25" calcext:value-type="float">
            <text:p>25</text:p>
          </table:table-cell>
          <table:table-cell table:formula="of:=[.K6]/[.S6]" office:value-type="float" office:value="1.23827359543594" calcext:value-type="float">
            <text:p>1.24</text:p>
          </table:table-cell>
          <table:table-cell table:formula="of:=[.L6]/[.T6]" office:value-type="float" office:value="1.24285372848948" calcext:value-type="float">
            <text:p>1.24</text:p>
          </table:table-cell>
          <table:table-cell table:formula="of:=[.M6]/[.U6]" office:value-type="float" office:value="1.18673400526808" calcext:value-type="float">
            <text:p>1.19</text:p>
          </table:table-cell>
          <table:table-cell table:formula="of:=[.N6]/[.V6]" office:value-type="float" office:value="1.18300472682366" calcext:value-type="float">
            <text:p>1.18</text:p>
          </table:table-cell>
          <table:table-cell table:formula="of:=[.O6]/[.W6]" office:value-type="float" office:value="1.16653188048012" calcext:value-type="float">
            <text:p>1.17</text:p>
          </table:table-cell>
          <table:table-cell table:formula="of:=[.P6]/[.X6]" office:value-type="float" office:value="1.15442400443894" calcext:value-type="float">
            <text:p>1.15</text:p>
          </table:table-cell>
          <table:table-cell table:number-columns-repeated="2"/>
          <table:table-cell table:formula="of:=['slice-whole-loop'.B35]" office:value-type="float" office:value="25" calcext:value-type="float">
            <text:p>25</text:p>
          </table:table-cell>
          <table:table-cell table:formula="of:=['slice-whole-loop'.C35]" office:value-type="float" office:value="4.9921" calcext:value-type="float">
            <text:p>4.9921</text:p>
          </table:table-cell>
          <table:table-cell table:formula="of:=['slice-whole-loop'.D35]" office:value-type="float" office:value="5.2001" calcext:value-type="float">
            <text:p>5.2001</text:p>
          </table:table-cell>
          <table:table-cell table:formula="of:=['slice-whole-loop'.E35]" office:value-type="float" office:value="5.4515" calcext:value-type="float">
            <text:p>5.4515</text:p>
          </table:table-cell>
          <table:table-cell table:formula="of:=['slice-whole-loop'.F35]" office:value-type="float" office:value="5.5561" calcext:value-type="float">
            <text:p>5.5561</text:p>
          </table:table-cell>
          <table:table-cell table:formula="of:=['slice-whole-loop'.G35]" office:value-type="float" office:value="5.4813" calcext:value-type="float">
            <text:p>5.4813</text:p>
          </table:table-cell>
          <table:table-cell table:formula="of:=['slice-whole-loop'.H35]" office:value-type="float" office:value="5.4094" calcext:value-type="float">
            <text:p>5.4094</text:p>
          </table:table-cell>
          <table:table-cell/>
          <table:table-cell table:formula="of:=['c08-whole-loop'.B35]" office:value-type="float" office:value="25" calcext:value-type="float">
            <text:p>25</text:p>
          </table:table-cell>
          <table:table-cell table:formula="of:=['c08-whole-loop'.C35]" office:value-type="float" office:value="4.0315" calcext:value-type="float">
            <text:p>4.0315</text:p>
          </table:table-cell>
          <table:table-cell table:formula="of:=['c08-whole-loop'.D35]" office:value-type="float" office:value="4.184" calcext:value-type="float">
            <text:p>4.184</text:p>
          </table:table-cell>
          <table:table-cell table:formula="of:=['c08-whole-loop'.E35]" office:value-type="float" office:value="4.5937" calcext:value-type="float">
            <text:p>4.5937</text:p>
          </table:table-cell>
          <table:table-cell table:formula="of:=['c08-whole-loop'.F35]" office:value-type="float" office:value="4.6966" calcext:value-type="float">
            <text:p>4.6966</text:p>
          </table:table-cell>
          <table:table-cell table:formula="of:=['c08-whole-loop'.G35]" office:value-type="float" office:value="4.6988" calcext:value-type="float">
            <text:p>4.6988</text:p>
          </table:table-cell>
          <table:table-cell table:formula="of:=['c08-whole-loop'.H35]" office:value-type="float" office:value="4.6858" calcext:value-type="float">
            <text:p>4.6858</text:p>
          </table:table-cell>
        </table:table-row>
        <table:table-row table:style-name="ro1">
          <table:table-cell table:formula="of:=[.J7]" office:value-type="float" office:value="12.5" calcext:value-type="float">
            <text:p>12.5</text:p>
          </table:table-cell>
          <table:table-cell table:formula="of:=[.K7]/[.S7]" office:value-type="float" office:value="1.21104062212217" calcext:value-type="float">
            <text:p>1.21</text:p>
          </table:table-cell>
          <table:table-cell table:formula="of:=[.L7]/[.T7]" office:value-type="float" office:value="1.23100565527416" calcext:value-type="float">
            <text:p>1.23</text:p>
          </table:table-cell>
          <table:table-cell table:formula="of:=[.M7]/[.U7]" office:value-type="float" office:value="1.16748614339353" calcext:value-type="float">
            <text:p>1.17</text:p>
          </table:table-cell>
          <table:table-cell table:formula="of:=[.N7]/[.V7]" office:value-type="float" office:value="1.17333099625337" calcext:value-type="float">
            <text:p>1.17</text:p>
          </table:table-cell>
          <table:table-cell table:formula="of:=[.O7]/[.W7]" office:value-type="float" office:value="1.15964343598055" calcext:value-type="float">
            <text:p>1.16</text:p>
          </table:table-cell>
          <table:table-cell table:formula="of:=[.P7]/[.X7]" office:value-type="float" office:value="1.12633851468048" calcext:value-type="float">
            <text:p>1.13</text:p>
          </table:table-cell>
          <table:table-cell table:number-columns-repeated="2"/>
          <table:table-cell table:formula="of:=['slice-whole-loop'.B36]" office:value-type="float" office:value="12.5" calcext:value-type="float">
            <text:p>12.5</text:p>
          </table:table-cell>
          <table:table-cell table:formula="of:=['slice-whole-loop'.C36]" office:value-type="float" office:value="4.7342" calcext:value-type="float">
            <text:p>4.7342</text:p>
          </table:table-cell>
          <table:table-cell table:formula="of:=['slice-whole-loop'.D36]" office:value-type="float" office:value="5.0065" calcext:value-type="float">
            <text:p>5.0065</text:p>
          </table:table-cell>
          <table:table-cell table:formula="of:=['slice-whole-loop'.E36]" office:value-type="float" office:value="5.2238" calcext:value-type="float">
            <text:p>5.2238</text:p>
          </table:table-cell>
          <table:table-cell table:formula="of:=['slice-whole-loop'.F36]" office:value-type="float" office:value="5.3552" calcext:value-type="float">
            <text:p>5.3552</text:p>
          </table:table-cell>
          <table:table-cell table:formula="of:=['slice-whole-loop'.G36]" office:value-type="float" office:value="5.2947" calcext:value-type="float">
            <text:p>5.2947</text:p>
          </table:table-cell>
          <table:table-cell table:formula="of:=['slice-whole-loop'.H36]" office:value-type="float" office:value="5.2172" calcext:value-type="float">
            <text:p>5.2172</text:p>
          </table:table-cell>
          <table:table-cell/>
          <table:table-cell table:formula="of:=['c08-whole-loop'.B36]" office:value-type="float" office:value="12.5" calcext:value-type="float">
            <text:p>12.5</text:p>
          </table:table-cell>
          <table:table-cell table:formula="of:=['c08-whole-loop'.C36]" office:value-type="float" office:value="3.9092" calcext:value-type="float">
            <text:p>3.9092</text:p>
          </table:table-cell>
          <table:table-cell table:formula="of:=['c08-whole-loop'.D36]" office:value-type="float" office:value="4.067" calcext:value-type="float">
            <text:p>4.067</text:p>
          </table:table-cell>
          <table:table-cell table:formula="of:=['c08-whole-loop'.E36]" office:value-type="float" office:value="4.4744" calcext:value-type="float">
            <text:p>4.4744</text:p>
          </table:table-cell>
          <table:table-cell table:formula="of:=['c08-whole-loop'.F36]" office:value-type="float" office:value="4.5641" calcext:value-type="float">
            <text:p>4.5641</text:p>
          </table:table-cell>
          <table:table-cell table:formula="of:=['c08-whole-loop'.G36]" office:value-type="float" office:value="4.5658" calcext:value-type="float">
            <text:p>4.5658</text:p>
          </table:table-cell>
          <table:table-cell table:formula="of:=['c08-whole-loop'.H36]" office:value-type="float" office:value="4.632" calcext:value-type="float">
            <text:p>4.632</text:p>
          </table:table-cell>
        </table:table-row>
        <table:table-row table:style-name="ro1">
          <table:table-cell table:formula="of:=[.J8]" office:value-type="float" office:value="6.25" calcext:value-type="float">
            <text:p>6.25</text:p>
          </table:table-cell>
          <table:table-cell table:formula="of:=[.K8]/[.S8]" office:value-type="float" office:value="1.18642849536791" calcext:value-type="float">
            <text:p>1.19</text:p>
          </table:table-cell>
          <table:table-cell table:formula="of:=[.L8]/[.T8]" office:value-type="float" office:value="1.21458568063095" calcext:value-type="float">
            <text:p>1.21</text:p>
          </table:table-cell>
          <table:table-cell table:formula="of:=[.M8]/[.U8]" office:value-type="float" office:value="1.16886307282579" calcext:value-type="float">
            <text:p>1.17</text:p>
          </table:table-cell>
          <table:table-cell table:formula="of:=[.N8]/[.V8]" office:value-type="float" office:value="1.16434220309578" calcext:value-type="float">
            <text:p>1.16</text:p>
          </table:table-cell>
          <table:table-cell table:formula="of:=[.O8]/[.W8]" office:value-type="float" office:value="1.13686548928135" calcext:value-type="float">
            <text:p>1.14</text:p>
          </table:table-cell>
          <table:table-cell table:formula="of:=[.P8]/[.X8]" office:value-type="float" office:value="1.13597915148303" calcext:value-type="float">
            <text:p>1.14</text:p>
          </table:table-cell>
          <table:table-cell table:number-columns-repeated="2"/>
          <table:table-cell table:formula="of:=['slice-whole-loop'.B37]" office:value-type="float" office:value="6.25" calcext:value-type="float">
            <text:p>6.25</text:p>
          </table:table-cell>
          <table:table-cell table:formula="of:=['slice-whole-loop'.C37]" office:value-type="float" office:value="4.4567" calcext:value-type="float">
            <text:p>4.4567</text:p>
          </table:table-cell>
          <table:table-cell table:formula="of:=['slice-whole-loop'.D37]" office:value-type="float" office:value="4.7432" calcext:value-type="float">
            <text:p>4.7432</text:p>
          </table:table-cell>
          <table:table-cell table:formula="of:=['slice-whole-loop'.E37]" office:value-type="float" office:value="5.0911" calcext:value-type="float">
            <text:p>5.0911</text:p>
          </table:table-cell>
          <table:table-cell table:formula="of:=['slice-whole-loop'.F37]" office:value-type="float" office:value="5.1677" calcext:value-type="float">
            <text:p>5.1677</text:p>
          </table:table-cell>
          <table:table-cell table:formula="of:=['slice-whole-loop'.G37]" office:value-type="float" office:value="5.1176" calcext:value-type="float">
            <text:p>5.1176</text:p>
          </table:table-cell>
          <table:table-cell table:formula="of:=['slice-whole-loop'.H37]" office:value-type="float" office:value="5.1436" calcext:value-type="float">
            <text:p>5.1436</text:p>
          </table:table-cell>
          <table:table-cell/>
          <table:table-cell table:formula="of:=['c08-whole-loop'.B37]" office:value-type="float" office:value="6.25" calcext:value-type="float">
            <text:p>6.25</text:p>
          </table:table-cell>
          <table:table-cell table:formula="of:=['c08-whole-loop'.C37]" office:value-type="float" office:value="3.7564" calcext:value-type="float">
            <text:p>3.7564</text:p>
          </table:table-cell>
          <table:table-cell table:formula="of:=['c08-whole-loop'.D37]" office:value-type="float" office:value="3.9052" calcext:value-type="float">
            <text:p>3.9052</text:p>
          </table:table-cell>
          <table:table-cell table:formula="of:=['c08-whole-loop'.E37]" office:value-type="float" office:value="4.3556" calcext:value-type="float">
            <text:p>4.3556</text:p>
          </table:table-cell>
          <table:table-cell table:formula="of:=['c08-whole-loop'.F37]" office:value-type="float" office:value="4.4383" calcext:value-type="float">
            <text:p>4.4383</text:p>
          </table:table-cell>
          <table:table-cell table:formula="of:=['c08-whole-loop'.G37]" office:value-type="float" office:value="4.5015" calcext:value-type="float">
            <text:p>4.5015</text:p>
          </table:table-cell>
          <table:table-cell table:formula="of:=['c08-whole-loop'.H37]" office:value-type="float" office:value="4.5279" calcext:value-type="float">
            <text:p>4.5279</text:p>
          </table:table-cell>
        </table:table-row>
        <table:table-row table:style-name="ro1">
          <table:table-cell table:formula="of:=[.J9]" office:value-type="float" office:value="3.125" calcext:value-type="float">
            <text:p>3.125</text:p>
          </table:table-cell>
          <table:table-cell table:formula="of:=[.K9]/[.S9]" office:value-type="float" office:value="1.18044092093831" calcext:value-type="float">
            <text:p>1.18</text:p>
          </table:table-cell>
          <table:table-cell table:formula="of:=[.L9]/[.T9]" office:value-type="float" office:value="1.21582361911654" calcext:value-type="float">
            <text:p>1.22</text:p>
          </table:table-cell>
          <table:table-cell table:formula="of:=[.M9]/[.U9]" office:value-type="float" office:value="1.16367490840381" calcext:value-type="float">
            <text:p>1.16</text:p>
          </table:table-cell>
          <table:table-cell table:formula="of:=[.N9]/[.V9]" office:value-type="float" office:value="1.16624257845632" calcext:value-type="float">
            <text:p>1.17</text:p>
          </table:table-cell>
          <table:table-cell table:formula="of:=[.O9]/[.W9]" office:value-type="float" office:value="1.1531737493276" calcext:value-type="float">
            <text:p>1.15</text:p>
          </table:table-cell>
          <table:table-cell table:formula="of:=[.P9]/[.X9]" office:value-type="float" office:value="1.16913851505997" calcext:value-type="float">
            <text:p>1.17</text:p>
          </table:table-cell>
          <table:table-cell table:number-columns-repeated="2"/>
          <table:table-cell table:formula="of:=['slice-whole-loop'.B38]" office:value-type="float" office:value="3.125" calcext:value-type="float">
            <text:p>3.125</text:p>
          </table:table-cell>
          <table:table-cell table:formula="of:=['slice-whole-loop'.C38]" office:value-type="float" office:value="4.3478" calcext:value-type="float">
            <text:p>4.3478</text:p>
          </table:table-cell>
          <table:table-cell table:formula="of:=['slice-whole-loop'.D38]" office:value-type="float" office:value="4.7039" calcext:value-type="float">
            <text:p>4.7039</text:p>
          </table:table-cell>
          <table:table-cell table:formula="of:=['slice-whole-loop'.E38]" office:value-type="float" office:value="5.05" calcext:value-type="float">
            <text:p>5.05</text:p>
          </table:table-cell>
          <table:table-cell table:formula="of:=['slice-whole-loop'.F38]" office:value-type="float" office:value="5.225" calcext:value-type="float">
            <text:p>5.225</text:p>
          </table:table-cell>
          <table:table-cell table:formula="of:=['slice-whole-loop'.G38]" office:value-type="float" office:value="5.145" calcext:value-type="float">
            <text:p>5.145</text:p>
          </table:table-cell>
          <table:table-cell table:formula="of:=['slice-whole-loop'.H38]" office:value-type="float" office:value="5.1082" calcext:value-type="float">
            <text:p>5.1082</text:p>
          </table:table-cell>
          <table:table-cell/>
          <table:table-cell table:formula="of:=['c08-whole-loop'.B38]" office:value-type="float" office:value="3.125" calcext:value-type="float">
            <text:p>3.125</text:p>
          </table:table-cell>
          <table:table-cell table:formula="of:=['c08-whole-loop'.C38]" office:value-type="float" office:value="3.6832" calcext:value-type="float">
            <text:p>3.6832</text:p>
          </table:table-cell>
          <table:table-cell table:formula="of:=['c08-whole-loop'.D38]" office:value-type="float" office:value="3.8689" calcext:value-type="float">
            <text:p>3.8689</text:p>
          </table:table-cell>
          <table:table-cell table:formula="of:=['c08-whole-loop'.E38]" office:value-type="float" office:value="4.3397" calcext:value-type="float">
            <text:p>4.3397</text:p>
          </table:table-cell>
          <table:table-cell table:formula="of:=['c08-whole-loop'.F38]" office:value-type="float" office:value="4.4802" calcext:value-type="float">
            <text:p>4.4802</text:p>
          </table:table-cell>
          <table:table-cell table:formula="of:=['c08-whole-loop'.G38]" office:value-type="float" office:value="4.4616" calcext:value-type="float">
            <text:p>4.4616</text:p>
          </table:table-cell>
          <table:table-cell table:formula="of:=['c08-whole-loop'.H38]" office:value-type="float" office:value="4.3692" calcext:value-type="float">
            <text:p>4.3692</text:p>
          </table:table-cell>
        </table:table-row>
        <table:table-row table:style-name="ro1">
          <table:table-cell table:formula="of:=[.J10]" office:value-type="float" office:value="1.5625" calcext:value-type="float">
            <text:p>1.5625</text:p>
          </table:table-cell>
          <table:table-cell table:formula="of:=[.K10]/[.S10]" office:value-type="float" office:value="1.13334106997795" calcext:value-type="float">
            <text:p>1.13</text:p>
          </table:table-cell>
          <table:table-cell table:formula="of:=[.L10]/[.T10]" office:value-type="float" office:value="1.18646702667321" calcext:value-type="float">
            <text:p>1.19</text:p>
          </table:table-cell>
          <table:table-cell table:formula="of:=[.M10]/[.U10]" office:value-type="float" office:value="1.1556990495538" calcext:value-type="float">
            <text:p>1.16</text:p>
          </table:table-cell>
          <table:table-cell table:formula="of:=[.N10]/[.V10]" office:value-type="float" office:value="1.14370809876428" calcext:value-type="float">
            <text:p>1.14</text:p>
          </table:table-cell>
          <table:table-cell table:formula="of:=[.O10]/[.W10]" office:value-type="float" office:value="1.13887974415652" calcext:value-type="float">
            <text:p>1.14</text:p>
          </table:table-cell>
          <table:table-cell table:formula="of:=[.P10]/[.X10]" office:value-type="float" office:value="1.22739365071322" calcext:value-type="float">
            <text:p>1.23</text:p>
          </table:table-cell>
          <table:table-cell table:number-columns-repeated="2"/>
          <table:table-cell table:formula="of:=['slice-whole-loop'.B39]" office:value-type="float" office:value="1.5625" calcext:value-type="float">
            <text:p>1.5625</text:p>
          </table:table-cell>
          <table:table-cell table:formula="of:=['slice-whole-loop'.C39]" office:value-type="float" office:value="3.9064" calcext:value-type="float">
            <text:p>3.9064</text:p>
          </table:table-cell>
          <table:table-cell table:formula="of:=['slice-whole-loop'.D39]" office:value-type="float" office:value="4.3503" calcext:value-type="float">
            <text:p>4.3503</text:p>
          </table:table-cell>
          <table:table-cell table:formula="of:=['slice-whole-loop'.E39]" office:value-type="float" office:value="4.7787" calcext:value-type="float">
            <text:p>4.7787</text:p>
          </table:table-cell>
          <table:table-cell table:formula="of:=['slice-whole-loop'.F39]" office:value-type="float" office:value="4.8961" calcext:value-type="float">
            <text:p>4.8961</text:p>
          </table:table-cell>
          <table:table-cell table:formula="of:=['slice-whole-loop'.G39]" office:value-type="float" office:value="4.8432" calcext:value-type="float">
            <text:p>4.8432</text:p>
          </table:table-cell>
          <table:table-cell table:formula="of:=['slice-whole-loop'.H39]" office:value-type="float" office:value="4.8444" calcext:value-type="float">
            <text:p>4.8444</text:p>
          </table:table-cell>
          <table:table-cell/>
          <table:table-cell table:formula="of:=['c08-whole-loop'.B39]" office:value-type="float" office:value="1.5625" calcext:value-type="float">
            <text:p>1.5625</text:p>
          </table:table-cell>
          <table:table-cell table:formula="of:=['c08-whole-loop'.C39]" office:value-type="float" office:value="3.4468" calcext:value-type="float">
            <text:p>3.4468</text:p>
          </table:table-cell>
          <table:table-cell table:formula="of:=['c08-whole-loop'.D39]" office:value-type="float" office:value="3.6666" calcext:value-type="float">
            <text:p>3.6666</text:p>
          </table:table-cell>
          <table:table-cell table:formula="of:=['c08-whole-loop'.E39]" office:value-type="float" office:value="4.1349" calcext:value-type="float">
            <text:p>4.1349</text:p>
          </table:table-cell>
          <table:table-cell table:formula="of:=['c08-whole-loop'.F39]" office:value-type="float" office:value="4.2809" calcext:value-type="float">
            <text:p>4.2809</text:p>
          </table:table-cell>
          <table:table-cell table:formula="of:=['c08-whole-loop'.G39]" office:value-type="float" office:value="4.2526" calcext:value-type="float">
            <text:p>4.2526</text:p>
          </table:table-cell>
          <table:table-cell table:formula="of:=['c08-whole-loop'.H39]" office:value-type="float" office:value="3.9469" calcext:value-type="float">
            <text:p>3.9469</text:p>
          </table:table-cell>
        </table:table-row>
        <table:table-row table:style-name="ro1">
          <table:table-cell table:formula="of:=[.J11]" office:value-type="float" office:value="0.78125" calcext:value-type="float">
            <text:p>0.78125</text:p>
          </table:table-cell>
          <table:table-cell table:formula="of:=[.K11]/[.S11]" office:value-type="float" office:value="0.320963561518524" calcext:value-type="float">
            <text:p>0.32</text:p>
          </table:table-cell>
          <table:table-cell table:formula="of:=[.L11]/[.T11]" office:value-type="float" office:value="1.24345830601419" calcext:value-type="float">
            <text:p>1.24</text:p>
          </table:table-cell>
          <table:table-cell table:formula="of:=[.M11]/[.U11]" office:value-type="float" office:value="1.13316940285914" calcext:value-type="float">
            <text:p>1.13</text:p>
          </table:table-cell>
          <table:table-cell table:formula="of:=[.N11]/[.V11]" office:value-type="float" office:value="1.09274276446536" calcext:value-type="float">
            <text:p>1.09</text:p>
          </table:table-cell>
          <table:table-cell table:formula="of:=[.O11]/[.W11]" office:value-type="float" office:value="1.11953365995282" calcext:value-type="float">
            <text:p>1.12</text:p>
          </table:table-cell>
          <table:table-cell table:formula="of:=[.P11]/[.X11]" office:value-type="float" office:value="1.17277560484343" calcext:value-type="float">
            <text:p>1.17</text:p>
          </table:table-cell>
          <table:table-cell table:number-columns-repeated="2"/>
          <table:table-cell table:formula="of:=['slice-whole-loop'.B40]" office:value-type="float" office:value="0.78125" calcext:value-type="float">
            <text:p>0.78125</text:p>
          </table:table-cell>
          <table:table-cell table:formula="of:=['slice-whole-loop'.C40]" office:value-type="float" office:value="1.0526" calcext:value-type="float">
            <text:p>1.0526</text:p>
          </table:table-cell>
          <table:table-cell table:formula="of:=['slice-whole-loop'.D40]" office:value-type="float" office:value="4.1723" calcext:value-type="float">
            <text:p>4.1723</text:p>
          </table:table-cell>
          <table:table-cell table:formula="of:=['slice-whole-loop'.E40]" office:value-type="float" office:value="4.7005" calcext:value-type="float">
            <text:p>4.7005</text:p>
          </table:table-cell>
          <table:table-cell table:formula="of:=['slice-whole-loop'.F40]" office:value-type="float" office:value="4.7837" calcext:value-type="float">
            <text:p>4.7837</text:p>
          </table:table-cell>
          <table:table-cell table:formula="of:=['slice-whole-loop'.G40]" office:value-type="float" office:value="4.9358" calcext:value-type="float">
            <text:p>4.9358</text:p>
          </table:table-cell>
          <table:table-cell table:formula="of:=['slice-whole-loop'.H40]" office:value-type="float" office:value="5.0074" calcext:value-type="float">
            <text:p>5.0074</text:p>
          </table:table-cell>
          <table:table-cell/>
          <table:table-cell table:formula="of:=['c08-whole-loop'.B40]" office:value-type="float" office:value="0.78125" calcext:value-type="float">
            <text:p>0.78125</text:p>
          </table:table-cell>
          <table:table-cell table:formula="of:=['c08-whole-loop'.C40]" office:value-type="float" office:value="3.2795" calcext:value-type="float">
            <text:p>3.2795</text:p>
          </table:table-cell>
          <table:table-cell table:formula="of:=['c08-whole-loop'.D40]" office:value-type="float" office:value="3.3554" calcext:value-type="float">
            <text:p>3.3554</text:p>
          </table:table-cell>
          <table:table-cell table:formula="of:=['c08-whole-loop'.E40]" office:value-type="float" office:value="4.1481" calcext:value-type="float">
            <text:p>4.1481</text:p>
          </table:table-cell>
          <table:table-cell table:formula="of:=['c08-whole-loop'.F40]" office:value-type="float" office:value="4.3777" calcext:value-type="float">
            <text:p>4.3777</text:p>
          </table:table-cell>
          <table:table-cell table:formula="of:=['c08-whole-loop'.G40]" office:value-type="float" office:value="4.4088" calcext:value-type="float">
            <text:p>4.4088</text:p>
          </table:table-cell>
          <table:table-cell table:formula="of:=['c08-whole-loop'.H40]" office:value-type="float" office:value="4.2697" calcext:value-type="float">
            <text:p>4.2697</text:p>
          </table:table-cell>
        </table:table-row>
        <table:table-row table:style-name="ro1">
          <table:table-cell table:formula="of:=[.J12]" office:value-type="float" office:value="0.390625" calcext:value-type="float">
            <text:p>0.390625</text:p>
          </table:table-cell>
          <table:table-cell table:formula="of:=[.K12]/[.S12]" office:value-type="float" office:value="0.182012106184364" calcext:value-type="float">
            <text:p>0.18</text:p>
          </table:table-cell>
          <table:table-cell table:formula="of:=[.L12]/[.T12]" office:value-type="float" office:value="1.11370944168372" calcext:value-type="float">
            <text:p>1.11</text:p>
          </table:table-cell>
          <table:table-cell table:formula="of:=[.M12]/[.U12]" office:value-type="float" office:value="1.15203769612512" calcext:value-type="float">
            <text:p>1.15</text:p>
          </table:table-cell>
          <table:table-cell table:formula="of:=[.N12]/[.V12]" office:value-type="float" office:value="1.13811519578494" calcext:value-type="float">
            <text:p>1.14</text:p>
          </table:table-cell>
          <table:table-cell table:formula="of:=[.O12]/[.W12]" office:value-type="float" office:value="1.12345076607788" calcext:value-type="float">
            <text:p>1.12</text:p>
          </table:table-cell>
          <table:table-cell table:formula="of:=[.P12]/[.X12]" office:value-type="float" office:value="1.23795565977404" calcext:value-type="float">
            <text:p>1.24</text:p>
          </table:table-cell>
          <table:table-cell table:number-columns-repeated="2"/>
          <table:table-cell table:formula="of:=['slice-whole-loop'.B41]" office:value-type="float" office:value="0.390625" calcext:value-type="float">
            <text:p>0.390625</text:p>
          </table:table-cell>
          <table:table-cell table:formula="of:=['slice-whole-loop'.C41]" office:value-type="float" office:value="0.49915" calcext:value-type="float">
            <text:p>0.49915</text:p>
          </table:table-cell>
          <table:table-cell table:formula="of:=['slice-whole-loop'.D41]" office:value-type="float" office:value="3.81" calcext:value-type="float">
            <text:p>3.81</text:p>
          </table:table-cell>
          <table:table-cell table:formula="of:=['slice-whole-loop'.E41]" office:value-type="float" office:value="4.5964" calcext:value-type="float">
            <text:p>4.5964</text:p>
          </table:table-cell>
          <table:table-cell table:formula="of:=['slice-whole-loop'.F41]" office:value-type="float" office:value="4.7522" calcext:value-type="float">
            <text:p>4.7522</text:p>
          </table:table-cell>
          <table:table-cell table:formula="of:=['slice-whole-loop'.G41]" office:value-type="float" office:value="4.6048" calcext:value-type="float">
            <text:p>4.6048</text:p>
          </table:table-cell>
          <table:table-cell table:formula="of:=['slice-whole-loop'.H41]" office:value-type="float" office:value="4.6458" calcext:value-type="float">
            <text:p>4.6458</text:p>
          </table:table-cell>
          <table:table-cell/>
          <table:table-cell table:formula="of:=['c08-whole-loop'.B41]" office:value-type="float" office:value="0.390625" calcext:value-type="float">
            <text:p>0.390625</text:p>
          </table:table-cell>
          <table:table-cell table:formula="of:=['c08-whole-loop'.C41]" office:value-type="float" office:value="2.7424" calcext:value-type="float">
            <text:p>2.7424</text:p>
          </table:table-cell>
          <table:table-cell table:formula="of:=['c08-whole-loop'.D41]" office:value-type="float" office:value="3.421" calcext:value-type="float">
            <text:p>3.421</text:p>
          </table:table-cell>
          <table:table-cell table:formula="of:=['c08-whole-loop'.E41]" office:value-type="float" office:value="3.9898" calcext:value-type="float">
            <text:p>3.9898</text:p>
          </table:table-cell>
          <table:table-cell table:formula="of:=['c08-whole-loop'.F41]" office:value-type="float" office:value="4.1755" calcext:value-type="float">
            <text:p>4.1755</text:p>
          </table:table-cell>
          <table:table-cell table:formula="of:=['c08-whole-loop'.G41]" office:value-type="float" office:value="4.0988" calcext:value-type="float">
            <text:p>4.0988</text:p>
          </table:table-cell>
          <table:table-cell table:formula="of:=['c08-whole-loop'.H41]" office:value-type="float" office:value="3.7528" calcext:value-type="float">
            <text:p>3.7528</text:p>
          </table:table-cell>
        </table:table-row>
        <table:table-row table:style-name="ro1">
          <table:table-cell table:formula="of:=[.J13]" office:value-type="float" office:value="0.1953125" calcext:value-type="float">
            <text:p>0.1953125</text:p>
          </table:table-cell>
          <table:table-cell table:formula="of:=[.K13]/[.S13]" office:value-type="float" office:value="0.099685178634595" calcext:value-type="float">
            <text:p>0.10</text:p>
          </table:table-cell>
          <table:table-cell table:formula="of:=[.L13]/[.T13]" office:value-type="float" office:value="1.10250122609122" calcext:value-type="float">
            <text:p>1.10</text:p>
          </table:table-cell>
          <table:table-cell table:formula="of:=[.M13]/[.U13]" office:value-type="float" office:value="1.03727415766914" calcext:value-type="float">
            <text:p>1.04</text:p>
          </table:table-cell>
          <table:table-cell table:formula="of:=[.N13]/[.V13]" office:value-type="float" office:value="1.09747442041186" calcext:value-type="float">
            <text:p>1.10</text:p>
          </table:table-cell>
          <table:table-cell table:formula="of:=[.O13]/[.W13]" office:value-type="float" office:value="1.18410445642918" calcext:value-type="float">
            <text:p>1.18</text:p>
          </table:table-cell>
          <table:table-cell table:formula="of:=[.P13]/[.X13]" office:value-type="float" office:value="1.10142667212109" calcext:value-type="float">
            <text:p>1.10</text:p>
          </table:table-cell>
          <table:table-cell table:number-columns-repeated="2"/>
          <table:table-cell table:formula="of:=['slice-whole-loop'.B42]" office:value-type="float" office:value="0.1953125" calcext:value-type="float">
            <text:p>0.1953125</text:p>
          </table:table-cell>
          <table:table-cell table:formula="of:=['slice-whole-loop'.C42]" office:value-type="float" office:value="0.28181" calcext:value-type="float">
            <text:p>0.28181</text:p>
          </table:table-cell>
          <table:table-cell table:formula="of:=['slice-whole-loop'.D42]" office:value-type="float" office:value="3.372" calcext:value-type="float">
            <text:p>3.372</text:p>
          </table:table-cell>
          <table:table-cell table:formula="of:=['slice-whole-loop'.E42]" office:value-type="float" office:value="3.8236" calcext:value-type="float">
            <text:p>3.8236</text:p>
          </table:table-cell>
          <table:table-cell table:formula="of:=['slice-whole-loop'.F42]" office:value-type="float" office:value="4.2368" calcext:value-type="float">
            <text:p>4.2368</text:p>
          </table:table-cell>
          <table:table-cell table:formula="of:=['slice-whole-loop'.G42]" office:value-type="float" office:value="4.1716" calcext:value-type="float">
            <text:p>4.1716</text:p>
          </table:table-cell>
          <table:table-cell table:formula="of:=['slice-whole-loop'.H42]" office:value-type="float" office:value="4.3079" calcext:value-type="float">
            <text:p>4.3079</text:p>
          </table:table-cell>
          <table:table-cell/>
          <table:table-cell table:formula="of:=['c08-whole-loop'.B42]" office:value-type="float" office:value="0.1953125" calcext:value-type="float">
            <text:p>0.1953125</text:p>
          </table:table-cell>
          <table:table-cell table:formula="of:=['c08-whole-loop'.C42]" office:value-type="float" office:value="2.827" calcext:value-type="float">
            <text:p>2.827</text:p>
          </table:table-cell>
          <table:table-cell table:formula="of:=['c08-whole-loop'.D42]" office:value-type="float" office:value="3.0585" calcext:value-type="float">
            <text:p>3.0585</text:p>
          </table:table-cell>
          <table:table-cell table:formula="of:=['c08-whole-loop'.E42]" office:value-type="float" office:value="3.6862" calcext:value-type="float">
            <text:p>3.6862</text:p>
          </table:table-cell>
          <table:table-cell table:formula="of:=['c08-whole-loop'.F42]" office:value-type="float" office:value="3.8605" calcext:value-type="float">
            <text:p>3.8605</text:p>
          </table:table-cell>
          <table:table-cell table:formula="of:=['c08-whole-loop'.G42]" office:value-type="float" office:value="3.523" calcext:value-type="float">
            <text:p>3.523</text:p>
          </table:table-cell>
          <table:table-cell table:formula="of:=['c08-whole-loop'.H42]" office:value-type="float" office:value="3.9112" calcext:value-type="float">
            <text:p>3.9112</text:p>
          </table:table-cell>
        </table:table-row>
        <table:table-row table:style-name="ro1">
          <table:table-cell table:formula="of:=[.J14]" office:value-type="float" office:value="0.09765625" calcext:value-type="float">
            <text:p>0.09765625</text:p>
          </table:table-cell>
          <table:table-cell table:formula="of:=[.K14]/[.S14]" office:value-type="float" office:value="0.436139983548942" calcext:value-type="float">
            <text:p>0.44</text:p>
          </table:table-cell>
          <table:table-cell table:formula="of:=[.L14]/[.T14]" office:value-type="float" office:value="0.433592976434088" calcext:value-type="float">
            <text:p>0.43</text:p>
          </table:table-cell>
          <table:table-cell table:formula="of:=[.M14]/[.U14]" office:value-type="float" office:value="1.0776783593317" calcext:value-type="float">
            <text:p>1.08</text:p>
          </table:table-cell>
          <table:table-cell table:formula="of:=[.N14]/[.V14]" office:value-type="float" office:value="1.05800863700325" calcext:value-type="float">
            <text:p>1.06</text:p>
          </table:table-cell>
          <table:table-cell table:formula="of:=[.O14]/[.W14]" office:value-type="float" office:value="1.06071716653223" calcext:value-type="float">
            <text:p>1.06</text:p>
          </table:table-cell>
          <table:table-cell table:formula="of:=[.P14]/[.X14]" office:value-type="float" office:value="0.741338592262557" calcext:value-type="float">
            <text:p>0.74</text:p>
          </table:table-cell>
          <table:table-cell table:number-columns-repeated="2"/>
          <table:table-cell table:formula="of:=['slice-whole-loop'.B43]" office:value-type="float" office:value="0.09765625" calcext:value-type="float">
            <text:p>0.09765625</text:p>
          </table:table-cell>
          <table:table-cell table:formula="of:=['slice-whole-loop'.C43]" office:value-type="float" office:value="1.1665" calcext:value-type="float">
            <text:p>1.1665</text:p>
          </table:table-cell>
          <table:table-cell table:formula="of:=['slice-whole-loop'.D43]" office:value-type="float" office:value="1.3137" calcext:value-type="float">
            <text:p>1.3137</text:p>
          </table:table-cell>
          <table:table-cell table:formula="of:=['slice-whole-loop'.E43]" office:value-type="float" office:value="4.083" calcext:value-type="float">
            <text:p>4.083</text:p>
          </table:table-cell>
          <table:table-cell table:formula="of:=['slice-whole-loop'.F43]" office:value-type="float" office:value="4.3609" calcext:value-type="float">
            <text:p>4.3609</text:p>
          </table:table-cell>
          <table:table-cell table:formula="of:=['slice-whole-loop'.G43]" office:value-type="float" office:value="4.3395" calcext:value-type="float">
            <text:p>4.3395</text:p>
          </table:table-cell>
          <table:table-cell table:formula="of:=['slice-whole-loop'.H43]" office:value-type="float" office:value="3.0449" calcext:value-type="float">
            <text:p>3.0449</text:p>
          </table:table-cell>
          <table:table-cell/>
          <table:table-cell table:formula="of:=['c08-whole-loop'.B43]" office:value-type="float" office:value="0.09765625" calcext:value-type="float">
            <text:p>0.09765625</text:p>
          </table:table-cell>
          <table:table-cell table:formula="of:=['c08-whole-loop'.C43]" office:value-type="float" office:value="2.6746" calcext:value-type="float">
            <text:p>2.6746</text:p>
          </table:table-cell>
          <table:table-cell table:formula="of:=['c08-whole-loop'.D43]" office:value-type="float" office:value="3.0298" calcext:value-type="float">
            <text:p>3.0298</text:p>
          </table:table-cell>
          <table:table-cell table:formula="of:=['c08-whole-loop'.E43]" office:value-type="float" office:value="3.7887" calcext:value-type="float">
            <text:p>3.7887</text:p>
          </table:table-cell>
          <table:table-cell table:formula="of:=['c08-whole-loop'.F43]" office:value-type="float" office:value="4.1218" calcext:value-type="float">
            <text:p>4.1218</text:p>
          </table:table-cell>
          <table:table-cell table:formula="of:=['c08-whole-loop'.G43]" office:value-type="float" office:value="4.0911" calcext:value-type="float">
            <text:p>4.0911</text:p>
          </table:table-cell>
          <table:table-cell table:formula="of:=['c08-whole-loop'.H43]" office:value-type="float" office:value="4.1073" calcext:value-type="float">
            <text:p>4.1073</text:p>
          </table:table-cell>
        </table:table-row>
        <table:table-row table:style-name="ro1">
          <table:table-cell table:formula="of:=[.J15]" office:value-type="float" office:value="0.048828125" calcext:value-type="float">
            <text:p>0.048828125</text:p>
          </table:table-cell>
          <table:table-cell table:formula="of:=[.K15]/[.S15]" office:value-type="float" office:value="1.06725602357428" calcext:value-type="float">
            <text:p>1.07</text:p>
          </table:table-cell>
          <table:table-cell table:formula="of:=[.L15]/[.T15]" office:value-type="float" office:value="0.217646837065521" calcext:value-type="float">
            <text:p>0.22</text:p>
          </table:table-cell>
          <table:table-cell table:formula="of:=[.M15]/[.U15]" office:value-type="float" office:value="1.08673978065803" calcext:value-type="float">
            <text:p>1.09</text:p>
          </table:table-cell>
          <table:table-cell table:formula="of:=[.N15]/[.V15]" office:value-type="float" office:value="1.07868959512407" calcext:value-type="float">
            <text:p>1.08</text:p>
          </table:table-cell>
          <table:table-cell table:formula="of:=[.O15]/[.W15]" office:value-type="float" office:value="1.08239752556636" calcext:value-type="float">
            <text:p>1.08</text:p>
          </table:table-cell>
          <table:table-cell table:formula="of:=[.P15]/[.X15]" office:value-type="float" office:value="1.08882689356954" calcext:value-type="float">
            <text:p>1.09</text:p>
          </table:table-cell>
          <table:table-cell table:number-columns-repeated="2"/>
          <table:table-cell table:formula="of:=['slice-whole-loop'.B44]" office:value-type="float" office:value="0.048828125" calcext:value-type="float">
            <text:p>0.048828125</text:p>
          </table:table-cell>
          <table:table-cell table:formula="of:=['slice-whole-loop'.C44]" office:value-type="float" office:value="2.4628" calcext:value-type="float">
            <text:p>2.4628</text:p>
          </table:table-cell>
          <table:table-cell table:formula="of:=['slice-whole-loop'.D44]" office:value-type="float" office:value="0.57733" calcext:value-type="float">
            <text:p>0.57733</text:p>
          </table:table-cell>
          <table:table-cell table:formula="of:=['slice-whole-loop'.E44]" office:value-type="float" office:value="3.597" calcext:value-type="float">
            <text:p>3.597</text:p>
          </table:table-cell>
          <table:table-cell table:formula="of:=['slice-whole-loop'.F44]" office:value-type="float" office:value="3.9644" calcext:value-type="float">
            <text:p>3.9644</text:p>
          </table:table-cell>
          <table:table-cell table:formula="of:=['slice-whole-loop'.G44]" office:value-type="float" office:value="3.8844" calcext:value-type="float">
            <text:p>3.8844</text:p>
          </table:table-cell>
          <table:table-cell table:formula="of:=['slice-whole-loop'.H44]" office:value-type="float" office:value="3.9029" calcext:value-type="float">
            <text:p>3.9029</text:p>
          </table:table-cell>
          <table:table-cell/>
          <table:table-cell table:formula="of:=['c08-whole-loop'.B44]" office:value-type="float" office:value="0.048828125" calcext:value-type="float">
            <text:p>0.048828125</text:p>
          </table:table-cell>
          <table:table-cell table:formula="of:=['c08-whole-loop'.C44]" office:value-type="float" office:value="2.3076" calcext:value-type="float">
            <text:p>2.3076</text:p>
          </table:table-cell>
          <table:table-cell table:formula="of:=['c08-whole-loop'.D44]" office:value-type="float" office:value="2.6526" calcext:value-type="float">
            <text:p>2.6526</text:p>
          </table:table-cell>
          <table:table-cell table:formula="of:=['c08-whole-loop'.E44]" office:value-type="float" office:value="3.3099" calcext:value-type="float">
            <text:p>3.3099</text:p>
          </table:table-cell>
          <table:table-cell table:formula="of:=['c08-whole-loop'.F44]" office:value-type="float" office:value="3.6752" calcext:value-type="float">
            <text:p>3.6752</text:p>
          </table:table-cell>
          <table:table-cell table:formula="of:=['c08-whole-loop'.G44]" office:value-type="float" office:value="3.5887" calcext:value-type="float">
            <text:p>3.5887</text:p>
          </table:table-cell>
          <table:table-cell table:formula="of:=['c08-whole-loop'.H44]" office:value-type="float" office:value="3.5845" calcext:value-type="float">
            <text:p>3.5845</text:p>
          </table:table-cell>
        </table:table-row>
        <table:table-row table:style-name="ro1">
          <table:table-cell table:formula="of:=[.J16]" office:value-type="float" office:value="0.0244140625" calcext:value-type="float">
            <text:p>0.0244140625</text:p>
          </table:table-cell>
          <table:table-cell table:formula="of:=[.K16]/[.S16]" office:value-type="float" office:value="0.788649482768475" calcext:value-type="float">
            <text:p>0.79</text:p>
          </table:table-cell>
          <table:table-cell table:formula="of:=[.L16]/[.T16]" office:value-type="float" office:value="0.151723985695996" calcext:value-type="float">
            <text:p>0.15</text:p>
          </table:table-cell>
          <table:table-cell table:formula="of:=[.M16]/[.U16]" office:value-type="float" office:value="1.05130301147696" calcext:value-type="float">
            <text:p>1.05</text:p>
          </table:table-cell>
          <table:table-cell table:formula="of:=[.N16]/[.V16]" office:value-type="float" office:value="1.07097404233871" calcext:value-type="float">
            <text:p>1.07</text:p>
          </table:table-cell>
          <table:table-cell table:formula="of:=[.O16]/[.W16]" office:value-type="float" office:value="1.07075906332412" calcext:value-type="float">
            <text:p>1.07</text:p>
          </table:table-cell>
          <table:table-cell table:formula="of:=[.P16]/[.X16]" office:value-type="float" office:value="1.15310118173554" calcext:value-type="float">
            <text:p>1.15</text:p>
          </table:table-cell>
          <table:table-cell table:number-columns-repeated="2"/>
          <table:table-cell table:formula="of:=['slice-whole-loop'.B45]" office:value-type="float" office:value="0.0244140625" calcext:value-type="float">
            <text:p>0.0244140625</text:p>
          </table:table-cell>
          <table:table-cell table:formula="of:=['slice-whole-loop'.C45]" office:value-type="float" office:value="1.3799" calcext:value-type="float">
            <text:p>1.3799</text:p>
          </table:table-cell>
          <table:table-cell table:formula="of:=['slice-whole-loop'.D45]" office:value-type="float" office:value="0.34367" calcext:value-type="float">
            <text:p>0.34367</text:p>
          </table:table-cell>
          <table:table-cell table:formula="of:=['slice-whole-loop'.E45]" office:value-type="float" office:value="3.2152" calcext:value-type="float">
            <text:p>3.2152</text:p>
          </table:table-cell>
          <table:table-cell table:formula="of:=['slice-whole-loop'.F45]" office:value-type="float" office:value="3.3997" calcext:value-type="float">
            <text:p>3.3997</text:p>
          </table:table-cell>
          <table:table-cell table:formula="of:=['slice-whole-loop'.G45]" office:value-type="float" office:value="3.37" calcext:value-type="float">
            <text:p>3.37</text:p>
          </table:table-cell>
          <table:table-cell table:formula="of:=['slice-whole-loop'.H45]" office:value-type="float" office:value="3.2981" calcext:value-type="float">
            <text:p>3.2981</text:p>
          </table:table-cell>
          <table:table-cell/>
          <table:table-cell table:formula="of:=['c08-whole-loop'.B45]" office:value-type="float" office:value="0.0244140625" calcext:value-type="float">
            <text:p>0.0244140625</text:p>
          </table:table-cell>
          <table:table-cell table:formula="of:=['c08-whole-loop'.C45]" office:value-type="float" office:value="1.7497" calcext:value-type="float">
            <text:p>1.7497</text:p>
          </table:table-cell>
          <table:table-cell table:formula="of:=['c08-whole-loop'.D45]" office:value-type="float" office:value="2.2651" calcext:value-type="float">
            <text:p>2.2651</text:p>
          </table:table-cell>
          <table:table-cell table:formula="of:=['c08-whole-loop'.E45]" office:value-type="float" office:value="3.0583" calcext:value-type="float">
            <text:p>3.0583</text:p>
          </table:table-cell>
          <table:table-cell table:formula="of:=['c08-whole-loop'.F45]" office:value-type="float" office:value="3.1744" calcext:value-type="float">
            <text:p>3.1744</text:p>
          </table:table-cell>
          <table:table-cell table:formula="of:=['c08-whole-loop'.G45]" office:value-type="float" office:value="3.1473" calcext:value-type="float">
            <text:p>3.1473</text:p>
          </table:table-cell>
          <table:table-cell table:formula="of:=['c08-whole-loop'.H45]" office:value-type="float" office:value="2.8602" calcext:value-type="float">
            <text:p>2.8602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17"/>
        </table:table-row>
        <table:table-row table:style-name="ro1">
          <table:table-cell office:value-type="string" calcext:value-type="string">
            <text:p>Force-only slice/c08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Force-only slice</text:p>
          </table:table-cell>
          <table:table-cell table:number-columns-repeated="7"/>
          <table:table-cell office:value-type="string" calcext:value-type="string">
            <text:p>Force-only c08</text:p>
          </table:table-cell>
          <table:table-cell table:number-columns-repeated="6"/>
        </table:table-row>
        <table:table-row table:style-name="ro1">
          <table:table-cell table:formula="of:=[.J19]" office:value-type="string" office:string-value="fraction of memory" calcext:value-type="string">
            <text:p>fraction of memory</text:p>
          </table:table-cell>
          <table:table-cell table:style-name="Default" table:formula="of:=[.K19]" office:value-type="string" office:string-value="1x32" calcext:value-type="string">
            <text:p>1x32</text:p>
          </table:table-cell>
          <table:table-cell table:style-name="Default" table:formula="of:=[.L19]" office:value-type="string" office:string-value="2x16" calcext:value-type="string">
            <text:p>2x16</text:p>
          </table:table-cell>
          <table:table-cell table:style-name="Default" table:formula="of:=[.M19]" office:value-type="string" office:string-value="4x8" calcext:value-type="string">
            <text:p>4x8</text:p>
          </table:table-cell>
          <table:table-cell table:style-name="Default" table:formula="of:=[.N19]" office:value-type="string" office:string-value="8x4" calcext:value-type="string">
            <text:p>8x4</text:p>
          </table:table-cell>
          <table:table-cell table:style-name="Default" table:formula="of:=[.O19]" office:value-type="string" office:string-value="16x2" calcext:value-type="string">
            <text:p>16x2</text:p>
          </table:table-cell>
          <table:table-cell table:style-name="Default" table:formula="of:=[.P19]" office:value-type="string" office:string-value="32x0" calcext:value-type="string">
            <text:p>32x0</text:p>
          </table:table-cell>
          <table:table-cell table:number-columns-repeated="2"/>
          <table:table-cell table:formula="of:=['slice-force-only'.B32]" office:value-type="string" office:string-value="fraction of memory" calcext:value-type="string">
            <text:p>fraction of memory</text:p>
          </table:table-cell>
          <table:table-cell table:formula="of:=['slice-force-only'.C32]" office:value-type="string" office:string-value="1x32" calcext:value-type="string">
            <text:p>1x32</text:p>
          </table:table-cell>
          <table:table-cell table:formula="of:=['slice-force-only'.D32]" office:value-type="string" office:string-value="2x16" calcext:value-type="string">
            <text:p>2x16</text:p>
          </table:table-cell>
          <table:table-cell table:formula="of:=['slice-force-only'.E32]" office:value-type="string" office:string-value="4x8" calcext:value-type="string">
            <text:p>4x8</text:p>
          </table:table-cell>
          <table:table-cell table:formula="of:=['slice-force-only'.F32]" office:value-type="string" office:string-value="8x4" calcext:value-type="string">
            <text:p>8x4</text:p>
          </table:table-cell>
          <table:table-cell table:formula="of:=['slice-force-only'.G32]" office:value-type="string" office:string-value="16x2" calcext:value-type="string">
            <text:p>16x2</text:p>
          </table:table-cell>
          <table:table-cell table:formula="of:=['slice-force-only'.H32]" office:value-type="string" office:string-value="32x0" calcext:value-type="string">
            <text:p>32x0</text:p>
          </table:table-cell>
          <table:table-cell/>
          <table:table-cell table:formula="of:=['c08-force-only'.B32]" office:value-type="string" office:string-value="fraction of memory" calcext:value-type="string">
            <text:p>fraction of memory</text:p>
          </table:table-cell>
          <table:table-cell table:formula="of:=['c08-force-only'.C32]" office:value-type="string" office:string-value="1x32" calcext:value-type="string">
            <text:p>1x32</text:p>
          </table:table-cell>
          <table:table-cell table:formula="of:=['c08-force-only'.D32]" office:value-type="string" office:string-value="2x16" calcext:value-type="string">
            <text:p>2x16</text:p>
          </table:table-cell>
          <table:table-cell table:formula="of:=['c08-force-only'.E32]" office:value-type="string" office:string-value="4x8" calcext:value-type="string">
            <text:p>4x8</text:p>
          </table:table-cell>
          <table:table-cell table:formula="of:=['c08-force-only'.F32]" office:value-type="string" office:string-value="8x4" calcext:value-type="string">
            <text:p>8x4</text:p>
          </table:table-cell>
          <table:table-cell table:formula="of:=['c08-force-only'.G32]" office:value-type="string" office:string-value="16x2" calcext:value-type="string">
            <text:p>16x2</text:p>
          </table:table-cell>
          <table:table-cell table:formula="of:=['c08-force-only'.H32]" office:value-type="string" office:string-value="32x0" calcext:value-type="string">
            <text:p>32x0</text:p>
          </table:table-cell>
        </table:table-row>
        <table:table-row table:style-name="ro1">
          <table:table-cell table:formula="of:=[.J20]" office:value-type="float" office:value="100" calcext:value-type="float">
            <text:p>100</text:p>
          </table:table-cell>
          <table:table-cell table:formula="of:=[.K20]/[.S20]" office:value-type="float" office:value="1.06830166700773" calcext:value-type="float">
            <text:p>1.07</text:p>
          </table:table-cell>
          <table:table-cell table:formula="of:=[.L20]/[.T20]" office:value-type="float" office:value="1.09018403937145" calcext:value-type="float">
            <text:p>1.09</text:p>
          </table:table-cell>
          <table:table-cell table:formula="of:=[.M20]/[.U20]" office:value-type="float" office:value="1.04625547323607" calcext:value-type="float">
            <text:p>1.05</text:p>
          </table:table-cell>
          <table:table-cell table:formula="of:=[.N20]/[.V20]" office:value-type="float" office:value="1.04651513324491" calcext:value-type="float">
            <text:p>1.05</text:p>
          </table:table-cell>
          <table:table-cell table:formula="of:=[.O20]/[.W20]" office:value-type="string" office:string-value="" calcext:value-type="error">
            <text:p>#DIV/0!</text:p>
          </table:table-cell>
          <table:table-cell table:formula="of:=[.P20]/[.X20]" office:value-type="string" office:string-value="" calcext:value-type="error">
            <text:p>#DIV/0!</text:p>
          </table:table-cell>
          <table:table-cell table:number-columns-repeated="2"/>
          <table:table-cell table:formula="of:=['slice-force-only'.B33]" office:value-type="float" office:value="100" calcext:value-type="float">
            <text:p>100</text:p>
          </table:table-cell>
          <table:table-cell table:formula="of:=['slice-force-only'.C33]" office:value-type="float" office:value="6.7866" calcext:value-type="float">
            <text:p>6.7866</text:p>
          </table:table-cell>
          <table:table-cell table:formula="of:=['slice-force-only'.D33]" office:value-type="float" office:value="6.8892" calcext:value-type="float">
            <text:p>6.8892</text:p>
          </table:table-cell>
          <table:table-cell table:formula="of:=['slice-force-only'.E33]" office:value-type="float" office:value="6.9056" calcext:value-type="float">
            <text:p>6.9056</text:p>
          </table:table-cell>
          <table:table-cell table:formula="of:=['slice-force-only'.F33]" office:value-type="float" office:value="6.943" calcext:value-type="float">
            <text:p>6.943</text:p>
          </table:table-cell>
          <table:table-cell table:formula="of:=['slice-force-only'.G33]" office:value-type="float" office:value="0" calcext:value-type="float">
            <text:p>0</text:p>
          </table:table-cell>
          <table:table-cell table:formula="of:=['slice-force-only'.H33]" office:value-type="float" office:value="0" calcext:value-type="float">
            <text:p>0</text:p>
          </table:table-cell>
          <table:table-cell/>
          <table:table-cell table:formula="of:=['c08-force-only'.B33]" office:value-type="float" office:value="100" calcext:value-type="float">
            <text:p>100</text:p>
          </table:table-cell>
          <table:table-cell table:formula="of:=['c08-force-only'.C33]" office:value-type="float" office:value="6.3527" calcext:value-type="float">
            <text:p>6.3527</text:p>
          </table:table-cell>
          <table:table-cell table:formula="of:=['c08-force-only'.D33]" office:value-type="float" office:value="6.3193" calcext:value-type="float">
            <text:p>6.3193</text:p>
          </table:table-cell>
          <table:table-cell table:formula="of:=['c08-force-only'.E33]" office:value-type="float" office:value="6.6003" calcext:value-type="float">
            <text:p>6.6003</text:p>
          </table:table-cell>
          <table:table-cell table:formula="of:=['c08-force-only'.F33]" office:value-type="float" office:value="6.6344" calcext:value-type="float">
            <text:p>6.6344</text:p>
          </table:table-cell>
          <table:table-cell table:formula="of:=['c08-force-only'.G33]" office:value-type="float" office:value="0" calcext:value-type="float">
            <text:p>0</text:p>
          </table:table-cell>
          <table:table-cell table:formula="of:=['c08-force-only'.H33]" office:value-type="float" office:value="0" calcext:value-type="float">
            <text:p>0</text:p>
          </table:table-cell>
        </table:table-row>
        <table:table-row table:style-name="ro1">
          <table:table-cell table:formula="of:=[.J21]" office:value-type="float" office:value="50" calcext:value-type="float">
            <text:p>50</text:p>
          </table:table-cell>
          <table:table-cell table:formula="of:=[.K21]/[.S21]" office:value-type="float" office:value="1.06183615686643" calcext:value-type="float">
            <text:p>1.06</text:p>
          </table:table-cell>
          <table:table-cell table:formula="of:=[.L21]/[.T21]" office:value-type="float" office:value="1.0748511881513" calcext:value-type="float">
            <text:p>1.07</text:p>
          </table:table-cell>
          <table:table-cell table:formula="of:=[.M21]/[.U21]" office:value-type="float" office:value="1.04054543260529" calcext:value-type="float">
            <text:p>1.04</text:p>
          </table:table-cell>
          <table:table-cell table:formula="of:=[.N21]/[.V21]" office:value-type="float" office:value="1.0461582439406" calcext:value-type="float">
            <text:p>1.05</text:p>
          </table:table-cell>
          <table:table-cell table:formula="of:=[.O21]/[.W21]" office:value-type="float" office:value="1.04105651700351" calcext:value-type="float">
            <text:p>1.04</text:p>
          </table:table-cell>
          <table:table-cell table:formula="of:=[.P21]/[.X21]" office:value-type="float" office:value="1.00872915894776" calcext:value-type="float">
            <text:p>1.01</text:p>
          </table:table-cell>
          <table:table-cell table:number-columns-repeated="2"/>
          <table:table-cell table:formula="of:=['slice-force-only'.B34]" office:value-type="float" office:value="50" calcext:value-type="float">
            <text:p>50</text:p>
          </table:table-cell>
          <table:table-cell table:formula="of:=['slice-force-only'.C34]" office:value-type="float" office:value="6.788" calcext:value-type="float">
            <text:p>6.788</text:p>
          </table:table-cell>
          <table:table-cell table:formula="of:=['slice-force-only'.D34]" office:value-type="float" office:value="6.8798" calcext:value-type="float">
            <text:p>6.8798</text:p>
          </table:table-cell>
          <table:table-cell table:formula="of:=['slice-force-only'.E34]" office:value-type="float" office:value="6.8984" calcext:value-type="float">
            <text:p>6.8984</text:p>
          </table:table-cell>
          <table:table-cell table:formula="of:=['slice-force-only'.F34]" office:value-type="float" office:value="6.9535" calcext:value-type="float">
            <text:p>6.9535</text:p>
          </table:table-cell>
          <table:table-cell table:formula="of:=['slice-force-only'.G34]" office:value-type="float" office:value="6.8818" calcext:value-type="float">
            <text:p>6.8818</text:p>
          </table:table-cell>
          <table:table-cell table:formula="of:=['slice-force-only'.H34]" office:value-type="float" office:value="6.8064" calcext:value-type="float">
            <text:p>6.8064</text:p>
          </table:table-cell>
          <table:table-cell/>
          <table:table-cell table:formula="of:=['c08-force-only'.B34]" office:value-type="float" office:value="50" calcext:value-type="float">
            <text:p>50</text:p>
          </table:table-cell>
          <table:table-cell table:formula="of:=['c08-force-only'.C34]" office:value-type="float" office:value="6.3927" calcext:value-type="float">
            <text:p>6.3927</text:p>
          </table:table-cell>
          <table:table-cell table:formula="of:=['c08-force-only'.D34]" office:value-type="float" office:value="6.4007" calcext:value-type="float">
            <text:p>6.4007</text:p>
          </table:table-cell>
          <table:table-cell table:formula="of:=['c08-force-only'.E34]" office:value-type="float" office:value="6.6296" calcext:value-type="float">
            <text:p>6.6296</text:p>
          </table:table-cell>
          <table:table-cell table:formula="of:=['c08-force-only'.F34]" office:value-type="float" office:value="6.6467" calcext:value-type="float">
            <text:p>6.6467</text:p>
          </table:table-cell>
          <table:table-cell table:formula="of:=['c08-force-only'.G34]" office:value-type="float" office:value="6.6104" calcext:value-type="float">
            <text:p>6.6104</text:p>
          </table:table-cell>
          <table:table-cell table:formula="of:=['c08-force-only'.H34]" office:value-type="float" office:value="6.7475" calcext:value-type="float">
            <text:p>6.7475</text:p>
          </table:table-cell>
        </table:table-row>
        <table:table-row table:style-name="ro1">
          <table:table-cell table:formula="of:=[.J22]" office:value-type="float" office:value="25" calcext:value-type="float">
            <text:p>25</text:p>
          </table:table-cell>
          <table:table-cell table:formula="of:=[.K22]/[.S22]" office:value-type="float" office:value="1.07522599405778" calcext:value-type="float">
            <text:p>1.08</text:p>
          </table:table-cell>
          <table:table-cell table:formula="of:=[.L22]/[.T22]" office:value-type="float" office:value="1.08831908831909" calcext:value-type="float">
            <text:p>1.09</text:p>
          </table:table-cell>
          <table:table-cell table:formula="of:=[.M22]/[.U22]" office:value-type="float" office:value="1.0504309887746" calcext:value-type="float">
            <text:p>1.05</text:p>
          </table:table-cell>
          <table:table-cell table:formula="of:=[.N22]/[.V22]" office:value-type="float" office:value="1.04640869056372" calcext:value-type="float">
            <text:p>1.05</text:p>
          </table:table-cell>
          <table:table-cell table:formula="of:=[.O22]/[.W22]" office:value-type="float" office:value="1.03866956326317" calcext:value-type="float">
            <text:p>1.04</text:p>
          </table:table-cell>
          <table:table-cell table:formula="of:=[.P22]/[.X22]" office:value-type="float" office:value="1.01674312941628" calcext:value-type="float">
            <text:p>1.02</text:p>
          </table:table-cell>
          <table:table-cell table:number-columns-repeated="2"/>
          <table:table-cell table:formula="of:=['slice-force-only'.B35]" office:value-type="float" office:value="25" calcext:value-type="float">
            <text:p>25</text:p>
          </table:table-cell>
          <table:table-cell table:formula="of:=['slice-force-only'.C35]" office:value-type="float" office:value="6.8036" calcext:value-type="float">
            <text:p>6.8036</text:p>
          </table:table-cell>
          <table:table-cell table:formula="of:=['slice-force-only'.D35]" office:value-type="float" office:value="6.876" calcext:value-type="float">
            <text:p>6.876</text:p>
          </table:table-cell>
          <table:table-cell table:formula="of:=['slice-force-only'.E35]" office:value-type="float" office:value="6.934" calcext:value-type="float">
            <text:p>6.934</text:p>
          </table:table-cell>
          <table:table-cell table:formula="of:=['slice-force-only'.F35]" office:value-type="float" office:value="6.974" calcext:value-type="float">
            <text:p>6.974</text:p>
          </table:table-cell>
          <table:table-cell table:formula="of:=['slice-force-only'.G35]" office:value-type="float" office:value="6.9326" calcext:value-type="float">
            <text:p>6.9326</text:p>
          </table:table-cell>
          <table:table-cell table:formula="of:=['slice-force-only'.H35]" office:value-type="float" office:value="6.8924" calcext:value-type="float">
            <text:p>6.8924</text:p>
          </table:table-cell>
          <table:table-cell/>
          <table:table-cell table:formula="of:=['c08-force-only'.B35]" office:value-type="float" office:value="25" calcext:value-type="float">
            <text:p>25</text:p>
          </table:table-cell>
          <table:table-cell table:formula="of:=['c08-force-only'.C35]" office:value-type="float" office:value="6.3276" calcext:value-type="float">
            <text:p>6.3276</text:p>
          </table:table-cell>
          <table:table-cell table:formula="of:=['c08-force-only'.D35]" office:value-type="float" office:value="6.318" calcext:value-type="float">
            <text:p>6.318</text:p>
          </table:table-cell>
          <table:table-cell table:formula="of:=['c08-force-only'.E35]" office:value-type="float" office:value="6.6011" calcext:value-type="float">
            <text:p>6.6011</text:p>
          </table:table-cell>
          <table:table-cell table:formula="of:=['c08-force-only'.F35]" office:value-type="float" office:value="6.6647" calcext:value-type="float">
            <text:p>6.6647</text:p>
          </table:table-cell>
          <table:table-cell table:formula="of:=['c08-force-only'.G35]" office:value-type="float" office:value="6.6745" calcext:value-type="float">
            <text:p>6.6745</text:p>
          </table:table-cell>
          <table:table-cell table:formula="of:=['c08-force-only'.H35]" office:value-type="float" office:value="6.7789" calcext:value-type="float">
            <text:p>6.7789</text:p>
          </table:table-cell>
        </table:table-row>
        <table:table-row table:style-name="ro1">
          <table:table-cell table:formula="of:=[.J23]" office:value-type="float" office:value="12.5" calcext:value-type="float">
            <text:p>12.5</text:p>
          </table:table-cell>
          <table:table-cell table:formula="of:=[.K23]/[.S23]" office:value-type="float" office:value="1.05772797159568" calcext:value-type="float">
            <text:p>1.06</text:p>
          </table:table-cell>
          <table:table-cell table:formula="of:=[.L23]/[.T23]" office:value-type="float" office:value="1.08508802760648" calcext:value-type="float">
            <text:p>1.09</text:p>
          </table:table-cell>
          <table:table-cell table:formula="of:=[.M23]/[.U23]" office:value-type="float" office:value="1.04134008356461" calcext:value-type="float">
            <text:p>1.04</text:p>
          </table:table-cell>
          <table:table-cell table:formula="of:=[.N23]/[.V23]" office:value-type="float" office:value="1.04189071854007" calcext:value-type="float">
            <text:p>1.04</text:p>
          </table:table-cell>
          <table:table-cell table:formula="of:=[.O23]/[.W23]" office:value-type="float" office:value="1.03320342234266" calcext:value-type="float">
            <text:p>1.03</text:p>
          </table:table-cell>
          <table:table-cell table:formula="of:=[.P23]/[.X23]" office:value-type="float" office:value="1.01935445272069" calcext:value-type="float">
            <text:p>1.02</text:p>
          </table:table-cell>
          <table:table-cell table:number-columns-repeated="2"/>
          <table:table-cell table:formula="of:=['slice-force-only'.B36]" office:value-type="float" office:value="12.5" calcext:value-type="float">
            <text:p>12.5</text:p>
          </table:table-cell>
          <table:table-cell table:formula="of:=['slice-force-only'.C36]" office:value-type="float" office:value="6.6731" calcext:value-type="float">
            <text:p>6.6731</text:p>
          </table:table-cell>
          <table:table-cell table:formula="of:=['slice-force-only'.D36]" office:value-type="float" office:value="6.792" calcext:value-type="float">
            <text:p>6.792</text:p>
          </table:table-cell>
          <table:table-cell table:formula="of:=['slice-force-only'.E36]" office:value-type="float" office:value="6.8289" calcext:value-type="float">
            <text:p>6.8289</text:p>
          </table:table-cell>
          <table:table-cell table:formula="of:=['slice-force-only'.F36]" office:value-type="float" office:value="6.8397" calcext:value-type="float">
            <text:p>6.8397</text:p>
          </table:table-cell>
          <table:table-cell table:formula="of:=['slice-force-only'.G36]" office:value-type="float" office:value="6.7867" calcext:value-type="float">
            <text:p>6.7867</text:p>
          </table:table-cell>
          <table:table-cell table:formula="of:=['slice-force-only'.H36]" office:value-type="float" office:value="6.8152" calcext:value-type="float">
            <text:p>6.8152</text:p>
          </table:table-cell>
          <table:table-cell/>
          <table:table-cell table:formula="of:=['c08-force-only'.B36]" office:value-type="float" office:value="12.5" calcext:value-type="float">
            <text:p>12.5</text:p>
          </table:table-cell>
          <table:table-cell table:formula="of:=['c08-force-only'.C36]" office:value-type="float" office:value="6.3089" calcext:value-type="float">
            <text:p>6.3089</text:p>
          </table:table-cell>
          <table:table-cell table:formula="of:=['c08-force-only'.D36]" office:value-type="float" office:value="6.2594" calcext:value-type="float">
            <text:p>6.2594</text:p>
          </table:table-cell>
          <table:table-cell table:formula="of:=['c08-force-only'.E36]" office:value-type="float" office:value="6.5578" calcext:value-type="float">
            <text:p>6.5578</text:p>
          </table:table-cell>
          <table:table-cell table:formula="of:=['c08-force-only'.F36]" office:value-type="float" office:value="6.5647" calcext:value-type="float">
            <text:p>6.5647</text:p>
          </table:table-cell>
          <table:table-cell table:formula="of:=['c08-force-only'.G36]" office:value-type="float" office:value="6.5686" calcext:value-type="float">
            <text:p>6.5686</text:p>
          </table:table-cell>
          <table:table-cell table:formula="of:=['c08-force-only'.H36]" office:value-type="float" office:value="6.6858" calcext:value-type="float">
            <text:p>6.6858</text:p>
          </table:table-cell>
        </table:table-row>
        <table:table-row table:style-name="ro1">
          <table:table-cell table:formula="of:=[.J24]" office:value-type="float" office:value="6.25" calcext:value-type="float">
            <text:p>6.25</text:p>
          </table:table-cell>
          <table:table-cell table:formula="of:=[.K24]/[.S24]" office:value-type="float" office:value="1.04246869295071" calcext:value-type="float">
            <text:p>1.04</text:p>
          </table:table-cell>
          <table:table-cell table:formula="of:=[.L24]/[.T24]" office:value-type="float" office:value="1.07511171119041" calcext:value-type="float">
            <text:p>1.08</text:p>
          </table:table-cell>
          <table:table-cell table:formula="of:=[.M24]/[.U24]" office:value-type="float" office:value="1.03129046180406" calcext:value-type="float">
            <text:p>1.03</text:p>
          </table:table-cell>
          <table:table-cell table:formula="of:=[.N24]/[.V24]" office:value-type="float" office:value="1.02695983817921" calcext:value-type="float">
            <text:p>1.03</text:p>
          </table:table-cell>
          <table:table-cell table:formula="of:=[.O24]/[.W24]" office:value-type="float" office:value="1.02184307594226" calcext:value-type="float">
            <text:p>1.02</text:p>
          </table:table-cell>
          <table:table-cell table:formula="of:=[.P24]/[.X24]" office:value-type="float" office:value="1.00463514963634" calcext:value-type="float">
            <text:p>1.00</text:p>
          </table:table-cell>
          <table:table-cell table:number-columns-repeated="2"/>
          <table:table-cell table:formula="of:=['slice-force-only'.B37]" office:value-type="float" office:value="6.25" calcext:value-type="float">
            <text:p>6.25</text:p>
          </table:table-cell>
          <table:table-cell table:formula="of:=['slice-force-only'.C37]" office:value-type="float" office:value="6.5098" calcext:value-type="float">
            <text:p>6.5098</text:p>
          </table:table-cell>
          <table:table-cell table:formula="of:=['slice-force-only'.D37]" office:value-type="float" office:value="6.6887" calcext:value-type="float">
            <text:p>6.6887</text:p>
          </table:table-cell>
          <table:table-cell table:formula="of:=['slice-force-only'.E37]" office:value-type="float" office:value="6.6906" calcext:value-type="float">
            <text:p>6.6906</text:p>
          </table:table-cell>
          <table:table-cell table:formula="of:=['slice-force-only'.F37]" office:value-type="float" office:value="6.6509" calcext:value-type="float">
            <text:p>6.6509</text:p>
          </table:table-cell>
          <table:table-cell table:formula="of:=['slice-force-only'.G37]" office:value-type="float" office:value="6.7318" calcext:value-type="float">
            <text:p>6.7318</text:p>
          </table:table-cell>
          <table:table-cell table:formula="of:=['slice-force-only'.H37]" office:value-type="float" office:value="6.7407" calcext:value-type="float">
            <text:p>6.7407</text:p>
          </table:table-cell>
          <table:table-cell/>
          <table:table-cell table:formula="of:=['c08-force-only'.B37]" office:value-type="float" office:value="6.25" calcext:value-type="float">
            <text:p>6.25</text:p>
          </table:table-cell>
          <table:table-cell table:formula="of:=['c08-force-only'.C37]" office:value-type="float" office:value="6.2446" calcext:value-type="float">
            <text:p>6.2446</text:p>
          </table:table-cell>
          <table:table-cell table:formula="of:=['c08-force-only'.D37]" office:value-type="float" office:value="6.2214" calcext:value-type="float">
            <text:p>6.2214</text:p>
          </table:table-cell>
          <table:table-cell table:formula="of:=['c08-force-only'.E37]" office:value-type="float" office:value="6.4876" calcext:value-type="float">
            <text:p>6.4876</text:p>
          </table:table-cell>
          <table:table-cell table:formula="of:=['c08-force-only'.F37]" office:value-type="float" office:value="6.4763" calcext:value-type="float">
            <text:p>6.4763</text:p>
          </table:table-cell>
          <table:table-cell table:formula="of:=['c08-force-only'.G37]" office:value-type="float" office:value="6.5879" calcext:value-type="float">
            <text:p>6.5879</text:p>
          </table:table-cell>
          <table:table-cell table:formula="of:=['c08-force-only'.H37]" office:value-type="float" office:value="6.7096" calcext:value-type="float">
            <text:p>6.7096</text:p>
          </table:table-cell>
        </table:table-row>
        <table:table-row table:style-name="ro1">
          <table:table-cell table:formula="of:=[.J25]" office:value-type="float" office:value="3.125" calcext:value-type="float">
            <text:p>3.125</text:p>
          </table:table-cell>
          <table:table-cell table:formula="of:=[.K25]/[.S25]" office:value-type="float" office:value="1.03781159259318" calcext:value-type="float">
            <text:p>1.04</text:p>
          </table:table-cell>
          <table:table-cell table:formula="of:=[.L25]/[.T25]" office:value-type="float" office:value="1.08642799256328" calcext:value-type="float">
            <text:p>1.09</text:p>
          </table:table-cell>
          <table:table-cell table:formula="of:=[.M25]/[.U25]" office:value-type="float" office:value="1.05321388508997" calcext:value-type="float">
            <text:p>1.05</text:p>
          </table:table-cell>
          <table:table-cell table:formula="of:=[.N25]/[.V25]" office:value-type="float" office:value="1.03831435079727" calcext:value-type="float">
            <text:p>1.04</text:p>
          </table:table-cell>
          <table:table-cell table:formula="of:=[.O25]/[.W25]" office:value-type="float" office:value="1.02946192740171" calcext:value-type="float">
            <text:p>1.03</text:p>
          </table:table-cell>
          <table:table-cell table:formula="of:=[.P25]/[.X25]" office:value-type="float" office:value="1.01012714370195" calcext:value-type="float">
            <text:p>1.01</text:p>
          </table:table-cell>
          <table:table-cell table:number-columns-repeated="2"/>
          <table:table-cell table:formula="of:=['slice-force-only'.B38]" office:value-type="float" office:value="3.125" calcext:value-type="float">
            <text:p>3.125</text:p>
          </table:table-cell>
          <table:table-cell table:formula="of:=['slice-force-only'.C38]" office:value-type="float" office:value="6.5406" calcext:value-type="float">
            <text:p>6.5406</text:p>
          </table:table-cell>
          <table:table-cell table:formula="of:=['slice-force-only'.D38]" office:value-type="float" office:value="6.837" calcext:value-type="float">
            <text:p>6.837</text:p>
          </table:table-cell>
          <table:table-cell table:formula="of:=['slice-force-only'.E38]" office:value-type="float" office:value="6.854" calcext:value-type="float">
            <text:p>6.854</text:p>
          </table:table-cell>
          <table:table-cell table:formula="of:=['slice-force-only'.F38]" office:value-type="float" office:value="6.8373" calcext:value-type="float">
            <text:p>6.8373</text:p>
          </table:table-cell>
          <table:table-cell table:formula="of:=['slice-force-only'.G38]" office:value-type="float" office:value="6.8207" calcext:value-type="float">
            <text:p>6.8207</text:p>
          </table:table-cell>
          <table:table-cell table:formula="of:=['slice-force-only'.H38]" office:value-type="float" office:value="6.8325" calcext:value-type="float">
            <text:p>6.8325</text:p>
          </table:table-cell>
          <table:table-cell/>
          <table:table-cell table:formula="of:=['c08-force-only'.B38]" office:value-type="float" office:value="3.125" calcext:value-type="float">
            <text:p>3.125</text:p>
          </table:table-cell>
          <table:table-cell table:formula="of:=['c08-force-only'.C38]" office:value-type="float" office:value="6.3023" calcext:value-type="float">
            <text:p>6.3023</text:p>
          </table:table-cell>
          <table:table-cell table:formula="of:=['c08-force-only'.D38]" office:value-type="float" office:value="6.2931" calcext:value-type="float">
            <text:p>6.2931</text:p>
          </table:table-cell>
          <table:table-cell table:formula="of:=['c08-force-only'.E38]" office:value-type="float" office:value="6.5077" calcext:value-type="float">
            <text:p>6.5077</text:p>
          </table:table-cell>
          <table:table-cell table:formula="of:=['c08-force-only'.F38]" office:value-type="float" office:value="6.585" calcext:value-type="float">
            <text:p>6.585</text:p>
          </table:table-cell>
          <table:table-cell table:formula="of:=['c08-force-only'.G38]" office:value-type="float" office:value="6.6255" calcext:value-type="float">
            <text:p>6.6255</text:p>
          </table:table-cell>
          <table:table-cell table:formula="of:=['c08-force-only'.H38]" office:value-type="float" office:value="6.764" calcext:value-type="float">
            <text:p>6.764</text:p>
          </table:table-cell>
        </table:table-row>
        <table:table-row table:style-name="ro1">
          <table:table-cell table:formula="of:=[.J26]" office:value-type="float" office:value="1.5625" calcext:value-type="float">
            <text:p>1.5625</text:p>
          </table:table-cell>
          <table:table-cell table:formula="of:=[.K26]/[.S26]" office:value-type="float" office:value="0.996847007082107" calcext:value-type="float">
            <text:p>1.00</text:p>
          </table:table-cell>
          <table:table-cell table:formula="of:=[.L26]/[.T26]" office:value-type="float" office:value="1.06067677946324" calcext:value-type="float">
            <text:p>1.06</text:p>
          </table:table-cell>
          <table:table-cell table:formula="of:=[.M26]/[.U26]" office:value-type="float" office:value="1.04058860560277" calcext:value-type="float">
            <text:p>1.04</text:p>
          </table:table-cell>
          <table:table-cell table:formula="of:=[.N26]/[.V26]" office:value-type="float" office:value="1.02321614118888" calcext:value-type="float">
            <text:p>1.02</text:p>
          </table:table-cell>
          <table:table-cell table:formula="of:=[.O26]/[.W26]" office:value-type="float" office:value="1.02157276380826" calcext:value-type="float">
            <text:p>1.02</text:p>
          </table:table-cell>
          <table:table-cell table:formula="of:=[.P26]/[.X26]" office:value-type="float" office:value="1.01690847105227" calcext:value-type="float">
            <text:p>1.02</text:p>
          </table:table-cell>
          <table:table-cell table:number-columns-repeated="2"/>
          <table:table-cell table:formula="of:=['slice-force-only'.B39]" office:value-type="float" office:value="1.5625" calcext:value-type="float">
            <text:p>1.5625</text:p>
          </table:table-cell>
          <table:table-cell table:formula="of:=['slice-force-only'.C39]" office:value-type="float" office:value="6.1651" calcext:value-type="float">
            <text:p>6.1651</text:p>
          </table:table-cell>
          <table:table-cell table:formula="of:=['slice-force-only'.D39]" office:value-type="float" office:value="6.5448" calcext:value-type="float">
            <text:p>6.5448</text:p>
          </table:table-cell>
          <table:table-cell table:formula="of:=['slice-force-only'.E39]" office:value-type="float" office:value="6.6119" calcext:value-type="float">
            <text:p>6.6119</text:p>
          </table:table-cell>
          <table:table-cell table:formula="of:=['slice-force-only'.F39]" office:value-type="float" office:value="6.5978" calcext:value-type="float">
            <text:p>6.5978</text:p>
          </table:table-cell>
          <table:table-cell table:formula="of:=['slice-force-only'.G39]" office:value-type="float" office:value="6.6344" calcext:value-type="float">
            <text:p>6.6344</text:p>
          </table:table-cell>
          <table:table-cell table:formula="of:=['slice-force-only'.H39]" office:value-type="float" office:value="6.6517" calcext:value-type="float">
            <text:p>6.6517</text:p>
          </table:table-cell>
          <table:table-cell/>
          <table:table-cell table:formula="of:=['c08-force-only'.B39]" office:value-type="float" office:value="1.5625" calcext:value-type="float">
            <text:p>1.5625</text:p>
          </table:table-cell>
          <table:table-cell table:formula="of:=['c08-force-only'.C39]" office:value-type="float" office:value="6.1846" calcext:value-type="float">
            <text:p>6.1846</text:p>
          </table:table-cell>
          <table:table-cell table:formula="of:=['c08-force-only'.D39]" office:value-type="float" office:value="6.1704" calcext:value-type="float">
            <text:p>6.1704</text:p>
          </table:table-cell>
          <table:table-cell table:formula="of:=['c08-force-only'.E39]" office:value-type="float" office:value="6.354" calcext:value-type="float">
            <text:p>6.354</text:p>
          </table:table-cell>
          <table:table-cell table:formula="of:=['c08-force-only'.F39]" office:value-type="float" office:value="6.4481" calcext:value-type="float">
            <text:p>6.4481</text:p>
          </table:table-cell>
          <table:table-cell table:formula="of:=['c08-force-only'.G39]" office:value-type="float" office:value="6.4943" calcext:value-type="float">
            <text:p>6.4943</text:p>
          </table:table-cell>
          <table:table-cell table:formula="of:=['c08-force-only'.H39]" office:value-type="float" office:value="6.5411" calcext:value-type="float">
            <text:p>6.5411</text:p>
          </table:table-cell>
        </table:table-row>
        <table:table-row table:style-name="ro1">
          <table:table-cell table:formula="of:=[.J27]" office:value-type="float" office:value="0.78125" calcext:value-type="float">
            <text:p>0.78125</text:p>
          </table:table-cell>
          <table:table-cell table:formula="of:=[.K27]/[.S27]" office:value-type="float" office:value="0.213385561317044" calcext:value-type="float">
            <text:p>0.21</text:p>
          </table:table-cell>
          <table:table-cell table:formula="of:=[.L27]/[.T27]" office:value-type="float" office:value="1.0429765726819" calcext:value-type="float">
            <text:p>1.04</text:p>
          </table:table-cell>
          <table:table-cell table:formula="of:=[.M27]/[.U27]" office:value-type="float" office:value="1.04471687455153" calcext:value-type="float">
            <text:p>1.04</text:p>
          </table:table-cell>
          <table:table-cell table:formula="of:=[.N27]/[.V27]" office:value-type="float" office:value="1.01133871424948" calcext:value-type="float">
            <text:p>1.01</text:p>
          </table:table-cell>
          <table:table-cell table:formula="of:=[.O27]/[.W27]" office:value-type="float" office:value="1.00285913326173" calcext:value-type="float">
            <text:p>1.00</text:p>
          </table:table-cell>
          <table:table-cell table:formula="of:=[.P27]/[.X27]" office:value-type="float" office:value="0.987019751939294" calcext:value-type="float">
            <text:p>0.99</text:p>
          </table:table-cell>
          <table:table-cell table:number-columns-repeated="2"/>
          <table:table-cell table:formula="of:=['slice-force-only'.B40]" office:value-type="float" office:value="0.78125" calcext:value-type="float">
            <text:p>0.78125</text:p>
          </table:table-cell>
          <table:table-cell table:formula="of:=['slice-force-only'.C40]" office:value-type="float" office:value="1.3292" calcext:value-type="float">
            <text:p>1.3292</text:p>
          </table:table-cell>
          <table:table-cell table:formula="of:=['slice-force-only'.D40]" office:value-type="float" office:value="6.5622" calcext:value-type="float">
            <text:p>6.5622</text:p>
          </table:table-cell>
          <table:table-cell table:formula="of:=['slice-force-only'.E40]" office:value-type="float" office:value="6.843" calcext:value-type="float">
            <text:p>6.843</text:p>
          </table:table-cell>
          <table:table-cell table:formula="of:=['slice-force-only'.F40]" office:value-type="float" office:value="6.7787" calcext:value-type="float">
            <text:p>6.7787</text:p>
          </table:table-cell>
          <table:table-cell table:formula="of:=['slice-force-only'.G40]" office:value-type="float" office:value="6.9099" calcext:value-type="float">
            <text:p>6.9099</text:p>
          </table:table-cell>
          <table:table-cell table:formula="of:=['slice-force-only'.H40]" office:value-type="float" office:value="7.0109" calcext:value-type="float">
            <text:p>7.0109</text:p>
          </table:table-cell>
          <table:table-cell/>
          <table:table-cell table:formula="of:=['c08-force-only'.B40]" office:value-type="float" office:value="0.78125" calcext:value-type="float">
            <text:p>0.78125</text:p>
          </table:table-cell>
          <table:table-cell table:formula="of:=['c08-force-only'.C40]" office:value-type="float" office:value="6.2291" calcext:value-type="float">
            <text:p>6.2291</text:p>
          </table:table-cell>
          <table:table-cell table:formula="of:=['c08-force-only'.D40]" office:value-type="float" office:value="6.2918" calcext:value-type="float">
            <text:p>6.2918</text:p>
          </table:table-cell>
          <table:table-cell table:formula="of:=['c08-force-only'.E40]" office:value-type="float" office:value="6.5501" calcext:value-type="float">
            <text:p>6.5501</text:p>
          </table:table-cell>
          <table:table-cell table:formula="of:=['c08-force-only'.F40]" office:value-type="float" office:value="6.7027" calcext:value-type="float">
            <text:p>6.7027</text:p>
          </table:table-cell>
          <table:table-cell table:formula="of:=['c08-force-only'.G40]" office:value-type="float" office:value="6.8902" calcext:value-type="float">
            <text:p>6.8902</text:p>
          </table:table-cell>
          <table:table-cell table:formula="of:=['c08-force-only'.H40]" office:value-type="float" office:value="7.1031" calcext:value-type="float">
            <text:p>7.1031</text:p>
          </table:table-cell>
        </table:table-row>
        <table:table-row table:style-name="ro1">
          <table:table-cell table:formula="of:=[.J28]" office:value-type="float" office:value="0.390625" calcext:value-type="float">
            <text:p>0.390625</text:p>
          </table:table-cell>
          <table:table-cell table:formula="of:=[.K28]/[.S28]" office:value-type="float" office:value="0.0963752127592511" calcext:value-type="float">
            <text:p>0.10</text:p>
          </table:table-cell>
          <table:table-cell table:formula="of:=[.L28]/[.T28]" office:value-type="float" office:value="1.06814527043164" calcext:value-type="float">
            <text:p>1.07</text:p>
          </table:table-cell>
          <table:table-cell table:formula="of:=[.M28]/[.U28]" office:value-type="float" office:value="1.06195672276678" calcext:value-type="float">
            <text:p>1.06</text:p>
          </table:table-cell>
          <table:table-cell table:formula="of:=[.N28]/[.V28]" office:value-type="float" office:value="1.03279905466004" calcext:value-type="float">
            <text:p>1.03</text:p>
          </table:table-cell>
          <table:table-cell table:formula="of:=[.O28]/[.W28]" office:value-type="float" office:value="1.01471722656664" calcext:value-type="float">
            <text:p>1.01</text:p>
          </table:table-cell>
          <table:table-cell table:formula="of:=[.P28]/[.X28]" office:value-type="float" office:value="1.00535118053899" calcext:value-type="float">
            <text:p>1.01</text:p>
          </table:table-cell>
          <table:table-cell table:number-columns-repeated="2"/>
          <table:table-cell table:formula="of:=['slice-force-only'.B41]" office:value-type="float" office:value="0.390625" calcext:value-type="float">
            <text:p>0.390625</text:p>
          </table:table-cell>
          <table:table-cell table:formula="of:=['slice-force-only'.C41]" office:value-type="float" office:value="0.61152" calcext:value-type="float">
            <text:p>0.61152</text:p>
          </table:table-cell>
          <table:table-cell table:formula="of:=['slice-force-only'.D41]" office:value-type="float" office:value="6.7087" calcext:value-type="float">
            <text:p>6.7087</text:p>
          </table:table-cell>
          <table:table-cell table:formula="of:=['slice-force-only'.E41]" office:value-type="float" office:value="6.8904" calcext:value-type="float">
            <text:p>6.8904</text:p>
          </table:table-cell>
          <table:table-cell table:formula="of:=['slice-force-only'.F41]" office:value-type="float" office:value="6.8173" calcext:value-type="float">
            <text:p>6.8173</text:p>
          </table:table-cell>
          <table:table-cell table:formula="of:=['slice-force-only'.G41]" office:value-type="float" office:value="6.7086" calcext:value-type="float">
            <text:p>6.7086</text:p>
          </table:table-cell>
          <table:table-cell table:formula="of:=['slice-force-only'.H41]" office:value-type="float" office:value="6.7447" calcext:value-type="float">
            <text:p>6.7447</text:p>
          </table:table-cell>
          <table:table-cell/>
          <table:table-cell table:formula="of:=['c08-force-only'.B41]" office:value-type="float" office:value="0.390625" calcext:value-type="float">
            <text:p>0.390625</text:p>
          </table:table-cell>
          <table:table-cell table:formula="of:=['c08-force-only'.C41]" office:value-type="float" office:value="6.3452" calcext:value-type="float">
            <text:p>6.3452</text:p>
          </table:table-cell>
          <table:table-cell table:formula="of:=['c08-force-only'.D41]" office:value-type="float" office:value="6.2807" calcext:value-type="float">
            <text:p>6.2807</text:p>
          </table:table-cell>
          <table:table-cell table:formula="of:=['c08-force-only'.E41]" office:value-type="float" office:value="6.4884" calcext:value-type="float">
            <text:p>6.4884</text:p>
          </table:table-cell>
          <table:table-cell table:formula="of:=['c08-force-only'.F41]" office:value-type="float" office:value="6.6008" calcext:value-type="float">
            <text:p>6.6008</text:p>
          </table:table-cell>
          <table:table-cell table:formula="of:=['c08-force-only'.G41]" office:value-type="float" office:value="6.6113" calcext:value-type="float">
            <text:p>6.6113</text:p>
          </table:table-cell>
          <table:table-cell table:formula="of:=['c08-force-only'.H41]" office:value-type="float" office:value="6.7088" calcext:value-type="float">
            <text:p>6.7088</text:p>
          </table:table-cell>
        </table:table-row>
        <table:table-row table:style-name="ro1">
          <table:table-cell table:formula="of:=[.J29]" office:value-type="float" office:value="0.1953125" calcext:value-type="float">
            <text:p>0.1953125</text:p>
          </table:table-cell>
          <table:table-cell table:formula="of:=[.K29]/[.S29]" office:value-type="float" office:value="0.0553846403215872" calcext:value-type="float">
            <text:p>0.06</text:p>
          </table:table-cell>
          <table:table-cell table:formula="of:=[.L29]/[.T29]" office:value-type="float" office:value="0.99523940161699" calcext:value-type="float">
            <text:p>1.00</text:p>
          </table:table-cell>
          <table:table-cell table:formula="of:=[.M29]/[.U29]" office:value-type="float" office:value="1.00234631628344" calcext:value-type="float">
            <text:p>1.00</text:p>
          </table:table-cell>
          <table:table-cell table:formula="of:=[.N29]/[.V29]" office:value-type="float" office:value="1.00151872055542" calcext:value-type="float">
            <text:p>1.00</text:p>
          </table:table-cell>
          <table:table-cell table:formula="of:=[.O29]/[.W29]" office:value-type="float" office:value="1.02258266729353" calcext:value-type="float">
            <text:p>1.02</text:p>
          </table:table-cell>
          <table:table-cell table:formula="of:=[.P29]/[.X29]" office:value-type="float" office:value="1.01783460795791" calcext:value-type="float">
            <text:p>1.02</text:p>
          </table:table-cell>
          <table:table-cell table:number-columns-repeated="2"/>
          <table:table-cell table:formula="of:=['slice-force-only'.B42]" office:value-type="float" office:value="0.1953125" calcext:value-type="float">
            <text:p>0.1953125</text:p>
          </table:table-cell>
          <table:table-cell table:formula="of:=['slice-force-only'.C42]" office:value-type="float" office:value="0.34169" calcext:value-type="float">
            <text:p>0.34169</text:p>
          </table:table-cell>
          <table:table-cell table:formula="of:=['slice-force-only'.D42]" office:value-type="float" office:value="6.1672" calcext:value-type="float">
            <text:p>6.1672</text:p>
          </table:table-cell>
          <table:table-cell table:formula="of:=['slice-force-only'.E42]" office:value-type="float" office:value="6.408" calcext:value-type="float">
            <text:p>6.408</text:p>
          </table:table-cell>
          <table:table-cell table:formula="of:=['slice-force-only'.F42]" office:value-type="float" office:value="6.4626" calcext:value-type="float">
            <text:p>6.4626</text:p>
          </table:table-cell>
          <table:table-cell table:formula="of:=['slice-force-only'.G42]" office:value-type="float" office:value="6.5251" calcext:value-type="float">
            <text:p>6.5251</text:p>
          </table:table-cell>
          <table:table-cell table:formula="of:=['slice-force-only'.H42]" office:value-type="float" office:value="6.6944" calcext:value-type="float">
            <text:p>6.6944</text:p>
          </table:table-cell>
          <table:table-cell/>
          <table:table-cell table:formula="of:=['c08-force-only'.B42]" office:value-type="float" office:value="0.1953125" calcext:value-type="float">
            <text:p>0.1953125</text:p>
          </table:table-cell>
          <table:table-cell table:formula="of:=['c08-force-only'.C42]" office:value-type="float" office:value="6.1694" calcext:value-type="float">
            <text:p>6.1694</text:p>
          </table:table-cell>
          <table:table-cell table:formula="of:=['c08-force-only'.D42]" office:value-type="float" office:value="6.1967" calcext:value-type="float">
            <text:p>6.1967</text:p>
          </table:table-cell>
          <table:table-cell table:formula="of:=['c08-force-only'.E42]" office:value-type="float" office:value="6.393" calcext:value-type="float">
            <text:p>6.393</text:p>
          </table:table-cell>
          <table:table-cell table:formula="of:=['c08-force-only'.F42]" office:value-type="float" office:value="6.4528" calcext:value-type="float">
            <text:p>6.4528</text:p>
          </table:table-cell>
          <table:table-cell table:formula="of:=['c08-force-only'.G42]" office:value-type="float" office:value="6.381" calcext:value-type="float">
            <text:p>6.381</text:p>
          </table:table-cell>
          <table:table-cell table:formula="of:=['c08-force-only'.H42]" office:value-type="float" office:value="6.5771" calcext:value-type="float">
            <text:p>6.5771</text:p>
          </table:table-cell>
        </table:table-row>
        <table:table-row table:style-name="ro1">
          <table:table-cell table:formula="of:=[.J30]" office:value-type="float" office:value="0.09765625" calcext:value-type="float">
            <text:p>0.09765625</text:p>
          </table:table-cell>
          <table:table-cell table:formula="of:=[.K30]/[.S30]" office:value-type="float" office:value="0.973872656383491" calcext:value-type="float">
            <text:p>0.97</text:p>
          </table:table-cell>
          <table:table-cell table:formula="of:=[.L30]/[.T30]" office:value-type="float" office:value="0.311444195646544" calcext:value-type="float">
            <text:p>0.31</text:p>
          </table:table-cell>
          <table:table-cell table:formula="of:=[.M30]/[.U30]" office:value-type="float" office:value="0.992425784316576" calcext:value-type="float">
            <text:p>0.99</text:p>
          </table:table-cell>
          <table:table-cell table:formula="of:=[.N30]/[.V30]" office:value-type="float" office:value="0.974127770756713" calcext:value-type="float">
            <text:p>0.97</text:p>
          </table:table-cell>
          <table:table-cell table:formula="of:=[.O30]/[.W30]" office:value-type="float" office:value="0.964529058116232" calcext:value-type="float">
            <text:p>0.96</text:p>
          </table:table-cell>
          <table:table-cell table:formula="of:=[.P30]/[.X30]" office:value-type="float" office:value="1.01451501751565" calcext:value-type="float">
            <text:p>1.01</text:p>
          </table:table-cell>
          <table:table-cell table:number-columns-repeated="2"/>
          <table:table-cell table:formula="of:=['slice-force-only'.B43]" office:value-type="float" office:value="0.09765625" calcext:value-type="float">
            <text:p>0.09765625</text:p>
          </table:table-cell>
          <table:table-cell table:formula="of:=['slice-force-only'.C43]" office:value-type="float" office:value="6.2695" calcext:value-type="float">
            <text:p>6.2695</text:p>
          </table:table-cell>
          <table:table-cell table:formula="of:=['slice-force-only'.D43]" office:value-type="float" office:value="2.0446" calcext:value-type="float">
            <text:p>2.0446</text:p>
          </table:table-cell>
          <table:table-cell table:formula="of:=['slice-force-only'.E43]" office:value-type="float" office:value="6.8265" calcext:value-type="float">
            <text:p>6.8265</text:p>
          </table:table-cell>
          <table:table-cell table:formula="of:=['slice-force-only'.F43]" office:value-type="float" office:value="6.8601" calcext:value-type="float">
            <text:p>6.8601</text:p>
          </table:table-cell>
          <table:table-cell table:formula="of:=['slice-force-only'.G43]" office:value-type="float" office:value="6.7382" calcext:value-type="float">
            <text:p>6.7382</text:p>
          </table:table-cell>
          <table:table-cell table:formula="of:=['slice-force-only'.H43]" office:value-type="float" office:value="7.0663" calcext:value-type="float">
            <text:p>7.0663</text:p>
          </table:table-cell>
          <table:table-cell/>
          <table:table-cell table:formula="of:=['c08-force-only'.B43]" office:value-type="float" office:value="0.09765625" calcext:value-type="float">
            <text:p>0.09765625</text:p>
          </table:table-cell>
          <table:table-cell table:formula="of:=['c08-force-only'.C43]" office:value-type="float" office:value="6.4377" calcext:value-type="float">
            <text:p>6.4377</text:p>
          </table:table-cell>
          <table:table-cell table:formula="of:=['c08-force-only'.D43]" office:value-type="float" office:value="6.5649" calcext:value-type="float">
            <text:p>6.5649</text:p>
          </table:table-cell>
          <table:table-cell table:formula="of:=['c08-force-only'.E43]" office:value-type="float" office:value="6.8786" calcext:value-type="float">
            <text:p>6.8786</text:p>
          </table:table-cell>
          <table:table-cell table:formula="of:=['c08-force-only'.F43]" office:value-type="float" office:value="7.0423" calcext:value-type="float">
            <text:p>7.0423</text:p>
          </table:table-cell>
          <table:table-cell table:formula="of:=['c08-force-only'.G43]" office:value-type="float" office:value="6.986" calcext:value-type="float">
            <text:p>6.986</text:p>
          </table:table-cell>
          <table:table-cell table:formula="of:=['c08-force-only'.H43]" office:value-type="float" office:value="6.9652" calcext:value-type="float">
            <text:p>6.9652</text:p>
          </table:table-cell>
        </table:table-row>
        <table:table-row table:style-name="ro1">
          <table:table-cell table:formula="of:=[.J31]" office:value-type="float" office:value="0.048828125" calcext:value-type="float">
            <text:p>0.048828125</text:p>
          </table:table-cell>
          <table:table-cell table:formula="of:=[.K31]/[.S31]" office:value-type="float" office:value="0.925706005575593" calcext:value-type="float">
            <text:p>0.93</text:p>
          </table:table-cell>
          <table:table-cell table:formula="of:=[.L31]/[.T31]" office:value-type="float" office:value="0.137941379743654" calcext:value-type="float">
            <text:p>0.14</text:p>
          </table:table-cell>
          <table:table-cell table:formula="of:=[.M31]/[.U31]" office:value-type="float" office:value="1.00635285112897" calcext:value-type="float">
            <text:p>1.01</text:p>
          </table:table-cell>
          <table:table-cell table:formula="of:=[.N31]/[.V31]" office:value-type="float" office:value="0.980749962046455" calcext:value-type="float">
            <text:p>0.98</text:p>
          </table:table-cell>
          <table:table-cell table:formula="of:=[.O31]/[.W31]" office:value-type="float" office:value="0.998126293839436" calcext:value-type="float">
            <text:p>1.00</text:p>
          </table:table-cell>
          <table:table-cell table:formula="of:=[.P31]/[.X31]" office:value-type="float" office:value="0.995552282768778" calcext:value-type="float">
            <text:p>1.00</text:p>
          </table:table-cell>
          <table:table-cell table:number-columns-repeated="2"/>
          <table:table-cell table:formula="of:=['slice-force-only'.B44]" office:value-type="float" office:value="0.048828125" calcext:value-type="float">
            <text:p>0.048828125</text:p>
          </table:table-cell>
          <table:table-cell table:formula="of:=['slice-force-only'.C44]" office:value-type="float" office:value="5.8774" calcext:value-type="float">
            <text:p>5.8774</text:p>
          </table:table-cell>
          <table:table-cell table:formula="of:=['slice-force-only'.D44]" office:value-type="float" office:value="0.87819" calcext:value-type="float">
            <text:p>0.87819</text:p>
          </table:table-cell>
          <table:table-cell table:formula="of:=['slice-force-only'.E44]" office:value-type="float" office:value="6.574" calcext:value-type="float">
            <text:p>6.574</text:p>
          </table:table-cell>
          <table:table-cell table:formula="of:=['slice-force-only'.F44]" office:value-type="float" office:value="6.4602" calcext:value-type="float">
            <text:p>6.4602</text:p>
          </table:table-cell>
          <table:table-cell table:formula="of:=['slice-force-only'.G44]" office:value-type="float" office:value="6.6055" calcext:value-type="float">
            <text:p>6.6055</text:p>
          </table:table-cell>
          <table:table-cell table:formula="of:=['slice-force-only'.H44]" office:value-type="float" office:value="6.7598" calcext:value-type="float">
            <text:p>6.7598</text:p>
          </table:table-cell>
          <table:table-cell/>
          <table:table-cell table:formula="of:=['c08-force-only'.B44]" office:value-type="float" office:value="0.048828125" calcext:value-type="float">
            <text:p>0.048828125</text:p>
          </table:table-cell>
          <table:table-cell table:formula="of:=['c08-force-only'.C44]" office:value-type="float" office:value="6.3491" calcext:value-type="float">
            <text:p>6.3491</text:p>
          </table:table-cell>
          <table:table-cell table:formula="of:=['c08-force-only'.D44]" office:value-type="float" office:value="6.3664" calcext:value-type="float">
            <text:p>6.3664</text:p>
          </table:table-cell>
          <table:table-cell table:formula="of:=['c08-force-only'.E44]" office:value-type="float" office:value="6.5325" calcext:value-type="float">
            <text:p>6.5325</text:p>
          </table:table-cell>
          <table:table-cell table:formula="of:=['c08-force-only'.F44]" office:value-type="float" office:value="6.587" calcext:value-type="float">
            <text:p>6.587</text:p>
          </table:table-cell>
          <table:table-cell table:formula="of:=['c08-force-only'.G44]" office:value-type="float" office:value="6.6179" calcext:value-type="float">
            <text:p>6.6179</text:p>
          </table:table-cell>
          <table:table-cell table:formula="of:=['c08-force-only'.H44]" office:value-type="float" office:value="6.79" calcext:value-type="float">
            <text:p>6.79</text:p>
          </table:table-cell>
        </table:table-row>
        <table:table-row table:style-name="ro1">
          <table:table-cell table:formula="of:=[.J32]" office:value-type="float" office:value="0.0244140625" calcext:value-type="float">
            <text:p>0.0244140625</text:p>
          </table:table-cell>
          <table:table-cell table:formula="of:=[.K32]/[.S32]" office:value-type="float" office:value="0.7413452270091" calcext:value-type="float">
            <text:p>0.74</text:p>
          </table:table-cell>
          <table:table-cell table:formula="of:=[.L32]/[.T32]" office:value-type="float" office:value="0.088195148647126" calcext:value-type="float">
            <text:p>0.09</text:p>
          </table:table-cell>
          <table:table-cell table:formula="of:=[.M32]/[.U32]" office:value-type="float" office:value="0.969113877135003" calcext:value-type="float">
            <text:p>0.97</text:p>
          </table:table-cell>
          <table:table-cell table:formula="of:=[.N32]/[.V32]" office:value-type="float" office:value="0.939741706914563" calcext:value-type="float">
            <text:p>0.94</text:p>
          </table:table-cell>
          <table:table-cell table:formula="of:=[.O32]/[.W32]" office:value-type="float" office:value="0.985044281863689" calcext:value-type="float">
            <text:p>0.99</text:p>
          </table:table-cell>
          <table:table-cell table:formula="of:=[.P32]/[.X32]" office:value-type="float" office:value="1.00748164658572" calcext:value-type="float">
            <text:p>1.01</text:p>
          </table:table-cell>
          <table:table-cell table:number-columns-repeated="2"/>
          <table:table-cell table:formula="of:=['slice-force-only'.B45]" office:value-type="float" office:value="0.0244140625" calcext:value-type="float">
            <text:p>0.0244140625</text:p>
          </table:table-cell>
          <table:table-cell table:formula="of:=['slice-force-only'.C45]" office:value-type="float" office:value="4.5377" calcext:value-type="float">
            <text:p>4.5377</text:p>
          </table:table-cell>
          <table:table-cell table:formula="of:=['slice-force-only'.D45]" office:value-type="float" office:value="0.54793" calcext:value-type="float">
            <text:p>0.54793</text:p>
          </table:table-cell>
          <table:table-cell table:formula="of:=['slice-force-only'.E45]" office:value-type="float" office:value="6.2754" calcext:value-type="float">
            <text:p>6.2754</text:p>
          </table:table-cell>
          <table:table-cell table:formula="of:=['slice-force-only'.F45]" office:value-type="float" office:value="6.2069" calcext:value-type="float">
            <text:p>6.2069</text:p>
          </table:table-cell>
          <table:table-cell table:formula="of:=['slice-force-only'.G45]" office:value-type="float" office:value="6.3954" calcext:value-type="float">
            <text:p>6.3954</text:p>
          </table:table-cell>
          <table:table-cell table:formula="of:=['slice-force-only'.H45]" office:value-type="float" office:value="6.4637" calcext:value-type="float">
            <text:p>6.4637</text:p>
          </table:table-cell>
          <table:table-cell/>
          <table:table-cell table:formula="of:=['c08-force-only'.B45]" office:value-type="float" office:value="0.0244140625" calcext:value-type="float">
            <text:p>0.0244140625</text:p>
          </table:table-cell>
          <table:table-cell table:formula="of:=['c08-force-only'.C45]" office:value-type="float" office:value="6.1209" calcext:value-type="float">
            <text:p>6.1209</text:p>
          </table:table-cell>
          <table:table-cell table:formula="of:=['c08-force-only'.D45]" office:value-type="float" office:value="6.2127" calcext:value-type="float">
            <text:p>6.2127</text:p>
          </table:table-cell>
          <table:table-cell table:formula="of:=['c08-force-only'.E45]" office:value-type="float" office:value="6.4754" calcext:value-type="float">
            <text:p>6.4754</text:p>
          </table:table-cell>
          <table:table-cell table:formula="of:=['c08-force-only'.F45]" office:value-type="float" office:value="6.6049" calcext:value-type="float">
            <text:p>6.6049</text:p>
          </table:table-cell>
          <table:table-cell table:formula="of:=['c08-force-only'.G45]" office:value-type="float" office:value="6.4925" calcext:value-type="float">
            <text:p>6.4925</text:p>
          </table:table-cell>
          <table:table-cell table:formula="of:=['c08-force-only'.H45]" office:value-type="float" office:value="6.4157" calcext:value-type="float">
            <text:p>6.4157</text:p>
          </table:table-cell>
        </table:table-row>
        <calcext:conditional-formats>
          <calcext:conditional-format calcext:target-range-address="'slice-vs-c08'.B4:'slice-vs-c08'.G16 'slice-vs-c08'.B20:'slice-vs-c08'.G32">
            <calcext:condition calcext:apply-style-name="Untitled2" calcext:value="&lt;1" calcext:base-cell-address="'mpi-vs-omp'.B4"/>
          </calcext:conditional-format>
        </calcext:conditional-formats>
      </table:table>
      <table:table table:name="slice-force-only" table:style-name="ta1">
        <table:shapes>
          <draw:frame draw:z-index="0" draw:style-name="gr1" draw:text-style-name="P1" svg:width="159.99mm" svg:height="89.99mm" svg:x="65.43mm" svg:y="218.7mm">
            <loext:p draw:notify-on-update-of-ranges="'slice-force-only'.B33:'slice-force-only'.B45 'slice-force-only'.C32:'slice-force-only'.C32 'slice-force-only'.C33:'slice-force-only'.C45 'slice-force-only'.B33:'slice-force-only'.B45 'slice-force-only'.D32:'slice-force-only'.D32 'slice-force-only'.D33:'slice-force-only'.D45 'slice-force-only'.B33:'slice-force-only'.B45 'slice-force-only'.E32:'slice-force-only'.E32 'slice-force-only'.E33:'slice-force-only'.E45 'slice-force-only'.B33:'slice-force-only'.B45 'slice-force-only'.F32:'slice-force-only'.F32 'slice-force-only'.F33:'slice-force-only'.F45 'slice-force-only'.B33:'slice-force-only'.B45 'slice-force-only'.G32:'slice-force-only'.G32 'slice-force-only'.G33:'slice-force-only'.G45 'slice-force-only'.B33:'slice-force-only'.B45 'slice-force-only'.H32:'slice-force-only'.H32 'slice-force-only'.H33:'slice-force-only'.H4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8" table:default-cell-style-name="Default"/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2048" calcext:value-type="float">
            <text:p>2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-64-1-slice.txt;</text:p>
          </table:table-cell>
          <table:table-cell office:value-type="float" office:value="6.7866" calcext:value-type="float">
            <text:p>6.7866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128-1-slice.txt;</text:p>
          </table:table-cell>
          <table:table-cell office:value-type="float" office:value="6.8892" calcext:value-type="float">
            <text:p>6.8892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256-1-slice.txt;</text:p>
          </table:table-cell>
          <table:table-cell office:value-type="float" office:value="6.9056" calcext:value-type="float">
            <text:p>6.9056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512-1-slice.txt;</text:p>
          </table:table-cell>
          <table:table-cell office:value-type="float" office:value="6.943" calcext:value-type="float">
            <text:p>6.943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1024-1-slice.txt;</text:p>
          </table:table-cell>
          <table:table-cell office:value-type="float" office:value="6.943" calcext:value-type="float">
            <text:p>6.943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2048-1-slice.tx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-64-2-slice.txt;</text:p>
          </table:table-cell>
          <table:table-cell office:value-type="float" office:value="6.788" calcext:value-type="float">
            <text:p>6.788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128-2-slice.txt;</text:p>
          </table:table-cell>
          <table:table-cell office:value-type="float" office:value="6.8798" calcext:value-type="float">
            <text:p>6.8798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256-2-slice.txt;</text:p>
          </table:table-cell>
          <table:table-cell office:value-type="float" office:value="6.8984" calcext:value-type="float">
            <text:p>6.8984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512-2-slice.txt;</text:p>
          </table:table-cell>
          <table:table-cell office:value-type="float" office:value="6.9535" calcext:value-type="float">
            <text:p>6.9535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1024-2-slice.txt;</text:p>
          </table:table-cell>
          <table:table-cell office:value-type="float" office:value="6.8818" calcext:value-type="float">
            <text:p>6.8818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2048-2-slice.txt;</text:p>
          </table:table-cell>
          <table:table-cell office:value-type="float" office:value="6.8064" calcext:value-type="float">
            <text:p>6.8064</text:p>
          </table:table-cell>
          <table:table-cell office:value-type="string" calcext:value-type="string">
            <text:p>TFLOP/sec</text:p>
          </table:table-cell>
        </table:table-row>
        <table:table-row table:style-name="ro1">
          <table:table-cell office:value-type="string" calcext:value-type="string">
            <text:p>out-64-4-slice.txt;</text:p>
          </table:table-cell>
          <table:table-cell office:value-type="float" office:value="6.8036" calcext:value-type="float">
            <text:p>6.8036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128-4-slice.txt;</text:p>
          </table:table-cell>
          <table:table-cell office:value-type="float" office:value="6.876" calcext:value-type="float">
            <text:p>6.876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256-4-slice.txt;</text:p>
          </table:table-cell>
          <table:table-cell office:value-type="float" office:value="6.934" calcext:value-type="float">
            <text:p>6.934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512-4-slice.txt;</text:p>
          </table:table-cell>
          <table:table-cell office:value-type="float" office:value="6.974" calcext:value-type="float">
            <text:p>6.974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1024-4-slice.txt;</text:p>
          </table:table-cell>
          <table:table-cell office:value-type="float" office:value="6.9326" calcext:value-type="float">
            <text:p>6.9326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2048-4-slice.txt;</text:p>
          </table:table-cell>
          <table:table-cell office:value-type="float" office:value="6.8924" calcext:value-type="float">
            <text:p>6.8924</text:p>
          </table:table-cell>
          <table:table-cell office:value-type="string" calcext:value-type="string">
            <text:p>TFLOP/sec</text:p>
          </table:table-cell>
        </table:table-row>
        <table:table-row table:style-name="ro1">
          <table:table-cell office:value-type="string" calcext:value-type="string">
            <text:p>out-64-8-slice.txt;</text:p>
          </table:table-cell>
          <table:table-cell office:value-type="float" office:value="6.6731" calcext:value-type="float">
            <text:p>6.6731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128-8-slice.txt;</text:p>
          </table:table-cell>
          <table:table-cell office:value-type="float" office:value="6.792" calcext:value-type="float">
            <text:p>6.792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256-8-slice.txt;</text:p>
          </table:table-cell>
          <table:table-cell office:value-type="float" office:value="6.8289" calcext:value-type="float">
            <text:p>6.8289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512-8-slice.txt;</text:p>
          </table:table-cell>
          <table:table-cell office:value-type="float" office:value="6.8397" calcext:value-type="float">
            <text:p>6.8397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1024-8-slice.txt;</text:p>
          </table:table-cell>
          <table:table-cell office:value-type="float" office:value="6.7867" calcext:value-type="float">
            <text:p>6.7867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2048-8-slice.txt;</text:p>
          </table:table-cell>
          <table:table-cell office:value-type="float" office:value="6.8152" calcext:value-type="float">
            <text:p>6.8152</text:p>
          </table:table-cell>
          <table:table-cell office:value-type="string" calcext:value-type="string">
            <text:p>TFLOP/sec</text:p>
          </table:table-cell>
        </table:table-row>
        <table:table-row table:style-name="ro1">
          <table:table-cell office:value-type="string" calcext:value-type="string">
            <text:p>out-64-16-slice.txt;</text:p>
          </table:table-cell>
          <table:table-cell office:value-type="float" office:value="6.5098" calcext:value-type="float">
            <text:p>6.5098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128-16-slice.txt;</text:p>
          </table:table-cell>
          <table:table-cell office:value-type="float" office:value="6.6887" calcext:value-type="float">
            <text:p>6.6887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256-16-slice.txt;</text:p>
          </table:table-cell>
          <table:table-cell office:value-type="float" office:value="6.6906" calcext:value-type="float">
            <text:p>6.6906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512-16-slice.txt;</text:p>
          </table:table-cell>
          <table:table-cell office:value-type="float" office:value="6.6509" calcext:value-type="float">
            <text:p>6.6509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1024-16-slice.txt;</text:p>
          </table:table-cell>
          <table:table-cell office:value-type="float" office:value="6.7318" calcext:value-type="float">
            <text:p>6.7318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2048-16-slice.txt;</text:p>
          </table:table-cell>
          <table:table-cell office:value-type="float" office:value="6.7407" calcext:value-type="float">
            <text:p>6.7407</text:p>
          </table:table-cell>
          <table:table-cell office:value-type="string" calcext:value-type="string">
            <text:p>TFLOP/sec</text:p>
          </table:table-cell>
        </table:table-row>
        <table:table-row table:style-name="ro1">
          <table:table-cell office:value-type="string" calcext:value-type="string">
            <text:p>out-64-32-slice.txt;</text:p>
          </table:table-cell>
          <table:table-cell office:value-type="float" office:value="6.5406" calcext:value-type="float">
            <text:p>6.5406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128-32-slice.txt;</text:p>
          </table:table-cell>
          <table:table-cell office:value-type="float" office:value="6.837" calcext:value-type="float">
            <text:p>6.837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256-32-slice.txt;</text:p>
          </table:table-cell>
          <table:table-cell office:value-type="float" office:value="6.854" calcext:value-type="float">
            <text:p>6.854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512-32-slice.txt;</text:p>
          </table:table-cell>
          <table:table-cell office:value-type="float" office:value="6.8373" calcext:value-type="float">
            <text:p>6.8373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1024-32-slice.txt;</text:p>
          </table:table-cell>
          <table:table-cell office:value-type="float" office:value="6.8207" calcext:value-type="float">
            <text:p>6.8207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2048-32-slice.txt;</text:p>
          </table:table-cell>
          <table:table-cell office:value-type="float" office:value="6.8325" calcext:value-type="float">
            <text:p>6.8325</text:p>
          </table:table-cell>
          <table:table-cell office:value-type="string" calcext:value-type="string">
            <text:p>TFLOP/sec</text:p>
          </table:table-cell>
        </table:table-row>
        <table:table-row table:style-name="ro1">
          <table:table-cell office:value-type="string" calcext:value-type="string">
            <text:p>out-64-64-slice.txt;</text:p>
          </table:table-cell>
          <table:table-cell office:value-type="float" office:value="6.1651" calcext:value-type="float">
            <text:p>6.1651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128-64-slice.txt;</text:p>
          </table:table-cell>
          <table:table-cell office:value-type="float" office:value="6.5448" calcext:value-type="float">
            <text:p>6.5448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256-64-slice.txt;</text:p>
          </table:table-cell>
          <table:table-cell office:value-type="float" office:value="6.6119" calcext:value-type="float">
            <text:p>6.6119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512-64-slice.txt;</text:p>
          </table:table-cell>
          <table:table-cell office:value-type="float" office:value="6.5978" calcext:value-type="float">
            <text:p>6.5978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1024-64-slice.txt;</text:p>
          </table:table-cell>
          <table:table-cell office:value-type="float" office:value="6.6344" calcext:value-type="float">
            <text:p>6.6344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2048-64-slice.txt;</text:p>
          </table:table-cell>
          <table:table-cell office:value-type="float" office:value="6.6517" calcext:value-type="float">
            <text:p>6.6517</text:p>
          </table:table-cell>
          <table:table-cell office:value-type="string" calcext:value-type="string">
            <text:p>TFLOP/sec</text:p>
          </table:table-cell>
        </table:table-row>
        <table:table-row table:style-name="ro1">
          <table:table-cell office:value-type="string" calcext:value-type="string">
            <text:p>out-64-128-slice.txt;</text:p>
          </table:table-cell>
          <table:table-cell office:value-type="float" office:value="1.3292" calcext:value-type="float">
            <text:p>1.3292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128-128-slice.txt;</text:p>
          </table:table-cell>
          <table:table-cell office:value-type="float" office:value="6.5622" calcext:value-type="float">
            <text:p>6.5622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256-128-slice.txt;</text:p>
          </table:table-cell>
          <table:table-cell office:value-type="float" office:value="6.843" calcext:value-type="float">
            <text:p>6.843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512-128-slice.txt;</text:p>
          </table:table-cell>
          <table:table-cell office:value-type="float" office:value="6.7787" calcext:value-type="float">
            <text:p>6.7787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1024-128-slice.txt;</text:p>
          </table:table-cell>
          <table:table-cell office:value-type="float" office:value="6.9099" calcext:value-type="float">
            <text:p>6.9099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2048-128-slice.txt;</text:p>
          </table:table-cell>
          <table:table-cell office:value-type="float" office:value="7.0109" calcext:value-type="float">
            <text:p>7.0109</text:p>
          </table:table-cell>
          <table:table-cell office:value-type="string" calcext:value-type="string">
            <text:p>TFLOP/sec</text:p>
          </table:table-cell>
        </table:table-row>
        <table:table-row table:style-name="ro1">
          <table:table-cell office:value-type="string" calcext:value-type="string">
            <text:p>out-64-256-slice.txt;</text:p>
          </table:table-cell>
          <table:table-cell office:value-type="float" office:value="611.52" calcext:value-type="float">
            <text:p>611.52</text:p>
          </table:table-cell>
          <table:table-cell office:value-type="string" calcext:value-type="string">
            <text:p>GFLOP/sec</text:p>
          </table:table-cell>
          <table:table-cell table:number-columns-repeated="2"/>
          <table:table-cell office:value-type="string" calcext:value-type="string">
            <text:p>out-128-256-slice.txt;</text:p>
          </table:table-cell>
          <table:table-cell office:value-type="float" office:value="6.7087" calcext:value-type="float">
            <text:p>6.7087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256-256-slice.txt;</text:p>
          </table:table-cell>
          <table:table-cell office:value-type="float" office:value="6.8904" calcext:value-type="float">
            <text:p>6.8904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512-256-slice.txt;</text:p>
          </table:table-cell>
          <table:table-cell office:value-type="float" office:value="6.8173" calcext:value-type="float">
            <text:p>6.8173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1024-256-slice.txt;</text:p>
          </table:table-cell>
          <table:table-cell office:value-type="float" office:value="6.7086" calcext:value-type="float">
            <text:p>6.7086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2048-256-slice.txt;</text:p>
          </table:table-cell>
          <table:table-cell office:value-type="float" office:value="6.7447" calcext:value-type="float">
            <text:p>6.7447</text:p>
          </table:table-cell>
          <table:table-cell office:value-type="string" calcext:value-type="string">
            <text:p>TFLOP/sec</text:p>
          </table:table-cell>
        </table:table-row>
        <table:table-row table:style-name="ro1">
          <table:table-cell office:value-type="string" calcext:value-type="string">
            <text:p>out-64-512-slice.txt;</text:p>
          </table:table-cell>
          <table:table-cell office:value-type="float" office:value="341.69" calcext:value-type="float">
            <text:p>341.69</text:p>
          </table:table-cell>
          <table:table-cell office:value-type="string" calcext:value-type="string">
            <text:p>GFLOP/sec</text:p>
          </table:table-cell>
          <table:table-cell table:number-columns-repeated="2"/>
          <table:table-cell office:value-type="string" calcext:value-type="string">
            <text:p>out-128-512-slice.txt;</text:p>
          </table:table-cell>
          <table:table-cell office:value-type="float" office:value="6.1672" calcext:value-type="float">
            <text:p>6.1672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256-512-slice.txt;</text:p>
          </table:table-cell>
          <table:table-cell office:value-type="float" office:value="6.408" calcext:value-type="float">
            <text:p>6.408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512-512-slice.txt;</text:p>
          </table:table-cell>
          <table:table-cell office:value-type="float" office:value="6.4626" calcext:value-type="float">
            <text:p>6.4626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1024-512-slice.txt;</text:p>
          </table:table-cell>
          <table:table-cell office:value-type="float" office:value="6.5251" calcext:value-type="float">
            <text:p>6.5251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2048-512-slice.txt;</text:p>
          </table:table-cell>
          <table:table-cell office:value-type="float" office:value="6.6944" calcext:value-type="float">
            <text:p>6.6944</text:p>
          </table:table-cell>
          <table:table-cell office:value-type="string" calcext:value-type="string">
            <text:p>TFLOP/sec</text:p>
          </table:table-cell>
        </table:table-row>
        <table:table-row table:style-name="ro1">
          <table:table-cell office:value-type="string" calcext:value-type="string">
            <text:p>out-64-1024-slice.txt;</text:p>
          </table:table-cell>
          <table:table-cell office:value-type="float" office:value="6.2695" calcext:value-type="float">
            <text:p>6.2695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128-1024-slice.txt;</text:p>
          </table:table-cell>
          <table:table-cell office:value-type="float" office:value="2.0446" calcext:value-type="float">
            <text:p>2.0446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256-1024-slice.txt;</text:p>
          </table:table-cell>
          <table:table-cell office:value-type="float" office:value="6.8265" calcext:value-type="float">
            <text:p>6.8265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512-1024-slice.txt;</text:p>
          </table:table-cell>
          <table:table-cell office:value-type="float" office:value="6.8601" calcext:value-type="float">
            <text:p>6.8601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1024-1024-slice.txt;</text:p>
          </table:table-cell>
          <table:table-cell office:value-type="float" office:value="6.7382" calcext:value-type="float">
            <text:p>6.7382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2048-1024-slice.txt;</text:p>
          </table:table-cell>
          <table:table-cell office:value-type="float" office:value="7.0663" calcext:value-type="float">
            <text:p>7.0663</text:p>
          </table:table-cell>
          <table:table-cell office:value-type="string" calcext:value-type="string">
            <text:p>TFLOP/sec</text:p>
          </table:table-cell>
        </table:table-row>
        <table:table-row table:style-name="ro1">
          <table:table-cell office:value-type="string" calcext:value-type="string">
            <text:p>out-64-2048-slice.txt;</text:p>
          </table:table-cell>
          <table:table-cell office:value-type="float" office:value="5.8774" calcext:value-type="float">
            <text:p>5.8774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128-2048-slice.txt;</text:p>
          </table:table-cell>
          <table:table-cell office:value-type="float" office:value="878.19" calcext:value-type="float">
            <text:p>878.19</text:p>
          </table:table-cell>
          <table:table-cell office:value-type="string" calcext:value-type="string">
            <text:p>GFLOP/sec</text:p>
          </table:table-cell>
          <table:table-cell table:number-columns-repeated="2"/>
          <table:table-cell office:value-type="string" calcext:value-type="string">
            <text:p>out-256-2048-slice.txt;</text:p>
          </table:table-cell>
          <table:table-cell office:value-type="float" office:value="6.574" calcext:value-type="float">
            <text:p>6.574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512-2048-slice.txt;</text:p>
          </table:table-cell>
          <table:table-cell office:value-type="float" office:value="6.4602" calcext:value-type="float">
            <text:p>6.4602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1024-2048-slice.txt;</text:p>
          </table:table-cell>
          <table:table-cell office:value-type="float" office:value="6.6055" calcext:value-type="float">
            <text:p>6.6055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2048-2048-slice.txt;</text:p>
          </table:table-cell>
          <table:table-cell office:value-type="float" office:value="6.7598" calcext:value-type="float">
            <text:p>6.7598</text:p>
          </table:table-cell>
          <table:table-cell office:value-type="string" calcext:value-type="string">
            <text:p>TFLOP/sec</text:p>
          </table:table-cell>
        </table:table-row>
        <table:table-row table:style-name="ro1">
          <table:table-cell office:value-type="string" calcext:value-type="string">
            <text:p>out-64-4096-slice.txt;</text:p>
          </table:table-cell>
          <table:table-cell office:value-type="float" office:value="4.5377" calcext:value-type="float">
            <text:p>4.5377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128-4096-slice.txt;</text:p>
          </table:table-cell>
          <table:table-cell office:value-type="float" office:value="547.93" calcext:value-type="float">
            <text:p>547.93</text:p>
          </table:table-cell>
          <table:table-cell office:value-type="string" calcext:value-type="string">
            <text:p>GFLOP/sec</text:p>
          </table:table-cell>
          <table:table-cell table:number-columns-repeated="2"/>
          <table:table-cell office:value-type="string" calcext:value-type="string">
            <text:p>out-256-4096-slice.txt;</text:p>
          </table:table-cell>
          <table:table-cell office:value-type="float" office:value="6.2754" calcext:value-type="float">
            <text:p>6.2754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512-4096-slice.txt;</text:p>
          </table:table-cell>
          <table:table-cell office:value-type="float" office:value="6.2069" calcext:value-type="float">
            <text:p>6.2069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1024-4096-slice.txt;</text:p>
          </table:table-cell>
          <table:table-cell office:value-type="float" office:value="6.3954" calcext:value-type="float">
            <text:p>6.3954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2048-4096-slice.txt;</text:p>
          </table:table-cell>
          <table:table-cell office:value-type="float" office:value="6.4637" calcext:value-type="float">
            <text:p>6.4637</text:p>
          </table:table-cell>
          <table:table-cell office:value-type="string" calcext:value-type="string">
            <text:p>TFLOP/sec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O TFLOP/sec</text:p>
          </table:table-cell>
          <table:table-cell table:number-columns-repeated="27"/>
        </table:table-row>
        <table:table-row table:style-name="ro1">
          <table:table-cell/>
          <table:table-cell table:formula="of:=IF([.C2]=&quot;TFLOP/sec&quot;; [.B2]; [.B2]/1000)" office:value-type="float" office:value="6.7866" calcext:value-type="float">
            <text:p>6.7866</text:p>
          </table:table-cell>
          <table:table-cell table:number-columns-repeated="4"/>
          <table:table-cell table:formula="of:=IF([.H2]=&quot;TFLOP/sec&quot;; [.G2]; [.G2]/1000)" office:value-type="float" office:value="6.8892" calcext:value-type="float">
            <text:p>6.8892</text:p>
          </table:table-cell>
          <table:table-cell table:number-columns-repeated="4"/>
          <table:table-cell table:formula="of:=IF([.M2]=&quot;TFLOP/sec&quot;; [.L2]; [.L2]/1000)" office:value-type="float" office:value="6.9056" calcext:value-type="float">
            <text:p>6.9056</text:p>
          </table:table-cell>
          <table:table-cell table:number-columns-repeated="4"/>
          <table:table-cell table:formula="of:=IF([.R2]=&quot;TFLOP/sec&quot;; [.Q2]; [.Q2]/1000)" office:value-type="float" office:value="6.943" calcext:value-type="float">
            <text:p>6.943</text:p>
          </table:table-cell>
          <table:table-cell table:number-columns-repeated="4"/>
          <table:table-cell table:formula="of:=IF([.W2]=&quot;TFLOP/sec&quot;; [.V2]; [.V2]/1000)" office:value-type="float" office:value="6.943" calcext:value-type="float">
            <text:p>6.943</text:p>
          </table:table-cell>
          <table:table-cell table:number-columns-repeated="4"/>
          <table:table-cell table:formula="of:=IF([.AB2]=&quot;TFLOP/sec&quot;; [.AA2]; [.AA2]/100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3]=&quot;TFLOP/sec&quot;; [.B3]; [.B3]/1000)" office:value-type="float" office:value="6.788" calcext:value-type="float">
            <text:p>6.788</text:p>
          </table:table-cell>
          <table:table-cell table:number-columns-repeated="4"/>
          <table:table-cell table:formula="of:=IF([.H3]=&quot;TFLOP/sec&quot;; [.G3]; [.G3]/1000)" office:value-type="float" office:value="6.8798" calcext:value-type="float">
            <text:p>6.8798</text:p>
          </table:table-cell>
          <table:table-cell table:number-columns-repeated="4"/>
          <table:table-cell table:formula="of:=IF([.M3]=&quot;TFLOP/sec&quot;; [.L3]; [.L3]/1000)" office:value-type="float" office:value="6.8984" calcext:value-type="float">
            <text:p>6.8984</text:p>
          </table:table-cell>
          <table:table-cell table:number-columns-repeated="4"/>
          <table:table-cell table:formula="of:=IF([.R3]=&quot;TFLOP/sec&quot;; [.Q3]; [.Q3]/1000)" office:value-type="float" office:value="6.9535" calcext:value-type="float">
            <text:p>6.9535</text:p>
          </table:table-cell>
          <table:table-cell table:number-columns-repeated="4"/>
          <table:table-cell table:formula="of:=IF([.W3]=&quot;TFLOP/sec&quot;; [.V3]; [.V3]/1000)" office:value-type="float" office:value="6.8818" calcext:value-type="float">
            <text:p>6.8818</text:p>
          </table:table-cell>
          <table:table-cell table:number-columns-repeated="4"/>
          <table:table-cell table:formula="of:=IF([.AB3]=&quot;TFLOP/sec&quot;; [.AA3]; [.AA3]/1000)" office:value-type="float" office:value="6.8064" calcext:value-type="float">
            <text:p>6.8064</text:p>
          </table:table-cell>
          <table:table-cell/>
        </table:table-row>
        <table:table-row table:style-name="ro1">
          <table:table-cell/>
          <table:table-cell table:formula="of:=IF([.C4]=&quot;TFLOP/sec&quot;; [.B4]; [.B4]/1000)" office:value-type="float" office:value="6.8036" calcext:value-type="float">
            <text:p>6.8036</text:p>
          </table:table-cell>
          <table:table-cell table:number-columns-repeated="4"/>
          <table:table-cell table:formula="of:=IF([.H4]=&quot;TFLOP/sec&quot;; [.G4]; [.G4]/1000)" office:value-type="float" office:value="6.876" calcext:value-type="float">
            <text:p>6.876</text:p>
          </table:table-cell>
          <table:table-cell table:number-columns-repeated="4"/>
          <table:table-cell table:formula="of:=IF([.M4]=&quot;TFLOP/sec&quot;; [.L4]; [.L4]/1000)" office:value-type="float" office:value="6.934" calcext:value-type="float">
            <text:p>6.934</text:p>
          </table:table-cell>
          <table:table-cell table:number-columns-repeated="4"/>
          <table:table-cell table:formula="of:=IF([.R4]=&quot;TFLOP/sec&quot;; [.Q4]; [.Q4]/1000)" office:value-type="float" office:value="6.974" calcext:value-type="float">
            <text:p>6.974</text:p>
          </table:table-cell>
          <table:table-cell table:number-columns-repeated="4"/>
          <table:table-cell table:formula="of:=IF([.W4]=&quot;TFLOP/sec&quot;; [.V4]; [.V4]/1000)" office:value-type="float" office:value="6.9326" calcext:value-type="float">
            <text:p>6.9326</text:p>
          </table:table-cell>
          <table:table-cell table:number-columns-repeated="4"/>
          <table:table-cell table:formula="of:=IF([.AB4]=&quot;TFLOP/sec&quot;; [.AA4]; [.AA4]/1000)" office:value-type="float" office:value="6.8924" calcext:value-type="float">
            <text:p>6.8924</text:p>
          </table:table-cell>
          <table:table-cell/>
        </table:table-row>
        <table:table-row table:style-name="ro1">
          <table:table-cell/>
          <table:table-cell table:formula="of:=IF([.C5]=&quot;TFLOP/sec&quot;; [.B5]; [.B5]/1000)" office:value-type="float" office:value="6.6731" calcext:value-type="float">
            <text:p>6.6731</text:p>
          </table:table-cell>
          <table:table-cell table:number-columns-repeated="4"/>
          <table:table-cell table:formula="of:=IF([.H5]=&quot;TFLOP/sec&quot;; [.G5]; [.G5]/1000)" office:value-type="float" office:value="6.792" calcext:value-type="float">
            <text:p>6.792</text:p>
          </table:table-cell>
          <table:table-cell table:number-columns-repeated="4"/>
          <table:table-cell table:formula="of:=IF([.M5]=&quot;TFLOP/sec&quot;; [.L5]; [.L5]/1000)" office:value-type="float" office:value="6.8289" calcext:value-type="float">
            <text:p>6.8289</text:p>
          </table:table-cell>
          <table:table-cell table:number-columns-repeated="4"/>
          <table:table-cell table:formula="of:=IF([.R5]=&quot;TFLOP/sec&quot;; [.Q5]; [.Q5]/1000)" office:value-type="float" office:value="6.8397" calcext:value-type="float">
            <text:p>6.8397</text:p>
          </table:table-cell>
          <table:table-cell table:number-columns-repeated="4"/>
          <table:table-cell table:formula="of:=IF([.W5]=&quot;TFLOP/sec&quot;; [.V5]; [.V5]/1000)" office:value-type="float" office:value="6.7867" calcext:value-type="float">
            <text:p>6.7867</text:p>
          </table:table-cell>
          <table:table-cell table:number-columns-repeated="4"/>
          <table:table-cell table:formula="of:=IF([.AB5]=&quot;TFLOP/sec&quot;; [.AA5]; [.AA5]/1000)" office:value-type="float" office:value="6.8152" calcext:value-type="float">
            <text:p>6.8152</text:p>
          </table:table-cell>
          <table:table-cell/>
        </table:table-row>
        <table:table-row table:style-name="ro1">
          <table:table-cell/>
          <table:table-cell table:formula="of:=IF([.C6]=&quot;TFLOP/sec&quot;; [.B6]; [.B6]/1000)" office:value-type="float" office:value="6.5098" calcext:value-type="float">
            <text:p>6.5098</text:p>
          </table:table-cell>
          <table:table-cell table:number-columns-repeated="4"/>
          <table:table-cell table:formula="of:=IF([.H6]=&quot;TFLOP/sec&quot;; [.G6]; [.G6]/1000)" office:value-type="float" office:value="6.6887" calcext:value-type="float">
            <text:p>6.6887</text:p>
          </table:table-cell>
          <table:table-cell table:number-columns-repeated="4"/>
          <table:table-cell table:formula="of:=IF([.M6]=&quot;TFLOP/sec&quot;; [.L6]; [.L6]/1000)" office:value-type="float" office:value="6.6906" calcext:value-type="float">
            <text:p>6.6906</text:p>
          </table:table-cell>
          <table:table-cell table:number-columns-repeated="4"/>
          <table:table-cell table:formula="of:=IF([.R6]=&quot;TFLOP/sec&quot;; [.Q6]; [.Q6]/1000)" office:value-type="float" office:value="6.6509" calcext:value-type="float">
            <text:p>6.6509</text:p>
          </table:table-cell>
          <table:table-cell table:number-columns-repeated="4"/>
          <table:table-cell table:formula="of:=IF([.W6]=&quot;TFLOP/sec&quot;; [.V6]; [.V6]/1000)" office:value-type="float" office:value="6.7318" calcext:value-type="float">
            <text:p>6.7318</text:p>
          </table:table-cell>
          <table:table-cell table:number-columns-repeated="4"/>
          <table:table-cell table:formula="of:=IF([.AB6]=&quot;TFLOP/sec&quot;; [.AA6]; [.AA6]/1000)" office:value-type="float" office:value="6.7407" calcext:value-type="float">
            <text:p>6.7407</text:p>
          </table:table-cell>
          <table:table-cell/>
        </table:table-row>
        <table:table-row table:style-name="ro1">
          <table:table-cell/>
          <table:table-cell table:formula="of:=IF([.C7]=&quot;TFLOP/sec&quot;; [.B7]; [.B7]/1000)" office:value-type="float" office:value="6.5406" calcext:value-type="float">
            <text:p>6.5406</text:p>
          </table:table-cell>
          <table:table-cell table:number-columns-repeated="4"/>
          <table:table-cell table:formula="of:=IF([.H7]=&quot;TFLOP/sec&quot;; [.G7]; [.G7]/1000)" office:value-type="float" office:value="6.837" calcext:value-type="float">
            <text:p>6.837</text:p>
          </table:table-cell>
          <table:table-cell table:number-columns-repeated="4"/>
          <table:table-cell table:formula="of:=IF([.M7]=&quot;TFLOP/sec&quot;; [.L7]; [.L7]/1000)" office:value-type="float" office:value="6.854" calcext:value-type="float">
            <text:p>6.854</text:p>
          </table:table-cell>
          <table:table-cell table:number-columns-repeated="4"/>
          <table:table-cell table:formula="of:=IF([.R7]=&quot;TFLOP/sec&quot;; [.Q7]; [.Q7]/1000)" office:value-type="float" office:value="6.8373" calcext:value-type="float">
            <text:p>6.8373</text:p>
          </table:table-cell>
          <table:table-cell table:number-columns-repeated="4"/>
          <table:table-cell table:formula="of:=IF([.W7]=&quot;TFLOP/sec&quot;; [.V7]; [.V7]/1000)" office:value-type="float" office:value="6.8207" calcext:value-type="float">
            <text:p>6.8207</text:p>
          </table:table-cell>
          <table:table-cell table:number-columns-repeated="4"/>
          <table:table-cell table:formula="of:=IF([.AB7]=&quot;TFLOP/sec&quot;; [.AA7]; [.AA7]/1000)" office:value-type="float" office:value="6.8325" calcext:value-type="float">
            <text:p>6.8325</text:p>
          </table:table-cell>
          <table:table-cell/>
        </table:table-row>
        <table:table-row table:style-name="ro1">
          <table:table-cell/>
          <table:table-cell table:formula="of:=IF([.C8]=&quot;TFLOP/sec&quot;; [.B8]; [.B8]/1000)" office:value-type="float" office:value="6.1651" calcext:value-type="float">
            <text:p>6.1651</text:p>
          </table:table-cell>
          <table:table-cell table:number-columns-repeated="4"/>
          <table:table-cell table:formula="of:=IF([.H8]=&quot;TFLOP/sec&quot;; [.G8]; [.G8]/1000)" office:value-type="float" office:value="6.5448" calcext:value-type="float">
            <text:p>6.5448</text:p>
          </table:table-cell>
          <table:table-cell table:number-columns-repeated="4"/>
          <table:table-cell table:formula="of:=IF([.M8]=&quot;TFLOP/sec&quot;; [.L8]; [.L8]/1000)" office:value-type="float" office:value="6.6119" calcext:value-type="float">
            <text:p>6.6119</text:p>
          </table:table-cell>
          <table:table-cell table:number-columns-repeated="4"/>
          <table:table-cell table:formula="of:=IF([.R8]=&quot;TFLOP/sec&quot;; [.Q8]; [.Q8]/1000)" office:value-type="float" office:value="6.5978" calcext:value-type="float">
            <text:p>6.5978</text:p>
          </table:table-cell>
          <table:table-cell table:number-columns-repeated="4"/>
          <table:table-cell table:formula="of:=IF([.W8]=&quot;TFLOP/sec&quot;; [.V8]; [.V8]/1000)" office:value-type="float" office:value="6.6344" calcext:value-type="float">
            <text:p>6.6344</text:p>
          </table:table-cell>
          <table:table-cell table:number-columns-repeated="4"/>
          <table:table-cell table:formula="of:=IF([.AB8]=&quot;TFLOP/sec&quot;; [.AA8]; [.AA8]/1000)" office:value-type="float" office:value="6.6517" calcext:value-type="float">
            <text:p>6.6517</text:p>
          </table:table-cell>
          <table:table-cell/>
        </table:table-row>
        <table:table-row table:style-name="ro1">
          <table:table-cell/>
          <table:table-cell table:formula="of:=IF([.C9]=&quot;TFLOP/sec&quot;; [.B9]; [.B9]/1000)" office:value-type="float" office:value="1.3292" calcext:value-type="float">
            <text:p>1.3292</text:p>
          </table:table-cell>
          <table:table-cell table:number-columns-repeated="4"/>
          <table:table-cell table:formula="of:=IF([.H9]=&quot;TFLOP/sec&quot;; [.G9]; [.G9]/1000)" office:value-type="float" office:value="6.5622" calcext:value-type="float">
            <text:p>6.5622</text:p>
          </table:table-cell>
          <table:table-cell table:number-columns-repeated="4"/>
          <table:table-cell table:formula="of:=IF([.M9]=&quot;TFLOP/sec&quot;; [.L9]; [.L9]/1000)" office:value-type="float" office:value="6.843" calcext:value-type="float">
            <text:p>6.843</text:p>
          </table:table-cell>
          <table:table-cell table:number-columns-repeated="4"/>
          <table:table-cell table:formula="of:=IF([.R9]=&quot;TFLOP/sec&quot;; [.Q9]; [.Q9]/1000)" office:value-type="float" office:value="6.7787" calcext:value-type="float">
            <text:p>6.7787</text:p>
          </table:table-cell>
          <table:table-cell table:number-columns-repeated="4"/>
          <table:table-cell table:formula="of:=IF([.W9]=&quot;TFLOP/sec&quot;; [.V9]; [.V9]/1000)" office:value-type="float" office:value="6.9099" calcext:value-type="float">
            <text:p>6.9099</text:p>
          </table:table-cell>
          <table:table-cell table:number-columns-repeated="4"/>
          <table:table-cell table:formula="of:=IF([.AB9]=&quot;TFLOP/sec&quot;; [.AA9]; [.AA9]/1000)" office:value-type="float" office:value="7.0109" calcext:value-type="float">
            <text:p>7.0109</text:p>
          </table:table-cell>
          <table:table-cell/>
        </table:table-row>
        <table:table-row table:style-name="ro1">
          <table:table-cell/>
          <table:table-cell table:formula="of:=IF([.C10]=&quot;TFLOP/sec&quot;; [.B10]; [.B10]/1000)" office:value-type="float" office:value="0.61152" calcext:value-type="float">
            <text:p>0.61152</text:p>
          </table:table-cell>
          <table:table-cell table:number-columns-repeated="4"/>
          <table:table-cell table:formula="of:=IF([.H10]=&quot;TFLOP/sec&quot;; [.G10]; [.G10]/1000)" office:value-type="float" office:value="6.7087" calcext:value-type="float">
            <text:p>6.7087</text:p>
          </table:table-cell>
          <table:table-cell table:number-columns-repeated="4"/>
          <table:table-cell table:formula="of:=IF([.M10]=&quot;TFLOP/sec&quot;; [.L10]; [.L10]/1000)" office:value-type="float" office:value="6.8904" calcext:value-type="float">
            <text:p>6.8904</text:p>
          </table:table-cell>
          <table:table-cell table:number-columns-repeated="4"/>
          <table:table-cell table:formula="of:=IF([.R10]=&quot;TFLOP/sec&quot;; [.Q10]; [.Q10]/1000)" office:value-type="float" office:value="6.8173" calcext:value-type="float">
            <text:p>6.8173</text:p>
          </table:table-cell>
          <table:table-cell table:number-columns-repeated="4"/>
          <table:table-cell table:formula="of:=IF([.W10]=&quot;TFLOP/sec&quot;; [.V10]; [.V10]/1000)" office:value-type="float" office:value="6.7086" calcext:value-type="float">
            <text:p>6.7086</text:p>
          </table:table-cell>
          <table:table-cell table:number-columns-repeated="4"/>
          <table:table-cell table:formula="of:=IF([.AB10]=&quot;TFLOP/sec&quot;; [.AA10]; [.AA10]/1000)" office:value-type="float" office:value="6.7447" calcext:value-type="float">
            <text:p>6.7447</text:p>
          </table:table-cell>
          <table:table-cell/>
        </table:table-row>
        <table:table-row table:style-name="ro1">
          <table:table-cell/>
          <table:table-cell table:formula="of:=IF([.C11]=&quot;TFLOP/sec&quot;; [.B11]; [.B11]/1000)" office:value-type="float" office:value="0.34169" calcext:value-type="float">
            <text:p>0.34169</text:p>
          </table:table-cell>
          <table:table-cell table:number-columns-repeated="4"/>
          <table:table-cell table:formula="of:=IF([.H11]=&quot;TFLOP/sec&quot;; [.G11]; [.G11]/1000)" office:value-type="float" office:value="6.1672" calcext:value-type="float">
            <text:p>6.1672</text:p>
          </table:table-cell>
          <table:table-cell table:number-columns-repeated="4"/>
          <table:table-cell table:formula="of:=IF([.M11]=&quot;TFLOP/sec&quot;; [.L11]; [.L11]/1000)" office:value-type="float" office:value="6.408" calcext:value-type="float">
            <text:p>6.408</text:p>
          </table:table-cell>
          <table:table-cell table:number-columns-repeated="4"/>
          <table:table-cell table:formula="of:=IF([.R11]=&quot;TFLOP/sec&quot;; [.Q11]; [.Q11]/1000)" office:value-type="float" office:value="6.4626" calcext:value-type="float">
            <text:p>6.4626</text:p>
          </table:table-cell>
          <table:table-cell table:number-columns-repeated="4"/>
          <table:table-cell table:formula="of:=IF([.W11]=&quot;TFLOP/sec&quot;; [.V11]; [.V11]/1000)" office:value-type="float" office:value="6.5251" calcext:value-type="float">
            <text:p>6.5251</text:p>
          </table:table-cell>
          <table:table-cell table:number-columns-repeated="4"/>
          <table:table-cell table:formula="of:=IF([.AB11]=&quot;TFLOP/sec&quot;; [.AA11]; [.AA11]/1000)" office:value-type="float" office:value="6.6944" calcext:value-type="float">
            <text:p>6.6944</text:p>
          </table:table-cell>
          <table:table-cell/>
        </table:table-row>
        <table:table-row table:style-name="ro1">
          <table:table-cell/>
          <table:table-cell table:formula="of:=IF([.C12]=&quot;TFLOP/sec&quot;; [.B12]; [.B12]/1000)" office:value-type="float" office:value="6.2695" calcext:value-type="float">
            <text:p>6.2695</text:p>
          </table:table-cell>
          <table:table-cell table:number-columns-repeated="4"/>
          <table:table-cell table:formula="of:=IF([.H12]=&quot;TFLOP/sec&quot;; [.G12]; [.G12]/1000)" office:value-type="float" office:value="2.0446" calcext:value-type="float">
            <text:p>2.0446</text:p>
          </table:table-cell>
          <table:table-cell table:number-columns-repeated="4"/>
          <table:table-cell table:formula="of:=IF([.M12]=&quot;TFLOP/sec&quot;; [.L12]; [.L12]/1000)" office:value-type="float" office:value="6.8265" calcext:value-type="float">
            <text:p>6.8265</text:p>
          </table:table-cell>
          <table:table-cell table:number-columns-repeated="4"/>
          <table:table-cell table:formula="of:=IF([.R12]=&quot;TFLOP/sec&quot;; [.Q12]; [.Q12]/1000)" office:value-type="float" office:value="6.8601" calcext:value-type="float">
            <text:p>6.8601</text:p>
          </table:table-cell>
          <table:table-cell table:number-columns-repeated="4"/>
          <table:table-cell table:formula="of:=IF([.W12]=&quot;TFLOP/sec&quot;; [.V12]; [.V12]/1000)" office:value-type="float" office:value="6.7382" calcext:value-type="float">
            <text:p>6.7382</text:p>
          </table:table-cell>
          <table:table-cell table:number-columns-repeated="4"/>
          <table:table-cell table:formula="of:=IF([.AB12]=&quot;TFLOP/sec&quot;; [.AA12]; [.AA12]/1000)" office:value-type="float" office:value="7.0663" calcext:value-type="float">
            <text:p>7.0663</text:p>
          </table:table-cell>
          <table:table-cell/>
        </table:table-row>
        <table:table-row table:style-name="ro1">
          <table:table-cell/>
          <table:table-cell table:formula="of:=IF([.C13]=&quot;TFLOP/sec&quot;; [.B13]; [.B13]/1000)" office:value-type="float" office:value="5.8774" calcext:value-type="float">
            <text:p>5.8774</text:p>
          </table:table-cell>
          <table:table-cell table:number-columns-repeated="4"/>
          <table:table-cell table:formula="of:=IF([.H13]=&quot;TFLOP/sec&quot;; [.G13]; [.G13]/1000)" office:value-type="float" office:value="0.87819" calcext:value-type="float">
            <text:p>0.87819</text:p>
          </table:table-cell>
          <table:table-cell table:number-columns-repeated="4"/>
          <table:table-cell table:formula="of:=IF([.M13]=&quot;TFLOP/sec&quot;; [.L13]; [.L13]/1000)" office:value-type="float" office:value="6.574" calcext:value-type="float">
            <text:p>6.574</text:p>
          </table:table-cell>
          <table:table-cell table:number-columns-repeated="4"/>
          <table:table-cell table:formula="of:=IF([.R13]=&quot;TFLOP/sec&quot;; [.Q13]; [.Q13]/1000)" office:value-type="float" office:value="6.4602" calcext:value-type="float">
            <text:p>6.4602</text:p>
          </table:table-cell>
          <table:table-cell table:number-columns-repeated="4"/>
          <table:table-cell table:formula="of:=IF([.W13]=&quot;TFLOP/sec&quot;; [.V13]; [.V13]/1000)" office:value-type="float" office:value="6.6055" calcext:value-type="float">
            <text:p>6.6055</text:p>
          </table:table-cell>
          <table:table-cell table:number-columns-repeated="4"/>
          <table:table-cell table:formula="of:=IF([.AB13]=&quot;TFLOP/sec&quot;; [.AA13]; [.AA13]/1000)" office:value-type="float" office:value="6.7598" calcext:value-type="float">
            <text:p>6.7598</text:p>
          </table:table-cell>
          <table:table-cell/>
        </table:table-row>
        <table:table-row table:style-name="ro1">
          <table:table-cell/>
          <table:table-cell table:formula="of:=IF([.C14]=&quot;TFLOP/sec&quot;; [.B14]; [.B14]/1000)" office:value-type="float" office:value="4.5377" calcext:value-type="float">
            <text:p>4.5377</text:p>
          </table:table-cell>
          <table:table-cell table:number-columns-repeated="4"/>
          <table:table-cell table:formula="of:=IF([.H14]=&quot;TFLOP/sec&quot;; [.G14]; [.G14]/1000)" office:value-type="float" office:value="0.54793" calcext:value-type="float">
            <text:p>0.54793</text:p>
          </table:table-cell>
          <table:table-cell table:number-columns-repeated="4"/>
          <table:table-cell table:formula="of:=IF([.M14]=&quot;TFLOP/sec&quot;; [.L14]; [.L14]/1000)" office:value-type="float" office:value="6.2754" calcext:value-type="float">
            <text:p>6.2754</text:p>
          </table:table-cell>
          <table:table-cell table:number-columns-repeated="4"/>
          <table:table-cell table:formula="of:=IF([.R14]=&quot;TFLOP/sec&quot;; [.Q14]; [.Q14]/1000)" office:value-type="float" office:value="6.2069" calcext:value-type="float">
            <text:p>6.2069</text:p>
          </table:table-cell>
          <table:table-cell table:number-columns-repeated="4"/>
          <table:table-cell table:formula="of:=IF([.W14]=&quot;TFLOP/sec&quot;; [.V14]; [.V14]/1000)" office:value-type="float" office:value="6.3954" calcext:value-type="float">
            <text:p>6.3954</text:p>
          </table:table-cell>
          <table:table-cell table:number-columns-repeated="4"/>
          <table:table-cell table:formula="of:=IF([.AB14]=&quot;TFLOP/sec&quot;; [.AA14]; [.AA14]/1000)" office:value-type="float" office:value="6.4637" calcext:value-type="float">
            <text:p>6.4637</text:p>
          </table:table-cell>
          <table:table-cell/>
        </table:table-row>
        <table:table-row table:style-name="ro1" table:number-rows-repeated="2">
          <table:table-cell table:number-columns-repeated="28"/>
        </table:table-row>
        <table:table-row table:style-name="ro1">
          <table:table-cell/>
          <table:table-cell office:value-type="string" calcext:value-type="string">
            <text:p>fraction of memory</text:p>
          </table:table-cell>
          <table:table-cell office:value-type="string" calcext:value-type="string">
            <text:p>1x32</text:p>
          </table:table-cell>
          <table:table-cell office:value-type="string" calcext:value-type="string">
            <text:p>2x16</text:p>
          </table:table-cell>
          <table:table-cell office:value-type="string" calcext:value-type="string">
            <text:p>4x8</text:p>
          </table:table-cell>
          <table:table-cell office:value-type="string" calcext:value-type="string">
            <text:p>8x4</text:p>
          </table:table-cell>
          <table:table-cell office:value-type="string" calcext:value-type="string">
            <text:p>16x2</text:p>
          </table:table-cell>
          <table:table-cell office:value-type="string" calcext:value-type="string">
            <text:p>32x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INDIRECT([.L33])" office:value-type="float" office:value="6.7866" calcext:value-type="float">
            <text:p>6.7866</text:p>
          </table:table-cell>
          <table:table-cell table:formula="of:=INDIRECT([.M33])" office:value-type="float" office:value="6.8892" calcext:value-type="float">
            <text:p>6.8892</text:p>
          </table:table-cell>
          <table:table-cell table:formula="of:=INDIRECT([.N33])" office:value-type="float" office:value="6.9056" calcext:value-type="float">
            <text:p>6.9056</text:p>
          </table:table-cell>
          <table:table-cell table:formula="of:=INDIRECT([.O33])" office:value-type="float" office:value="6.943" calcext:value-type="float">
            <text:p>6.9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17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Q17</text:p>
          </table:table-cell>
          <table:table-cell office:value-type="string" calcext:value-type="string">
            <text:p>V17</text:p>
          </table:table-cell>
          <table:table-cell office:value-type="string" calcext:value-type="string">
            <text:p>AA17</text:p>
          </table:table-cell>
          <table:table-cell table:number-columns-repeated="11"/>
        </table:table-row>
        <table:table-row table:style-name="ro1">
          <table:table-cell/>
          <table:table-cell table:formula="of:=[.B33]/2" office:value-type="float" office:value="50" calcext:value-type="float">
            <text:p>50</text:p>
          </table:table-cell>
          <table:table-cell table:formula="of:=INDIRECT([.L34])" office:value-type="float" office:value="6.788" calcext:value-type="float">
            <text:p>6.788</text:p>
          </table:table-cell>
          <table:table-cell table:formula="of:=INDIRECT([.M34])" office:value-type="float" office:value="6.8798" calcext:value-type="float">
            <text:p>6.8798</text:p>
          </table:table-cell>
          <table:table-cell table:formula="of:=INDIRECT([.N34])" office:value-type="float" office:value="6.8984" calcext:value-type="float">
            <text:p>6.8984</text:p>
          </table:table-cell>
          <table:table-cell table:formula="of:=INDIRECT([.O34])" office:value-type="float" office:value="6.9535" calcext:value-type="float">
            <text:p>6.9535</text:p>
          </table:table-cell>
          <table:table-cell table:formula="of:=INDIRECT([.P34])" office:value-type="float" office:value="6.8818" calcext:value-type="float">
            <text:p>6.8818</text:p>
          </table:table-cell>
          <table:table-cell table:formula="of:=INDIRECT([.Q34])" office:value-type="float" office:value="6.8064" calcext:value-type="float">
            <text:p>6.8064</text:p>
          </table:table-cell>
          <table:table-cell table:number-columns-repeated="3"/>
          <table:table-cell office:value-type="string" calcext:value-type="string">
            <text:p>B18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Q18</text:p>
          </table:table-cell>
          <table:table-cell office:value-type="string" calcext:value-type="string">
            <text:p>V18</text:p>
          </table:table-cell>
          <table:table-cell office:value-type="string" calcext:value-type="string">
            <text:p>AA18</text:p>
          </table:table-cell>
          <table:table-cell table:number-columns-repeated="11"/>
        </table:table-row>
        <table:table-row table:style-name="ro1">
          <table:table-cell/>
          <table:table-cell table:formula="of:=[.B34]/2" office:value-type="float" office:value="25" calcext:value-type="float">
            <text:p>25</text:p>
          </table:table-cell>
          <table:table-cell table:formula="of:=INDIRECT([.L35])" office:value-type="float" office:value="6.8036" calcext:value-type="float">
            <text:p>6.8036</text:p>
          </table:table-cell>
          <table:table-cell table:formula="of:=INDIRECT([.M35])" office:value-type="float" office:value="6.876" calcext:value-type="float">
            <text:p>6.876</text:p>
          </table:table-cell>
          <table:table-cell table:formula="of:=INDIRECT([.N35])" office:value-type="float" office:value="6.934" calcext:value-type="float">
            <text:p>6.934</text:p>
          </table:table-cell>
          <table:table-cell table:formula="of:=INDIRECT([.O35])" office:value-type="float" office:value="6.974" calcext:value-type="float">
            <text:p>6.974</text:p>
          </table:table-cell>
          <table:table-cell table:formula="of:=INDIRECT([.P35])" office:value-type="float" office:value="6.9326" calcext:value-type="float">
            <text:p>6.9326</text:p>
          </table:table-cell>
          <table:table-cell table:formula="of:=INDIRECT([.Q35])" office:value-type="float" office:value="6.8924" calcext:value-type="float">
            <text:p>6.8924</text:p>
          </table:table-cell>
          <table:table-cell table:number-columns-repeated="3"/>
          <table:table-cell office:value-type="string" calcext:value-type="string">
            <text:p>B19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Q19</text:p>
          </table:table-cell>
          <table:table-cell office:value-type="string" calcext:value-type="string">
            <text:p>V19</text:p>
          </table:table-cell>
          <table:table-cell office:value-type="string" calcext:value-type="string">
            <text:p>AA19</text:p>
          </table:table-cell>
          <table:table-cell table:number-columns-repeated="11"/>
        </table:table-row>
        <table:table-row table:style-name="ro1">
          <table:table-cell/>
          <table:table-cell table:formula="of:=[.B35]/2" office:value-type="float" office:value="12.5" calcext:value-type="float">
            <text:p>12.5</text:p>
          </table:table-cell>
          <table:table-cell table:formula="of:=INDIRECT([.L36])" office:value-type="float" office:value="6.6731" calcext:value-type="float">
            <text:p>6.6731</text:p>
          </table:table-cell>
          <table:table-cell table:formula="of:=INDIRECT([.M36])" office:value-type="float" office:value="6.792" calcext:value-type="float">
            <text:p>6.792</text:p>
          </table:table-cell>
          <table:table-cell table:formula="of:=INDIRECT([.N36])" office:value-type="float" office:value="6.8289" calcext:value-type="float">
            <text:p>6.8289</text:p>
          </table:table-cell>
          <table:table-cell table:formula="of:=INDIRECT([.O36])" office:value-type="float" office:value="6.8397" calcext:value-type="float">
            <text:p>6.8397</text:p>
          </table:table-cell>
          <table:table-cell table:formula="of:=INDIRECT([.P36])" office:value-type="float" office:value="6.7867" calcext:value-type="float">
            <text:p>6.7867</text:p>
          </table:table-cell>
          <table:table-cell table:formula="of:=INDIRECT([.Q36])" office:value-type="float" office:value="6.8152" calcext:value-type="float">
            <text:p>6.8152</text:p>
          </table:table-cell>
          <table:table-cell table:number-columns-repeated="3"/>
          <table:table-cell office:value-type="string" calcext:value-type="string">
            <text:p>B20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Q20</text:p>
          </table:table-cell>
          <table:table-cell office:value-type="string" calcext:value-type="string">
            <text:p>V20</text:p>
          </table:table-cell>
          <table:table-cell office:value-type="string" calcext:value-type="string">
            <text:p>AA20</text:p>
          </table:table-cell>
          <table:table-cell table:number-columns-repeated="11"/>
        </table:table-row>
        <table:table-row table:style-name="ro1">
          <table:table-cell/>
          <table:table-cell table:formula="of:=[.B36]/2" office:value-type="float" office:value="6.25" calcext:value-type="float">
            <text:p>6.25</text:p>
          </table:table-cell>
          <table:table-cell table:formula="of:=INDIRECT([.L37])" office:value-type="float" office:value="6.5098" calcext:value-type="float">
            <text:p>6.5098</text:p>
          </table:table-cell>
          <table:table-cell table:formula="of:=INDIRECT([.M37])" office:value-type="float" office:value="6.6887" calcext:value-type="float">
            <text:p>6.6887</text:p>
          </table:table-cell>
          <table:table-cell table:formula="of:=INDIRECT([.N37])" office:value-type="float" office:value="6.6906" calcext:value-type="float">
            <text:p>6.6906</text:p>
          </table:table-cell>
          <table:table-cell table:formula="of:=INDIRECT([.O37])" office:value-type="float" office:value="6.6509" calcext:value-type="float">
            <text:p>6.6509</text:p>
          </table:table-cell>
          <table:table-cell table:formula="of:=INDIRECT([.P37])" office:value-type="float" office:value="6.7318" calcext:value-type="float">
            <text:p>6.7318</text:p>
          </table:table-cell>
          <table:table-cell table:formula="of:=INDIRECT([.Q37])" office:value-type="float" office:value="6.7407" calcext:value-type="float">
            <text:p>6.7407</text:p>
          </table:table-cell>
          <table:table-cell table:number-columns-repeated="3"/>
          <table:table-cell office:value-type="string" calcext:value-type="string">
            <text:p>B21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Q21</text:p>
          </table:table-cell>
          <table:table-cell office:value-type="string" calcext:value-type="string">
            <text:p>V21</text:p>
          </table:table-cell>
          <table:table-cell office:value-type="string" calcext:value-type="string">
            <text:p>AA21</text:p>
          </table:table-cell>
          <table:table-cell table:number-columns-repeated="11"/>
        </table:table-row>
        <table:table-row table:style-name="ro1">
          <table:table-cell/>
          <table:table-cell table:formula="of:=[.B37]/2" office:value-type="float" office:value="3.125" calcext:value-type="float">
            <text:p>3.125</text:p>
          </table:table-cell>
          <table:table-cell table:formula="of:=INDIRECT([.L38])" office:value-type="float" office:value="6.5406" calcext:value-type="float">
            <text:p>6.5406</text:p>
          </table:table-cell>
          <table:table-cell table:formula="of:=INDIRECT([.M38])" office:value-type="float" office:value="6.837" calcext:value-type="float">
            <text:p>6.837</text:p>
          </table:table-cell>
          <table:table-cell table:formula="of:=INDIRECT([.N38])" office:value-type="float" office:value="6.854" calcext:value-type="float">
            <text:p>6.854</text:p>
          </table:table-cell>
          <table:table-cell table:formula="of:=INDIRECT([.O38])" office:value-type="float" office:value="6.8373" calcext:value-type="float">
            <text:p>6.8373</text:p>
          </table:table-cell>
          <table:table-cell table:formula="of:=INDIRECT([.P38])" office:value-type="float" office:value="6.8207" calcext:value-type="float">
            <text:p>6.8207</text:p>
          </table:table-cell>
          <table:table-cell table:formula="of:=INDIRECT([.Q38])" office:value-type="float" office:value="6.8325" calcext:value-type="float">
            <text:p>6.8325</text:p>
          </table:table-cell>
          <table:table-cell table:number-columns-repeated="3"/>
          <table:table-cell office:value-type="string" calcext:value-type="string">
            <text:p>B22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Q22</text:p>
          </table:table-cell>
          <table:table-cell office:value-type="string" calcext:value-type="string">
            <text:p>V22</text:p>
          </table:table-cell>
          <table:table-cell office:value-type="string" calcext:value-type="string">
            <text:p>AA22</text:p>
          </table:table-cell>
          <table:table-cell table:number-columns-repeated="11"/>
        </table:table-row>
        <table:table-row table:style-name="ro1">
          <table:table-cell/>
          <table:table-cell table:formula="of:=[.B38]/2" office:value-type="float" office:value="1.5625" calcext:value-type="float">
            <text:p>1.5625</text:p>
          </table:table-cell>
          <table:table-cell table:formula="of:=INDIRECT([.L39])" office:value-type="float" office:value="6.1651" calcext:value-type="float">
            <text:p>6.1651</text:p>
          </table:table-cell>
          <table:table-cell table:formula="of:=INDIRECT([.M39])" office:value-type="float" office:value="6.5448" calcext:value-type="float">
            <text:p>6.5448</text:p>
          </table:table-cell>
          <table:table-cell table:formula="of:=INDIRECT([.N39])" office:value-type="float" office:value="6.6119" calcext:value-type="float">
            <text:p>6.6119</text:p>
          </table:table-cell>
          <table:table-cell table:formula="of:=INDIRECT([.O39])" office:value-type="float" office:value="6.5978" calcext:value-type="float">
            <text:p>6.5978</text:p>
          </table:table-cell>
          <table:table-cell table:formula="of:=INDIRECT([.P39])" office:value-type="float" office:value="6.6344" calcext:value-type="float">
            <text:p>6.6344</text:p>
          </table:table-cell>
          <table:table-cell table:formula="of:=INDIRECT([.Q39])" office:value-type="float" office:value="6.6517" calcext:value-type="float">
            <text:p>6.6517</text:p>
          </table:table-cell>
          <table:table-cell table:number-columns-repeated="3"/>
          <table:table-cell office:value-type="string" calcext:value-type="string">
            <text:p>B23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Q23</text:p>
          </table:table-cell>
          <table:table-cell office:value-type="string" calcext:value-type="string">
            <text:p>V23</text:p>
          </table:table-cell>
          <table:table-cell office:value-type="string" calcext:value-type="string">
            <text:p>AA23</text:p>
          </table:table-cell>
          <table:table-cell table:number-columns-repeated="11"/>
        </table:table-row>
        <table:table-row table:style-name="ro1">
          <table:table-cell/>
          <table:table-cell table:formula="of:=[.B39]/2" office:value-type="float" office:value="0.78125" calcext:value-type="float">
            <text:p>0.78125</text:p>
          </table:table-cell>
          <table:table-cell table:formula="of:=INDIRECT([.L40])" office:value-type="float" office:value="1.3292" calcext:value-type="float">
            <text:p>1.3292</text:p>
          </table:table-cell>
          <table:table-cell table:formula="of:=INDIRECT([.M40])" office:value-type="float" office:value="6.5622" calcext:value-type="float">
            <text:p>6.5622</text:p>
          </table:table-cell>
          <table:table-cell table:formula="of:=INDIRECT([.N40])" office:value-type="float" office:value="6.843" calcext:value-type="float">
            <text:p>6.843</text:p>
          </table:table-cell>
          <table:table-cell table:formula="of:=INDIRECT([.O40])" office:value-type="float" office:value="6.7787" calcext:value-type="float">
            <text:p>6.7787</text:p>
          </table:table-cell>
          <table:table-cell table:formula="of:=INDIRECT([.P40])" office:value-type="float" office:value="6.9099" calcext:value-type="float">
            <text:p>6.9099</text:p>
          </table:table-cell>
          <table:table-cell table:formula="of:=INDIRECT([.Q40])" office:value-type="float" office:value="7.0109" calcext:value-type="float">
            <text:p>7.0109</text:p>
          </table:table-cell>
          <table:table-cell table:number-columns-repeated="3"/>
          <table:table-cell office:value-type="string" calcext:value-type="string">
            <text:p>B24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Q24</text:p>
          </table:table-cell>
          <table:table-cell office:value-type="string" calcext:value-type="string">
            <text:p>V24</text:p>
          </table:table-cell>
          <table:table-cell office:value-type="string" calcext:value-type="string">
            <text:p>AA24</text:p>
          </table:table-cell>
          <table:table-cell table:number-columns-repeated="11"/>
        </table:table-row>
        <table:table-row table:style-name="ro1">
          <table:table-cell/>
          <table:table-cell table:formula="of:=[.B40]/2" office:value-type="float" office:value="0.390625" calcext:value-type="float">
            <text:p>0.390625</text:p>
          </table:table-cell>
          <table:table-cell table:formula="of:=INDIRECT([.L41])" office:value-type="float" office:value="0.61152" calcext:value-type="float">
            <text:p>0.61152</text:p>
          </table:table-cell>
          <table:table-cell table:formula="of:=INDIRECT([.M41])" office:value-type="float" office:value="6.7087" calcext:value-type="float">
            <text:p>6.7087</text:p>
          </table:table-cell>
          <table:table-cell table:formula="of:=INDIRECT([.N41])" office:value-type="float" office:value="6.8904" calcext:value-type="float">
            <text:p>6.8904</text:p>
          </table:table-cell>
          <table:table-cell table:formula="of:=INDIRECT([.O41])" office:value-type="float" office:value="6.8173" calcext:value-type="float">
            <text:p>6.8173</text:p>
          </table:table-cell>
          <table:table-cell table:formula="of:=INDIRECT([.P41])" office:value-type="float" office:value="6.7086" calcext:value-type="float">
            <text:p>6.7086</text:p>
          </table:table-cell>
          <table:table-cell table:formula="of:=INDIRECT([.Q41])" office:value-type="float" office:value="6.7447" calcext:value-type="float">
            <text:p>6.7447</text:p>
          </table:table-cell>
          <table:table-cell table:number-columns-repeated="3"/>
          <table:table-cell office:value-type="string" calcext:value-type="string">
            <text:p>B25</text:p>
          </table:table-cell>
          <table:table-cell office:value-type="string" calcext:value-type="string">
            <text:p>G25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Q25</text:p>
          </table:table-cell>
          <table:table-cell office:value-type="string" calcext:value-type="string">
            <text:p>V25</text:p>
          </table:table-cell>
          <table:table-cell office:value-type="string" calcext:value-type="string">
            <text:p>AA25</text:p>
          </table:table-cell>
          <table:table-cell table:number-columns-repeated="11"/>
        </table:table-row>
        <table:table-row table:style-name="ro1">
          <table:table-cell/>
          <table:table-cell table:formula="of:=[.B41]/2" office:value-type="float" office:value="0.1953125" calcext:value-type="float">
            <text:p>0.1953125</text:p>
          </table:table-cell>
          <table:table-cell table:formula="of:=INDIRECT([.L42])" office:value-type="float" office:value="0.34169" calcext:value-type="float">
            <text:p>0.34169</text:p>
          </table:table-cell>
          <table:table-cell table:formula="of:=INDIRECT([.M42])" office:value-type="float" office:value="6.1672" calcext:value-type="float">
            <text:p>6.1672</text:p>
          </table:table-cell>
          <table:table-cell table:formula="of:=INDIRECT([.N42])" office:value-type="float" office:value="6.408" calcext:value-type="float">
            <text:p>6.408</text:p>
          </table:table-cell>
          <table:table-cell table:formula="of:=INDIRECT([.O42])" office:value-type="float" office:value="6.4626" calcext:value-type="float">
            <text:p>6.4626</text:p>
          </table:table-cell>
          <table:table-cell table:formula="of:=INDIRECT([.P42])" office:value-type="float" office:value="6.5251" calcext:value-type="float">
            <text:p>6.5251</text:p>
          </table:table-cell>
          <table:table-cell table:formula="of:=INDIRECT([.Q42])" office:value-type="float" office:value="6.6944" calcext:value-type="float">
            <text:p>6.6944</text:p>
          </table:table-cell>
          <table:table-cell table:number-columns-repeated="3"/>
          <table:table-cell office:value-type="string" calcext:value-type="string">
            <text:p>B26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L26</text:p>
          </table:table-cell>
          <table:table-cell office:value-type="string" calcext:value-type="string">
            <text:p>Q26</text:p>
          </table:table-cell>
          <table:table-cell office:value-type="string" calcext:value-type="string">
            <text:p>V26</text:p>
          </table:table-cell>
          <table:table-cell office:value-type="string" calcext:value-type="string">
            <text:p>AA26</text:p>
          </table:table-cell>
          <table:table-cell table:number-columns-repeated="11"/>
        </table:table-row>
        <table:table-row table:style-name="ro1">
          <table:table-cell/>
          <table:table-cell table:formula="of:=[.B42]/2" office:value-type="float" office:value="0.09765625" calcext:value-type="float">
            <text:p>0.09765625</text:p>
          </table:table-cell>
          <table:table-cell table:formula="of:=INDIRECT([.L43])" office:value-type="float" office:value="6.2695" calcext:value-type="float">
            <text:p>6.2695</text:p>
          </table:table-cell>
          <table:table-cell table:formula="of:=INDIRECT([.M43])" office:value-type="float" office:value="2.0446" calcext:value-type="float">
            <text:p>2.0446</text:p>
          </table:table-cell>
          <table:table-cell table:formula="of:=INDIRECT([.N43])" office:value-type="float" office:value="6.8265" calcext:value-type="float">
            <text:p>6.8265</text:p>
          </table:table-cell>
          <table:table-cell table:formula="of:=INDIRECT([.O43])" office:value-type="float" office:value="6.8601" calcext:value-type="float">
            <text:p>6.8601</text:p>
          </table:table-cell>
          <table:table-cell table:formula="of:=INDIRECT([.P43])" office:value-type="float" office:value="6.7382" calcext:value-type="float">
            <text:p>6.7382</text:p>
          </table:table-cell>
          <table:table-cell table:formula="of:=INDIRECT([.Q43])" office:value-type="float" office:value="7.0663" calcext:value-type="float">
            <text:p>7.0663</text:p>
          </table:table-cell>
          <table:table-cell table:number-columns-repeated="3"/>
          <table:table-cell office:value-type="string" calcext:value-type="string">
            <text:p>B27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V27</text:p>
          </table:table-cell>
          <table:table-cell office:value-type="string" calcext:value-type="string">
            <text:p>AA27</text:p>
          </table:table-cell>
          <table:table-cell table:number-columns-repeated="11"/>
        </table:table-row>
        <table:table-row table:style-name="ro1">
          <table:table-cell/>
          <table:table-cell table:formula="of:=[.B43]/2" office:value-type="float" office:value="0.048828125" calcext:value-type="float">
            <text:p>0.048828125</text:p>
          </table:table-cell>
          <table:table-cell table:formula="of:=INDIRECT([.L44])" office:value-type="float" office:value="5.8774" calcext:value-type="float">
            <text:p>5.8774</text:p>
          </table:table-cell>
          <table:table-cell table:formula="of:=INDIRECT([.M44])" office:value-type="float" office:value="0.87819" calcext:value-type="float">
            <text:p>0.87819</text:p>
          </table:table-cell>
          <table:table-cell table:formula="of:=INDIRECT([.N44])" office:value-type="float" office:value="6.574" calcext:value-type="float">
            <text:p>6.574</text:p>
          </table:table-cell>
          <table:table-cell table:formula="of:=INDIRECT([.O44])" office:value-type="float" office:value="6.4602" calcext:value-type="float">
            <text:p>6.4602</text:p>
          </table:table-cell>
          <table:table-cell table:formula="of:=INDIRECT([.P44])" office:value-type="float" office:value="6.6055" calcext:value-type="float">
            <text:p>6.6055</text:p>
          </table:table-cell>
          <table:table-cell table:formula="of:=INDIRECT([.Q44])" office:value-type="float" office:value="6.7598" calcext:value-type="float">
            <text:p>6.7598</text:p>
          </table:table-cell>
          <table:table-cell table:number-columns-repeated="3"/>
          <table:table-cell office:value-type="string" calcext:value-type="string">
            <text:p>B28</text:p>
          </table:table-cell>
          <table:table-cell office:value-type="string" calcext:value-type="string">
            <text:p>G28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Q28</text:p>
          </table:table-cell>
          <table:table-cell office:value-type="string" calcext:value-type="string">
            <text:p>V28</text:p>
          </table:table-cell>
          <table:table-cell office:value-type="string" calcext:value-type="string">
            <text:p>AA28</text:p>
          </table:table-cell>
          <table:table-cell table:number-columns-repeated="11"/>
        </table:table-row>
        <table:table-row table:style-name="ro1">
          <table:table-cell/>
          <table:table-cell table:formula="of:=[.B44]/2" office:value-type="float" office:value="0.0244140625" calcext:value-type="float">
            <text:p>0.0244140625</text:p>
          </table:table-cell>
          <table:table-cell table:formula="of:=INDIRECT([.L45])" office:value-type="float" office:value="4.5377" calcext:value-type="float">
            <text:p>4.5377</text:p>
          </table:table-cell>
          <table:table-cell table:formula="of:=INDIRECT([.M45])" office:value-type="float" office:value="0.54793" calcext:value-type="float">
            <text:p>0.54793</text:p>
          </table:table-cell>
          <table:table-cell table:formula="of:=INDIRECT([.N45])" office:value-type="float" office:value="6.2754" calcext:value-type="float">
            <text:p>6.2754</text:p>
          </table:table-cell>
          <table:table-cell table:formula="of:=INDIRECT([.O45])" office:value-type="float" office:value="6.2069" calcext:value-type="float">
            <text:p>6.2069</text:p>
          </table:table-cell>
          <table:table-cell table:formula="of:=INDIRECT([.P45])" office:value-type="float" office:value="6.3954" calcext:value-type="float">
            <text:p>6.3954</text:p>
          </table:table-cell>
          <table:table-cell table:formula="of:=INDIRECT([.Q45])" office:value-type="float" office:value="6.4637" calcext:value-type="float">
            <text:p>6.4637</text:p>
          </table:table-cell>
          <table:table-cell table:number-columns-repeated="3"/>
          <table:table-cell office:value-type="string" calcext:value-type="string">
            <text:p>B29</text:p>
          </table:table-cell>
          <table:table-cell office:value-type="string" calcext:value-type="string">
            <text:p>G29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Q29</text:p>
          </table:table-cell>
          <table:table-cell office:value-type="string" calcext:value-type="string">
            <text:p>V29</text:p>
          </table:table-cell>
          <table:table-cell office:value-type="string" calcext:value-type="string">
            <text:p>AA29</text:p>
          </table:table-cell>
          <table:table-cell table:number-columns-repeated="11"/>
        </table:table-row>
      </table:table>
      <table:table table:name="slice-whole-loop" table:style-name="ta1">
        <table:shapes>
          <draw:frame draw:z-index="0" draw:style-name="gr1" draw:text-style-name="P1" svg:width="159.99mm" svg:height="89.99mm" svg:x="80.86mm" svg:y="213.93mm">
            <loext:p draw:notify-on-update-of-ranges="'slice-whole-loop'.B32:'slice-whole-loop'.B32 'slice-whole-loop'.B33:'slice-whole-loop'.B45 'slice-whole-loop'.C32:'slice-whole-loop'.C32 'slice-whole-loop'.C33:'slice-whole-loop'.C45 'slice-whole-loop'.B32:'slice-whole-loop'.B32 'slice-whole-loop'.B33:'slice-whole-loop'.B45 'slice-whole-loop'.D32:'slice-whole-loop'.D32 'slice-whole-loop'.D33:'slice-whole-loop'.D45 'slice-whole-loop'.B32:'slice-whole-loop'.B32 'slice-whole-loop'.B33:'slice-whole-loop'.B45 'slice-whole-loop'.E32:'slice-whole-loop'.E32 'slice-whole-loop'.E33:'slice-whole-loop'.E45 'slice-whole-loop'.B32:'slice-whole-loop'.B32 'slice-whole-loop'.B33:'slice-whole-loop'.B45 'slice-whole-loop'.F32:'slice-whole-loop'.F32 'slice-whole-loop'.F33:'slice-whole-loop'.F45 'slice-whole-loop'.B32:'slice-whole-loop'.B32 'slice-whole-loop'.B33:'slice-whole-loop'.B45 'slice-whole-loop'.G32:'slice-whole-loop'.G32 'slice-whole-loop'.G33:'slice-whole-loop'.G45 'slice-whole-loop'.B32:'slice-whole-loop'.B32 'slice-whole-loop'.B33:'slice-whole-loop'.B45 'slice-whole-loop'.H32:'slice-whole-loop'.H32 'slice-whole-loop'.H33:'slice-whole-loop'.H4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-64-1-slice.txt;</text:p>
          </table:table-cell>
          <table:table-cell office:value-type="float" office:value="5.1561" calcext:value-type="float">
            <text:p>5.1561</text:p>
          </table:table-cell>
          <table:table-cell office:value-type="string" calcext:value-type="string">
            <text:p>TFLOP/sec</text:p>
          </table:table-cell>
          <table:table-cell office:value-type="float" office:value="75.975" calcext:value-type="float">
            <text:p>75.97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28-1-slice.txt;</text:p>
          </table:table-cell>
          <table:table-cell office:value-type="float" office:value="5.4045" calcext:value-type="float">
            <text:p>5.4045</text:p>
          </table:table-cell>
          <table:table-cell office:value-type="string" calcext:value-type="string">
            <text:p>TFLOP/sec</text:p>
          </table:table-cell>
          <table:table-cell office:value-type="float" office:value="78.448" calcext:value-type="float">
            <text:p>78.448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256-1-slice.txt;</text:p>
          </table:table-cell>
          <table:table-cell office:value-type="float" office:value="5.5897" calcext:value-type="float">
            <text:p>5.5897</text:p>
          </table:table-cell>
          <table:table-cell office:value-type="string" calcext:value-type="string">
            <text:p>TFLOP/sec</text:p>
          </table:table-cell>
          <table:table-cell office:value-type="float" office:value="80.945" calcext:value-type="float">
            <text:p>80.94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512-1-slice.txt;</text:p>
          </table:table-cell>
          <table:table-cell office:value-type="float" office:value="5.6451" calcext:value-type="float">
            <text:p>5.6451</text:p>
          </table:table-cell>
          <table:table-cell office:value-type="string" calcext:value-type="string">
            <text:p>TFLOP/sec</text:p>
          </table:table-cell>
          <table:table-cell office:value-type="float" office:value="81.306" calcext:value-type="float">
            <text:p>81.30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024-1-slice.txt;</text:p>
          </table:table-cell>
          <table:table-cell table:number-columns-repeated="4"/>
          <table:table-cell office:value-type="string" calcext:value-type="string">
            <text:p>out-2048-1-slice.tx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-64-2-slice.txt;</text:p>
          </table:table-cell>
          <table:table-cell office:value-type="float" office:value="5.0541" calcext:value-type="float">
            <text:p>5.0541</text:p>
          </table:table-cell>
          <table:table-cell office:value-type="string" calcext:value-type="string">
            <text:p>TFLOP/sec</text:p>
          </table:table-cell>
          <table:table-cell office:value-type="float" office:value="74.457" calcext:value-type="float">
            <text:p>74.457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28-2-slice.txt;</text:p>
          </table:table-cell>
          <table:table-cell office:value-type="float" office:value="5.2921" calcext:value-type="float">
            <text:p>5.2921</text:p>
          </table:table-cell>
          <table:table-cell office:value-type="string" calcext:value-type="string">
            <text:p>TFLOP/sec</text:p>
          </table:table-cell>
          <table:table-cell office:value-type="float" office:value="76.922" calcext:value-type="float">
            <text:p>76.922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256-2-slice.txt;</text:p>
          </table:table-cell>
          <table:table-cell office:value-type="float" office:value="5.5048" calcext:value-type="float">
            <text:p>5.5048</text:p>
          </table:table-cell>
          <table:table-cell office:value-type="string" calcext:value-type="string">
            <text:p>TFLOP/sec</text:p>
          </table:table-cell>
          <table:table-cell office:value-type="float" office:value="79.798" calcext:value-type="float">
            <text:p>79.798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512-2-slice.txt;</text:p>
          </table:table-cell>
          <table:table-cell office:value-type="float" office:value="5.5307" calcext:value-type="float">
            <text:p>5.5307</text:p>
          </table:table-cell>
          <table:table-cell office:value-type="string" calcext:value-type="string">
            <text:p>TFLOP/sec</text:p>
          </table:table-cell>
          <table:table-cell office:value-type="float" office:value="79.538" calcext:value-type="float">
            <text:p>79.538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024-2-slice.txt;</text:p>
          </table:table-cell>
          <table:table-cell office:value-type="float" office:value="5.4777" calcext:value-type="float">
            <text:p>5.4777</text:p>
          </table:table-cell>
          <table:table-cell office:value-type="string" calcext:value-type="string">
            <text:p>TFLOP/sec</text:p>
          </table:table-cell>
          <table:table-cell office:value-type="float" office:value="79.596" calcext:value-type="float">
            <text:p>79.59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2048-2-slice.txt;</text:p>
          </table:table-cell>
          <table:table-cell office:value-type="float" office:value="5.4329" calcext:value-type="float">
            <text:p>5.4329</text:p>
          </table:table-cell>
          <table:table-cell office:value-type="string" calcext:value-type="string">
            <text:p>TFLOP/sec</text:p>
          </table:table-cell>
          <table:table-cell office:value-type="float" office:value="79.82" calcext:value-type="float">
            <text:p>79.8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out-64-4-slice.txt;</text:p>
          </table:table-cell>
          <table:table-cell office:value-type="float" office:value="4.9921" calcext:value-type="float">
            <text:p>4.9921</text:p>
          </table:table-cell>
          <table:table-cell office:value-type="string" calcext:value-type="string">
            <text:p>TFLOP/sec</text:p>
          </table:table-cell>
          <table:table-cell office:value-type="float" office:value="73.374" calcext:value-type="float">
            <text:p>73.374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28-4-slice.txt;</text:p>
          </table:table-cell>
          <table:table-cell office:value-type="float" office:value="5.2001" calcext:value-type="float">
            <text:p>5.2001</text:p>
          </table:table-cell>
          <table:table-cell office:value-type="string" calcext:value-type="string">
            <text:p>TFLOP/sec</text:p>
          </table:table-cell>
          <table:table-cell office:value-type="float" office:value="75.626" calcext:value-type="float">
            <text:p>75.62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256-4-slice.txt;</text:p>
          </table:table-cell>
          <table:table-cell office:value-type="float" office:value="5.4515" calcext:value-type="float">
            <text:p>5.4515</text:p>
          </table:table-cell>
          <table:table-cell office:value-type="string" calcext:value-type="string">
            <text:p>TFLOP/sec</text:p>
          </table:table-cell>
          <table:table-cell office:value-type="float" office:value="78.62" calcext:value-type="float">
            <text:p>78.62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512-4-slice.txt;</text:p>
          </table:table-cell>
          <table:table-cell office:value-type="float" office:value="5.5561" calcext:value-type="float">
            <text:p>5.5561</text:p>
          </table:table-cell>
          <table:table-cell office:value-type="string" calcext:value-type="string">
            <text:p>TFLOP/sec</text:p>
          </table:table-cell>
          <table:table-cell office:value-type="float" office:value="79.669" calcext:value-type="float">
            <text:p>79.669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024-4-slice.txt;</text:p>
          </table:table-cell>
          <table:table-cell office:value-type="float" office:value="5.4813" calcext:value-type="float">
            <text:p>5.4813</text:p>
          </table:table-cell>
          <table:table-cell office:value-type="string" calcext:value-type="string">
            <text:p>TFLOP/sec</text:p>
          </table:table-cell>
          <table:table-cell office:value-type="float" office:value="79.065" calcext:value-type="float">
            <text:p>79.06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2048-4-slice.txt;</text:p>
          </table:table-cell>
          <table:table-cell office:value-type="float" office:value="5.4094" calcext:value-type="float">
            <text:p>5.4094</text:p>
          </table:table-cell>
          <table:table-cell office:value-type="string" calcext:value-type="string">
            <text:p>TFLOP/sec</text:p>
          </table:table-cell>
          <table:table-cell office:value-type="float" office:value="78.483" calcext:value-type="float">
            <text:p>78.48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out-64-8-slice.txt;</text:p>
          </table:table-cell>
          <table:table-cell office:value-type="float" office:value="4.7342" calcext:value-type="float">
            <text:p>4.7342</text:p>
          </table:table-cell>
          <table:table-cell office:value-type="string" calcext:value-type="string">
            <text:p>TFLOP/sec</text:p>
          </table:table-cell>
          <table:table-cell office:value-type="float" office:value="70.946" calcext:value-type="float">
            <text:p>70.94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28-8-slice.txt;</text:p>
          </table:table-cell>
          <table:table-cell office:value-type="float" office:value="5.0065" calcext:value-type="float">
            <text:p>5.0065</text:p>
          </table:table-cell>
          <table:table-cell office:value-type="string" calcext:value-type="string">
            <text:p>TFLOP/sec</text:p>
          </table:table-cell>
          <table:table-cell office:value-type="float" office:value="73.713" calcext:value-type="float">
            <text:p>73.713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256-8-slice.txt;</text:p>
          </table:table-cell>
          <table:table-cell office:value-type="float" office:value="5.2238" calcext:value-type="float">
            <text:p>5.2238</text:p>
          </table:table-cell>
          <table:table-cell office:value-type="string" calcext:value-type="string">
            <text:p>TFLOP/sec</text:p>
          </table:table-cell>
          <table:table-cell office:value-type="float" office:value="76.495" calcext:value-type="float">
            <text:p>76.49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512-8-slice.txt;</text:p>
          </table:table-cell>
          <table:table-cell office:value-type="float" office:value="5.3552" calcext:value-type="float">
            <text:p>5.3552</text:p>
          </table:table-cell>
          <table:table-cell office:value-type="string" calcext:value-type="string">
            <text:p>TFLOP/sec</text:p>
          </table:table-cell>
          <table:table-cell office:value-type="float" office:value="78.297" calcext:value-type="float">
            <text:p>78.297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024-8-slice.txt;</text:p>
          </table:table-cell>
          <table:table-cell office:value-type="float" office:value="5.2947" calcext:value-type="float">
            <text:p>5.2947</text:p>
          </table:table-cell>
          <table:table-cell office:value-type="string" calcext:value-type="string">
            <text:p>TFLOP/sec</text:p>
          </table:table-cell>
          <table:table-cell office:value-type="float" office:value="78.016" calcext:value-type="float">
            <text:p>78.01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2048-8-slice.txt;</text:p>
          </table:table-cell>
          <table:table-cell office:value-type="float" office:value="5.2172" calcext:value-type="float">
            <text:p>5.2172</text:p>
          </table:table-cell>
          <table:table-cell office:value-type="string" calcext:value-type="string">
            <text:p>TFLOP/sec</text:p>
          </table:table-cell>
          <table:table-cell office:value-type="float" office:value="76.552" calcext:value-type="float">
            <text:p>76.55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out-64-16-slice.txt;</text:p>
          </table:table-cell>
          <table:table-cell office:value-type="float" office:value="4.4567" calcext:value-type="float">
            <text:p>4.4567</text:p>
          </table:table-cell>
          <table:table-cell office:value-type="string" calcext:value-type="string">
            <text:p>TFLOP/sec</text:p>
          </table:table-cell>
          <table:table-cell office:value-type="float" office:value="68.462" calcext:value-type="float">
            <text:p>68.462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28-16-slice.txt;</text:p>
          </table:table-cell>
          <table:table-cell office:value-type="float" office:value="4.7432" calcext:value-type="float">
            <text:p>4.7432</text:p>
          </table:table-cell>
          <table:table-cell office:value-type="string" calcext:value-type="string">
            <text:p>TFLOP/sec</text:p>
          </table:table-cell>
          <table:table-cell office:value-type="float" office:value="70.913" calcext:value-type="float">
            <text:p>70.913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256-16-slice.txt;</text:p>
          </table:table-cell>
          <table:table-cell office:value-type="float" office:value="5.0911" calcext:value-type="float">
            <text:p>5.0911</text:p>
          </table:table-cell>
          <table:table-cell office:value-type="string" calcext:value-type="string">
            <text:p>TFLOP/sec</text:p>
          </table:table-cell>
          <table:table-cell office:value-type="float" office:value="76.093" calcext:value-type="float">
            <text:p>76.093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512-16-slice.txt;</text:p>
          </table:table-cell>
          <table:table-cell office:value-type="float" office:value="5.1677" calcext:value-type="float">
            <text:p>5.1677</text:p>
          </table:table-cell>
          <table:table-cell office:value-type="string" calcext:value-type="string">
            <text:p>TFLOP/sec</text:p>
          </table:table-cell>
          <table:table-cell office:value-type="float" office:value="77.698" calcext:value-type="float">
            <text:p>77.698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024-16-slice.txt;</text:p>
          </table:table-cell>
          <table:table-cell office:value-type="float" office:value="5.1176" calcext:value-type="float">
            <text:p>5.1176</text:p>
          </table:table-cell>
          <table:table-cell office:value-type="string" calcext:value-type="string">
            <text:p>TFLOP/sec</text:p>
          </table:table-cell>
          <table:table-cell office:value-type="float" office:value="76.021" calcext:value-type="float">
            <text:p>76.02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2048-16-slice.txt;</text:p>
          </table:table-cell>
          <table:table-cell office:value-type="float" office:value="5.1436" calcext:value-type="float">
            <text:p>5.1436</text:p>
          </table:table-cell>
          <table:table-cell office:value-type="string" calcext:value-type="string">
            <text:p>TFLOP/sec</text:p>
          </table:table-cell>
          <table:table-cell office:value-type="float" office:value="76.307" calcext:value-type="float">
            <text:p>76.30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out-64-32-slice.txt;</text:p>
          </table:table-cell>
          <table:table-cell office:value-type="float" office:value="4.3478" calcext:value-type="float">
            <text:p>4.3478</text:p>
          </table:table-cell>
          <table:table-cell office:value-type="string" calcext:value-type="string">
            <text:p>TFLOP/sec</text:p>
          </table:table-cell>
          <table:table-cell office:value-type="float" office:value="66.474" calcext:value-type="float">
            <text:p>66.474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28-32-slice.txt;</text:p>
          </table:table-cell>
          <table:table-cell office:value-type="float" office:value="4.7039" calcext:value-type="float">
            <text:p>4.7039</text:p>
          </table:table-cell>
          <table:table-cell office:value-type="string" calcext:value-type="string">
            <text:p>TFLOP/sec</text:p>
          </table:table-cell>
          <table:table-cell office:value-type="float" office:value="68.801" calcext:value-type="float">
            <text:p>68.80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256-32-slice.txt;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TFLOP/sec</text:p>
          </table:table-cell>
          <table:table-cell office:value-type="float" office:value="73.68" calcext:value-type="float">
            <text:p>73.68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512-32-slice.txt;</text:p>
          </table:table-cell>
          <table:table-cell office:value-type="float" office:value="5.225" calcext:value-type="float">
            <text:p>5.225</text:p>
          </table:table-cell>
          <table:table-cell office:value-type="string" calcext:value-type="string">
            <text:p>TFLOP/sec</text:p>
          </table:table-cell>
          <table:table-cell office:value-type="float" office:value="76.418" calcext:value-type="float">
            <text:p>76.418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024-32-slice.txt;</text:p>
          </table:table-cell>
          <table:table-cell office:value-type="float" office:value="5.145" calcext:value-type="float">
            <text:p>5.145</text:p>
          </table:table-cell>
          <table:table-cell office:value-type="string" calcext:value-type="string">
            <text:p>TFLOP/sec</text:p>
          </table:table-cell>
          <table:table-cell office:value-type="float" office:value="75.433" calcext:value-type="float">
            <text:p>75.433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2048-32-slice.txt;</text:p>
          </table:table-cell>
          <table:table-cell office:value-type="float" office:value="5.1082" calcext:value-type="float">
            <text:p>5.1082</text:p>
          </table:table-cell>
          <table:table-cell office:value-type="string" calcext:value-type="string">
            <text:p>TFLOP/sec</text:p>
          </table:table-cell>
          <table:table-cell office:value-type="float" office:value="74.763" calcext:value-type="float">
            <text:p>74.76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out-64-64-slice.txt;</text:p>
          </table:table-cell>
          <table:table-cell office:value-type="float" office:value="3.9064" calcext:value-type="float">
            <text:p>3.9064</text:p>
          </table:table-cell>
          <table:table-cell office:value-type="string" calcext:value-type="string">
            <text:p>TFLOP/sec</text:p>
          </table:table-cell>
          <table:table-cell office:value-type="float" office:value="63.362" calcext:value-type="float">
            <text:p>63.362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28-64-slice.txt;</text:p>
          </table:table-cell>
          <table:table-cell office:value-type="float" office:value="4.3503" calcext:value-type="float">
            <text:p>4.3503</text:p>
          </table:table-cell>
          <table:table-cell office:value-type="string" calcext:value-type="string">
            <text:p>TFLOP/sec</text:p>
          </table:table-cell>
          <table:table-cell office:value-type="float" office:value="66.469" calcext:value-type="float">
            <text:p>66.469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256-64-slice.txt;</text:p>
          </table:table-cell>
          <table:table-cell office:value-type="float" office:value="4.7787" calcext:value-type="float">
            <text:p>4.7787</text:p>
          </table:table-cell>
          <table:table-cell office:value-type="string" calcext:value-type="string">
            <text:p>TFLOP/sec</text:p>
          </table:table-cell>
          <table:table-cell office:value-type="float" office:value="72.274" calcext:value-type="float">
            <text:p>72.274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512-64-slice.txt;</text:p>
          </table:table-cell>
          <table:table-cell office:value-type="float" office:value="4.8961" calcext:value-type="float">
            <text:p>4.8961</text:p>
          </table:table-cell>
          <table:table-cell office:value-type="string" calcext:value-type="string">
            <text:p>TFLOP/sec</text:p>
          </table:table-cell>
          <table:table-cell office:value-type="float" office:value="74.209" calcext:value-type="float">
            <text:p>74.209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024-64-slice.txt;</text:p>
          </table:table-cell>
          <table:table-cell office:value-type="float" office:value="4.8432" calcext:value-type="float">
            <text:p>4.8432</text:p>
          </table:table-cell>
          <table:table-cell office:value-type="string" calcext:value-type="string">
            <text:p>TFLOP/sec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2048-64-slice.txt;</text:p>
          </table:table-cell>
          <table:table-cell office:value-type="float" office:value="4.8444" calcext:value-type="float">
            <text:p>4.8444</text:p>
          </table:table-cell>
          <table:table-cell office:value-type="string" calcext:value-type="string">
            <text:p>TFLOP/sec</text:p>
          </table:table-cell>
          <table:table-cell office:value-type="float" office:value="72.829" calcext:value-type="float">
            <text:p>72.829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out-64-128-slice.txt;</text:p>
          </table:table-cell>
          <table:table-cell office:value-type="float" office:value="1.0526" calcext:value-type="float">
            <text:p>1.0526</text:p>
          </table:table-cell>
          <table:table-cell office:value-type="string" calcext:value-type="string">
            <text:p>TFLOP/sec</text:p>
          </table:table-cell>
          <table:table-cell office:value-type="float" office:value="79.189" calcext:value-type="float">
            <text:p>79.189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28-128-slice.txt;</text:p>
          </table:table-cell>
          <table:table-cell office:value-type="float" office:value="4.1723" calcext:value-type="float">
            <text:p>4.1723</text:p>
          </table:table-cell>
          <table:table-cell office:value-type="string" calcext:value-type="string">
            <text:p>TFLOP/sec</text:p>
          </table:table-cell>
          <table:table-cell office:value-type="float" office:value="63.58" calcext:value-type="float">
            <text:p>63.58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256-128-slice.txt;</text:p>
          </table:table-cell>
          <table:table-cell office:value-type="float" office:value="4.7005" calcext:value-type="float">
            <text:p>4.7005</text:p>
          </table:table-cell>
          <table:table-cell office:value-type="string" calcext:value-type="string">
            <text:p>TFLOP/sec</text:p>
          </table:table-cell>
          <table:table-cell office:value-type="float" office:value="68.691" calcext:value-type="float">
            <text:p>68.69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512-128-slice.txt;</text:p>
          </table:table-cell>
          <table:table-cell office:value-type="float" office:value="4.7837" calcext:value-type="float">
            <text:p>4.7837</text:p>
          </table:table-cell>
          <table:table-cell office:value-type="string" calcext:value-type="string">
            <text:p>TFLOP/sec</text:p>
          </table:table-cell>
          <table:table-cell office:value-type="float" office:value="70.57" calcext:value-type="float">
            <text:p>70.57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024-128-slice.txt;</text:p>
          </table:table-cell>
          <table:table-cell office:value-type="float" office:value="4.9358" calcext:value-type="float">
            <text:p>4.9358</text:p>
          </table:table-cell>
          <table:table-cell office:value-type="string" calcext:value-type="string">
            <text:p>TFLOP/sec</text:p>
          </table:table-cell>
          <table:table-cell office:value-type="float" office:value="71.432" calcext:value-type="float">
            <text:p>71.432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2048-128-slice.txt;</text:p>
          </table:table-cell>
          <table:table-cell office:value-type="float" office:value="5.0074" calcext:value-type="float">
            <text:p>5.0074</text:p>
          </table:table-cell>
          <table:table-cell office:value-type="string" calcext:value-type="string">
            <text:p>TFLOP/sec</text:p>
          </table:table-cell>
          <table:table-cell office:value-type="float" office:value="71.423" calcext:value-type="float">
            <text:p>71.42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out-64-256-slice.txt;</text:p>
          </table:table-cell>
          <table:table-cell office:value-type="float" office:value="499.15" calcext:value-type="float">
            <text:p>499.15</text:p>
          </table:table-cell>
          <table:table-cell office:value-type="string" calcext:value-type="string">
            <text:p>GFLOP/sec</text:p>
          </table:table-cell>
          <table:table-cell office:value-type="float" office:value="81.624" calcext:value-type="float">
            <text:p>81.624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28-256-slice.txt;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TFLOP/sec</text:p>
          </table:table-cell>
          <table:table-cell office:value-type="float" office:value="56.791" calcext:value-type="float">
            <text:p>56.79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256-256-slice.txt;</text:p>
          </table:table-cell>
          <table:table-cell office:value-type="float" office:value="4.5964" calcext:value-type="float">
            <text:p>4.5964</text:p>
          </table:table-cell>
          <table:table-cell office:value-type="string" calcext:value-type="string">
            <text:p>TFLOP/sec</text:p>
          </table:table-cell>
          <table:table-cell office:value-type="float" office:value="66.707" calcext:value-type="float">
            <text:p>66.707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512-256-slice.txt;</text:p>
          </table:table-cell>
          <table:table-cell office:value-type="float" office:value="4.7522" calcext:value-type="float">
            <text:p>4.7522</text:p>
          </table:table-cell>
          <table:table-cell office:value-type="string" calcext:value-type="string">
            <text:p>TFLOP/sec</text:p>
          </table:table-cell>
          <table:table-cell office:value-type="float" office:value="69.708" calcext:value-type="float">
            <text:p>69.708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024-256-slice.txt;</text:p>
          </table:table-cell>
          <table:table-cell office:value-type="float" office:value="4.6048" calcext:value-type="float">
            <text:p>4.6048</text:p>
          </table:table-cell>
          <table:table-cell office:value-type="string" calcext:value-type="string">
            <text:p>TFLOP/sec</text:p>
          </table:table-cell>
          <table:table-cell office:value-type="float" office:value="68.64" calcext:value-type="float">
            <text:p>68.64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2048-256-slice.txt;</text:p>
          </table:table-cell>
          <table:table-cell office:value-type="float" office:value="4.6458" calcext:value-type="float">
            <text:p>4.6458</text:p>
          </table:table-cell>
          <table:table-cell office:value-type="string" calcext:value-type="string">
            <text:p>TFLOP/sec</text:p>
          </table:table-cell>
          <table:table-cell office:value-type="float" office:value="68.882" calcext:value-type="float">
            <text:p>68.88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out-64-512-slice.txt;</text:p>
          </table:table-cell>
          <table:table-cell office:value-type="float" office:value="281.81" calcext:value-type="float">
            <text:p>281.81</text:p>
          </table:table-cell>
          <table:table-cell office:value-type="string" calcext:value-type="string">
            <text:p>GFLOP/sec</text:p>
          </table:table-cell>
          <table:table-cell office:value-type="float" office:value="82.476" calcext:value-type="float">
            <text:p>82.47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28-512-slice.txt;</text:p>
          </table:table-cell>
          <table:table-cell office:value-type="float" office:value="3.372" calcext:value-type="float">
            <text:p>3.372</text:p>
          </table:table-cell>
          <table:table-cell office:value-type="string" calcext:value-type="string">
            <text:p>TFLOP/sec</text:p>
          </table:table-cell>
          <table:table-cell office:value-type="float" office:value="54.676" calcext:value-type="float">
            <text:p>54.67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256-512-slice.txt;</text:p>
          </table:table-cell>
          <table:table-cell office:value-type="float" office:value="3.8236" calcext:value-type="float">
            <text:p>3.8236</text:p>
          </table:table-cell>
          <table:table-cell office:value-type="string" calcext:value-type="string">
            <text:p>TFLOP/sec</text:p>
          </table:table-cell>
          <table:table-cell office:value-type="float" office:value="59.67" calcext:value-type="float">
            <text:p>59.67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512-512-slice.txt;</text:p>
          </table:table-cell>
          <table:table-cell office:value-type="float" office:value="4.2368" calcext:value-type="float">
            <text:p>4.2368</text:p>
          </table:table-cell>
          <table:table-cell office:value-type="string" calcext:value-type="string">
            <text:p>TFLOP/sec</text:p>
          </table:table-cell>
          <table:table-cell office:value-type="float" office:value="65.558" calcext:value-type="float">
            <text:p>65.558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024-512-slice.txt;</text:p>
          </table:table-cell>
          <table:table-cell office:value-type="float" office:value="4.1716" calcext:value-type="float">
            <text:p>4.1716</text:p>
          </table:table-cell>
          <table:table-cell office:value-type="string" calcext:value-type="string">
            <text:p>TFLOP/sec</text:p>
          </table:table-cell>
          <table:table-cell office:value-type="float" office:value="63.931" calcext:value-type="float">
            <text:p>63.93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2048-512-slice.txt;</text:p>
          </table:table-cell>
          <table:table-cell office:value-type="float" office:value="4.3079" calcext:value-type="float">
            <text:p>4.3079</text:p>
          </table:table-cell>
          <table:table-cell office:value-type="string" calcext:value-type="string">
            <text:p>TFLOP/sec</text:p>
          </table:table-cell>
          <table:table-cell office:value-type="float" office:value="64.35" calcext:value-type="float">
            <text:p>64.3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out-64-1024-slice.txt;</text:p>
          </table:table-cell>
          <table:table-cell office:value-type="float" office:value="1.1665" calcext:value-type="float">
            <text:p>1.1665</text:p>
          </table:table-cell>
          <table:table-cell office:value-type="string" calcext:value-type="string">
            <text:p>TFLOP/sec</text:p>
          </table:table-cell>
          <table:table-cell office:value-type="float" office:value="18.606" calcext:value-type="float">
            <text:p>18.60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28-1024-slice.txt;</text:p>
          </table:table-cell>
          <table:table-cell office:value-type="float" office:value="1.3137" calcext:value-type="float">
            <text:p>1.3137</text:p>
          </table:table-cell>
          <table:table-cell office:value-type="string" calcext:value-type="string">
            <text:p>TFLOP/sec</text:p>
          </table:table-cell>
          <table:table-cell office:value-type="float" office:value="64.251" calcext:value-type="float">
            <text:p>64.25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256-1024-slice.txt;</text:p>
          </table:table-cell>
          <table:table-cell office:value-type="float" office:value="4.083" calcext:value-type="float">
            <text:p>4.083</text:p>
          </table:table-cell>
          <table:table-cell office:value-type="string" calcext:value-type="string">
            <text:p>TFLOP/sec</text:p>
          </table:table-cell>
          <table:table-cell office:value-type="float" office:value="59.812" calcext:value-type="float">
            <text:p>59.812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512-1024-slice.txt;</text:p>
          </table:table-cell>
          <table:table-cell office:value-type="float" office:value="4.3609" calcext:value-type="float">
            <text:p>4.3609</text:p>
          </table:table-cell>
          <table:table-cell office:value-type="string" calcext:value-type="string">
            <text:p>TFLOP/sec</text:p>
          </table:table-cell>
          <table:table-cell office:value-type="float" office:value="63.569" calcext:value-type="float">
            <text:p>63.569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024-1024-slice.txt;</text:p>
          </table:table-cell>
          <table:table-cell office:value-type="float" office:value="4.3395" calcext:value-type="float">
            <text:p>4.3395</text:p>
          </table:table-cell>
          <table:table-cell office:value-type="string" calcext:value-type="string">
            <text:p>TFLOP/sec</text:p>
          </table:table-cell>
          <table:table-cell office:value-type="float" office:value="64.402" calcext:value-type="float">
            <text:p>64.402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2048-1024-slice.txt;</text:p>
          </table:table-cell>
          <table:table-cell office:value-type="float" office:value="3.0449" calcext:value-type="float">
            <text:p>3.0449</text:p>
          </table:table-cell>
          <table:table-cell office:value-type="string" calcext:value-type="string">
            <text:p>TFLOP/sec</text:p>
          </table:table-cell>
          <table:table-cell office:value-type="float" office:value="43.09" calcext:value-type="float">
            <text:p>43.09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out-64-2048-slice.txt;</text:p>
          </table:table-cell>
          <table:table-cell office:value-type="float" office:value="2.4628" calcext:value-type="float">
            <text:p>2.4628</text:p>
          </table:table-cell>
          <table:table-cell office:value-type="string" calcext:value-type="string">
            <text:p>TFLOP/sec</text:p>
          </table:table-cell>
          <table:table-cell office:value-type="float" office:value="41.902" calcext:value-type="float">
            <text:p>41.902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28-2048-slice.txt;</text:p>
          </table:table-cell>
          <table:table-cell office:value-type="float" office:value="577.33" calcext:value-type="float">
            <text:p>577.33</text:p>
          </table:table-cell>
          <table:table-cell office:value-type="string" calcext:value-type="string">
            <text:p>GFLOP/sec</text:p>
          </table:table-cell>
          <table:table-cell office:value-type="float" office:value="65.741" calcext:value-type="float">
            <text:p>65.74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256-2048-slice.txt;</text:p>
          </table:table-cell>
          <table:table-cell office:value-type="float" office:value="3.597" calcext:value-type="float">
            <text:p>3.597</text:p>
          </table:table-cell>
          <table:table-cell office:value-type="string" calcext:value-type="string">
            <text:p>TFLOP/sec</text:p>
          </table:table-cell>
          <table:table-cell office:value-type="float" office:value="54.716" calcext:value-type="float">
            <text:p>54.71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512-2048-slice.txt;</text:p>
          </table:table-cell>
          <table:table-cell office:value-type="float" office:value="3.9644" calcext:value-type="float">
            <text:p>3.9644</text:p>
          </table:table-cell>
          <table:table-cell office:value-type="string" calcext:value-type="string">
            <text:p>TFLOP/sec</text:p>
          </table:table-cell>
          <table:table-cell office:value-type="float" office:value="61.367" calcext:value-type="float">
            <text:p>61.367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024-2048-slice.txt;</text:p>
          </table:table-cell>
          <table:table-cell office:value-type="float" office:value="3.8844" calcext:value-type="float">
            <text:p>3.8844</text:p>
          </table:table-cell>
          <table:table-cell office:value-type="string" calcext:value-type="string">
            <text:p>TFLOP/sec</text:p>
          </table:table-cell>
          <table:table-cell office:value-type="float" office:value="58.805" calcext:value-type="float">
            <text:p>58.80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2048-2048-slice.txt;</text:p>
          </table:table-cell>
          <table:table-cell office:value-type="float" office:value="3.9029" calcext:value-type="float">
            <text:p>3.9029</text:p>
          </table:table-cell>
          <table:table-cell office:value-type="string" calcext:value-type="string">
            <text:p>TFLOP/sec</text:p>
          </table:table-cell>
          <table:table-cell office:value-type="float" office:value="57.736" calcext:value-type="float">
            <text:p>57.73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out-64-4096-slice.txt;</text:p>
          </table:table-cell>
          <table:table-cell office:value-type="float" office:value="1.3799" calcext:value-type="float">
            <text:p>1.3799</text:p>
          </table:table-cell>
          <table:table-cell office:value-type="string" calcext:value-type="string">
            <text:p>TFLOP/sec</text:p>
          </table:table-cell>
          <table:table-cell office:value-type="float" office:value="30.409" calcext:value-type="float">
            <text:p>30.409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28-4096-slice.txt;</text:p>
          </table:table-cell>
          <table:table-cell office:value-type="float" office:value="343.67" calcext:value-type="float">
            <text:p>343.67</text:p>
          </table:table-cell>
          <table:table-cell office:value-type="string" calcext:value-type="string">
            <text:p>GFLOP/sec</text:p>
          </table:table-cell>
          <table:table-cell office:value-type="float" office:value="62.721" calcext:value-type="float">
            <text:p>62.72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256-4096-slice.txt;</text:p>
          </table:table-cell>
          <table:table-cell office:value-type="float" office:value="3.2152" calcext:value-type="float">
            <text:p>3.2152</text:p>
          </table:table-cell>
          <table:table-cell office:value-type="string" calcext:value-type="string">
            <text:p>TFLOP/sec</text:p>
          </table:table-cell>
          <table:table-cell office:value-type="float" office:value="51.236" calcext:value-type="float">
            <text:p>51.23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512-4096-slice.txt;</text:p>
          </table:table-cell>
          <table:table-cell office:value-type="float" office:value="3.3997" calcext:value-type="float">
            <text:p>3.3997</text:p>
          </table:table-cell>
          <table:table-cell office:value-type="string" calcext:value-type="string">
            <text:p>TFLOP/sec</text:p>
          </table:table-cell>
          <table:table-cell office:value-type="float" office:value="54.773" calcext:value-type="float">
            <text:p>54.773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024-4096-slice.txt;</text:p>
          </table:table-cell>
          <table:table-cell office:value-type="float" office:value="3.37" calcext:value-type="float">
            <text:p>3.37</text:p>
          </table:table-cell>
          <table:table-cell office:value-type="string" calcext:value-type="string">
            <text:p>TFLOP/sec</text:p>
          </table:table-cell>
          <table:table-cell office:value-type="float" office:value="52.694" calcext:value-type="float">
            <text:p>52.694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2048-4096-slice.txt;</text:p>
          </table:table-cell>
          <table:table-cell office:value-type="float" office:value="3.2981" calcext:value-type="float">
            <text:p>3.2981</text:p>
          </table:table-cell>
          <table:table-cell office:value-type="string" calcext:value-type="string">
            <text:p>TFLOP/sec</text:p>
          </table:table-cell>
          <table:table-cell office:value-type="float" office:value="51.026" calcext:value-type="float">
            <text:p>51.02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TO TFLOP/sec</text:p>
          </table:table-cell>
          <table:table-cell table:number-columns-repeated="29"/>
        </table:table-row>
        <table:table-row table:style-name="ro1">
          <table:table-cell/>
          <table:table-cell table:formula="of:=IF([.C2]=&quot;TFLOP/sec&quot;; [.B2]; [.B2]/1000)" office:value-type="float" office:value="5.1561" calcext:value-type="float">
            <text:p>5.1561</text:p>
          </table:table-cell>
          <table:table-cell table:number-columns-repeated="4"/>
          <table:table-cell table:formula="of:=IF([.H2]=&quot;TFLOP/sec&quot;; [.G2]; [.G2]/1000)" office:value-type="float" office:value="5.4045" calcext:value-type="float">
            <text:p>5.4045</text:p>
          </table:table-cell>
          <table:table-cell table:number-columns-repeated="4"/>
          <table:table-cell table:formula="of:=IF([.M2]=&quot;TFLOP/sec&quot;; [.L2]; [.L2]/1000)" office:value-type="float" office:value="5.5897" calcext:value-type="float">
            <text:p>5.5897</text:p>
          </table:table-cell>
          <table:table-cell table:number-columns-repeated="4"/>
          <table:table-cell table:formula="of:=IF([.R2]=&quot;TFLOP/sec&quot;; [.Q2]; [.Q2]/1000)" office:value-type="float" office:value="5.6451" calcext:value-type="float">
            <text:p>5.6451</text:p>
          </table:table-cell>
          <table:table-cell table:number-columns-repeated="4"/>
          <table:table-cell table:formula="of:=IF([.W2]=&quot;TFLOP/sec&quot;; [.V2]; [.V2]/1000)" office:value-type="float" office:value="0" calcext:value-type="float">
            <text:p>0</text:p>
          </table:table-cell>
          <table:table-cell table:number-columns-repeated="4"/>
          <table:table-cell table:formula="of:=IF([.AB2]=&quot;TFLOP/sec&quot;; [.AA2]; [.AA2]/100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C3]=&quot;TFLOP/sec&quot;; [.B3]; [.B3]/1000)" office:value-type="float" office:value="5.0541" calcext:value-type="float">
            <text:p>5.0541</text:p>
          </table:table-cell>
          <table:table-cell table:number-columns-repeated="4"/>
          <table:table-cell table:formula="of:=IF([.H3]=&quot;TFLOP/sec&quot;; [.G3]; [.G3]/1000)" office:value-type="float" office:value="5.2921" calcext:value-type="float">
            <text:p>5.2921</text:p>
          </table:table-cell>
          <table:table-cell table:number-columns-repeated="4"/>
          <table:table-cell table:formula="of:=IF([.M3]=&quot;TFLOP/sec&quot;; [.L3]; [.L3]/1000)" office:value-type="float" office:value="5.5048" calcext:value-type="float">
            <text:p>5.5048</text:p>
          </table:table-cell>
          <table:table-cell table:number-columns-repeated="4"/>
          <table:table-cell table:formula="of:=IF([.R3]=&quot;TFLOP/sec&quot;; [.Q3]; [.Q3]/1000)" office:value-type="float" office:value="5.5307" calcext:value-type="float">
            <text:p>5.5307</text:p>
          </table:table-cell>
          <table:table-cell table:number-columns-repeated="4"/>
          <table:table-cell table:formula="of:=IF([.W3]=&quot;TFLOP/sec&quot;; [.V3]; [.V3]/1000)" office:value-type="float" office:value="5.4777" calcext:value-type="float">
            <text:p>5.4777</text:p>
          </table:table-cell>
          <table:table-cell table:number-columns-repeated="4"/>
          <table:table-cell table:formula="of:=IF([.AB3]=&quot;TFLOP/sec&quot;; [.AA3]; [.AA3]/1000)" office:value-type="float" office:value="5.4329" calcext:value-type="float">
            <text:p>5.4329</text:p>
          </table:table-cell>
          <table:table-cell table:number-columns-repeated="3"/>
        </table:table-row>
        <table:table-row table:style-name="ro1">
          <table:table-cell/>
          <table:table-cell table:formula="of:=IF([.C4]=&quot;TFLOP/sec&quot;; [.B4]; [.B4]/1000)" office:value-type="float" office:value="4.9921" calcext:value-type="float">
            <text:p>4.9921</text:p>
          </table:table-cell>
          <table:table-cell table:number-columns-repeated="4"/>
          <table:table-cell table:formula="of:=IF([.H4]=&quot;TFLOP/sec&quot;; [.G4]; [.G4]/1000)" office:value-type="float" office:value="5.2001" calcext:value-type="float">
            <text:p>5.2001</text:p>
          </table:table-cell>
          <table:table-cell table:number-columns-repeated="4"/>
          <table:table-cell table:formula="of:=IF([.M4]=&quot;TFLOP/sec&quot;; [.L4]; [.L4]/1000)" office:value-type="float" office:value="5.4515" calcext:value-type="float">
            <text:p>5.4515</text:p>
          </table:table-cell>
          <table:table-cell table:number-columns-repeated="4"/>
          <table:table-cell table:formula="of:=IF([.R4]=&quot;TFLOP/sec&quot;; [.Q4]; [.Q4]/1000)" office:value-type="float" office:value="5.5561" calcext:value-type="float">
            <text:p>5.5561</text:p>
          </table:table-cell>
          <table:table-cell table:number-columns-repeated="4"/>
          <table:table-cell table:formula="of:=IF([.W4]=&quot;TFLOP/sec&quot;; [.V4]; [.V4]/1000)" office:value-type="float" office:value="5.4813" calcext:value-type="float">
            <text:p>5.4813</text:p>
          </table:table-cell>
          <table:table-cell table:number-columns-repeated="4"/>
          <table:table-cell table:formula="of:=IF([.AB4]=&quot;TFLOP/sec&quot;; [.AA4]; [.AA4]/1000)" office:value-type="float" office:value="5.4094" calcext:value-type="float">
            <text:p>5.4094</text:p>
          </table:table-cell>
          <table:table-cell table:number-columns-repeated="3"/>
        </table:table-row>
        <table:table-row table:style-name="ro1">
          <table:table-cell/>
          <table:table-cell table:formula="of:=IF([.C5]=&quot;TFLOP/sec&quot;; [.B5]; [.B5]/1000)" office:value-type="float" office:value="4.7342" calcext:value-type="float">
            <text:p>4.7342</text:p>
          </table:table-cell>
          <table:table-cell table:number-columns-repeated="4"/>
          <table:table-cell table:formula="of:=IF([.H5]=&quot;TFLOP/sec&quot;; [.G5]; [.G5]/1000)" office:value-type="float" office:value="5.0065" calcext:value-type="float">
            <text:p>5.0065</text:p>
          </table:table-cell>
          <table:table-cell table:number-columns-repeated="4"/>
          <table:table-cell table:formula="of:=IF([.M5]=&quot;TFLOP/sec&quot;; [.L5]; [.L5]/1000)" office:value-type="float" office:value="5.2238" calcext:value-type="float">
            <text:p>5.2238</text:p>
          </table:table-cell>
          <table:table-cell table:number-columns-repeated="4"/>
          <table:table-cell table:formula="of:=IF([.R5]=&quot;TFLOP/sec&quot;; [.Q5]; [.Q5]/1000)" office:value-type="float" office:value="5.3552" calcext:value-type="float">
            <text:p>5.3552</text:p>
          </table:table-cell>
          <table:table-cell table:number-columns-repeated="4"/>
          <table:table-cell table:formula="of:=IF([.W5]=&quot;TFLOP/sec&quot;; [.V5]; [.V5]/1000)" office:value-type="float" office:value="5.2947" calcext:value-type="float">
            <text:p>5.2947</text:p>
          </table:table-cell>
          <table:table-cell table:number-columns-repeated="4"/>
          <table:table-cell table:formula="of:=IF([.AB5]=&quot;TFLOP/sec&quot;; [.AA5]; [.AA5]/1000)" office:value-type="float" office:value="5.2172" calcext:value-type="float">
            <text:p>5.2172</text:p>
          </table:table-cell>
          <table:table-cell table:number-columns-repeated="3"/>
        </table:table-row>
        <table:table-row table:style-name="ro1">
          <table:table-cell/>
          <table:table-cell table:formula="of:=IF([.C6]=&quot;TFLOP/sec&quot;; [.B6]; [.B6]/1000)" office:value-type="float" office:value="4.4567" calcext:value-type="float">
            <text:p>4.4567</text:p>
          </table:table-cell>
          <table:table-cell table:number-columns-repeated="4"/>
          <table:table-cell table:formula="of:=IF([.H6]=&quot;TFLOP/sec&quot;; [.G6]; [.G6]/1000)" office:value-type="float" office:value="4.7432" calcext:value-type="float">
            <text:p>4.7432</text:p>
          </table:table-cell>
          <table:table-cell table:number-columns-repeated="4"/>
          <table:table-cell table:formula="of:=IF([.M6]=&quot;TFLOP/sec&quot;; [.L6]; [.L6]/1000)" office:value-type="float" office:value="5.0911" calcext:value-type="float">
            <text:p>5.0911</text:p>
          </table:table-cell>
          <table:table-cell table:number-columns-repeated="4"/>
          <table:table-cell table:formula="of:=IF([.R6]=&quot;TFLOP/sec&quot;; [.Q6]; [.Q6]/1000)" office:value-type="float" office:value="5.1677" calcext:value-type="float">
            <text:p>5.1677</text:p>
          </table:table-cell>
          <table:table-cell table:number-columns-repeated="4"/>
          <table:table-cell table:formula="of:=IF([.W6]=&quot;TFLOP/sec&quot;; [.V6]; [.V6]/1000)" office:value-type="float" office:value="5.1176" calcext:value-type="float">
            <text:p>5.1176</text:p>
          </table:table-cell>
          <table:table-cell table:number-columns-repeated="4"/>
          <table:table-cell table:formula="of:=IF([.AB6]=&quot;TFLOP/sec&quot;; [.AA6]; [.AA6]/1000)" office:value-type="float" office:value="5.1436" calcext:value-type="float">
            <text:p>5.1436</text:p>
          </table:table-cell>
          <table:table-cell table:number-columns-repeated="3"/>
        </table:table-row>
        <table:table-row table:style-name="ro1">
          <table:table-cell/>
          <table:table-cell table:formula="of:=IF([.C7]=&quot;TFLOP/sec&quot;; [.B7]; [.B7]/1000)" office:value-type="float" office:value="4.3478" calcext:value-type="float">
            <text:p>4.3478</text:p>
          </table:table-cell>
          <table:table-cell table:number-columns-repeated="4"/>
          <table:table-cell table:formula="of:=IF([.H7]=&quot;TFLOP/sec&quot;; [.G7]; [.G7]/1000)" office:value-type="float" office:value="4.7039" calcext:value-type="float">
            <text:p>4.7039</text:p>
          </table:table-cell>
          <table:table-cell table:number-columns-repeated="4"/>
          <table:table-cell table:formula="of:=IF([.M7]=&quot;TFLOP/sec&quot;; [.L7]; [.L7]/1000)" office:value-type="float" office:value="5.05" calcext:value-type="float">
            <text:p>5.05</text:p>
          </table:table-cell>
          <table:table-cell table:number-columns-repeated="4"/>
          <table:table-cell table:formula="of:=IF([.R7]=&quot;TFLOP/sec&quot;; [.Q7]; [.Q7]/1000)" office:value-type="float" office:value="5.225" calcext:value-type="float">
            <text:p>5.225</text:p>
          </table:table-cell>
          <table:table-cell table:number-columns-repeated="4"/>
          <table:table-cell table:formula="of:=IF([.W7]=&quot;TFLOP/sec&quot;; [.V7]; [.V7]/1000)" office:value-type="float" office:value="5.145" calcext:value-type="float">
            <text:p>5.145</text:p>
          </table:table-cell>
          <table:table-cell table:number-columns-repeated="4"/>
          <table:table-cell table:formula="of:=IF([.AB7]=&quot;TFLOP/sec&quot;; [.AA7]; [.AA7]/1000)" office:value-type="float" office:value="5.1082" calcext:value-type="float">
            <text:p>5.1082</text:p>
          </table:table-cell>
          <table:table-cell table:number-columns-repeated="3"/>
        </table:table-row>
        <table:table-row table:style-name="ro1">
          <table:table-cell/>
          <table:table-cell table:formula="of:=IF([.C8]=&quot;TFLOP/sec&quot;; [.B8]; [.B8]/1000)" office:value-type="float" office:value="3.9064" calcext:value-type="float">
            <text:p>3.9064</text:p>
          </table:table-cell>
          <table:table-cell table:number-columns-repeated="4"/>
          <table:table-cell table:formula="of:=IF([.H8]=&quot;TFLOP/sec&quot;; [.G8]; [.G8]/1000)" office:value-type="float" office:value="4.3503" calcext:value-type="float">
            <text:p>4.3503</text:p>
          </table:table-cell>
          <table:table-cell table:number-columns-repeated="4"/>
          <table:table-cell table:formula="of:=IF([.M8]=&quot;TFLOP/sec&quot;; [.L8]; [.L8]/1000)" office:value-type="float" office:value="4.7787" calcext:value-type="float">
            <text:p>4.7787</text:p>
          </table:table-cell>
          <table:table-cell table:number-columns-repeated="4"/>
          <table:table-cell table:formula="of:=IF([.R8]=&quot;TFLOP/sec&quot;; [.Q8]; [.Q8]/1000)" office:value-type="float" office:value="4.8961" calcext:value-type="float">
            <text:p>4.8961</text:p>
          </table:table-cell>
          <table:table-cell table:number-columns-repeated="4"/>
          <table:table-cell table:formula="of:=IF([.W8]=&quot;TFLOP/sec&quot;; [.V8]; [.V8]/1000)" office:value-type="float" office:value="4.8432" calcext:value-type="float">
            <text:p>4.8432</text:p>
          </table:table-cell>
          <table:table-cell table:number-columns-repeated="4"/>
          <table:table-cell table:formula="of:=IF([.AB8]=&quot;TFLOP/sec&quot;; [.AA8]; [.AA8]/1000)" office:value-type="float" office:value="4.8444" calcext:value-type="float">
            <text:p>4.8444</text:p>
          </table:table-cell>
          <table:table-cell table:number-columns-repeated="3"/>
        </table:table-row>
        <table:table-row table:style-name="ro1">
          <table:table-cell/>
          <table:table-cell table:formula="of:=IF([.C9]=&quot;TFLOP/sec&quot;; [.B9]; [.B9]/1000)" office:value-type="float" office:value="1.0526" calcext:value-type="float">
            <text:p>1.0526</text:p>
          </table:table-cell>
          <table:table-cell table:number-columns-repeated="4"/>
          <table:table-cell table:formula="of:=IF([.H9]=&quot;TFLOP/sec&quot;; [.G9]; [.G9]/1000)" office:value-type="float" office:value="4.1723" calcext:value-type="float">
            <text:p>4.1723</text:p>
          </table:table-cell>
          <table:table-cell table:number-columns-repeated="4"/>
          <table:table-cell table:formula="of:=IF([.M9]=&quot;TFLOP/sec&quot;; [.L9]; [.L9]/1000)" office:value-type="float" office:value="4.7005" calcext:value-type="float">
            <text:p>4.7005</text:p>
          </table:table-cell>
          <table:table-cell table:number-columns-repeated="4"/>
          <table:table-cell table:formula="of:=IF([.R9]=&quot;TFLOP/sec&quot;; [.Q9]; [.Q9]/1000)" office:value-type="float" office:value="4.7837" calcext:value-type="float">
            <text:p>4.7837</text:p>
          </table:table-cell>
          <table:table-cell table:number-columns-repeated="4"/>
          <table:table-cell table:formula="of:=IF([.W9]=&quot;TFLOP/sec&quot;; [.V9]; [.V9]/1000)" office:value-type="float" office:value="4.9358" calcext:value-type="float">
            <text:p>4.9358</text:p>
          </table:table-cell>
          <table:table-cell table:number-columns-repeated="4"/>
          <table:table-cell table:formula="of:=IF([.AB9]=&quot;TFLOP/sec&quot;; [.AA9]; [.AA9]/1000)" office:value-type="float" office:value="5.0074" calcext:value-type="float">
            <text:p>5.0074</text:p>
          </table:table-cell>
          <table:table-cell table:number-columns-repeated="3"/>
        </table:table-row>
        <table:table-row table:style-name="ro1">
          <table:table-cell/>
          <table:table-cell table:formula="of:=IF([.C10]=&quot;TFLOP/sec&quot;; [.B10]; [.B10]/1000)" office:value-type="float" office:value="0.49915" calcext:value-type="float">
            <text:p>0.49915</text:p>
          </table:table-cell>
          <table:table-cell table:number-columns-repeated="4"/>
          <table:table-cell table:formula="of:=IF([.H10]=&quot;TFLOP/sec&quot;; [.G10]; [.G10]/1000)" office:value-type="float" office:value="3.81" calcext:value-type="float">
            <text:p>3.81</text:p>
          </table:table-cell>
          <table:table-cell table:number-columns-repeated="4"/>
          <table:table-cell table:formula="of:=IF([.M10]=&quot;TFLOP/sec&quot;; [.L10]; [.L10]/1000)" office:value-type="float" office:value="4.5964" calcext:value-type="float">
            <text:p>4.5964</text:p>
          </table:table-cell>
          <table:table-cell table:number-columns-repeated="4"/>
          <table:table-cell table:formula="of:=IF([.R10]=&quot;TFLOP/sec&quot;; [.Q10]; [.Q10]/1000)" office:value-type="float" office:value="4.7522" calcext:value-type="float">
            <text:p>4.7522</text:p>
          </table:table-cell>
          <table:table-cell table:number-columns-repeated="4"/>
          <table:table-cell table:formula="of:=IF([.W10]=&quot;TFLOP/sec&quot;; [.V10]; [.V10]/1000)" office:value-type="float" office:value="4.6048" calcext:value-type="float">
            <text:p>4.6048</text:p>
          </table:table-cell>
          <table:table-cell table:number-columns-repeated="4"/>
          <table:table-cell table:formula="of:=IF([.AB10]=&quot;TFLOP/sec&quot;; [.AA10]; [.AA10]/1000)" office:value-type="float" office:value="4.6458" calcext:value-type="float">
            <text:p>4.6458</text:p>
          </table:table-cell>
          <table:table-cell table:number-columns-repeated="3"/>
        </table:table-row>
        <table:table-row table:style-name="ro1">
          <table:table-cell/>
          <table:table-cell table:formula="of:=IF([.C11]=&quot;TFLOP/sec&quot;; [.B11]; [.B11]/1000)" office:value-type="float" office:value="0.28181" calcext:value-type="float">
            <text:p>0.28181</text:p>
          </table:table-cell>
          <table:table-cell table:number-columns-repeated="4"/>
          <table:table-cell table:formula="of:=IF([.H11]=&quot;TFLOP/sec&quot;; [.G11]; [.G11]/1000)" office:value-type="float" office:value="3.372" calcext:value-type="float">
            <text:p>3.372</text:p>
          </table:table-cell>
          <table:table-cell table:number-columns-repeated="4"/>
          <table:table-cell table:formula="of:=IF([.M11]=&quot;TFLOP/sec&quot;; [.L11]; [.L11]/1000)" office:value-type="float" office:value="3.8236" calcext:value-type="float">
            <text:p>3.8236</text:p>
          </table:table-cell>
          <table:table-cell table:number-columns-repeated="4"/>
          <table:table-cell table:formula="of:=IF([.R11]=&quot;TFLOP/sec&quot;; [.Q11]; [.Q11]/1000)" office:value-type="float" office:value="4.2368" calcext:value-type="float">
            <text:p>4.2368</text:p>
          </table:table-cell>
          <table:table-cell table:number-columns-repeated="4"/>
          <table:table-cell table:formula="of:=IF([.W11]=&quot;TFLOP/sec&quot;; [.V11]; [.V11]/1000)" office:value-type="float" office:value="4.1716" calcext:value-type="float">
            <text:p>4.1716</text:p>
          </table:table-cell>
          <table:table-cell table:number-columns-repeated="4"/>
          <table:table-cell table:formula="of:=IF([.AB11]=&quot;TFLOP/sec&quot;; [.AA11]; [.AA11]/1000)" office:value-type="float" office:value="4.3079" calcext:value-type="float">
            <text:p>4.3079</text:p>
          </table:table-cell>
          <table:table-cell table:number-columns-repeated="3"/>
        </table:table-row>
        <table:table-row table:style-name="ro1">
          <table:table-cell/>
          <table:table-cell table:formula="of:=IF([.C12]=&quot;TFLOP/sec&quot;; [.B12]; [.B12]/1000)" office:value-type="float" office:value="1.1665" calcext:value-type="float">
            <text:p>1.1665</text:p>
          </table:table-cell>
          <table:table-cell table:number-columns-repeated="4"/>
          <table:table-cell table:formula="of:=IF([.H12]=&quot;TFLOP/sec&quot;; [.G12]; [.G12]/1000)" office:value-type="float" office:value="1.3137" calcext:value-type="float">
            <text:p>1.3137</text:p>
          </table:table-cell>
          <table:table-cell table:number-columns-repeated="4"/>
          <table:table-cell table:formula="of:=IF([.M12]=&quot;TFLOP/sec&quot;; [.L12]; [.L12]/1000)" office:value-type="float" office:value="4.083" calcext:value-type="float">
            <text:p>4.083</text:p>
          </table:table-cell>
          <table:table-cell table:number-columns-repeated="4"/>
          <table:table-cell table:formula="of:=IF([.R12]=&quot;TFLOP/sec&quot;; [.Q12]; [.Q12]/1000)" office:value-type="float" office:value="4.3609" calcext:value-type="float">
            <text:p>4.3609</text:p>
          </table:table-cell>
          <table:table-cell table:number-columns-repeated="4"/>
          <table:table-cell table:formula="of:=IF([.W12]=&quot;TFLOP/sec&quot;; [.V12]; [.V12]/1000)" office:value-type="float" office:value="4.3395" calcext:value-type="float">
            <text:p>4.3395</text:p>
          </table:table-cell>
          <table:table-cell table:number-columns-repeated="4"/>
          <table:table-cell table:formula="of:=IF([.AB12]=&quot;TFLOP/sec&quot;; [.AA12]; [.AA12]/1000)" office:value-type="float" office:value="3.0449" calcext:value-type="float">
            <text:p>3.0449</text:p>
          </table:table-cell>
          <table:table-cell table:number-columns-repeated="3"/>
        </table:table-row>
        <table:table-row table:style-name="ro1">
          <table:table-cell/>
          <table:table-cell table:formula="of:=IF([.C13]=&quot;TFLOP/sec&quot;; [.B13]; [.B13]/1000)" office:value-type="float" office:value="2.4628" calcext:value-type="float">
            <text:p>2.4628</text:p>
          </table:table-cell>
          <table:table-cell table:number-columns-repeated="4"/>
          <table:table-cell table:formula="of:=IF([.H13]=&quot;TFLOP/sec&quot;; [.G13]; [.G13]/1000)" office:value-type="float" office:value="0.57733" calcext:value-type="float">
            <text:p>0.57733</text:p>
          </table:table-cell>
          <table:table-cell table:number-columns-repeated="4"/>
          <table:table-cell table:formula="of:=IF([.M13]=&quot;TFLOP/sec&quot;; [.L13]; [.L13]/1000)" office:value-type="float" office:value="3.597" calcext:value-type="float">
            <text:p>3.597</text:p>
          </table:table-cell>
          <table:table-cell table:number-columns-repeated="4"/>
          <table:table-cell table:formula="of:=IF([.R13]=&quot;TFLOP/sec&quot;; [.Q13]; [.Q13]/1000)" office:value-type="float" office:value="3.9644" calcext:value-type="float">
            <text:p>3.9644</text:p>
          </table:table-cell>
          <table:table-cell table:number-columns-repeated="4"/>
          <table:table-cell table:formula="of:=IF([.W13]=&quot;TFLOP/sec&quot;; [.V13]; [.V13]/1000)" office:value-type="float" office:value="3.8844" calcext:value-type="float">
            <text:p>3.8844</text:p>
          </table:table-cell>
          <table:table-cell table:number-columns-repeated="4"/>
          <table:table-cell table:formula="of:=IF([.AB13]=&quot;TFLOP/sec&quot;; [.AA13]; [.AA13]/1000)" office:value-type="float" office:value="3.9029" calcext:value-type="float">
            <text:p>3.9029</text:p>
          </table:table-cell>
          <table:table-cell table:number-columns-repeated="3"/>
        </table:table-row>
        <table:table-row table:style-name="ro1">
          <table:table-cell/>
          <table:table-cell table:formula="of:=IF([.C14]=&quot;TFLOP/sec&quot;; [.B14]; [.B14]/1000)" office:value-type="float" office:value="1.3799" calcext:value-type="float">
            <text:p>1.3799</text:p>
          </table:table-cell>
          <table:table-cell table:number-columns-repeated="4"/>
          <table:table-cell table:formula="of:=IF([.H14]=&quot;TFLOP/sec&quot;; [.G14]; [.G14]/1000)" office:value-type="float" office:value="0.34367" calcext:value-type="float">
            <text:p>0.34367</text:p>
          </table:table-cell>
          <table:table-cell table:number-columns-repeated="4"/>
          <table:table-cell table:formula="of:=IF([.M14]=&quot;TFLOP/sec&quot;; [.L14]; [.L14]/1000)" office:value-type="float" office:value="3.2152" calcext:value-type="float">
            <text:p>3.2152</text:p>
          </table:table-cell>
          <table:table-cell table:number-columns-repeated="4"/>
          <table:table-cell table:formula="of:=IF([.R14]=&quot;TFLOP/sec&quot;; [.Q14]; [.Q14]/1000)" office:value-type="float" office:value="3.3997" calcext:value-type="float">
            <text:p>3.3997</text:p>
          </table:table-cell>
          <table:table-cell table:number-columns-repeated="4"/>
          <table:table-cell table:formula="of:=IF([.W14]=&quot;TFLOP/sec&quot;; [.V14]; [.V14]/1000)" office:value-type="float" office:value="3.37" calcext:value-type="float">
            <text:p>3.37</text:p>
          </table:table-cell>
          <table:table-cell table:number-columns-repeated="4"/>
          <table:table-cell table:formula="of:=IF([.AB14]=&quot;TFLOP/sec&quot;; [.AA14]; [.AA14]/1000)" office:value-type="float" office:value="3.2981" calcext:value-type="float">
            <text:p>3.2981</text:p>
          </table:table-cell>
          <table:table-cell table:number-columns-repeated="3"/>
        </table:table-row>
        <table:table-row table:style-name="ro1" table:number-rows-repeated="2">
          <table:table-cell table:number-columns-repeated="30"/>
        </table:table-row>
        <table:table-row table:style-name="ro1">
          <table:table-cell/>
          <table:table-cell office:value-type="string" calcext:value-type="string">
            <text:p>fraction of memory</text:p>
          </table:table-cell>
          <table:table-cell office:value-type="string" calcext:value-type="string">
            <text:p>1x32</text:p>
          </table:table-cell>
          <table:table-cell office:value-type="string" calcext:value-type="string">
            <text:p>2x16</text:p>
          </table:table-cell>
          <table:table-cell office:value-type="string" calcext:value-type="string">
            <text:p>4x8</text:p>
          </table:table-cell>
          <table:table-cell office:value-type="string" calcext:value-type="string">
            <text:p>8x4</text:p>
          </table:table-cell>
          <table:table-cell office:value-type="string" calcext:value-type="string">
            <text:p>16x2</text:p>
          </table:table-cell>
          <table:table-cell office:value-type="string" calcext:value-type="string">
            <text:p>32x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INDIRECT([.L33])" office:value-type="float" office:value="5.1561" calcext:value-type="float">
            <text:p>5.1561</text:p>
          </table:table-cell>
          <table:table-cell table:formula="of:=INDIRECT([.M33])" office:value-type="float" office:value="5.4045" calcext:value-type="float">
            <text:p>5.4045</text:p>
          </table:table-cell>
          <table:table-cell table:formula="of:=INDIRECT([.N33])" office:value-type="float" office:value="5.5897" calcext:value-type="float">
            <text:p>5.5897</text:p>
          </table:table-cell>
          <table:table-cell table:formula="of:=INDIRECT([.O33])" office:value-type="float" office:value="5.6451" calcext:value-type="float">
            <text:p>5.64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17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Q17</text:p>
          </table:table-cell>
          <table:table-cell office:value-type="string" calcext:value-type="string">
            <text:p>V17</text:p>
          </table:table-cell>
          <table:table-cell office:value-type="string" calcext:value-type="string">
            <text:p>AA17</text:p>
          </table:table-cell>
          <table:table-cell table:number-columns-repeated="13"/>
        </table:table-row>
        <table:table-row table:style-name="ro1">
          <table:table-cell/>
          <table:table-cell table:formula="of:=[.B33]/2" office:value-type="float" office:value="50" calcext:value-type="float">
            <text:p>50</text:p>
          </table:table-cell>
          <table:table-cell table:formula="of:=INDIRECT([.L34])" office:value-type="float" office:value="5.0541" calcext:value-type="float">
            <text:p>5.0541</text:p>
          </table:table-cell>
          <table:table-cell table:formula="of:=INDIRECT([.M34])" office:value-type="float" office:value="5.2921" calcext:value-type="float">
            <text:p>5.2921</text:p>
          </table:table-cell>
          <table:table-cell table:formula="of:=INDIRECT([.N34])" office:value-type="float" office:value="5.5048" calcext:value-type="float">
            <text:p>5.5048</text:p>
          </table:table-cell>
          <table:table-cell table:formula="of:=INDIRECT([.O34])" office:value-type="float" office:value="5.5307" calcext:value-type="float">
            <text:p>5.5307</text:p>
          </table:table-cell>
          <table:table-cell table:formula="of:=INDIRECT([.P34])" office:value-type="float" office:value="5.4777" calcext:value-type="float">
            <text:p>5.4777</text:p>
          </table:table-cell>
          <table:table-cell table:formula="of:=INDIRECT([.Q34])" office:value-type="float" office:value="5.4329" calcext:value-type="float">
            <text:p>5.4329</text:p>
          </table:table-cell>
          <table:table-cell table:number-columns-repeated="3"/>
          <table:table-cell office:value-type="string" calcext:value-type="string">
            <text:p>B18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Q18</text:p>
          </table:table-cell>
          <table:table-cell office:value-type="string" calcext:value-type="string">
            <text:p>V18</text:p>
          </table:table-cell>
          <table:table-cell office:value-type="string" calcext:value-type="string">
            <text:p>AA18</text:p>
          </table:table-cell>
          <table:table-cell table:number-columns-repeated="13"/>
        </table:table-row>
        <table:table-row table:style-name="ro1">
          <table:table-cell/>
          <table:table-cell table:formula="of:=[.B34]/2" office:value-type="float" office:value="25" calcext:value-type="float">
            <text:p>25</text:p>
          </table:table-cell>
          <table:table-cell table:formula="of:=INDIRECT([.L35])" office:value-type="float" office:value="4.9921" calcext:value-type="float">
            <text:p>4.9921</text:p>
          </table:table-cell>
          <table:table-cell table:formula="of:=INDIRECT([.M35])" office:value-type="float" office:value="5.2001" calcext:value-type="float">
            <text:p>5.2001</text:p>
          </table:table-cell>
          <table:table-cell table:formula="of:=INDIRECT([.N35])" office:value-type="float" office:value="5.4515" calcext:value-type="float">
            <text:p>5.4515</text:p>
          </table:table-cell>
          <table:table-cell table:formula="of:=INDIRECT([.O35])" office:value-type="float" office:value="5.5561" calcext:value-type="float">
            <text:p>5.5561</text:p>
          </table:table-cell>
          <table:table-cell table:formula="of:=INDIRECT([.P35])" office:value-type="float" office:value="5.4813" calcext:value-type="float">
            <text:p>5.4813</text:p>
          </table:table-cell>
          <table:table-cell table:formula="of:=INDIRECT([.Q35])" office:value-type="float" office:value="5.4094" calcext:value-type="float">
            <text:p>5.4094</text:p>
          </table:table-cell>
          <table:table-cell table:number-columns-repeated="3"/>
          <table:table-cell office:value-type="string" calcext:value-type="string">
            <text:p>B19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Q19</text:p>
          </table:table-cell>
          <table:table-cell office:value-type="string" calcext:value-type="string">
            <text:p>V19</text:p>
          </table:table-cell>
          <table:table-cell office:value-type="string" calcext:value-type="string">
            <text:p>AA19</text:p>
          </table:table-cell>
          <table:table-cell table:number-columns-repeated="13"/>
        </table:table-row>
        <table:table-row table:style-name="ro1">
          <table:table-cell/>
          <table:table-cell table:formula="of:=[.B35]/2" office:value-type="float" office:value="12.5" calcext:value-type="float">
            <text:p>12.5</text:p>
          </table:table-cell>
          <table:table-cell table:formula="of:=INDIRECT([.L36])" office:value-type="float" office:value="4.7342" calcext:value-type="float">
            <text:p>4.7342</text:p>
          </table:table-cell>
          <table:table-cell table:formula="of:=INDIRECT([.M36])" office:value-type="float" office:value="5.0065" calcext:value-type="float">
            <text:p>5.0065</text:p>
          </table:table-cell>
          <table:table-cell table:formula="of:=INDIRECT([.N36])" office:value-type="float" office:value="5.2238" calcext:value-type="float">
            <text:p>5.2238</text:p>
          </table:table-cell>
          <table:table-cell table:formula="of:=INDIRECT([.O36])" office:value-type="float" office:value="5.3552" calcext:value-type="float">
            <text:p>5.3552</text:p>
          </table:table-cell>
          <table:table-cell table:formula="of:=INDIRECT([.P36])" office:value-type="float" office:value="5.2947" calcext:value-type="float">
            <text:p>5.2947</text:p>
          </table:table-cell>
          <table:table-cell table:formula="of:=INDIRECT([.Q36])" office:value-type="float" office:value="5.2172" calcext:value-type="float">
            <text:p>5.2172</text:p>
          </table:table-cell>
          <table:table-cell table:number-columns-repeated="3"/>
          <table:table-cell office:value-type="string" calcext:value-type="string">
            <text:p>B20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Q20</text:p>
          </table:table-cell>
          <table:table-cell office:value-type="string" calcext:value-type="string">
            <text:p>V20</text:p>
          </table:table-cell>
          <table:table-cell office:value-type="string" calcext:value-type="string">
            <text:p>AA20</text:p>
          </table:table-cell>
          <table:table-cell table:number-columns-repeated="13"/>
        </table:table-row>
        <table:table-row table:style-name="ro1">
          <table:table-cell/>
          <table:table-cell table:formula="of:=[.B36]/2" office:value-type="float" office:value="6.25" calcext:value-type="float">
            <text:p>6.25</text:p>
          </table:table-cell>
          <table:table-cell table:formula="of:=INDIRECT([.L37])" office:value-type="float" office:value="4.4567" calcext:value-type="float">
            <text:p>4.4567</text:p>
          </table:table-cell>
          <table:table-cell table:formula="of:=INDIRECT([.M37])" office:value-type="float" office:value="4.7432" calcext:value-type="float">
            <text:p>4.7432</text:p>
          </table:table-cell>
          <table:table-cell table:formula="of:=INDIRECT([.N37])" office:value-type="float" office:value="5.0911" calcext:value-type="float">
            <text:p>5.0911</text:p>
          </table:table-cell>
          <table:table-cell table:formula="of:=INDIRECT([.O37])" office:value-type="float" office:value="5.1677" calcext:value-type="float">
            <text:p>5.1677</text:p>
          </table:table-cell>
          <table:table-cell table:formula="of:=INDIRECT([.P37])" office:value-type="float" office:value="5.1176" calcext:value-type="float">
            <text:p>5.1176</text:p>
          </table:table-cell>
          <table:table-cell table:formula="of:=INDIRECT([.Q37])" office:value-type="float" office:value="5.1436" calcext:value-type="float">
            <text:p>5.1436</text:p>
          </table:table-cell>
          <table:table-cell table:number-columns-repeated="3"/>
          <table:table-cell office:value-type="string" calcext:value-type="string">
            <text:p>B21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Q21</text:p>
          </table:table-cell>
          <table:table-cell office:value-type="string" calcext:value-type="string">
            <text:p>V21</text:p>
          </table:table-cell>
          <table:table-cell office:value-type="string" calcext:value-type="string">
            <text:p>AA21</text:p>
          </table:table-cell>
          <table:table-cell table:number-columns-repeated="13"/>
        </table:table-row>
        <table:table-row table:style-name="ro1">
          <table:table-cell/>
          <table:table-cell table:formula="of:=[.B37]/2" office:value-type="float" office:value="3.125" calcext:value-type="float">
            <text:p>3.125</text:p>
          </table:table-cell>
          <table:table-cell table:formula="of:=INDIRECT([.L38])" office:value-type="float" office:value="4.3478" calcext:value-type="float">
            <text:p>4.3478</text:p>
          </table:table-cell>
          <table:table-cell table:formula="of:=INDIRECT([.M38])" office:value-type="float" office:value="4.7039" calcext:value-type="float">
            <text:p>4.7039</text:p>
          </table:table-cell>
          <table:table-cell table:formula="of:=INDIRECT([.N38])" office:value-type="float" office:value="5.05" calcext:value-type="float">
            <text:p>5.05</text:p>
          </table:table-cell>
          <table:table-cell table:formula="of:=INDIRECT([.O38])" office:value-type="float" office:value="5.225" calcext:value-type="float">
            <text:p>5.225</text:p>
          </table:table-cell>
          <table:table-cell table:formula="of:=INDIRECT([.P38])" office:value-type="float" office:value="5.145" calcext:value-type="float">
            <text:p>5.145</text:p>
          </table:table-cell>
          <table:table-cell table:formula="of:=INDIRECT([.Q38])" office:value-type="float" office:value="5.1082" calcext:value-type="float">
            <text:p>5.1082</text:p>
          </table:table-cell>
          <table:table-cell table:number-columns-repeated="3"/>
          <table:table-cell office:value-type="string" calcext:value-type="string">
            <text:p>B22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Q22</text:p>
          </table:table-cell>
          <table:table-cell office:value-type="string" calcext:value-type="string">
            <text:p>V22</text:p>
          </table:table-cell>
          <table:table-cell office:value-type="string" calcext:value-type="string">
            <text:p>AA22</text:p>
          </table:table-cell>
          <table:table-cell table:number-columns-repeated="13"/>
        </table:table-row>
        <table:table-row table:style-name="ro1">
          <table:table-cell/>
          <table:table-cell table:formula="of:=[.B38]/2" office:value-type="float" office:value="1.5625" calcext:value-type="float">
            <text:p>1.5625</text:p>
          </table:table-cell>
          <table:table-cell table:formula="of:=INDIRECT([.L39])" office:value-type="float" office:value="3.9064" calcext:value-type="float">
            <text:p>3.9064</text:p>
          </table:table-cell>
          <table:table-cell table:formula="of:=INDIRECT([.M39])" office:value-type="float" office:value="4.3503" calcext:value-type="float">
            <text:p>4.3503</text:p>
          </table:table-cell>
          <table:table-cell table:formula="of:=INDIRECT([.N39])" office:value-type="float" office:value="4.7787" calcext:value-type="float">
            <text:p>4.7787</text:p>
          </table:table-cell>
          <table:table-cell table:formula="of:=INDIRECT([.O39])" office:value-type="float" office:value="4.8961" calcext:value-type="float">
            <text:p>4.8961</text:p>
          </table:table-cell>
          <table:table-cell table:formula="of:=INDIRECT([.P39])" office:value-type="float" office:value="4.8432" calcext:value-type="float">
            <text:p>4.8432</text:p>
          </table:table-cell>
          <table:table-cell table:formula="of:=INDIRECT([.Q39])" office:value-type="float" office:value="4.8444" calcext:value-type="float">
            <text:p>4.8444</text:p>
          </table:table-cell>
          <table:table-cell table:number-columns-repeated="3"/>
          <table:table-cell office:value-type="string" calcext:value-type="string">
            <text:p>B23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Q23</text:p>
          </table:table-cell>
          <table:table-cell office:value-type="string" calcext:value-type="string">
            <text:p>V23</text:p>
          </table:table-cell>
          <table:table-cell office:value-type="string" calcext:value-type="string">
            <text:p>AA23</text:p>
          </table:table-cell>
          <table:table-cell table:number-columns-repeated="13"/>
        </table:table-row>
        <table:table-row table:style-name="ro1">
          <table:table-cell/>
          <table:table-cell table:formula="of:=[.B39]/2" office:value-type="float" office:value="0.78125" calcext:value-type="float">
            <text:p>0.78125</text:p>
          </table:table-cell>
          <table:table-cell table:formula="of:=INDIRECT([.L40])" office:value-type="float" office:value="1.0526" calcext:value-type="float">
            <text:p>1.0526</text:p>
          </table:table-cell>
          <table:table-cell table:formula="of:=INDIRECT([.M40])" office:value-type="float" office:value="4.1723" calcext:value-type="float">
            <text:p>4.1723</text:p>
          </table:table-cell>
          <table:table-cell table:formula="of:=INDIRECT([.N40])" office:value-type="float" office:value="4.7005" calcext:value-type="float">
            <text:p>4.7005</text:p>
          </table:table-cell>
          <table:table-cell table:formula="of:=INDIRECT([.O40])" office:value-type="float" office:value="4.7837" calcext:value-type="float">
            <text:p>4.7837</text:p>
          </table:table-cell>
          <table:table-cell table:formula="of:=INDIRECT([.P40])" office:value-type="float" office:value="4.9358" calcext:value-type="float">
            <text:p>4.9358</text:p>
          </table:table-cell>
          <table:table-cell table:formula="of:=INDIRECT([.Q40])" office:value-type="float" office:value="5.0074" calcext:value-type="float">
            <text:p>5.0074</text:p>
          </table:table-cell>
          <table:table-cell table:number-columns-repeated="3"/>
          <table:table-cell office:value-type="string" calcext:value-type="string">
            <text:p>B24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Q24</text:p>
          </table:table-cell>
          <table:table-cell office:value-type="string" calcext:value-type="string">
            <text:p>V24</text:p>
          </table:table-cell>
          <table:table-cell office:value-type="string" calcext:value-type="string">
            <text:p>AA24</text:p>
          </table:table-cell>
          <table:table-cell table:number-columns-repeated="13"/>
        </table:table-row>
        <table:table-row table:style-name="ro1">
          <table:table-cell/>
          <table:table-cell table:formula="of:=[.B40]/2" office:value-type="float" office:value="0.390625" calcext:value-type="float">
            <text:p>0.390625</text:p>
          </table:table-cell>
          <table:table-cell table:formula="of:=INDIRECT([.L41])" office:value-type="float" office:value="0.49915" calcext:value-type="float">
            <text:p>0.49915</text:p>
          </table:table-cell>
          <table:table-cell table:formula="of:=INDIRECT([.M41])" office:value-type="float" office:value="3.81" calcext:value-type="float">
            <text:p>3.81</text:p>
          </table:table-cell>
          <table:table-cell table:formula="of:=INDIRECT([.N41])" office:value-type="float" office:value="4.5964" calcext:value-type="float">
            <text:p>4.5964</text:p>
          </table:table-cell>
          <table:table-cell table:formula="of:=INDIRECT([.O41])" office:value-type="float" office:value="4.7522" calcext:value-type="float">
            <text:p>4.7522</text:p>
          </table:table-cell>
          <table:table-cell table:formula="of:=INDIRECT([.P41])" office:value-type="float" office:value="4.6048" calcext:value-type="float">
            <text:p>4.6048</text:p>
          </table:table-cell>
          <table:table-cell table:formula="of:=INDIRECT([.Q41])" office:value-type="float" office:value="4.6458" calcext:value-type="float">
            <text:p>4.6458</text:p>
          </table:table-cell>
          <table:table-cell table:number-columns-repeated="3"/>
          <table:table-cell office:value-type="string" calcext:value-type="string">
            <text:p>B25</text:p>
          </table:table-cell>
          <table:table-cell office:value-type="string" calcext:value-type="string">
            <text:p>G25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Q25</text:p>
          </table:table-cell>
          <table:table-cell office:value-type="string" calcext:value-type="string">
            <text:p>V25</text:p>
          </table:table-cell>
          <table:table-cell office:value-type="string" calcext:value-type="string">
            <text:p>AA25</text:p>
          </table:table-cell>
          <table:table-cell table:number-columns-repeated="13"/>
        </table:table-row>
        <table:table-row table:style-name="ro1">
          <table:table-cell/>
          <table:table-cell table:formula="of:=[.B41]/2" office:value-type="float" office:value="0.1953125" calcext:value-type="float">
            <text:p>0.1953125</text:p>
          </table:table-cell>
          <table:table-cell table:formula="of:=INDIRECT([.L42])" office:value-type="float" office:value="0.28181" calcext:value-type="float">
            <text:p>0.28181</text:p>
          </table:table-cell>
          <table:table-cell table:formula="of:=INDIRECT([.M42])" office:value-type="float" office:value="3.372" calcext:value-type="float">
            <text:p>3.372</text:p>
          </table:table-cell>
          <table:table-cell table:formula="of:=INDIRECT([.N42])" office:value-type="float" office:value="3.8236" calcext:value-type="float">
            <text:p>3.8236</text:p>
          </table:table-cell>
          <table:table-cell table:formula="of:=INDIRECT([.O42])" office:value-type="float" office:value="4.2368" calcext:value-type="float">
            <text:p>4.2368</text:p>
          </table:table-cell>
          <table:table-cell table:formula="of:=INDIRECT([.P42])" office:value-type="float" office:value="4.1716" calcext:value-type="float">
            <text:p>4.1716</text:p>
          </table:table-cell>
          <table:table-cell table:formula="of:=INDIRECT([.Q42])" office:value-type="float" office:value="4.3079" calcext:value-type="float">
            <text:p>4.3079</text:p>
          </table:table-cell>
          <table:table-cell table:number-columns-repeated="3"/>
          <table:table-cell office:value-type="string" calcext:value-type="string">
            <text:p>B26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L26</text:p>
          </table:table-cell>
          <table:table-cell office:value-type="string" calcext:value-type="string">
            <text:p>Q26</text:p>
          </table:table-cell>
          <table:table-cell office:value-type="string" calcext:value-type="string">
            <text:p>V26</text:p>
          </table:table-cell>
          <table:table-cell office:value-type="string" calcext:value-type="string">
            <text:p>AA26</text:p>
          </table:table-cell>
          <table:table-cell table:number-columns-repeated="13"/>
        </table:table-row>
        <table:table-row table:style-name="ro1">
          <table:table-cell/>
          <table:table-cell table:formula="of:=[.B42]/2" office:value-type="float" office:value="0.09765625" calcext:value-type="float">
            <text:p>0.09765625</text:p>
          </table:table-cell>
          <table:table-cell table:formula="of:=INDIRECT([.L43])" office:value-type="float" office:value="1.1665" calcext:value-type="float">
            <text:p>1.1665</text:p>
          </table:table-cell>
          <table:table-cell table:formula="of:=INDIRECT([.M43])" office:value-type="float" office:value="1.3137" calcext:value-type="float">
            <text:p>1.3137</text:p>
          </table:table-cell>
          <table:table-cell table:formula="of:=INDIRECT([.N43])" office:value-type="float" office:value="4.083" calcext:value-type="float">
            <text:p>4.083</text:p>
          </table:table-cell>
          <table:table-cell table:formula="of:=INDIRECT([.O43])" office:value-type="float" office:value="4.3609" calcext:value-type="float">
            <text:p>4.3609</text:p>
          </table:table-cell>
          <table:table-cell table:formula="of:=INDIRECT([.P43])" office:value-type="float" office:value="4.3395" calcext:value-type="float">
            <text:p>4.3395</text:p>
          </table:table-cell>
          <table:table-cell table:formula="of:=INDIRECT([.Q43])" office:value-type="float" office:value="3.0449" calcext:value-type="float">
            <text:p>3.0449</text:p>
          </table:table-cell>
          <table:table-cell table:number-columns-repeated="3"/>
          <table:table-cell office:value-type="string" calcext:value-type="string">
            <text:p>B27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V27</text:p>
          </table:table-cell>
          <table:table-cell office:value-type="string" calcext:value-type="string">
            <text:p>AA27</text:p>
          </table:table-cell>
          <table:table-cell table:number-columns-repeated="13"/>
        </table:table-row>
        <table:table-row table:style-name="ro1">
          <table:table-cell/>
          <table:table-cell table:formula="of:=[.B43]/2" office:value-type="float" office:value="0.048828125" calcext:value-type="float">
            <text:p>0.048828125</text:p>
          </table:table-cell>
          <table:table-cell table:formula="of:=INDIRECT([.L44])" office:value-type="float" office:value="2.4628" calcext:value-type="float">
            <text:p>2.4628</text:p>
          </table:table-cell>
          <table:table-cell table:formula="of:=INDIRECT([.M44])" office:value-type="float" office:value="0.57733" calcext:value-type="float">
            <text:p>0.57733</text:p>
          </table:table-cell>
          <table:table-cell table:formula="of:=INDIRECT([.N44])" office:value-type="float" office:value="3.597" calcext:value-type="float">
            <text:p>3.597</text:p>
          </table:table-cell>
          <table:table-cell table:formula="of:=INDIRECT([.O44])" office:value-type="float" office:value="3.9644" calcext:value-type="float">
            <text:p>3.9644</text:p>
          </table:table-cell>
          <table:table-cell table:formula="of:=INDIRECT([.P44])" office:value-type="float" office:value="3.8844" calcext:value-type="float">
            <text:p>3.8844</text:p>
          </table:table-cell>
          <table:table-cell table:formula="of:=INDIRECT([.Q44])" office:value-type="float" office:value="3.9029" calcext:value-type="float">
            <text:p>3.9029</text:p>
          </table:table-cell>
          <table:table-cell table:number-columns-repeated="3"/>
          <table:table-cell office:value-type="string" calcext:value-type="string">
            <text:p>B28</text:p>
          </table:table-cell>
          <table:table-cell office:value-type="string" calcext:value-type="string">
            <text:p>G28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Q28</text:p>
          </table:table-cell>
          <table:table-cell office:value-type="string" calcext:value-type="string">
            <text:p>V28</text:p>
          </table:table-cell>
          <table:table-cell office:value-type="string" calcext:value-type="string">
            <text:p>AA28</text:p>
          </table:table-cell>
          <table:table-cell table:number-columns-repeated="13"/>
        </table:table-row>
        <table:table-row table:style-name="ro1">
          <table:table-cell/>
          <table:table-cell table:formula="of:=[.B44]/2" office:value-type="float" office:value="0.0244140625" calcext:value-type="float">
            <text:p>0.0244140625</text:p>
          </table:table-cell>
          <table:table-cell table:formula="of:=INDIRECT([.L45])" office:value-type="float" office:value="1.3799" calcext:value-type="float">
            <text:p>1.3799</text:p>
          </table:table-cell>
          <table:table-cell table:formula="of:=INDIRECT([.M45])" office:value-type="float" office:value="0.34367" calcext:value-type="float">
            <text:p>0.34367</text:p>
          </table:table-cell>
          <table:table-cell table:formula="of:=INDIRECT([.N45])" office:value-type="float" office:value="3.2152" calcext:value-type="float">
            <text:p>3.2152</text:p>
          </table:table-cell>
          <table:table-cell table:formula="of:=INDIRECT([.O45])" office:value-type="float" office:value="3.3997" calcext:value-type="float">
            <text:p>3.3997</text:p>
          </table:table-cell>
          <table:table-cell table:formula="of:=INDIRECT([.P45])" office:value-type="float" office:value="3.37" calcext:value-type="float">
            <text:p>3.37</text:p>
          </table:table-cell>
          <table:table-cell table:formula="of:=INDIRECT([.Q45])" office:value-type="float" office:value="3.2981" calcext:value-type="float">
            <text:p>3.2981</text:p>
          </table:table-cell>
          <table:table-cell table:number-columns-repeated="3"/>
          <table:table-cell office:value-type="string" calcext:value-type="string">
            <text:p>B29</text:p>
          </table:table-cell>
          <table:table-cell office:value-type="string" calcext:value-type="string">
            <text:p>G29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Q29</text:p>
          </table:table-cell>
          <table:table-cell office:value-type="string" calcext:value-type="string">
            <text:p>V29</text:p>
          </table:table-cell>
          <table:table-cell office:value-type="string" calcext:value-type="string">
            <text:p>AA29</text:p>
          </table:table-cell>
          <table:table-cell table:number-columns-repeated="13"/>
        </table:table-row>
      </table:table>
      <table:table table:name="c08-force-only" table:style-name="ta1">
        <table:shapes>
          <draw:frame draw:z-index="0" draw:style-name="gr1" draw:text-style-name="P1" svg:width="159.99mm" svg:height="89.99mm" svg:x="115.02mm" svg:y="211.81mm">
            <loext:p draw:notify-on-update-of-ranges="'c08-force-only'.B33:'c08-force-only'.B45 'c08-force-only'.C32:'c08-force-only'.C32 'c08-force-only'.C33:'c08-force-only'.C45 'c08-force-only'.B33:'c08-force-only'.B45 'c08-force-only'.D32:'c08-force-only'.D32 'c08-force-only'.D33:'c08-force-only'.D45 'c08-force-only'.B33:'c08-force-only'.B45 'c08-force-only'.E32:'c08-force-only'.E32 'c08-force-only'.E33:'c08-force-only'.E45 'c08-force-only'.B33:'c08-force-only'.B45 'c08-force-only'.F32:'c08-force-only'.F32 'c08-force-only'.F33:'c08-force-only'.F45 'c08-force-only'.B33:'c08-force-only'.B45 'c08-force-only'.G32:'c08-force-only'.G32 'c08-force-only'.G33:'c08-force-only'.G45 'c08-force-only'.B33:'c08-force-only'.B45 'c08-force-only'.H32:'c08-force-only'.H32 'c08-force-only'.H33:'c08-force-only'.H4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8" table:default-cell-style-name="Default"/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2048" calcext:value-type="float">
            <text:p>2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-64-1-c08.txt;</text:p>
          </table:table-cell>
          <table:table-cell office:value-type="float" office:value="6.3527" calcext:value-type="float">
            <text:p>6.3527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128-1-c08.txt;</text:p>
          </table:table-cell>
          <table:table-cell office:value-type="float" office:value="6.3193" calcext:value-type="float">
            <text:p>6.3193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256-1-c08.txt;</text:p>
          </table:table-cell>
          <table:table-cell office:value-type="float" office:value="6.6003" calcext:value-type="float">
            <text:p>6.6003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512-1-c08.txt;</text:p>
          </table:table-cell>
          <table:table-cell office:value-type="float" office:value="6.6344" calcext:value-type="float">
            <text:p>6.6344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1024-1-c08.txt;</text:p>
          </table:table-cell>
          <table:table-cell table:number-columns-repeated="4"/>
          <table:table-cell office:value-type="string" calcext:value-type="string">
            <text:p>out-2048-1-c08.tx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-64-2-c08.txt;</text:p>
          </table:table-cell>
          <table:table-cell office:value-type="float" office:value="6.3927" calcext:value-type="float">
            <text:p>6.3927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128-2-c08.txt;</text:p>
          </table:table-cell>
          <table:table-cell office:value-type="float" office:value="6.4007" calcext:value-type="float">
            <text:p>6.4007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256-2-c08.txt;</text:p>
          </table:table-cell>
          <table:table-cell office:value-type="float" office:value="6.6296" calcext:value-type="float">
            <text:p>6.6296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512-2-c08.txt;</text:p>
          </table:table-cell>
          <table:table-cell office:value-type="float" office:value="6.6467" calcext:value-type="float">
            <text:p>6.6467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1024-2-c08.txt;</text:p>
          </table:table-cell>
          <table:table-cell office:value-type="float" office:value="6.6104" calcext:value-type="float">
            <text:p>6.6104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2048-2-c08.txt;</text:p>
          </table:table-cell>
          <table:table-cell office:value-type="float" office:value="6.7475" calcext:value-type="float">
            <text:p>6.7475</text:p>
          </table:table-cell>
          <table:table-cell office:value-type="string" calcext:value-type="string">
            <text:p>TFLOP/sec</text:p>
          </table:table-cell>
        </table:table-row>
        <table:table-row table:style-name="ro1">
          <table:table-cell office:value-type="string" calcext:value-type="string">
            <text:p>out-64-4-c08.txt;</text:p>
          </table:table-cell>
          <table:table-cell office:value-type="float" office:value="6.3276" calcext:value-type="float">
            <text:p>6.3276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128-4-c08.txt;</text:p>
          </table:table-cell>
          <table:table-cell office:value-type="float" office:value="6.318" calcext:value-type="float">
            <text:p>6.318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256-4-c08.txt;</text:p>
          </table:table-cell>
          <table:table-cell office:value-type="float" office:value="6.6011" calcext:value-type="float">
            <text:p>6.6011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512-4-c08.txt;</text:p>
          </table:table-cell>
          <table:table-cell office:value-type="float" office:value="6.6647" calcext:value-type="float">
            <text:p>6.6647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1024-4-c08.txt;</text:p>
          </table:table-cell>
          <table:table-cell office:value-type="float" office:value="6.6745" calcext:value-type="float">
            <text:p>6.6745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2048-4-c08.txt;</text:p>
          </table:table-cell>
          <table:table-cell office:value-type="float" office:value="6.7789" calcext:value-type="float">
            <text:p>6.7789</text:p>
          </table:table-cell>
          <table:table-cell office:value-type="string" calcext:value-type="string">
            <text:p>TFLOP/sec</text:p>
          </table:table-cell>
        </table:table-row>
        <table:table-row table:style-name="ro1">
          <table:table-cell office:value-type="string" calcext:value-type="string">
            <text:p>out-64-8-c08.txt;</text:p>
          </table:table-cell>
          <table:table-cell office:value-type="float" office:value="6.3089" calcext:value-type="float">
            <text:p>6.3089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128-8-c08.txt;</text:p>
          </table:table-cell>
          <table:table-cell office:value-type="float" office:value="6.2594" calcext:value-type="float">
            <text:p>6.2594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256-8-c08.txt;</text:p>
          </table:table-cell>
          <table:table-cell office:value-type="float" office:value="6.5578" calcext:value-type="float">
            <text:p>6.5578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512-8-c08.txt;</text:p>
          </table:table-cell>
          <table:table-cell office:value-type="float" office:value="6.5647" calcext:value-type="float">
            <text:p>6.5647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1024-8-c08.txt;</text:p>
          </table:table-cell>
          <table:table-cell office:value-type="float" office:value="6.5686" calcext:value-type="float">
            <text:p>6.5686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2048-8-c08.txt;</text:p>
          </table:table-cell>
          <table:table-cell office:value-type="float" office:value="6.6858" calcext:value-type="float">
            <text:p>6.6858</text:p>
          </table:table-cell>
          <table:table-cell office:value-type="string" calcext:value-type="string">
            <text:p>TFLOP/sec</text:p>
          </table:table-cell>
        </table:table-row>
        <table:table-row table:style-name="ro1">
          <table:table-cell office:value-type="string" calcext:value-type="string">
            <text:p>out-64-16-c08.txt;</text:p>
          </table:table-cell>
          <table:table-cell office:value-type="float" office:value="6.2446" calcext:value-type="float">
            <text:p>6.2446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128-16-c08.txt;</text:p>
          </table:table-cell>
          <table:table-cell office:value-type="float" office:value="6.2214" calcext:value-type="float">
            <text:p>6.2214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256-16-c08.txt;</text:p>
          </table:table-cell>
          <table:table-cell office:value-type="float" office:value="6.4876" calcext:value-type="float">
            <text:p>6.4876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512-16-c08.txt;</text:p>
          </table:table-cell>
          <table:table-cell office:value-type="float" office:value="6.4763" calcext:value-type="float">
            <text:p>6.4763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1024-16-c08.txt;</text:p>
          </table:table-cell>
          <table:table-cell office:value-type="float" office:value="6.5879" calcext:value-type="float">
            <text:p>6.5879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2048-16-c08.txt;</text:p>
          </table:table-cell>
          <table:table-cell office:value-type="float" office:value="6.7096" calcext:value-type="float">
            <text:p>6.7096</text:p>
          </table:table-cell>
          <table:table-cell office:value-type="string" calcext:value-type="string">
            <text:p>TFLOP/sec</text:p>
          </table:table-cell>
        </table:table-row>
        <table:table-row table:style-name="ro1">
          <table:table-cell office:value-type="string" calcext:value-type="string">
            <text:p>out-64-32-c08.txt;</text:p>
          </table:table-cell>
          <table:table-cell office:value-type="float" office:value="6.3023" calcext:value-type="float">
            <text:p>6.3023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128-32-c08.txt;</text:p>
          </table:table-cell>
          <table:table-cell office:value-type="float" office:value="6.2931" calcext:value-type="float">
            <text:p>6.2931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256-32-c08.txt;</text:p>
          </table:table-cell>
          <table:table-cell office:value-type="float" office:value="6.5077" calcext:value-type="float">
            <text:p>6.5077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512-32-c08.txt;</text:p>
          </table:table-cell>
          <table:table-cell office:value-type="float" office:value="6.585" calcext:value-type="float">
            <text:p>6.585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1024-32-c08.txt;</text:p>
          </table:table-cell>
          <table:table-cell office:value-type="float" office:value="6.6255" calcext:value-type="float">
            <text:p>6.6255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2048-32-c08.txt;</text:p>
          </table:table-cell>
          <table:table-cell office:value-type="float" office:value="6.764" calcext:value-type="float">
            <text:p>6.764</text:p>
          </table:table-cell>
          <table:table-cell office:value-type="string" calcext:value-type="string">
            <text:p>TFLOP/sec</text:p>
          </table:table-cell>
        </table:table-row>
        <table:table-row table:style-name="ro1">
          <table:table-cell office:value-type="string" calcext:value-type="string">
            <text:p>out-64-64-c08.txt;</text:p>
          </table:table-cell>
          <table:table-cell office:value-type="float" office:value="6.1846" calcext:value-type="float">
            <text:p>6.1846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128-64-c08.txt;</text:p>
          </table:table-cell>
          <table:table-cell office:value-type="float" office:value="6.1704" calcext:value-type="float">
            <text:p>6.1704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256-64-c08.txt;</text:p>
          </table:table-cell>
          <table:table-cell office:value-type="float" office:value="6.354" calcext:value-type="float">
            <text:p>6.354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512-64-c08.txt;</text:p>
          </table:table-cell>
          <table:table-cell office:value-type="float" office:value="6.4481" calcext:value-type="float">
            <text:p>6.4481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1024-64-c08.txt;</text:p>
          </table:table-cell>
          <table:table-cell office:value-type="float" office:value="6.4943" calcext:value-type="float">
            <text:p>6.4943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2048-64-c08.txt;</text:p>
          </table:table-cell>
          <table:table-cell office:value-type="float" office:value="6.5411" calcext:value-type="float">
            <text:p>6.5411</text:p>
          </table:table-cell>
          <table:table-cell office:value-type="string" calcext:value-type="string">
            <text:p>TFLOP/sec</text:p>
          </table:table-cell>
        </table:table-row>
        <table:table-row table:style-name="ro1">
          <table:table-cell office:value-type="string" calcext:value-type="string">
            <text:p>out-64-128-c08.txt;</text:p>
          </table:table-cell>
          <table:table-cell office:value-type="float" office:value="6.2291" calcext:value-type="float">
            <text:p>6.2291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128-128-c08.txt;</text:p>
          </table:table-cell>
          <table:table-cell office:value-type="float" office:value="6.2918" calcext:value-type="float">
            <text:p>6.2918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256-128-c08.txt;</text:p>
          </table:table-cell>
          <table:table-cell office:value-type="float" office:value="6.5501" calcext:value-type="float">
            <text:p>6.5501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512-128-c08.txt;</text:p>
          </table:table-cell>
          <table:table-cell office:value-type="float" office:value="6.7027" calcext:value-type="float">
            <text:p>6.7027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1024-128-c08.txt;</text:p>
          </table:table-cell>
          <table:table-cell office:value-type="float" office:value="6.8902" calcext:value-type="float">
            <text:p>6.8902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2048-128-c08.txt;</text:p>
          </table:table-cell>
          <table:table-cell office:value-type="float" office:value="7.1031" calcext:value-type="float">
            <text:p>7.1031</text:p>
          </table:table-cell>
          <table:table-cell office:value-type="string" calcext:value-type="string">
            <text:p>TFLOP/sec</text:p>
          </table:table-cell>
        </table:table-row>
        <table:table-row table:style-name="ro1">
          <table:table-cell office:value-type="string" calcext:value-type="string">
            <text:p>out-64-256-c08.txt;</text:p>
          </table:table-cell>
          <table:table-cell office:value-type="float" office:value="6.3452" calcext:value-type="float">
            <text:p>6.3452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128-256-c08.txt;</text:p>
          </table:table-cell>
          <table:table-cell office:value-type="float" office:value="6.2807" calcext:value-type="float">
            <text:p>6.2807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256-256-c08.txt;</text:p>
          </table:table-cell>
          <table:table-cell office:value-type="float" office:value="6.4884" calcext:value-type="float">
            <text:p>6.4884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512-256-c08.txt;</text:p>
          </table:table-cell>
          <table:table-cell office:value-type="float" office:value="6.6008" calcext:value-type="float">
            <text:p>6.6008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1024-256-c08.txt;</text:p>
          </table:table-cell>
          <table:table-cell office:value-type="float" office:value="6.6113" calcext:value-type="float">
            <text:p>6.6113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2048-256-c08.txt;</text:p>
          </table:table-cell>
          <table:table-cell office:value-type="float" office:value="6.7088" calcext:value-type="float">
            <text:p>6.7088</text:p>
          </table:table-cell>
          <table:table-cell office:value-type="string" calcext:value-type="string">
            <text:p>TFLOP/sec</text:p>
          </table:table-cell>
        </table:table-row>
        <table:table-row table:style-name="ro1">
          <table:table-cell office:value-type="string" calcext:value-type="string">
            <text:p>out-64-512-c08.txt;</text:p>
          </table:table-cell>
          <table:table-cell office:value-type="float" office:value="6.1694" calcext:value-type="float">
            <text:p>6.1694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128-512-c08.txt;</text:p>
          </table:table-cell>
          <table:table-cell office:value-type="float" office:value="6.1967" calcext:value-type="float">
            <text:p>6.1967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256-512-c08.txt;</text:p>
          </table:table-cell>
          <table:table-cell office:value-type="float" office:value="6.393" calcext:value-type="float">
            <text:p>6.393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512-512-c08.txt;</text:p>
          </table:table-cell>
          <table:table-cell office:value-type="float" office:value="6.4528" calcext:value-type="float">
            <text:p>6.4528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1024-512-c08.txt;</text:p>
          </table:table-cell>
          <table:table-cell office:value-type="float" office:value="6.381" calcext:value-type="float">
            <text:p>6.381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2048-512-c08.txt;</text:p>
          </table:table-cell>
          <table:table-cell office:value-type="float" office:value="6.5771" calcext:value-type="float">
            <text:p>6.5771</text:p>
          </table:table-cell>
          <table:table-cell office:value-type="string" calcext:value-type="string">
            <text:p>TFLOP/sec</text:p>
          </table:table-cell>
        </table:table-row>
        <table:table-row table:style-name="ro1">
          <table:table-cell office:value-type="string" calcext:value-type="string">
            <text:p>out-64-1024-c08.txt;</text:p>
          </table:table-cell>
          <table:table-cell office:value-type="float" office:value="6.4377" calcext:value-type="float">
            <text:p>6.4377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128-1024-c08.txt;</text:p>
          </table:table-cell>
          <table:table-cell office:value-type="float" office:value="6.5649" calcext:value-type="float">
            <text:p>6.5649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256-1024-c08.txt;</text:p>
          </table:table-cell>
          <table:table-cell office:value-type="float" office:value="6.8786" calcext:value-type="float">
            <text:p>6.8786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512-1024-c08.txt;</text:p>
          </table:table-cell>
          <table:table-cell office:value-type="float" office:value="7.0423" calcext:value-type="float">
            <text:p>7.0423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1024-1024-c08.txt;</text:p>
          </table:table-cell>
          <table:table-cell office:value-type="float" office:value="6.986" calcext:value-type="float">
            <text:p>6.986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2048-1024-c08.txt;</text:p>
          </table:table-cell>
          <table:table-cell office:value-type="float" office:value="6.9652" calcext:value-type="float">
            <text:p>6.9652</text:p>
          </table:table-cell>
          <table:table-cell office:value-type="string" calcext:value-type="string">
            <text:p>TFLOP/sec</text:p>
          </table:table-cell>
        </table:table-row>
        <table:table-row table:style-name="ro1">
          <table:table-cell office:value-type="string" calcext:value-type="string">
            <text:p>out-64-2048-c08.txt;</text:p>
          </table:table-cell>
          <table:table-cell office:value-type="float" office:value="6.3491" calcext:value-type="float">
            <text:p>6.3491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128-2048-c08.txt;</text:p>
          </table:table-cell>
          <table:table-cell office:value-type="float" office:value="6.3664" calcext:value-type="float">
            <text:p>6.3664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256-2048-c08.txt;</text:p>
          </table:table-cell>
          <table:table-cell office:value-type="float" office:value="6.5325" calcext:value-type="float">
            <text:p>6.5325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512-2048-c08.txt;</text:p>
          </table:table-cell>
          <table:table-cell office:value-type="float" office:value="6.587" calcext:value-type="float">
            <text:p>6.587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1024-2048-c08.txt;</text:p>
          </table:table-cell>
          <table:table-cell office:value-type="float" office:value="6.6179" calcext:value-type="float">
            <text:p>6.6179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2048-2048-c08.txt;</text:p>
          </table:table-cell>
          <table:table-cell office:value-type="float" office:value="6.79" calcext:value-type="float">
            <text:p>6.79</text:p>
          </table:table-cell>
          <table:table-cell office:value-type="string" calcext:value-type="string">
            <text:p>TFLOP/sec</text:p>
          </table:table-cell>
        </table:table-row>
        <table:table-row table:style-name="ro1">
          <table:table-cell office:value-type="string" calcext:value-type="string">
            <text:p>out-64-4096-c08.txt;</text:p>
          </table:table-cell>
          <table:table-cell office:value-type="float" office:value="6.1209" calcext:value-type="float">
            <text:p>6.1209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128-4096-c08.txt;</text:p>
          </table:table-cell>
          <table:table-cell office:value-type="float" office:value="6.2127" calcext:value-type="float">
            <text:p>6.2127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256-4096-c08.txt;</text:p>
          </table:table-cell>
          <table:table-cell office:value-type="float" office:value="6.4754" calcext:value-type="float">
            <text:p>6.4754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512-4096-c08.txt;</text:p>
          </table:table-cell>
          <table:table-cell office:value-type="float" office:value="6.6049" calcext:value-type="float">
            <text:p>6.6049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1024-4096-c08.txt;</text:p>
          </table:table-cell>
          <table:table-cell office:value-type="float" office:value="6.4925" calcext:value-type="float">
            <text:p>6.4925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office:value-type="string" calcext:value-type="string">
            <text:p>out-2048-4096-c08.txt;</text:p>
          </table:table-cell>
          <table:table-cell office:value-type="float" office:value="6.4157" calcext:value-type="float">
            <text:p>6.4157</text:p>
          </table:table-cell>
          <table:table-cell office:value-type="string" calcext:value-type="string">
            <text:p>TFLOP/sec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O TFLOP/sec</text:p>
          </table:table-cell>
          <table:table-cell table:number-columns-repeated="27"/>
        </table:table-row>
        <table:table-row table:style-name="ro1">
          <table:table-cell/>
          <table:table-cell table:formula="of:=IF([.C2]=&quot;TFLOP/sec&quot;; [.B2]; [.B2]/1000)" office:value-type="float" office:value="6.3527" calcext:value-type="float">
            <text:p>6.3527</text:p>
          </table:table-cell>
          <table:table-cell table:number-columns-repeated="4"/>
          <table:table-cell table:formula="of:=IF([.H2]=&quot;TFLOP/sec&quot;; [.G2]; [.G2]/1000)" office:value-type="float" office:value="6.3193" calcext:value-type="float">
            <text:p>6.3193</text:p>
          </table:table-cell>
          <table:table-cell table:number-columns-repeated="4"/>
          <table:table-cell table:formula="of:=IF([.M2]=&quot;TFLOP/sec&quot;; [.L2]; [.L2]/1000)" office:value-type="float" office:value="6.6003" calcext:value-type="float">
            <text:p>6.6003</text:p>
          </table:table-cell>
          <table:table-cell table:number-columns-repeated="4"/>
          <table:table-cell table:formula="of:=IF([.R2]=&quot;TFLOP/sec&quot;; [.Q2]; [.Q2]/1000)" office:value-type="float" office:value="6.6344" calcext:value-type="float">
            <text:p>6.6344</text:p>
          </table:table-cell>
          <table:table-cell table:number-columns-repeated="4"/>
          <table:table-cell table:formula="of:=IF([.W2]=&quot;TFLOP/sec&quot;; [.V2]; [.V2]/1000)" office:value-type="float" office:value="0" calcext:value-type="float">
            <text:p>0</text:p>
          </table:table-cell>
          <table:table-cell table:number-columns-repeated="4"/>
          <table:table-cell table:formula="of:=IF([.AB2]=&quot;TFLOP/sec&quot;; [.AA2]; [.AA2]/100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C3]=&quot;TFLOP/sec&quot;; [.B3]; [.B3]/1000)" office:value-type="float" office:value="6.3927" calcext:value-type="float">
            <text:p>6.3927</text:p>
          </table:table-cell>
          <table:table-cell table:number-columns-repeated="4"/>
          <table:table-cell table:formula="of:=IF([.H3]=&quot;TFLOP/sec&quot;; [.G3]; [.G3]/1000)" office:value-type="float" office:value="6.4007" calcext:value-type="float">
            <text:p>6.4007</text:p>
          </table:table-cell>
          <table:table-cell table:number-columns-repeated="4"/>
          <table:table-cell table:formula="of:=IF([.M3]=&quot;TFLOP/sec&quot;; [.L3]; [.L3]/1000)" office:value-type="float" office:value="6.6296" calcext:value-type="float">
            <text:p>6.6296</text:p>
          </table:table-cell>
          <table:table-cell table:number-columns-repeated="4"/>
          <table:table-cell table:formula="of:=IF([.R3]=&quot;TFLOP/sec&quot;; [.Q3]; [.Q3]/1000)" office:value-type="float" office:value="6.6467" calcext:value-type="float">
            <text:p>6.6467</text:p>
          </table:table-cell>
          <table:table-cell table:number-columns-repeated="4"/>
          <table:table-cell table:formula="of:=IF([.W3]=&quot;TFLOP/sec&quot;; [.V3]; [.V3]/1000)" office:value-type="float" office:value="6.6104" calcext:value-type="float">
            <text:p>6.6104</text:p>
          </table:table-cell>
          <table:table-cell table:number-columns-repeated="4"/>
          <table:table-cell table:formula="of:=IF([.AB3]=&quot;TFLOP/sec&quot;; [.AA3]; [.AA3]/1000)" office:value-type="float" office:value="6.7475" calcext:value-type="float">
            <text:p>6.7475</text:p>
          </table:table-cell>
          <table:table-cell/>
        </table:table-row>
        <table:table-row table:style-name="ro1">
          <table:table-cell/>
          <table:table-cell table:formula="of:=IF([.C4]=&quot;TFLOP/sec&quot;; [.B4]; [.B4]/1000)" office:value-type="float" office:value="6.3276" calcext:value-type="float">
            <text:p>6.3276</text:p>
          </table:table-cell>
          <table:table-cell table:number-columns-repeated="4"/>
          <table:table-cell table:formula="of:=IF([.H4]=&quot;TFLOP/sec&quot;; [.G4]; [.G4]/1000)" office:value-type="float" office:value="6.318" calcext:value-type="float">
            <text:p>6.318</text:p>
          </table:table-cell>
          <table:table-cell table:number-columns-repeated="4"/>
          <table:table-cell table:formula="of:=IF([.M4]=&quot;TFLOP/sec&quot;; [.L4]; [.L4]/1000)" office:value-type="float" office:value="6.6011" calcext:value-type="float">
            <text:p>6.6011</text:p>
          </table:table-cell>
          <table:table-cell table:number-columns-repeated="4"/>
          <table:table-cell table:formula="of:=IF([.R4]=&quot;TFLOP/sec&quot;; [.Q4]; [.Q4]/1000)" office:value-type="float" office:value="6.6647" calcext:value-type="float">
            <text:p>6.6647</text:p>
          </table:table-cell>
          <table:table-cell table:number-columns-repeated="4"/>
          <table:table-cell table:formula="of:=IF([.W4]=&quot;TFLOP/sec&quot;; [.V4]; [.V4]/1000)" office:value-type="float" office:value="6.6745" calcext:value-type="float">
            <text:p>6.6745</text:p>
          </table:table-cell>
          <table:table-cell table:number-columns-repeated="4"/>
          <table:table-cell table:formula="of:=IF([.AB4]=&quot;TFLOP/sec&quot;; [.AA4]; [.AA4]/1000)" office:value-type="float" office:value="6.7789" calcext:value-type="float">
            <text:p>6.7789</text:p>
          </table:table-cell>
          <table:table-cell/>
        </table:table-row>
        <table:table-row table:style-name="ro1">
          <table:table-cell/>
          <table:table-cell table:formula="of:=IF([.C5]=&quot;TFLOP/sec&quot;; [.B5]; [.B5]/1000)" office:value-type="float" office:value="6.3089" calcext:value-type="float">
            <text:p>6.3089</text:p>
          </table:table-cell>
          <table:table-cell table:number-columns-repeated="4"/>
          <table:table-cell table:formula="of:=IF([.H5]=&quot;TFLOP/sec&quot;; [.G5]; [.G5]/1000)" office:value-type="float" office:value="6.2594" calcext:value-type="float">
            <text:p>6.2594</text:p>
          </table:table-cell>
          <table:table-cell table:number-columns-repeated="4"/>
          <table:table-cell table:formula="of:=IF([.M5]=&quot;TFLOP/sec&quot;; [.L5]; [.L5]/1000)" office:value-type="float" office:value="6.5578" calcext:value-type="float">
            <text:p>6.5578</text:p>
          </table:table-cell>
          <table:table-cell table:number-columns-repeated="4"/>
          <table:table-cell table:formula="of:=IF([.R5]=&quot;TFLOP/sec&quot;; [.Q5]; [.Q5]/1000)" office:value-type="float" office:value="6.5647" calcext:value-type="float">
            <text:p>6.5647</text:p>
          </table:table-cell>
          <table:table-cell table:number-columns-repeated="4"/>
          <table:table-cell table:formula="of:=IF([.W5]=&quot;TFLOP/sec&quot;; [.V5]; [.V5]/1000)" office:value-type="float" office:value="6.5686" calcext:value-type="float">
            <text:p>6.5686</text:p>
          </table:table-cell>
          <table:table-cell table:number-columns-repeated="4"/>
          <table:table-cell table:formula="of:=IF([.AB5]=&quot;TFLOP/sec&quot;; [.AA5]; [.AA5]/1000)" office:value-type="float" office:value="6.6858" calcext:value-type="float">
            <text:p>6.6858</text:p>
          </table:table-cell>
          <table:table-cell/>
        </table:table-row>
        <table:table-row table:style-name="ro1">
          <table:table-cell/>
          <table:table-cell table:formula="of:=IF([.C6]=&quot;TFLOP/sec&quot;; [.B6]; [.B6]/1000)" office:value-type="float" office:value="6.2446" calcext:value-type="float">
            <text:p>6.2446</text:p>
          </table:table-cell>
          <table:table-cell table:number-columns-repeated="4"/>
          <table:table-cell table:formula="of:=IF([.H6]=&quot;TFLOP/sec&quot;; [.G6]; [.G6]/1000)" office:value-type="float" office:value="6.2214" calcext:value-type="float">
            <text:p>6.2214</text:p>
          </table:table-cell>
          <table:table-cell table:number-columns-repeated="4"/>
          <table:table-cell table:formula="of:=IF([.M6]=&quot;TFLOP/sec&quot;; [.L6]; [.L6]/1000)" office:value-type="float" office:value="6.4876" calcext:value-type="float">
            <text:p>6.4876</text:p>
          </table:table-cell>
          <table:table-cell table:number-columns-repeated="4"/>
          <table:table-cell table:formula="of:=IF([.R6]=&quot;TFLOP/sec&quot;; [.Q6]; [.Q6]/1000)" office:value-type="float" office:value="6.4763" calcext:value-type="float">
            <text:p>6.4763</text:p>
          </table:table-cell>
          <table:table-cell table:number-columns-repeated="4"/>
          <table:table-cell table:formula="of:=IF([.W6]=&quot;TFLOP/sec&quot;; [.V6]; [.V6]/1000)" office:value-type="float" office:value="6.5879" calcext:value-type="float">
            <text:p>6.5879</text:p>
          </table:table-cell>
          <table:table-cell table:number-columns-repeated="4"/>
          <table:table-cell table:formula="of:=IF([.AB6]=&quot;TFLOP/sec&quot;; [.AA6]; [.AA6]/1000)" office:value-type="float" office:value="6.7096" calcext:value-type="float">
            <text:p>6.7096</text:p>
          </table:table-cell>
          <table:table-cell/>
        </table:table-row>
        <table:table-row table:style-name="ro1">
          <table:table-cell/>
          <table:table-cell table:formula="of:=IF([.C7]=&quot;TFLOP/sec&quot;; [.B7]; [.B7]/1000)" office:value-type="float" office:value="6.3023" calcext:value-type="float">
            <text:p>6.3023</text:p>
          </table:table-cell>
          <table:table-cell table:number-columns-repeated="4"/>
          <table:table-cell table:formula="of:=IF([.H7]=&quot;TFLOP/sec&quot;; [.G7]; [.G7]/1000)" office:value-type="float" office:value="6.2931" calcext:value-type="float">
            <text:p>6.2931</text:p>
          </table:table-cell>
          <table:table-cell table:number-columns-repeated="4"/>
          <table:table-cell table:formula="of:=IF([.M7]=&quot;TFLOP/sec&quot;; [.L7]; [.L7]/1000)" office:value-type="float" office:value="6.5077" calcext:value-type="float">
            <text:p>6.5077</text:p>
          </table:table-cell>
          <table:table-cell table:number-columns-repeated="4"/>
          <table:table-cell table:formula="of:=IF([.R7]=&quot;TFLOP/sec&quot;; [.Q7]; [.Q7]/1000)" office:value-type="float" office:value="6.585" calcext:value-type="float">
            <text:p>6.585</text:p>
          </table:table-cell>
          <table:table-cell table:number-columns-repeated="4"/>
          <table:table-cell table:formula="of:=IF([.W7]=&quot;TFLOP/sec&quot;; [.V7]; [.V7]/1000)" office:value-type="float" office:value="6.6255" calcext:value-type="float">
            <text:p>6.6255</text:p>
          </table:table-cell>
          <table:table-cell table:number-columns-repeated="4"/>
          <table:table-cell table:formula="of:=IF([.AB7]=&quot;TFLOP/sec&quot;; [.AA7]; [.AA7]/1000)" office:value-type="float" office:value="6.764" calcext:value-type="float">
            <text:p>6.764</text:p>
          </table:table-cell>
          <table:table-cell/>
        </table:table-row>
        <table:table-row table:style-name="ro1">
          <table:table-cell/>
          <table:table-cell table:formula="of:=IF([.C8]=&quot;TFLOP/sec&quot;; [.B8]; [.B8]/1000)" office:value-type="float" office:value="6.1846" calcext:value-type="float">
            <text:p>6.1846</text:p>
          </table:table-cell>
          <table:table-cell table:number-columns-repeated="4"/>
          <table:table-cell table:formula="of:=IF([.H8]=&quot;TFLOP/sec&quot;; [.G8]; [.G8]/1000)" office:value-type="float" office:value="6.1704" calcext:value-type="float">
            <text:p>6.1704</text:p>
          </table:table-cell>
          <table:table-cell table:number-columns-repeated="4"/>
          <table:table-cell table:formula="of:=IF([.M8]=&quot;TFLOP/sec&quot;; [.L8]; [.L8]/1000)" office:value-type="float" office:value="6.354" calcext:value-type="float">
            <text:p>6.354</text:p>
          </table:table-cell>
          <table:table-cell table:number-columns-repeated="4"/>
          <table:table-cell table:formula="of:=IF([.R8]=&quot;TFLOP/sec&quot;; [.Q8]; [.Q8]/1000)" office:value-type="float" office:value="6.4481" calcext:value-type="float">
            <text:p>6.4481</text:p>
          </table:table-cell>
          <table:table-cell table:number-columns-repeated="4"/>
          <table:table-cell table:formula="of:=IF([.W8]=&quot;TFLOP/sec&quot;; [.V8]; [.V8]/1000)" office:value-type="float" office:value="6.4943" calcext:value-type="float">
            <text:p>6.4943</text:p>
          </table:table-cell>
          <table:table-cell table:number-columns-repeated="4"/>
          <table:table-cell table:formula="of:=IF([.AB8]=&quot;TFLOP/sec&quot;; [.AA8]; [.AA8]/1000)" office:value-type="float" office:value="6.5411" calcext:value-type="float">
            <text:p>6.5411</text:p>
          </table:table-cell>
          <table:table-cell/>
        </table:table-row>
        <table:table-row table:style-name="ro1">
          <table:table-cell/>
          <table:table-cell table:formula="of:=IF([.C9]=&quot;TFLOP/sec&quot;; [.B9]; [.B9]/1000)" office:value-type="float" office:value="6.2291" calcext:value-type="float">
            <text:p>6.2291</text:p>
          </table:table-cell>
          <table:table-cell table:number-columns-repeated="4"/>
          <table:table-cell table:formula="of:=IF([.H9]=&quot;TFLOP/sec&quot;; [.G9]; [.G9]/1000)" office:value-type="float" office:value="6.2918" calcext:value-type="float">
            <text:p>6.2918</text:p>
          </table:table-cell>
          <table:table-cell table:number-columns-repeated="4"/>
          <table:table-cell table:formula="of:=IF([.M9]=&quot;TFLOP/sec&quot;; [.L9]; [.L9]/1000)" office:value-type="float" office:value="6.5501" calcext:value-type="float">
            <text:p>6.5501</text:p>
          </table:table-cell>
          <table:table-cell table:number-columns-repeated="4"/>
          <table:table-cell table:formula="of:=IF([.R9]=&quot;TFLOP/sec&quot;; [.Q9]; [.Q9]/1000)" office:value-type="float" office:value="6.7027" calcext:value-type="float">
            <text:p>6.7027</text:p>
          </table:table-cell>
          <table:table-cell table:number-columns-repeated="4"/>
          <table:table-cell table:formula="of:=IF([.W9]=&quot;TFLOP/sec&quot;; [.V9]; [.V9]/1000)" office:value-type="float" office:value="6.8902" calcext:value-type="float">
            <text:p>6.8902</text:p>
          </table:table-cell>
          <table:table-cell table:number-columns-repeated="4"/>
          <table:table-cell table:formula="of:=IF([.AB9]=&quot;TFLOP/sec&quot;; [.AA9]; [.AA9]/1000)" office:value-type="float" office:value="7.1031" calcext:value-type="float">
            <text:p>7.1031</text:p>
          </table:table-cell>
          <table:table-cell/>
        </table:table-row>
        <table:table-row table:style-name="ro1">
          <table:table-cell/>
          <table:table-cell table:formula="of:=IF([.C10]=&quot;TFLOP/sec&quot;; [.B10]; [.B10]/1000)" office:value-type="float" office:value="6.3452" calcext:value-type="float">
            <text:p>6.3452</text:p>
          </table:table-cell>
          <table:table-cell table:number-columns-repeated="4"/>
          <table:table-cell table:formula="of:=IF([.H10]=&quot;TFLOP/sec&quot;; [.G10]; [.G10]/1000)" office:value-type="float" office:value="6.2807" calcext:value-type="float">
            <text:p>6.2807</text:p>
          </table:table-cell>
          <table:table-cell table:number-columns-repeated="4"/>
          <table:table-cell table:formula="of:=IF([.M10]=&quot;TFLOP/sec&quot;; [.L10]; [.L10]/1000)" office:value-type="float" office:value="6.4884" calcext:value-type="float">
            <text:p>6.4884</text:p>
          </table:table-cell>
          <table:table-cell table:number-columns-repeated="4"/>
          <table:table-cell table:formula="of:=IF([.R10]=&quot;TFLOP/sec&quot;; [.Q10]; [.Q10]/1000)" office:value-type="float" office:value="6.6008" calcext:value-type="float">
            <text:p>6.6008</text:p>
          </table:table-cell>
          <table:table-cell table:number-columns-repeated="4"/>
          <table:table-cell table:formula="of:=IF([.W10]=&quot;TFLOP/sec&quot;; [.V10]; [.V10]/1000)" office:value-type="float" office:value="6.6113" calcext:value-type="float">
            <text:p>6.6113</text:p>
          </table:table-cell>
          <table:table-cell table:number-columns-repeated="4"/>
          <table:table-cell table:formula="of:=IF([.AB10]=&quot;TFLOP/sec&quot;; [.AA10]; [.AA10]/1000)" office:value-type="float" office:value="6.7088" calcext:value-type="float">
            <text:p>6.7088</text:p>
          </table:table-cell>
          <table:table-cell/>
        </table:table-row>
        <table:table-row table:style-name="ro1">
          <table:table-cell/>
          <table:table-cell table:formula="of:=IF([.C11]=&quot;TFLOP/sec&quot;; [.B11]; [.B11]/1000)" office:value-type="float" office:value="6.1694" calcext:value-type="float">
            <text:p>6.1694</text:p>
          </table:table-cell>
          <table:table-cell table:number-columns-repeated="4"/>
          <table:table-cell table:formula="of:=IF([.H11]=&quot;TFLOP/sec&quot;; [.G11]; [.G11]/1000)" office:value-type="float" office:value="6.1967" calcext:value-type="float">
            <text:p>6.1967</text:p>
          </table:table-cell>
          <table:table-cell table:number-columns-repeated="4"/>
          <table:table-cell table:formula="of:=IF([.M11]=&quot;TFLOP/sec&quot;; [.L11]; [.L11]/1000)" office:value-type="float" office:value="6.393" calcext:value-type="float">
            <text:p>6.393</text:p>
          </table:table-cell>
          <table:table-cell table:number-columns-repeated="4"/>
          <table:table-cell table:formula="of:=IF([.R11]=&quot;TFLOP/sec&quot;; [.Q11]; [.Q11]/1000)" office:value-type="float" office:value="6.4528" calcext:value-type="float">
            <text:p>6.4528</text:p>
          </table:table-cell>
          <table:table-cell table:number-columns-repeated="4"/>
          <table:table-cell table:formula="of:=IF([.W11]=&quot;TFLOP/sec&quot;; [.V11]; [.V11]/1000)" office:value-type="float" office:value="6.381" calcext:value-type="float">
            <text:p>6.381</text:p>
          </table:table-cell>
          <table:table-cell table:number-columns-repeated="4"/>
          <table:table-cell table:formula="of:=IF([.AB11]=&quot;TFLOP/sec&quot;; [.AA11]; [.AA11]/1000)" office:value-type="float" office:value="6.5771" calcext:value-type="float">
            <text:p>6.5771</text:p>
          </table:table-cell>
          <table:table-cell/>
        </table:table-row>
        <table:table-row table:style-name="ro1">
          <table:table-cell/>
          <table:table-cell table:formula="of:=IF([.C12]=&quot;TFLOP/sec&quot;; [.B12]; [.B12]/1000)" office:value-type="float" office:value="6.4377" calcext:value-type="float">
            <text:p>6.4377</text:p>
          </table:table-cell>
          <table:table-cell table:number-columns-repeated="4"/>
          <table:table-cell table:formula="of:=IF([.H12]=&quot;TFLOP/sec&quot;; [.G12]; [.G12]/1000)" office:value-type="float" office:value="6.5649" calcext:value-type="float">
            <text:p>6.5649</text:p>
          </table:table-cell>
          <table:table-cell table:number-columns-repeated="4"/>
          <table:table-cell table:formula="of:=IF([.M12]=&quot;TFLOP/sec&quot;; [.L12]; [.L12]/1000)" office:value-type="float" office:value="6.8786" calcext:value-type="float">
            <text:p>6.8786</text:p>
          </table:table-cell>
          <table:table-cell table:number-columns-repeated="4"/>
          <table:table-cell table:formula="of:=IF([.R12]=&quot;TFLOP/sec&quot;; [.Q12]; [.Q12]/1000)" office:value-type="float" office:value="7.0423" calcext:value-type="float">
            <text:p>7.0423</text:p>
          </table:table-cell>
          <table:table-cell table:number-columns-repeated="4"/>
          <table:table-cell table:formula="of:=IF([.W12]=&quot;TFLOP/sec&quot;; [.V12]; [.V12]/1000)" office:value-type="float" office:value="6.986" calcext:value-type="float">
            <text:p>6.986</text:p>
          </table:table-cell>
          <table:table-cell table:number-columns-repeated="4"/>
          <table:table-cell table:formula="of:=IF([.AB12]=&quot;TFLOP/sec&quot;; [.AA12]; [.AA12]/1000)" office:value-type="float" office:value="6.9652" calcext:value-type="float">
            <text:p>6.9652</text:p>
          </table:table-cell>
          <table:table-cell/>
        </table:table-row>
        <table:table-row table:style-name="ro1">
          <table:table-cell/>
          <table:table-cell table:formula="of:=IF([.C13]=&quot;TFLOP/sec&quot;; [.B13]; [.B13]/1000)" office:value-type="float" office:value="6.3491" calcext:value-type="float">
            <text:p>6.3491</text:p>
          </table:table-cell>
          <table:table-cell table:number-columns-repeated="4"/>
          <table:table-cell table:formula="of:=IF([.H13]=&quot;TFLOP/sec&quot;; [.G13]; [.G13]/1000)" office:value-type="float" office:value="6.3664" calcext:value-type="float">
            <text:p>6.3664</text:p>
          </table:table-cell>
          <table:table-cell table:number-columns-repeated="4"/>
          <table:table-cell table:formula="of:=IF([.M13]=&quot;TFLOP/sec&quot;; [.L13]; [.L13]/1000)" office:value-type="float" office:value="6.5325" calcext:value-type="float">
            <text:p>6.5325</text:p>
          </table:table-cell>
          <table:table-cell table:number-columns-repeated="4"/>
          <table:table-cell table:formula="of:=IF([.R13]=&quot;TFLOP/sec&quot;; [.Q13]; [.Q13]/1000)" office:value-type="float" office:value="6.587" calcext:value-type="float">
            <text:p>6.587</text:p>
          </table:table-cell>
          <table:table-cell table:number-columns-repeated="4"/>
          <table:table-cell table:formula="of:=IF([.W13]=&quot;TFLOP/sec&quot;; [.V13]; [.V13]/1000)" office:value-type="float" office:value="6.6179" calcext:value-type="float">
            <text:p>6.6179</text:p>
          </table:table-cell>
          <table:table-cell table:number-columns-repeated="4"/>
          <table:table-cell table:formula="of:=IF([.AB13]=&quot;TFLOP/sec&quot;; [.AA13]; [.AA13]/1000)" office:value-type="float" office:value="6.79" calcext:value-type="float">
            <text:p>6.79</text:p>
          </table:table-cell>
          <table:table-cell/>
        </table:table-row>
        <table:table-row table:style-name="ro1">
          <table:table-cell/>
          <table:table-cell table:formula="of:=IF([.C14]=&quot;TFLOP/sec&quot;; [.B14]; [.B14]/1000)" office:value-type="float" office:value="6.1209" calcext:value-type="float">
            <text:p>6.1209</text:p>
          </table:table-cell>
          <table:table-cell table:number-columns-repeated="4"/>
          <table:table-cell table:formula="of:=IF([.H14]=&quot;TFLOP/sec&quot;; [.G14]; [.G14]/1000)" office:value-type="float" office:value="6.2127" calcext:value-type="float">
            <text:p>6.2127</text:p>
          </table:table-cell>
          <table:table-cell table:number-columns-repeated="4"/>
          <table:table-cell table:formula="of:=IF([.M14]=&quot;TFLOP/sec&quot;; [.L14]; [.L14]/1000)" office:value-type="float" office:value="6.4754" calcext:value-type="float">
            <text:p>6.4754</text:p>
          </table:table-cell>
          <table:table-cell table:number-columns-repeated="4"/>
          <table:table-cell table:formula="of:=IF([.R14]=&quot;TFLOP/sec&quot;; [.Q14]; [.Q14]/1000)" office:value-type="float" office:value="6.6049" calcext:value-type="float">
            <text:p>6.6049</text:p>
          </table:table-cell>
          <table:table-cell table:number-columns-repeated="4"/>
          <table:table-cell table:formula="of:=IF([.W14]=&quot;TFLOP/sec&quot;; [.V14]; [.V14]/1000)" office:value-type="float" office:value="6.4925" calcext:value-type="float">
            <text:p>6.4925</text:p>
          </table:table-cell>
          <table:table-cell table:number-columns-repeated="4"/>
          <table:table-cell table:formula="of:=IF([.AB14]=&quot;TFLOP/sec&quot;; [.AA14]; [.AA14]/1000)" office:value-type="float" office:value="6.4157" calcext:value-type="float">
            <text:p>6.4157</text:p>
          </table:table-cell>
          <table:table-cell/>
        </table:table-row>
        <table:table-row table:style-name="ro1" table:number-rows-repeated="2">
          <table:table-cell table:number-columns-repeated="28"/>
        </table:table-row>
        <table:table-row table:style-name="ro1">
          <table:table-cell/>
          <table:table-cell office:value-type="string" calcext:value-type="string">
            <text:p>fraction of memory</text:p>
          </table:table-cell>
          <table:table-cell office:value-type="string" calcext:value-type="string">
            <text:p>1x32</text:p>
          </table:table-cell>
          <table:table-cell office:value-type="string" calcext:value-type="string">
            <text:p>2x16</text:p>
          </table:table-cell>
          <table:table-cell office:value-type="string" calcext:value-type="string">
            <text:p>4x8</text:p>
          </table:table-cell>
          <table:table-cell office:value-type="string" calcext:value-type="string">
            <text:p>8x4</text:p>
          </table:table-cell>
          <table:table-cell office:value-type="string" calcext:value-type="string">
            <text:p>16x2</text:p>
          </table:table-cell>
          <table:table-cell office:value-type="string" calcext:value-type="string">
            <text:p>32x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INDIRECT([.L33])" office:value-type="float" office:value="6.3527" calcext:value-type="float">
            <text:p>6.3527</text:p>
          </table:table-cell>
          <table:table-cell table:formula="of:=INDIRECT([.M33])" office:value-type="float" office:value="6.3193" calcext:value-type="float">
            <text:p>6.3193</text:p>
          </table:table-cell>
          <table:table-cell table:formula="of:=INDIRECT([.N33])" office:value-type="float" office:value="6.6003" calcext:value-type="float">
            <text:p>6.6003</text:p>
          </table:table-cell>
          <table:table-cell table:formula="of:=INDIRECT([.O33])" office:value-type="float" office:value="6.6344" calcext:value-type="float">
            <text:p>6.63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17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Q17</text:p>
          </table:table-cell>
          <table:table-cell office:value-type="string" calcext:value-type="string">
            <text:p>V17</text:p>
          </table:table-cell>
          <table:table-cell office:value-type="string" calcext:value-type="string">
            <text:p>AA17</text:p>
          </table:table-cell>
          <table:table-cell table:number-columns-repeated="11"/>
        </table:table-row>
        <table:table-row table:style-name="ro1">
          <table:table-cell/>
          <table:table-cell table:formula="of:=[.B33]/2" office:value-type="float" office:value="50" calcext:value-type="float">
            <text:p>50</text:p>
          </table:table-cell>
          <table:table-cell table:formula="of:=INDIRECT([.L34])" office:value-type="float" office:value="6.3927" calcext:value-type="float">
            <text:p>6.3927</text:p>
          </table:table-cell>
          <table:table-cell table:formula="of:=INDIRECT([.M34])" office:value-type="float" office:value="6.4007" calcext:value-type="float">
            <text:p>6.4007</text:p>
          </table:table-cell>
          <table:table-cell table:formula="of:=INDIRECT([.N34])" office:value-type="float" office:value="6.6296" calcext:value-type="float">
            <text:p>6.6296</text:p>
          </table:table-cell>
          <table:table-cell table:formula="of:=INDIRECT([.O34])" office:value-type="float" office:value="6.6467" calcext:value-type="float">
            <text:p>6.6467</text:p>
          </table:table-cell>
          <table:table-cell table:formula="of:=INDIRECT([.P34])" office:value-type="float" office:value="6.6104" calcext:value-type="float">
            <text:p>6.6104</text:p>
          </table:table-cell>
          <table:table-cell table:formula="of:=INDIRECT([.Q34])" office:value-type="float" office:value="6.7475" calcext:value-type="float">
            <text:p>6.7475</text:p>
          </table:table-cell>
          <table:table-cell table:number-columns-repeated="3"/>
          <table:table-cell office:value-type="string" calcext:value-type="string">
            <text:p>B18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Q18</text:p>
          </table:table-cell>
          <table:table-cell office:value-type="string" calcext:value-type="string">
            <text:p>V18</text:p>
          </table:table-cell>
          <table:table-cell office:value-type="string" calcext:value-type="string">
            <text:p>AA18</text:p>
          </table:table-cell>
          <table:table-cell table:number-columns-repeated="11"/>
        </table:table-row>
        <table:table-row table:style-name="ro1">
          <table:table-cell/>
          <table:table-cell table:formula="of:=[.B34]/2" office:value-type="float" office:value="25" calcext:value-type="float">
            <text:p>25</text:p>
          </table:table-cell>
          <table:table-cell table:formula="of:=INDIRECT([.L35])" office:value-type="float" office:value="6.3276" calcext:value-type="float">
            <text:p>6.3276</text:p>
          </table:table-cell>
          <table:table-cell table:formula="of:=INDIRECT([.M35])" office:value-type="float" office:value="6.318" calcext:value-type="float">
            <text:p>6.318</text:p>
          </table:table-cell>
          <table:table-cell table:formula="of:=INDIRECT([.N35])" office:value-type="float" office:value="6.6011" calcext:value-type="float">
            <text:p>6.6011</text:p>
          </table:table-cell>
          <table:table-cell table:formula="of:=INDIRECT([.O35])" office:value-type="float" office:value="6.6647" calcext:value-type="float">
            <text:p>6.6647</text:p>
          </table:table-cell>
          <table:table-cell table:formula="of:=INDIRECT([.P35])" office:value-type="float" office:value="6.6745" calcext:value-type="float">
            <text:p>6.6745</text:p>
          </table:table-cell>
          <table:table-cell table:formula="of:=INDIRECT([.Q35])" office:value-type="float" office:value="6.7789" calcext:value-type="float">
            <text:p>6.7789</text:p>
          </table:table-cell>
          <table:table-cell table:number-columns-repeated="3"/>
          <table:table-cell office:value-type="string" calcext:value-type="string">
            <text:p>B19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Q19</text:p>
          </table:table-cell>
          <table:table-cell office:value-type="string" calcext:value-type="string">
            <text:p>V19</text:p>
          </table:table-cell>
          <table:table-cell office:value-type="string" calcext:value-type="string">
            <text:p>AA19</text:p>
          </table:table-cell>
          <table:table-cell table:number-columns-repeated="11"/>
        </table:table-row>
        <table:table-row table:style-name="ro1">
          <table:table-cell/>
          <table:table-cell table:formula="of:=[.B35]/2" office:value-type="float" office:value="12.5" calcext:value-type="float">
            <text:p>12.5</text:p>
          </table:table-cell>
          <table:table-cell table:formula="of:=INDIRECT([.L36])" office:value-type="float" office:value="6.3089" calcext:value-type="float">
            <text:p>6.3089</text:p>
          </table:table-cell>
          <table:table-cell table:formula="of:=INDIRECT([.M36])" office:value-type="float" office:value="6.2594" calcext:value-type="float">
            <text:p>6.2594</text:p>
          </table:table-cell>
          <table:table-cell table:formula="of:=INDIRECT([.N36])" office:value-type="float" office:value="6.5578" calcext:value-type="float">
            <text:p>6.5578</text:p>
          </table:table-cell>
          <table:table-cell table:formula="of:=INDIRECT([.O36])" office:value-type="float" office:value="6.5647" calcext:value-type="float">
            <text:p>6.5647</text:p>
          </table:table-cell>
          <table:table-cell table:formula="of:=INDIRECT([.P36])" office:value-type="float" office:value="6.5686" calcext:value-type="float">
            <text:p>6.5686</text:p>
          </table:table-cell>
          <table:table-cell table:formula="of:=INDIRECT([.Q36])" office:value-type="float" office:value="6.6858" calcext:value-type="float">
            <text:p>6.6858</text:p>
          </table:table-cell>
          <table:table-cell table:number-columns-repeated="3"/>
          <table:table-cell office:value-type="string" calcext:value-type="string">
            <text:p>B20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Q20</text:p>
          </table:table-cell>
          <table:table-cell office:value-type="string" calcext:value-type="string">
            <text:p>V20</text:p>
          </table:table-cell>
          <table:table-cell office:value-type="string" calcext:value-type="string">
            <text:p>AA20</text:p>
          </table:table-cell>
          <table:table-cell table:number-columns-repeated="11"/>
        </table:table-row>
        <table:table-row table:style-name="ro1">
          <table:table-cell/>
          <table:table-cell table:formula="of:=[.B36]/2" office:value-type="float" office:value="6.25" calcext:value-type="float">
            <text:p>6.25</text:p>
          </table:table-cell>
          <table:table-cell table:formula="of:=INDIRECT([.L37])" office:value-type="float" office:value="6.2446" calcext:value-type="float">
            <text:p>6.2446</text:p>
          </table:table-cell>
          <table:table-cell table:formula="of:=INDIRECT([.M37])" office:value-type="float" office:value="6.2214" calcext:value-type="float">
            <text:p>6.2214</text:p>
          </table:table-cell>
          <table:table-cell table:formula="of:=INDIRECT([.N37])" office:value-type="float" office:value="6.4876" calcext:value-type="float">
            <text:p>6.4876</text:p>
          </table:table-cell>
          <table:table-cell table:formula="of:=INDIRECT([.O37])" office:value-type="float" office:value="6.4763" calcext:value-type="float">
            <text:p>6.4763</text:p>
          </table:table-cell>
          <table:table-cell table:formula="of:=INDIRECT([.P37])" office:value-type="float" office:value="6.5879" calcext:value-type="float">
            <text:p>6.5879</text:p>
          </table:table-cell>
          <table:table-cell table:formula="of:=INDIRECT([.Q37])" office:value-type="float" office:value="6.7096" calcext:value-type="float">
            <text:p>6.7096</text:p>
          </table:table-cell>
          <table:table-cell table:number-columns-repeated="3"/>
          <table:table-cell office:value-type="string" calcext:value-type="string">
            <text:p>B21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Q21</text:p>
          </table:table-cell>
          <table:table-cell office:value-type="string" calcext:value-type="string">
            <text:p>V21</text:p>
          </table:table-cell>
          <table:table-cell office:value-type="string" calcext:value-type="string">
            <text:p>AA21</text:p>
          </table:table-cell>
          <table:table-cell table:number-columns-repeated="11"/>
        </table:table-row>
        <table:table-row table:style-name="ro1">
          <table:table-cell/>
          <table:table-cell table:formula="of:=[.B37]/2" office:value-type="float" office:value="3.125" calcext:value-type="float">
            <text:p>3.125</text:p>
          </table:table-cell>
          <table:table-cell table:formula="of:=INDIRECT([.L38])" office:value-type="float" office:value="6.3023" calcext:value-type="float">
            <text:p>6.3023</text:p>
          </table:table-cell>
          <table:table-cell table:formula="of:=INDIRECT([.M38])" office:value-type="float" office:value="6.2931" calcext:value-type="float">
            <text:p>6.2931</text:p>
          </table:table-cell>
          <table:table-cell table:formula="of:=INDIRECT([.N38])" office:value-type="float" office:value="6.5077" calcext:value-type="float">
            <text:p>6.5077</text:p>
          </table:table-cell>
          <table:table-cell table:formula="of:=INDIRECT([.O38])" office:value-type="float" office:value="6.585" calcext:value-type="float">
            <text:p>6.585</text:p>
          </table:table-cell>
          <table:table-cell table:formula="of:=INDIRECT([.P38])" office:value-type="float" office:value="6.6255" calcext:value-type="float">
            <text:p>6.6255</text:p>
          </table:table-cell>
          <table:table-cell table:formula="of:=INDIRECT([.Q38])" office:value-type="float" office:value="6.764" calcext:value-type="float">
            <text:p>6.764</text:p>
          </table:table-cell>
          <table:table-cell table:number-columns-repeated="3"/>
          <table:table-cell office:value-type="string" calcext:value-type="string">
            <text:p>B22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Q22</text:p>
          </table:table-cell>
          <table:table-cell office:value-type="string" calcext:value-type="string">
            <text:p>V22</text:p>
          </table:table-cell>
          <table:table-cell office:value-type="string" calcext:value-type="string">
            <text:p>AA22</text:p>
          </table:table-cell>
          <table:table-cell table:number-columns-repeated="11"/>
        </table:table-row>
        <table:table-row table:style-name="ro1">
          <table:table-cell/>
          <table:table-cell table:formula="of:=[.B38]/2" office:value-type="float" office:value="1.5625" calcext:value-type="float">
            <text:p>1.5625</text:p>
          </table:table-cell>
          <table:table-cell table:formula="of:=INDIRECT([.L39])" office:value-type="float" office:value="6.1846" calcext:value-type="float">
            <text:p>6.1846</text:p>
          </table:table-cell>
          <table:table-cell table:formula="of:=INDIRECT([.M39])" office:value-type="float" office:value="6.1704" calcext:value-type="float">
            <text:p>6.1704</text:p>
          </table:table-cell>
          <table:table-cell table:formula="of:=INDIRECT([.N39])" office:value-type="float" office:value="6.354" calcext:value-type="float">
            <text:p>6.354</text:p>
          </table:table-cell>
          <table:table-cell table:formula="of:=INDIRECT([.O39])" office:value-type="float" office:value="6.4481" calcext:value-type="float">
            <text:p>6.4481</text:p>
          </table:table-cell>
          <table:table-cell table:formula="of:=INDIRECT([.P39])" office:value-type="float" office:value="6.4943" calcext:value-type="float">
            <text:p>6.4943</text:p>
          </table:table-cell>
          <table:table-cell table:formula="of:=INDIRECT([.Q39])" office:value-type="float" office:value="6.5411" calcext:value-type="float">
            <text:p>6.5411</text:p>
          </table:table-cell>
          <table:table-cell table:number-columns-repeated="3"/>
          <table:table-cell office:value-type="string" calcext:value-type="string">
            <text:p>B23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Q23</text:p>
          </table:table-cell>
          <table:table-cell office:value-type="string" calcext:value-type="string">
            <text:p>V23</text:p>
          </table:table-cell>
          <table:table-cell office:value-type="string" calcext:value-type="string">
            <text:p>AA23</text:p>
          </table:table-cell>
          <table:table-cell table:number-columns-repeated="11"/>
        </table:table-row>
        <table:table-row table:style-name="ro1">
          <table:table-cell/>
          <table:table-cell table:formula="of:=[.B39]/2" office:value-type="float" office:value="0.78125" calcext:value-type="float">
            <text:p>0.78125</text:p>
          </table:table-cell>
          <table:table-cell table:formula="of:=INDIRECT([.L40])" office:value-type="float" office:value="6.2291" calcext:value-type="float">
            <text:p>6.2291</text:p>
          </table:table-cell>
          <table:table-cell table:formula="of:=INDIRECT([.M40])" office:value-type="float" office:value="6.2918" calcext:value-type="float">
            <text:p>6.2918</text:p>
          </table:table-cell>
          <table:table-cell table:formula="of:=INDIRECT([.N40])" office:value-type="float" office:value="6.5501" calcext:value-type="float">
            <text:p>6.5501</text:p>
          </table:table-cell>
          <table:table-cell table:formula="of:=INDIRECT([.O40])" office:value-type="float" office:value="6.7027" calcext:value-type="float">
            <text:p>6.7027</text:p>
          </table:table-cell>
          <table:table-cell table:formula="of:=INDIRECT([.P40])" office:value-type="float" office:value="6.8902" calcext:value-type="float">
            <text:p>6.8902</text:p>
          </table:table-cell>
          <table:table-cell table:formula="of:=INDIRECT([.Q40])" office:value-type="float" office:value="7.1031" calcext:value-type="float">
            <text:p>7.1031</text:p>
          </table:table-cell>
          <table:table-cell table:number-columns-repeated="3"/>
          <table:table-cell office:value-type="string" calcext:value-type="string">
            <text:p>B24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Q24</text:p>
          </table:table-cell>
          <table:table-cell office:value-type="string" calcext:value-type="string">
            <text:p>V24</text:p>
          </table:table-cell>
          <table:table-cell office:value-type="string" calcext:value-type="string">
            <text:p>AA24</text:p>
          </table:table-cell>
          <table:table-cell table:number-columns-repeated="11"/>
        </table:table-row>
        <table:table-row table:style-name="ro1">
          <table:table-cell/>
          <table:table-cell table:formula="of:=[.B40]/2" office:value-type="float" office:value="0.390625" calcext:value-type="float">
            <text:p>0.390625</text:p>
          </table:table-cell>
          <table:table-cell table:formula="of:=INDIRECT([.L41])" office:value-type="float" office:value="6.3452" calcext:value-type="float">
            <text:p>6.3452</text:p>
          </table:table-cell>
          <table:table-cell table:formula="of:=INDIRECT([.M41])" office:value-type="float" office:value="6.2807" calcext:value-type="float">
            <text:p>6.2807</text:p>
          </table:table-cell>
          <table:table-cell table:formula="of:=INDIRECT([.N41])" office:value-type="float" office:value="6.4884" calcext:value-type="float">
            <text:p>6.4884</text:p>
          </table:table-cell>
          <table:table-cell table:formula="of:=INDIRECT([.O41])" office:value-type="float" office:value="6.6008" calcext:value-type="float">
            <text:p>6.6008</text:p>
          </table:table-cell>
          <table:table-cell table:formula="of:=INDIRECT([.P41])" office:value-type="float" office:value="6.6113" calcext:value-type="float">
            <text:p>6.6113</text:p>
          </table:table-cell>
          <table:table-cell table:formula="of:=INDIRECT([.Q41])" office:value-type="float" office:value="6.7088" calcext:value-type="float">
            <text:p>6.7088</text:p>
          </table:table-cell>
          <table:table-cell table:number-columns-repeated="3"/>
          <table:table-cell office:value-type="string" calcext:value-type="string">
            <text:p>B25</text:p>
          </table:table-cell>
          <table:table-cell office:value-type="string" calcext:value-type="string">
            <text:p>G25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Q25</text:p>
          </table:table-cell>
          <table:table-cell office:value-type="string" calcext:value-type="string">
            <text:p>V25</text:p>
          </table:table-cell>
          <table:table-cell office:value-type="string" calcext:value-type="string">
            <text:p>AA25</text:p>
          </table:table-cell>
          <table:table-cell table:number-columns-repeated="11"/>
        </table:table-row>
        <table:table-row table:style-name="ro1">
          <table:table-cell/>
          <table:table-cell table:formula="of:=[.B41]/2" office:value-type="float" office:value="0.1953125" calcext:value-type="float">
            <text:p>0.1953125</text:p>
          </table:table-cell>
          <table:table-cell table:formula="of:=INDIRECT([.L42])" office:value-type="float" office:value="6.1694" calcext:value-type="float">
            <text:p>6.1694</text:p>
          </table:table-cell>
          <table:table-cell table:formula="of:=INDIRECT([.M42])" office:value-type="float" office:value="6.1967" calcext:value-type="float">
            <text:p>6.1967</text:p>
          </table:table-cell>
          <table:table-cell table:formula="of:=INDIRECT([.N42])" office:value-type="float" office:value="6.393" calcext:value-type="float">
            <text:p>6.393</text:p>
          </table:table-cell>
          <table:table-cell table:formula="of:=INDIRECT([.O42])" office:value-type="float" office:value="6.4528" calcext:value-type="float">
            <text:p>6.4528</text:p>
          </table:table-cell>
          <table:table-cell table:formula="of:=INDIRECT([.P42])" office:value-type="float" office:value="6.381" calcext:value-type="float">
            <text:p>6.381</text:p>
          </table:table-cell>
          <table:table-cell table:formula="of:=INDIRECT([.Q42])" office:value-type="float" office:value="6.5771" calcext:value-type="float">
            <text:p>6.5771</text:p>
          </table:table-cell>
          <table:table-cell table:number-columns-repeated="3"/>
          <table:table-cell office:value-type="string" calcext:value-type="string">
            <text:p>B26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L26</text:p>
          </table:table-cell>
          <table:table-cell office:value-type="string" calcext:value-type="string">
            <text:p>Q26</text:p>
          </table:table-cell>
          <table:table-cell office:value-type="string" calcext:value-type="string">
            <text:p>V26</text:p>
          </table:table-cell>
          <table:table-cell office:value-type="string" calcext:value-type="string">
            <text:p>AA26</text:p>
          </table:table-cell>
          <table:table-cell table:number-columns-repeated="11"/>
        </table:table-row>
        <table:table-row table:style-name="ro1">
          <table:table-cell/>
          <table:table-cell table:formula="of:=[.B42]/2" office:value-type="float" office:value="0.09765625" calcext:value-type="float">
            <text:p>0.09765625</text:p>
          </table:table-cell>
          <table:table-cell table:formula="of:=INDIRECT([.L43])" office:value-type="float" office:value="6.4377" calcext:value-type="float">
            <text:p>6.4377</text:p>
          </table:table-cell>
          <table:table-cell table:formula="of:=INDIRECT([.M43])" office:value-type="float" office:value="6.5649" calcext:value-type="float">
            <text:p>6.5649</text:p>
          </table:table-cell>
          <table:table-cell table:formula="of:=INDIRECT([.N43])" office:value-type="float" office:value="6.8786" calcext:value-type="float">
            <text:p>6.8786</text:p>
          </table:table-cell>
          <table:table-cell table:formula="of:=INDIRECT([.O43])" office:value-type="float" office:value="7.0423" calcext:value-type="float">
            <text:p>7.0423</text:p>
          </table:table-cell>
          <table:table-cell table:formula="of:=INDIRECT([.P43])" office:value-type="float" office:value="6.986" calcext:value-type="float">
            <text:p>6.986</text:p>
          </table:table-cell>
          <table:table-cell table:formula="of:=INDIRECT([.Q43])" office:value-type="float" office:value="6.9652" calcext:value-type="float">
            <text:p>6.9652</text:p>
          </table:table-cell>
          <table:table-cell table:number-columns-repeated="3"/>
          <table:table-cell office:value-type="string" calcext:value-type="string">
            <text:p>B27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V27</text:p>
          </table:table-cell>
          <table:table-cell office:value-type="string" calcext:value-type="string">
            <text:p>AA27</text:p>
          </table:table-cell>
          <table:table-cell table:number-columns-repeated="11"/>
        </table:table-row>
        <table:table-row table:style-name="ro1">
          <table:table-cell/>
          <table:table-cell table:formula="of:=[.B43]/2" office:value-type="float" office:value="0.048828125" calcext:value-type="float">
            <text:p>0.048828125</text:p>
          </table:table-cell>
          <table:table-cell table:formula="of:=INDIRECT([.L44])" office:value-type="float" office:value="6.3491" calcext:value-type="float">
            <text:p>6.3491</text:p>
          </table:table-cell>
          <table:table-cell table:formula="of:=INDIRECT([.M44])" office:value-type="float" office:value="6.3664" calcext:value-type="float">
            <text:p>6.3664</text:p>
          </table:table-cell>
          <table:table-cell table:formula="of:=INDIRECT([.N44])" office:value-type="float" office:value="6.5325" calcext:value-type="float">
            <text:p>6.5325</text:p>
          </table:table-cell>
          <table:table-cell table:formula="of:=INDIRECT([.O44])" office:value-type="float" office:value="6.587" calcext:value-type="float">
            <text:p>6.587</text:p>
          </table:table-cell>
          <table:table-cell table:formula="of:=INDIRECT([.P44])" office:value-type="float" office:value="6.6179" calcext:value-type="float">
            <text:p>6.6179</text:p>
          </table:table-cell>
          <table:table-cell table:formula="of:=INDIRECT([.Q44])" office:value-type="float" office:value="6.79" calcext:value-type="float">
            <text:p>6.79</text:p>
          </table:table-cell>
          <table:table-cell table:number-columns-repeated="3"/>
          <table:table-cell office:value-type="string" calcext:value-type="string">
            <text:p>B28</text:p>
          </table:table-cell>
          <table:table-cell office:value-type="string" calcext:value-type="string">
            <text:p>G28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Q28</text:p>
          </table:table-cell>
          <table:table-cell office:value-type="string" calcext:value-type="string">
            <text:p>V28</text:p>
          </table:table-cell>
          <table:table-cell office:value-type="string" calcext:value-type="string">
            <text:p>AA28</text:p>
          </table:table-cell>
          <table:table-cell table:number-columns-repeated="11"/>
        </table:table-row>
        <table:table-row table:style-name="ro1">
          <table:table-cell/>
          <table:table-cell table:formula="of:=[.B44]/2" office:value-type="float" office:value="0.0244140625" calcext:value-type="float">
            <text:p>0.0244140625</text:p>
          </table:table-cell>
          <table:table-cell table:formula="of:=INDIRECT([.L45])" office:value-type="float" office:value="6.1209" calcext:value-type="float">
            <text:p>6.1209</text:p>
          </table:table-cell>
          <table:table-cell table:formula="of:=INDIRECT([.M45])" office:value-type="float" office:value="6.2127" calcext:value-type="float">
            <text:p>6.2127</text:p>
          </table:table-cell>
          <table:table-cell table:formula="of:=INDIRECT([.N45])" office:value-type="float" office:value="6.4754" calcext:value-type="float">
            <text:p>6.4754</text:p>
          </table:table-cell>
          <table:table-cell table:formula="of:=INDIRECT([.O45])" office:value-type="float" office:value="6.6049" calcext:value-type="float">
            <text:p>6.6049</text:p>
          </table:table-cell>
          <table:table-cell table:formula="of:=INDIRECT([.P45])" office:value-type="float" office:value="6.4925" calcext:value-type="float">
            <text:p>6.4925</text:p>
          </table:table-cell>
          <table:table-cell table:formula="of:=INDIRECT([.Q45])" office:value-type="float" office:value="6.4157" calcext:value-type="float">
            <text:p>6.4157</text:p>
          </table:table-cell>
          <table:table-cell table:number-columns-repeated="3"/>
          <table:table-cell office:value-type="string" calcext:value-type="string">
            <text:p>B29</text:p>
          </table:table-cell>
          <table:table-cell office:value-type="string" calcext:value-type="string">
            <text:p>G29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Q29</text:p>
          </table:table-cell>
          <table:table-cell office:value-type="string" calcext:value-type="string">
            <text:p>V29</text:p>
          </table:table-cell>
          <table:table-cell office:value-type="string" calcext:value-type="string">
            <text:p>AA29</text:p>
          </table:table-cell>
          <table:table-cell table:number-columns-repeated="11"/>
        </table:table-row>
      </table:table>
      <table:table table:name="c08-whole-loop" table:style-name="ta1">
        <table:shapes>
          <draw:frame draw:z-index="0" draw:style-name="gr1" draw:text-style-name="P1" svg:width="159.99mm" svg:height="89.99mm" svg:x="115.02mm" svg:y="211.81mm">
            <loext:p draw:notify-on-update-of-ranges="'c08-whole-loop'.B33:'c08-whole-loop'.B45 'c08-whole-loop'.C32:'c08-whole-loop'.C32 'c08-whole-loop'.C33:'c08-whole-loop'.C45 'c08-whole-loop'.B33:'c08-whole-loop'.B45 'c08-whole-loop'.D32:'c08-whole-loop'.D32 'c08-whole-loop'.D33:'c08-whole-loop'.D45 'c08-whole-loop'.B33:'c08-whole-loop'.B45 'c08-whole-loop'.E32:'c08-whole-loop'.E32 'c08-whole-loop'.E33:'c08-whole-loop'.E45 'c08-whole-loop'.B33:'c08-whole-loop'.B45 'c08-whole-loop'.F32:'c08-whole-loop'.F32 'c08-whole-loop'.F33:'c08-whole-loop'.F45 'c08-whole-loop'.B33:'c08-whole-loop'.B45 'c08-whole-loop'.G32:'c08-whole-loop'.G32 'c08-whole-loop'.G33:'c08-whole-loop'.G45 'c08-whole-loop'.B33:'c08-whole-loop'.B45 'c08-whole-loop'.H32:'c08-whole-loop'.H32 'c08-whole-loop'.H33:'c08-whole-loop'.H4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-64-1-c08.txt;</text:p>
          </table:table-cell>
          <table:table-cell office:value-type="float" office:value="4.1636" calcext:value-type="float">
            <text:p>4.1636</text:p>
          </table:table-cell>
          <table:table-cell office:value-type="string" calcext:value-type="string">
            <text:p>TFLOP/sec</text:p>
          </table:table-cell>
          <table:table-cell office:value-type="float" office:value="65.541" calcext:value-type="float">
            <text:p>65.54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28-1-c08.txt;</text:p>
          </table:table-cell>
          <table:table-cell office:value-type="float" office:value="4.2926" calcext:value-type="float">
            <text:p>4.2926</text:p>
          </table:table-cell>
          <table:table-cell office:value-type="string" calcext:value-type="string">
            <text:p>TFLOP/sec</text:p>
          </table:table-cell>
          <table:table-cell office:value-type="float" office:value="67.928" calcext:value-type="float">
            <text:p>67.928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256-1-c08.txt;</text:p>
          </table:table-cell>
          <table:table-cell office:value-type="float" office:value="4.6859" calcext:value-type="float">
            <text:p>4.6859</text:p>
          </table:table-cell>
          <table:table-cell office:value-type="string" calcext:value-type="string">
            <text:p>TFLOP/sec</text:p>
          </table:table-cell>
          <table:table-cell office:value-type="float" office:value="70.997" calcext:value-type="float">
            <text:p>70.997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512-1-c08.txt;</text:p>
          </table:table-cell>
          <table:table-cell office:value-type="float" office:value="4.7627" calcext:value-type="float">
            <text:p>4.7627</text:p>
          </table:table-cell>
          <table:table-cell office:value-type="string" calcext:value-type="string">
            <text:p>TFLOP/sec</text:p>
          </table:table-cell>
          <table:table-cell office:value-type="float" office:value="71.788" calcext:value-type="float">
            <text:p>71.788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024-1-c08.txt;</text:p>
          </table:table-cell>
          <table:table-cell table:number-columns-repeated="4"/>
          <table:table-cell office:value-type="string" calcext:value-type="string">
            <text:p>out-2048-1-c08.tx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-64-2-c08.txt;</text:p>
          </table:table-cell>
          <table:table-cell office:value-type="float" office:value="4.1288" calcext:value-type="float">
            <text:p>4.1288</text:p>
          </table:table-cell>
          <table:table-cell office:value-type="string" calcext:value-type="string">
            <text:p>TFLOP/sec</text:p>
          </table:table-cell>
          <table:table-cell office:value-type="float" office:value="64.587" calcext:value-type="float">
            <text:p>64.587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28-2-c08.txt;</text:p>
          </table:table-cell>
          <table:table-cell office:value-type="float" office:value="4.2356" calcext:value-type="float">
            <text:p>4.2356</text:p>
          </table:table-cell>
          <table:table-cell office:value-type="string" calcext:value-type="string">
            <text:p>TFLOP/sec</text:p>
          </table:table-cell>
          <table:table-cell office:value-type="float" office:value="66.174" calcext:value-type="float">
            <text:p>66.174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256-2-c08.txt;</text:p>
          </table:table-cell>
          <table:table-cell office:value-type="float" office:value="4.623" calcext:value-type="float">
            <text:p>4.623</text:p>
          </table:table-cell>
          <table:table-cell office:value-type="string" calcext:value-type="string">
            <text:p>TFLOP/sec</text:p>
          </table:table-cell>
          <table:table-cell office:value-type="float" office:value="69.733" calcext:value-type="float">
            <text:p>69.733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512-2-c08.txt;</text:p>
          </table:table-cell>
          <table:table-cell office:value-type="float" office:value="4.6983" calcext:value-type="float">
            <text:p>4.6983</text:p>
          </table:table-cell>
          <table:table-cell office:value-type="string" calcext:value-type="string">
            <text:p>TFLOP/sec</text:p>
          </table:table-cell>
          <table:table-cell office:value-type="float" office:value="70.686" calcext:value-type="float">
            <text:p>70.68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024-2-c08.txt;</text:p>
          </table:table-cell>
          <table:table-cell office:value-type="float" office:value="4.6711" calcext:value-type="float">
            <text:p>4.6711</text:p>
          </table:table-cell>
          <table:table-cell office:value-type="string" calcext:value-type="string">
            <text:p>TFLOP/sec</text:p>
          </table:table-cell>
          <table:table-cell office:value-type="float" office:value="70.662" calcext:value-type="float">
            <text:p>70.662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2048-2-c08.txt;</text:p>
          </table:table-cell>
          <table:table-cell office:value-type="float" office:value="4.766" calcext:value-type="float">
            <text:p>4.766</text:p>
          </table:table-cell>
          <table:table-cell office:value-type="string" calcext:value-type="string">
            <text:p>TFLOP/sec</text:p>
          </table:table-cell>
          <table:table-cell office:value-type="float" office:value="70.633" calcext:value-type="float">
            <text:p>70.63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out-64-4-c08.txt;</text:p>
          </table:table-cell>
          <table:table-cell office:value-type="float" office:value="4.0315" calcext:value-type="float">
            <text:p>4.0315</text:p>
          </table:table-cell>
          <table:table-cell office:value-type="string" calcext:value-type="string">
            <text:p>TFLOP/sec</text:p>
          </table:table-cell>
          <table:table-cell office:value-type="float" office:value="63.713" calcext:value-type="float">
            <text:p>63.713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28-4-c08.txt;</text:p>
          </table:table-cell>
          <table:table-cell office:value-type="float" office:value="4.184" calcext:value-type="float">
            <text:p>4.184</text:p>
          </table:table-cell>
          <table:table-cell office:value-type="string" calcext:value-type="string">
            <text:p>TFLOP/sec</text:p>
          </table:table-cell>
          <table:table-cell office:value-type="float" office:value="66.223" calcext:value-type="float">
            <text:p>66.223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256-4-c08.txt;</text:p>
          </table:table-cell>
          <table:table-cell office:value-type="float" office:value="4.5937" calcext:value-type="float">
            <text:p>4.5937</text:p>
          </table:table-cell>
          <table:table-cell office:value-type="string" calcext:value-type="string">
            <text:p>TFLOP/sec</text:p>
          </table:table-cell>
          <table:table-cell office:value-type="float" office:value="69.59" calcext:value-type="float">
            <text:p>69.59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512-4-c08.txt;</text:p>
          </table:table-cell>
          <table:table-cell office:value-type="float" office:value="4.6966" calcext:value-type="float">
            <text:p>4.6966</text:p>
          </table:table-cell>
          <table:table-cell office:value-type="string" calcext:value-type="string">
            <text:p>TFLOP/sec</text:p>
          </table:table-cell>
          <table:table-cell office:value-type="float" office:value="70.471" calcext:value-type="float">
            <text:p>70.47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024-4-c08.txt;</text:p>
          </table:table-cell>
          <table:table-cell office:value-type="float" office:value="4.6988" calcext:value-type="float">
            <text:p>4.6988</text:p>
          </table:table-cell>
          <table:table-cell office:value-type="string" calcext:value-type="string">
            <text:p>TFLOP/sec</text:p>
          </table:table-cell>
          <table:table-cell office:value-type="float" office:value="70.4" calcext:value-type="float">
            <text:p>70.4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2048-4-c08.txt;</text:p>
          </table:table-cell>
          <table:table-cell office:value-type="float" office:value="4.6858" calcext:value-type="float">
            <text:p>4.6858</text:p>
          </table:table-cell>
          <table:table-cell office:value-type="string" calcext:value-type="string">
            <text:p>TFLOP/sec</text:p>
          </table:table-cell>
          <table:table-cell office:value-type="float" office:value="69.124" calcext:value-type="float">
            <text:p>69.12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out-64-8-c08.txt;</text:p>
          </table:table-cell>
          <table:table-cell office:value-type="float" office:value="3.9092" calcext:value-type="float">
            <text:p>3.9092</text:p>
          </table:table-cell>
          <table:table-cell office:value-type="string" calcext:value-type="string">
            <text:p>TFLOP/sec</text:p>
          </table:table-cell>
          <table:table-cell office:value-type="float" office:value="61.963" calcext:value-type="float">
            <text:p>61.963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28-8-c08.txt;</text:p>
          </table:table-cell>
          <table:table-cell office:value-type="float" office:value="4.067" calcext:value-type="float">
            <text:p>4.067</text:p>
          </table:table-cell>
          <table:table-cell office:value-type="string" calcext:value-type="string">
            <text:p>TFLOP/sec</text:p>
          </table:table-cell>
          <table:table-cell office:value-type="float" office:value="64.975" calcext:value-type="float">
            <text:p>64.97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256-8-c08.txt;</text:p>
          </table:table-cell>
          <table:table-cell office:value-type="float" office:value="4.4744" calcext:value-type="float">
            <text:p>4.4744</text:p>
          </table:table-cell>
          <table:table-cell office:value-type="string" calcext:value-type="string">
            <text:p>TFLOP/sec</text:p>
          </table:table-cell>
          <table:table-cell office:value-type="float" office:value="68.231" calcext:value-type="float">
            <text:p>68.23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512-8-c08.txt;</text:p>
          </table:table-cell>
          <table:table-cell office:value-type="float" office:value="4.5641" calcext:value-type="float">
            <text:p>4.5641</text:p>
          </table:table-cell>
          <table:table-cell office:value-type="string" calcext:value-type="string">
            <text:p>TFLOP/sec</text:p>
          </table:table-cell>
          <table:table-cell office:value-type="float" office:value="69.525" calcext:value-type="float">
            <text:p>69.52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024-8-c08.txt;</text:p>
          </table:table-cell>
          <table:table-cell office:value-type="float" office:value="4.5658" calcext:value-type="float">
            <text:p>4.5658</text:p>
          </table:table-cell>
          <table:table-cell office:value-type="string" calcext:value-type="string">
            <text:p>TFLOP/sec</text:p>
          </table:table-cell>
          <table:table-cell office:value-type="float" office:value="69.509" calcext:value-type="float">
            <text:p>69.509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2048-8-c08.txt;</text:p>
          </table:table-cell>
          <table:table-cell office:value-type="float" office:value="4.632" calcext:value-type="float">
            <text:p>4.632</text:p>
          </table:table-cell>
          <table:table-cell office:value-type="string" calcext:value-type="string">
            <text:p>TFLOP/sec</text:p>
          </table:table-cell>
          <table:table-cell office:value-type="float" office:value="69.281" calcext:value-type="float">
            <text:p>69.28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out-64-16-c08.txt;</text:p>
          </table:table-cell>
          <table:table-cell office:value-type="float" office:value="3.7564" calcext:value-type="float">
            <text:p>3.7564</text:p>
          </table:table-cell>
          <table:table-cell office:value-type="string" calcext:value-type="string">
            <text:p>TFLOP/sec</text:p>
          </table:table-cell>
          <table:table-cell office:value-type="float" office:value="60.155" calcext:value-type="float">
            <text:p>60.15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28-16-c08.txt;</text:p>
          </table:table-cell>
          <table:table-cell office:value-type="float" office:value="3.9052" calcext:value-type="float">
            <text:p>3.9052</text:p>
          </table:table-cell>
          <table:table-cell office:value-type="string" calcext:value-type="string">
            <text:p>TFLOP/sec</text:p>
          </table:table-cell>
          <table:table-cell office:value-type="float" office:value="62.771" calcext:value-type="float">
            <text:p>62.77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256-16-c08.txt;</text:p>
          </table:table-cell>
          <table:table-cell office:value-type="float" office:value="4.3556" calcext:value-type="float">
            <text:p>4.3556</text:p>
          </table:table-cell>
          <table:table-cell office:value-type="string" calcext:value-type="string">
            <text:p>TFLOP/sec</text:p>
          </table:table-cell>
          <table:table-cell office:value-type="float" office:value="67.137" calcext:value-type="float">
            <text:p>67.137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512-16-c08.txt;</text:p>
          </table:table-cell>
          <table:table-cell office:value-type="float" office:value="4.4383" calcext:value-type="float">
            <text:p>4.4383</text:p>
          </table:table-cell>
          <table:table-cell office:value-type="string" calcext:value-type="string">
            <text:p>TFLOP/sec</text:p>
          </table:table-cell>
          <table:table-cell office:value-type="float" office:value="68.531" calcext:value-type="float">
            <text:p>68.53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024-16-c08.txt;</text:p>
          </table:table-cell>
          <table:table-cell office:value-type="float" office:value="4.5015" calcext:value-type="float">
            <text:p>4.5015</text:p>
          </table:table-cell>
          <table:table-cell office:value-type="string" calcext:value-type="string">
            <text:p>TFLOP/sec</text:p>
          </table:table-cell>
          <table:table-cell office:value-type="float" office:value="68.331" calcext:value-type="float">
            <text:p>68.33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2048-16-c08.txt;</text:p>
          </table:table-cell>
          <table:table-cell office:value-type="float" office:value="4.5279" calcext:value-type="float">
            <text:p>4.5279</text:p>
          </table:table-cell>
          <table:table-cell office:value-type="string" calcext:value-type="string">
            <text:p>TFLOP/sec</text:p>
          </table:table-cell>
          <table:table-cell office:value-type="float" office:value="67.483" calcext:value-type="float">
            <text:p>67.48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out-64-32-c08.txt;</text:p>
          </table:table-cell>
          <table:table-cell office:value-type="float" office:value="3.6832" calcext:value-type="float">
            <text:p>3.6832</text:p>
          </table:table-cell>
          <table:table-cell office:value-type="string" calcext:value-type="string">
            <text:p>TFLOP/sec</text:p>
          </table:table-cell>
          <table:table-cell office:value-type="float" office:value="58.443" calcext:value-type="float">
            <text:p>58.443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28-32-c08.txt;</text:p>
          </table:table-cell>
          <table:table-cell office:value-type="float" office:value="3.8689" calcext:value-type="float">
            <text:p>3.8689</text:p>
          </table:table-cell>
          <table:table-cell office:value-type="string" calcext:value-type="string">
            <text:p>TFLOP/sec</text:p>
          </table:table-cell>
          <table:table-cell office:value-type="float" office:value="61.478" calcext:value-type="float">
            <text:p>61.478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256-32-c08.txt;</text:p>
          </table:table-cell>
          <table:table-cell office:value-type="float" office:value="4.3397" calcext:value-type="float">
            <text:p>4.3397</text:p>
          </table:table-cell>
          <table:table-cell office:value-type="string" calcext:value-type="string">
            <text:p>TFLOP/sec</text:p>
          </table:table-cell>
          <table:table-cell office:value-type="float" office:value="66.686" calcext:value-type="float">
            <text:p>66.68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512-32-c08.txt;</text:p>
          </table:table-cell>
          <table:table-cell office:value-type="float" office:value="4.4802" calcext:value-type="float">
            <text:p>4.4802</text:p>
          </table:table-cell>
          <table:table-cell office:value-type="string" calcext:value-type="string">
            <text:p>TFLOP/sec</text:p>
          </table:table-cell>
          <table:table-cell office:value-type="float" office:value="68.037" calcext:value-type="float">
            <text:p>68.037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024-32-c08.txt;</text:p>
          </table:table-cell>
          <table:table-cell office:value-type="float" office:value="4.4616" calcext:value-type="float">
            <text:p>4.4616</text:p>
          </table:table-cell>
          <table:table-cell office:value-type="string" calcext:value-type="string">
            <text:p>TFLOP/sec</text:p>
          </table:table-cell>
          <table:table-cell office:value-type="float" office:value="67.341" calcext:value-type="float">
            <text:p>67.34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2048-32-c08.txt;</text:p>
          </table:table-cell>
          <table:table-cell office:value-type="float" office:value="4.3692" calcext:value-type="float">
            <text:p>4.3692</text:p>
          </table:table-cell>
          <table:table-cell office:value-type="string" calcext:value-type="string">
            <text:p>TFLOP/sec</text:p>
          </table:table-cell>
          <table:table-cell office:value-type="float" office:value="64.594" calcext:value-type="float">
            <text:p>64.59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out-64-64-c08.txt;</text:p>
          </table:table-cell>
          <table:table-cell office:value-type="float" office:value="3.4468" calcext:value-type="float">
            <text:p>3.4468</text:p>
          </table:table-cell>
          <table:table-cell office:value-type="string" calcext:value-type="string">
            <text:p>TFLOP/sec</text:p>
          </table:table-cell>
          <table:table-cell office:value-type="float" office:value="55.732" calcext:value-type="float">
            <text:p>55.732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28-64-c08.txt;</text:p>
          </table:table-cell>
          <table:table-cell office:value-type="float" office:value="3.6666" calcext:value-type="float">
            <text:p>3.6666</text:p>
          </table:table-cell>
          <table:table-cell office:value-type="string" calcext:value-type="string">
            <text:p>TFLOP/sec</text:p>
          </table:table-cell>
          <table:table-cell office:value-type="float" office:value="59.422" calcext:value-type="float">
            <text:p>59.422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256-64-c08.txt;</text:p>
          </table:table-cell>
          <table:table-cell office:value-type="float" office:value="4.1349" calcext:value-type="float">
            <text:p>4.1349</text:p>
          </table:table-cell>
          <table:table-cell office:value-type="string" calcext:value-type="string">
            <text:p>TFLOP/sec</text:p>
          </table:table-cell>
          <table:table-cell office:value-type="float" office:value="65.076" calcext:value-type="float">
            <text:p>65.07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512-64-c08.txt;</text:p>
          </table:table-cell>
          <table:table-cell office:value-type="float" office:value="4.2809" calcext:value-type="float">
            <text:p>4.2809</text:p>
          </table:table-cell>
          <table:table-cell office:value-type="string" calcext:value-type="string">
            <text:p>TFLOP/sec</text:p>
          </table:table-cell>
          <table:table-cell office:value-type="float" office:value="66.39" calcext:value-type="float">
            <text:p>66.39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024-64-c08.txt;</text:p>
          </table:table-cell>
          <table:table-cell office:value-type="float" office:value="4.2526" calcext:value-type="float">
            <text:p>4.2526</text:p>
          </table:table-cell>
          <table:table-cell office:value-type="string" calcext:value-type="string">
            <text:p>TFLOP/sec</text:p>
          </table:table-cell>
          <table:table-cell office:value-type="float" office:value="65.482" calcext:value-type="float">
            <text:p>65.482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2048-64-c08.txt;</text:p>
          </table:table-cell>
          <table:table-cell office:value-type="float" office:value="3.9469" calcext:value-type="float">
            <text:p>3.9469</text:p>
          </table:table-cell>
          <table:table-cell office:value-type="string" calcext:value-type="string">
            <text:p>TFLOP/sec</text:p>
          </table:table-cell>
          <table:table-cell office:value-type="float" office:value="60.34" calcext:value-type="float">
            <text:p>60.3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out-64-128-c08.txt;</text:p>
          </table:table-cell>
          <table:table-cell office:value-type="float" office:value="3.2795" calcext:value-type="float">
            <text:p>3.2795</text:p>
          </table:table-cell>
          <table:table-cell office:value-type="string" calcext:value-type="string">
            <text:p>TFLOP/sec</text:p>
          </table:table-cell>
          <table:table-cell office:value-type="float" office:value="52.648" calcext:value-type="float">
            <text:p>52.648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28-128-c08.txt;</text:p>
          </table:table-cell>
          <table:table-cell office:value-type="float" office:value="3.3554" calcext:value-type="float">
            <text:p>3.3554</text:p>
          </table:table-cell>
          <table:table-cell office:value-type="string" calcext:value-type="string">
            <text:p>TFLOP/sec</text:p>
          </table:table-cell>
          <table:table-cell office:value-type="float" office:value="53.33" calcext:value-type="float">
            <text:p>53.33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256-128-c08.txt;</text:p>
          </table:table-cell>
          <table:table-cell office:value-type="float" office:value="4.1481" calcext:value-type="float">
            <text:p>4.1481</text:p>
          </table:table-cell>
          <table:table-cell office:value-type="string" calcext:value-type="string">
            <text:p>TFLOP/sec</text:p>
          </table:table-cell>
          <table:table-cell office:value-type="float" office:value="63.329" calcext:value-type="float">
            <text:p>63.329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512-128-c08.txt;</text:p>
          </table:table-cell>
          <table:table-cell office:value-type="float" office:value="4.3777" calcext:value-type="float">
            <text:p>4.3777</text:p>
          </table:table-cell>
          <table:table-cell office:value-type="string" calcext:value-type="string">
            <text:p>TFLOP/sec</text:p>
          </table:table-cell>
          <table:table-cell office:value-type="float" office:value="65.313" calcext:value-type="float">
            <text:p>65.313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024-128-c08.txt;</text:p>
          </table:table-cell>
          <table:table-cell office:value-type="float" office:value="4.4088" calcext:value-type="float">
            <text:p>4.4088</text:p>
          </table:table-cell>
          <table:table-cell office:value-type="string" calcext:value-type="string">
            <text:p>TFLOP/sec</text:p>
          </table:table-cell>
          <table:table-cell office:value-type="float" office:value="63.986" calcext:value-type="float">
            <text:p>63.98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2048-128-c08.txt;</text:p>
          </table:table-cell>
          <table:table-cell office:value-type="float" office:value="4.2697" calcext:value-type="float">
            <text:p>4.2697</text:p>
          </table:table-cell>
          <table:table-cell office:value-type="string" calcext:value-type="string">
            <text:p>TFLOP/sec</text:p>
          </table:table-cell>
          <table:table-cell office:value-type="float" office:value="60.11" calcext:value-type="float">
            <text:p>60.1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out-64-256-c08.txt;</text:p>
          </table:table-cell>
          <table:table-cell office:value-type="float" office:value="2.7424" calcext:value-type="float">
            <text:p>2.7424</text:p>
          </table:table-cell>
          <table:table-cell office:value-type="string" calcext:value-type="string">
            <text:p>TFLOP/sec</text:p>
          </table:table-cell>
          <table:table-cell office:value-type="float" office:value="43.22" calcext:value-type="float">
            <text:p>43.22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28-256-c08.txt;</text:p>
          </table:table-cell>
          <table:table-cell office:value-type="float" office:value="3.421" calcext:value-type="float">
            <text:p>3.421</text:p>
          </table:table-cell>
          <table:table-cell office:value-type="string" calcext:value-type="string">
            <text:p>TFLOP/sec</text:p>
          </table:table-cell>
          <table:table-cell office:value-type="float" office:value="54.468" calcext:value-type="float">
            <text:p>54.468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256-256-c08.txt;</text:p>
          </table:table-cell>
          <table:table-cell office:value-type="float" office:value="3.9898" calcext:value-type="float">
            <text:p>3.9898</text:p>
          </table:table-cell>
          <table:table-cell office:value-type="string" calcext:value-type="string">
            <text:p>TFLOP/sec</text:p>
          </table:table-cell>
          <table:table-cell office:value-type="float" office:value="61.491" calcext:value-type="float">
            <text:p>61.49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512-256-c08.txt;</text:p>
          </table:table-cell>
          <table:table-cell office:value-type="float" office:value="4.1755" calcext:value-type="float">
            <text:p>4.1755</text:p>
          </table:table-cell>
          <table:table-cell office:value-type="string" calcext:value-type="string">
            <text:p>TFLOP/sec</text:p>
          </table:table-cell>
          <table:table-cell office:value-type="float" office:value="63.257" calcext:value-type="float">
            <text:p>63.257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024-256-c08.txt;</text:p>
          </table:table-cell>
          <table:table-cell office:value-type="float" office:value="4.0988" calcext:value-type="float">
            <text:p>4.0988</text:p>
          </table:table-cell>
          <table:table-cell office:value-type="string" calcext:value-type="string">
            <text:p>TFLOP/sec</text:p>
          </table:table-cell>
          <table:table-cell office:value-type="float" office:value="61.996" calcext:value-type="float">
            <text:p>61.99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2048-256-c08.txt;</text:p>
          </table:table-cell>
          <table:table-cell office:value-type="float" office:value="3.7528" calcext:value-type="float">
            <text:p>3.7528</text:p>
          </table:table-cell>
          <table:table-cell office:value-type="string" calcext:value-type="string">
            <text:p>TFLOP/sec</text:p>
          </table:table-cell>
          <table:table-cell office:value-type="float" office:value="55.939" calcext:value-type="float">
            <text:p>55.939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out-64-512-c08.txt;</text:p>
          </table:table-cell>
          <table:table-cell office:value-type="float" office:value="2.827" calcext:value-type="float">
            <text:p>2.827</text:p>
          </table:table-cell>
          <table:table-cell office:value-type="string" calcext:value-type="string">
            <text:p>TFLOP/sec</text:p>
          </table:table-cell>
          <table:table-cell office:value-type="float" office:value="45.823" calcext:value-type="float">
            <text:p>45.823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28-512-c08.txt;</text:p>
          </table:table-cell>
          <table:table-cell office:value-type="float" office:value="3.0585" calcext:value-type="float">
            <text:p>3.0585</text:p>
          </table:table-cell>
          <table:table-cell office:value-type="string" calcext:value-type="string">
            <text:p>TFLOP/sec</text:p>
          </table:table-cell>
          <table:table-cell office:value-type="float" office:value="49.356" calcext:value-type="float">
            <text:p>49.35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256-512-c08.txt;</text:p>
          </table:table-cell>
          <table:table-cell office:value-type="float" office:value="3.6862" calcext:value-type="float">
            <text:p>3.6862</text:p>
          </table:table-cell>
          <table:table-cell office:value-type="string" calcext:value-type="string">
            <text:p>TFLOP/sec</text:p>
          </table:table-cell>
          <table:table-cell office:value-type="float" office:value="57.66" calcext:value-type="float">
            <text:p>57.6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512-512-c08.txt;</text:p>
          </table:table-cell>
          <table:table-cell office:value-type="float" office:value="3.8605" calcext:value-type="float">
            <text:p>3.8605</text:p>
          </table:table-cell>
          <table:table-cell office:value-type="string" calcext:value-type="string">
            <text:p>TFLOP/sec</text:p>
          </table:table-cell>
          <table:table-cell office:value-type="float" office:value="59.827" calcext:value-type="float">
            <text:p>59.827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024-512-c08.txt;</text:p>
          </table:table-cell>
          <table:table-cell office:value-type="float" office:value="3.523" calcext:value-type="float">
            <text:p>3.523</text:p>
          </table:table-cell>
          <table:table-cell office:value-type="string" calcext:value-type="string">
            <text:p>TFLOP/sec</text:p>
          </table:table-cell>
          <table:table-cell office:value-type="float" office:value="55.211" calcext:value-type="float">
            <text:p>55.21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2048-512-c08.txt;</text:p>
          </table:table-cell>
          <table:table-cell office:value-type="float" office:value="3.9112" calcext:value-type="float">
            <text:p>3.9112</text:p>
          </table:table-cell>
          <table:table-cell office:value-type="string" calcext:value-type="string">
            <text:p>TFLOP/sec</text:p>
          </table:table-cell>
          <table:table-cell office:value-type="float" office:value="59.467" calcext:value-type="float">
            <text:p>59.46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out-64-1024-c08.txt;</text:p>
          </table:table-cell>
          <table:table-cell office:value-type="float" office:value="2.6746" calcext:value-type="float">
            <text:p>2.6746</text:p>
          </table:table-cell>
          <table:table-cell office:value-type="string" calcext:value-type="string">
            <text:p>TFLOP/sec</text:p>
          </table:table-cell>
          <table:table-cell office:value-type="float" office:value="41.546" calcext:value-type="float">
            <text:p>41.54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28-1024-c08.txt;</text:p>
          </table:table-cell>
          <table:table-cell office:value-type="float" office:value="3.0298" calcext:value-type="float">
            <text:p>3.0298</text:p>
          </table:table-cell>
          <table:table-cell office:value-type="string" calcext:value-type="string">
            <text:p>TFLOP/sec</text:p>
          </table:table-cell>
          <table:table-cell office:value-type="float" office:value="46.151" calcext:value-type="float">
            <text:p>46.15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256-1024-c08.txt;</text:p>
          </table:table-cell>
          <table:table-cell office:value-type="float" office:value="3.7887" calcext:value-type="float">
            <text:p>3.7887</text:p>
          </table:table-cell>
          <table:table-cell office:value-type="string" calcext:value-type="string">
            <text:p>TFLOP/sec</text:p>
          </table:table-cell>
          <table:table-cell office:value-type="float" office:value="55.079" calcext:value-type="float">
            <text:p>55.079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512-1024-c08.txt;</text:p>
          </table:table-cell>
          <table:table-cell office:value-type="float" office:value="4.1218" calcext:value-type="float">
            <text:p>4.1218</text:p>
          </table:table-cell>
          <table:table-cell office:value-type="string" calcext:value-type="string">
            <text:p>TFLOP/sec</text:p>
          </table:table-cell>
          <table:table-cell office:value-type="float" office:value="58.529" calcext:value-type="float">
            <text:p>58.529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024-1024-c08.txt;</text:p>
          </table:table-cell>
          <table:table-cell office:value-type="float" office:value="4.0911" calcext:value-type="float">
            <text:p>4.0911</text:p>
          </table:table-cell>
          <table:table-cell office:value-type="string" calcext:value-type="string">
            <text:p>TFLOP/sec</text:p>
          </table:table-cell>
          <table:table-cell office:value-type="float" office:value="58.562" calcext:value-type="float">
            <text:p>58.562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2048-1024-c08.txt;</text:p>
          </table:table-cell>
          <table:table-cell office:value-type="float" office:value="4.1073" calcext:value-type="float">
            <text:p>4.1073</text:p>
          </table:table-cell>
          <table:table-cell office:value-type="string" calcext:value-type="string">
            <text:p>TFLOP/sec</text:p>
          </table:table-cell>
          <table:table-cell office:value-type="float" office:value="58.968" calcext:value-type="float">
            <text:p>58.968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out-64-2048-c08.txt;</text:p>
          </table:table-cell>
          <table:table-cell office:value-type="float" office:value="2.3076" calcext:value-type="float">
            <text:p>2.3076</text:p>
          </table:table-cell>
          <table:table-cell office:value-type="string" calcext:value-type="string">
            <text:p>TFLOP/sec</text:p>
          </table:table-cell>
          <table:table-cell office:value-type="float" office:value="36.345" calcext:value-type="float">
            <text:p>36.34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28-2048-c08.txt;</text:p>
          </table:table-cell>
          <table:table-cell office:value-type="float" office:value="2.6526" calcext:value-type="float">
            <text:p>2.6526</text:p>
          </table:table-cell>
          <table:table-cell office:value-type="string" calcext:value-type="string">
            <text:p>TFLOP/sec</text:p>
          </table:table-cell>
          <table:table-cell office:value-type="float" office:value="41.666" calcext:value-type="float">
            <text:p>41.66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256-2048-c08.txt;</text:p>
          </table:table-cell>
          <table:table-cell office:value-type="float" office:value="3.3099" calcext:value-type="float">
            <text:p>3.3099</text:p>
          </table:table-cell>
          <table:table-cell office:value-type="string" calcext:value-type="string">
            <text:p>TFLOP/sec</text:p>
          </table:table-cell>
          <table:table-cell office:value-type="float" office:value="50.668" calcext:value-type="float">
            <text:p>50.668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512-2048-c08.txt;</text:p>
          </table:table-cell>
          <table:table-cell office:value-type="float" office:value="3.6752" calcext:value-type="float">
            <text:p>3.6752</text:p>
          </table:table-cell>
          <table:table-cell office:value-type="string" calcext:value-type="string">
            <text:p>TFLOP/sec</text:p>
          </table:table-cell>
          <table:table-cell office:value-type="float" office:value="55.794" calcext:value-type="float">
            <text:p>55.794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024-2048-c08.txt;</text:p>
          </table:table-cell>
          <table:table-cell office:value-type="float" office:value="3.5887" calcext:value-type="float">
            <text:p>3.5887</text:p>
          </table:table-cell>
          <table:table-cell office:value-type="string" calcext:value-type="string">
            <text:p>TFLOP/sec</text:p>
          </table:table-cell>
          <table:table-cell office:value-type="float" office:value="54.228" calcext:value-type="float">
            <text:p>54.228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2048-2048-c08.txt;</text:p>
          </table:table-cell>
          <table:table-cell office:value-type="float" office:value="3.5845" calcext:value-type="float">
            <text:p>3.5845</text:p>
          </table:table-cell>
          <table:table-cell office:value-type="string" calcext:value-type="string">
            <text:p>TFLOP/sec</text:p>
          </table:table-cell>
          <table:table-cell office:value-type="float" office:value="52.791" calcext:value-type="float">
            <text:p>52.79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out-64-4096-c08.txt;</text:p>
          </table:table-cell>
          <table:table-cell office:value-type="float" office:value="1.7497" calcext:value-type="float">
            <text:p>1.7497</text:p>
          </table:table-cell>
          <table:table-cell office:value-type="string" calcext:value-type="string">
            <text:p>TFLOP/sec</text:p>
          </table:table-cell>
          <table:table-cell office:value-type="float" office:value="28.587" calcext:value-type="float">
            <text:p>28.587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28-4096-c08.txt;</text:p>
          </table:table-cell>
          <table:table-cell office:value-type="float" office:value="2.2651" calcext:value-type="float">
            <text:p>2.2651</text:p>
          </table:table-cell>
          <table:table-cell office:value-type="string" calcext:value-type="string">
            <text:p>TFLOP/sec</text:p>
          </table:table-cell>
          <table:table-cell office:value-type="float" office:value="36.46" calcext:value-type="float">
            <text:p>36.4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256-4096-c08.txt;</text:p>
          </table:table-cell>
          <table:table-cell office:value-type="float" office:value="3.0583" calcext:value-type="float">
            <text:p>3.0583</text:p>
          </table:table-cell>
          <table:table-cell office:value-type="string" calcext:value-type="string">
            <text:p>TFLOP/sec</text:p>
          </table:table-cell>
          <table:table-cell office:value-type="float" office:value="47.23" calcext:value-type="float">
            <text:p>47.23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512-4096-c08.txt;</text:p>
          </table:table-cell>
          <table:table-cell office:value-type="float" office:value="3.1744" calcext:value-type="float">
            <text:p>3.1744</text:p>
          </table:table-cell>
          <table:table-cell office:value-type="string" calcext:value-type="string">
            <text:p>TFLOP/sec</text:p>
          </table:table-cell>
          <table:table-cell office:value-type="float" office:value="48.061" calcext:value-type="float">
            <text:p>48.06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1024-4096-c08.txt;</text:p>
          </table:table-cell>
          <table:table-cell office:value-type="float" office:value="3.1473" calcext:value-type="float">
            <text:p>3.1473</text:p>
          </table:table-cell>
          <table:table-cell office:value-type="string" calcext:value-type="string">
            <text:p>TFLOP/sec</text:p>
          </table:table-cell>
          <table:table-cell office:value-type="float" office:value="48.475" calcext:value-type="float">
            <text:p>48.47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ut-2048-4096-c08.txt;</text:p>
          </table:table-cell>
          <table:table-cell office:value-type="float" office:value="2.8602" calcext:value-type="float">
            <text:p>2.8602</text:p>
          </table:table-cell>
          <table:table-cell office:value-type="string" calcext:value-type="string">
            <text:p>TFLOP/sec</text:p>
          </table:table-cell>
          <table:table-cell office:value-type="float" office:value="44.58" calcext:value-type="float">
            <text:p>44.58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TO TFLOP/sec</text:p>
          </table:table-cell>
          <table:table-cell table:number-columns-repeated="29"/>
        </table:table-row>
        <table:table-row table:style-name="ro1">
          <table:table-cell/>
          <table:table-cell table:formula="of:=IF([.C2]=&quot;TFLOP/sec&quot;; [.B2]; [.B2]/1000)" office:value-type="float" office:value="4.1636" calcext:value-type="float">
            <text:p>4.1636</text:p>
          </table:table-cell>
          <table:table-cell table:number-columns-repeated="4"/>
          <table:table-cell table:formula="of:=IF([.H2]=&quot;TFLOP/sec&quot;; [.G2]; [.G2]/1000)" office:value-type="float" office:value="4.2926" calcext:value-type="float">
            <text:p>4.2926</text:p>
          </table:table-cell>
          <table:table-cell table:number-columns-repeated="4"/>
          <table:table-cell table:formula="of:=IF([.M2]=&quot;TFLOP/sec&quot;; [.L2]; [.L2]/1000)" office:value-type="float" office:value="4.6859" calcext:value-type="float">
            <text:p>4.6859</text:p>
          </table:table-cell>
          <table:table-cell table:number-columns-repeated="4"/>
          <table:table-cell table:formula="of:=IF([.R2]=&quot;TFLOP/sec&quot;; [.Q2]; [.Q2]/1000)" office:value-type="float" office:value="4.7627" calcext:value-type="float">
            <text:p>4.7627</text:p>
          </table:table-cell>
          <table:table-cell table:number-columns-repeated="4"/>
          <table:table-cell table:formula="of:=IF([.W2]=&quot;TFLOP/sec&quot;; [.V2]; [.V2]/1000)" office:value-type="float" office:value="0" calcext:value-type="float">
            <text:p>0</text:p>
          </table:table-cell>
          <table:table-cell table:number-columns-repeated="4"/>
          <table:table-cell table:formula="of:=IF([.AB2]=&quot;TFLOP/sec&quot;; [.AA2]; [.AA2]/100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C3]=&quot;TFLOP/sec&quot;; [.B3]; [.B3]/1000)" office:value-type="float" office:value="4.1288" calcext:value-type="float">
            <text:p>4.1288</text:p>
          </table:table-cell>
          <table:table-cell table:number-columns-repeated="4"/>
          <table:table-cell table:formula="of:=IF([.H3]=&quot;TFLOP/sec&quot;; [.G3]; [.G3]/1000)" office:value-type="float" office:value="4.2356" calcext:value-type="float">
            <text:p>4.2356</text:p>
          </table:table-cell>
          <table:table-cell table:number-columns-repeated="4"/>
          <table:table-cell table:formula="of:=IF([.M3]=&quot;TFLOP/sec&quot;; [.L3]; [.L3]/1000)" office:value-type="float" office:value="4.623" calcext:value-type="float">
            <text:p>4.623</text:p>
          </table:table-cell>
          <table:table-cell table:number-columns-repeated="4"/>
          <table:table-cell table:formula="of:=IF([.R3]=&quot;TFLOP/sec&quot;; [.Q3]; [.Q3]/1000)" office:value-type="float" office:value="4.6983" calcext:value-type="float">
            <text:p>4.6983</text:p>
          </table:table-cell>
          <table:table-cell table:number-columns-repeated="4"/>
          <table:table-cell table:formula="of:=IF([.W3]=&quot;TFLOP/sec&quot;; [.V3]; [.V3]/1000)" office:value-type="float" office:value="4.6711" calcext:value-type="float">
            <text:p>4.6711</text:p>
          </table:table-cell>
          <table:table-cell table:number-columns-repeated="4"/>
          <table:table-cell table:formula="of:=IF([.AB3]=&quot;TFLOP/sec&quot;; [.AA3]; [.AA3]/1000)" office:value-type="float" office:value="4.766" calcext:value-type="float">
            <text:p>4.766</text:p>
          </table:table-cell>
          <table:table-cell table:number-columns-repeated="3"/>
        </table:table-row>
        <table:table-row table:style-name="ro1">
          <table:table-cell/>
          <table:table-cell table:formula="of:=IF([.C4]=&quot;TFLOP/sec&quot;; [.B4]; [.B4]/1000)" office:value-type="float" office:value="4.0315" calcext:value-type="float">
            <text:p>4.0315</text:p>
          </table:table-cell>
          <table:table-cell table:number-columns-repeated="4"/>
          <table:table-cell table:formula="of:=IF([.H4]=&quot;TFLOP/sec&quot;; [.G4]; [.G4]/1000)" office:value-type="float" office:value="4.184" calcext:value-type="float">
            <text:p>4.184</text:p>
          </table:table-cell>
          <table:table-cell table:number-columns-repeated="4"/>
          <table:table-cell table:formula="of:=IF([.M4]=&quot;TFLOP/sec&quot;; [.L4]; [.L4]/1000)" office:value-type="float" office:value="4.5937" calcext:value-type="float">
            <text:p>4.5937</text:p>
          </table:table-cell>
          <table:table-cell table:number-columns-repeated="4"/>
          <table:table-cell table:formula="of:=IF([.R4]=&quot;TFLOP/sec&quot;; [.Q4]; [.Q4]/1000)" office:value-type="float" office:value="4.6966" calcext:value-type="float">
            <text:p>4.6966</text:p>
          </table:table-cell>
          <table:table-cell table:number-columns-repeated="4"/>
          <table:table-cell table:formula="of:=IF([.W4]=&quot;TFLOP/sec&quot;; [.V4]; [.V4]/1000)" office:value-type="float" office:value="4.6988" calcext:value-type="float">
            <text:p>4.6988</text:p>
          </table:table-cell>
          <table:table-cell table:number-columns-repeated="4"/>
          <table:table-cell table:formula="of:=IF([.AB4]=&quot;TFLOP/sec&quot;; [.AA4]; [.AA4]/1000)" office:value-type="float" office:value="4.6858" calcext:value-type="float">
            <text:p>4.6858</text:p>
          </table:table-cell>
          <table:table-cell table:number-columns-repeated="3"/>
        </table:table-row>
        <table:table-row table:style-name="ro1">
          <table:table-cell/>
          <table:table-cell table:formula="of:=IF([.C5]=&quot;TFLOP/sec&quot;; [.B5]; [.B5]/1000)" office:value-type="float" office:value="3.9092" calcext:value-type="float">
            <text:p>3.9092</text:p>
          </table:table-cell>
          <table:table-cell table:number-columns-repeated="4"/>
          <table:table-cell table:formula="of:=IF([.H5]=&quot;TFLOP/sec&quot;; [.G5]; [.G5]/1000)" office:value-type="float" office:value="4.067" calcext:value-type="float">
            <text:p>4.067</text:p>
          </table:table-cell>
          <table:table-cell table:number-columns-repeated="4"/>
          <table:table-cell table:formula="of:=IF([.M5]=&quot;TFLOP/sec&quot;; [.L5]; [.L5]/1000)" office:value-type="float" office:value="4.4744" calcext:value-type="float">
            <text:p>4.4744</text:p>
          </table:table-cell>
          <table:table-cell table:number-columns-repeated="4"/>
          <table:table-cell table:formula="of:=IF([.R5]=&quot;TFLOP/sec&quot;; [.Q5]; [.Q5]/1000)" office:value-type="float" office:value="4.5641" calcext:value-type="float">
            <text:p>4.5641</text:p>
          </table:table-cell>
          <table:table-cell table:number-columns-repeated="4"/>
          <table:table-cell table:formula="of:=IF([.W5]=&quot;TFLOP/sec&quot;; [.V5]; [.V5]/1000)" office:value-type="float" office:value="4.5658" calcext:value-type="float">
            <text:p>4.5658</text:p>
          </table:table-cell>
          <table:table-cell table:number-columns-repeated="4"/>
          <table:table-cell table:formula="of:=IF([.AB5]=&quot;TFLOP/sec&quot;; [.AA5]; [.AA5]/1000)" office:value-type="float" office:value="4.632" calcext:value-type="float">
            <text:p>4.632</text:p>
          </table:table-cell>
          <table:table-cell table:number-columns-repeated="3"/>
        </table:table-row>
        <table:table-row table:style-name="ro1">
          <table:table-cell/>
          <table:table-cell table:formula="of:=IF([.C6]=&quot;TFLOP/sec&quot;; [.B6]; [.B6]/1000)" office:value-type="float" office:value="3.7564" calcext:value-type="float">
            <text:p>3.7564</text:p>
          </table:table-cell>
          <table:table-cell table:number-columns-repeated="4"/>
          <table:table-cell table:formula="of:=IF([.H6]=&quot;TFLOP/sec&quot;; [.G6]; [.G6]/1000)" office:value-type="float" office:value="3.9052" calcext:value-type="float">
            <text:p>3.9052</text:p>
          </table:table-cell>
          <table:table-cell table:number-columns-repeated="4"/>
          <table:table-cell table:formula="of:=IF([.M6]=&quot;TFLOP/sec&quot;; [.L6]; [.L6]/1000)" office:value-type="float" office:value="4.3556" calcext:value-type="float">
            <text:p>4.3556</text:p>
          </table:table-cell>
          <table:table-cell table:number-columns-repeated="4"/>
          <table:table-cell table:formula="of:=IF([.R6]=&quot;TFLOP/sec&quot;; [.Q6]; [.Q6]/1000)" office:value-type="float" office:value="4.4383" calcext:value-type="float">
            <text:p>4.4383</text:p>
          </table:table-cell>
          <table:table-cell table:number-columns-repeated="4"/>
          <table:table-cell table:formula="of:=IF([.W6]=&quot;TFLOP/sec&quot;; [.V6]; [.V6]/1000)" office:value-type="float" office:value="4.5015" calcext:value-type="float">
            <text:p>4.5015</text:p>
          </table:table-cell>
          <table:table-cell table:number-columns-repeated="4"/>
          <table:table-cell table:formula="of:=IF([.AB6]=&quot;TFLOP/sec&quot;; [.AA6]; [.AA6]/1000)" office:value-type="float" office:value="4.5279" calcext:value-type="float">
            <text:p>4.5279</text:p>
          </table:table-cell>
          <table:table-cell table:number-columns-repeated="3"/>
        </table:table-row>
        <table:table-row table:style-name="ro1">
          <table:table-cell/>
          <table:table-cell table:formula="of:=IF([.C7]=&quot;TFLOP/sec&quot;; [.B7]; [.B7]/1000)" office:value-type="float" office:value="3.6832" calcext:value-type="float">
            <text:p>3.6832</text:p>
          </table:table-cell>
          <table:table-cell table:number-columns-repeated="4"/>
          <table:table-cell table:formula="of:=IF([.H7]=&quot;TFLOP/sec&quot;; [.G7]; [.G7]/1000)" office:value-type="float" office:value="3.8689" calcext:value-type="float">
            <text:p>3.8689</text:p>
          </table:table-cell>
          <table:table-cell table:number-columns-repeated="4"/>
          <table:table-cell table:formula="of:=IF([.M7]=&quot;TFLOP/sec&quot;; [.L7]; [.L7]/1000)" office:value-type="float" office:value="4.3397" calcext:value-type="float">
            <text:p>4.3397</text:p>
          </table:table-cell>
          <table:table-cell table:number-columns-repeated="4"/>
          <table:table-cell table:formula="of:=IF([.R7]=&quot;TFLOP/sec&quot;; [.Q7]; [.Q7]/1000)" office:value-type="float" office:value="4.4802" calcext:value-type="float">
            <text:p>4.4802</text:p>
          </table:table-cell>
          <table:table-cell table:number-columns-repeated="4"/>
          <table:table-cell table:formula="of:=IF([.W7]=&quot;TFLOP/sec&quot;; [.V7]; [.V7]/1000)" office:value-type="float" office:value="4.4616" calcext:value-type="float">
            <text:p>4.4616</text:p>
          </table:table-cell>
          <table:table-cell table:number-columns-repeated="4"/>
          <table:table-cell table:formula="of:=IF([.AB7]=&quot;TFLOP/sec&quot;; [.AA7]; [.AA7]/1000)" office:value-type="float" office:value="4.3692" calcext:value-type="float">
            <text:p>4.3692</text:p>
          </table:table-cell>
          <table:table-cell table:number-columns-repeated="3"/>
        </table:table-row>
        <table:table-row table:style-name="ro1">
          <table:table-cell/>
          <table:table-cell table:formula="of:=IF([.C8]=&quot;TFLOP/sec&quot;; [.B8]; [.B8]/1000)" office:value-type="float" office:value="3.4468" calcext:value-type="float">
            <text:p>3.4468</text:p>
          </table:table-cell>
          <table:table-cell table:number-columns-repeated="4"/>
          <table:table-cell table:formula="of:=IF([.H8]=&quot;TFLOP/sec&quot;; [.G8]; [.G8]/1000)" office:value-type="float" office:value="3.6666" calcext:value-type="float">
            <text:p>3.6666</text:p>
          </table:table-cell>
          <table:table-cell table:number-columns-repeated="4"/>
          <table:table-cell table:formula="of:=IF([.M8]=&quot;TFLOP/sec&quot;; [.L8]; [.L8]/1000)" office:value-type="float" office:value="4.1349" calcext:value-type="float">
            <text:p>4.1349</text:p>
          </table:table-cell>
          <table:table-cell table:number-columns-repeated="4"/>
          <table:table-cell table:formula="of:=IF([.R8]=&quot;TFLOP/sec&quot;; [.Q8]; [.Q8]/1000)" office:value-type="float" office:value="4.2809" calcext:value-type="float">
            <text:p>4.2809</text:p>
          </table:table-cell>
          <table:table-cell table:number-columns-repeated="4"/>
          <table:table-cell table:formula="of:=IF([.W8]=&quot;TFLOP/sec&quot;; [.V8]; [.V8]/1000)" office:value-type="float" office:value="4.2526" calcext:value-type="float">
            <text:p>4.2526</text:p>
          </table:table-cell>
          <table:table-cell table:number-columns-repeated="4"/>
          <table:table-cell table:formula="of:=IF([.AB8]=&quot;TFLOP/sec&quot;; [.AA8]; [.AA8]/1000)" office:value-type="float" office:value="3.9469" calcext:value-type="float">
            <text:p>3.9469</text:p>
          </table:table-cell>
          <table:table-cell table:number-columns-repeated="3"/>
        </table:table-row>
        <table:table-row table:style-name="ro1">
          <table:table-cell/>
          <table:table-cell table:formula="of:=IF([.C9]=&quot;TFLOP/sec&quot;; [.B9]; [.B9]/1000)" office:value-type="float" office:value="3.2795" calcext:value-type="float">
            <text:p>3.2795</text:p>
          </table:table-cell>
          <table:table-cell table:number-columns-repeated="4"/>
          <table:table-cell table:formula="of:=IF([.H9]=&quot;TFLOP/sec&quot;; [.G9]; [.G9]/1000)" office:value-type="float" office:value="3.3554" calcext:value-type="float">
            <text:p>3.3554</text:p>
          </table:table-cell>
          <table:table-cell table:number-columns-repeated="4"/>
          <table:table-cell table:formula="of:=IF([.M9]=&quot;TFLOP/sec&quot;; [.L9]; [.L9]/1000)" office:value-type="float" office:value="4.1481" calcext:value-type="float">
            <text:p>4.1481</text:p>
          </table:table-cell>
          <table:table-cell table:number-columns-repeated="4"/>
          <table:table-cell table:formula="of:=IF([.R9]=&quot;TFLOP/sec&quot;; [.Q9]; [.Q9]/1000)" office:value-type="float" office:value="4.3777" calcext:value-type="float">
            <text:p>4.3777</text:p>
          </table:table-cell>
          <table:table-cell table:number-columns-repeated="4"/>
          <table:table-cell table:formula="of:=IF([.W9]=&quot;TFLOP/sec&quot;; [.V9]; [.V9]/1000)" office:value-type="float" office:value="4.4088" calcext:value-type="float">
            <text:p>4.4088</text:p>
          </table:table-cell>
          <table:table-cell table:number-columns-repeated="4"/>
          <table:table-cell table:formula="of:=IF([.AB9]=&quot;TFLOP/sec&quot;; [.AA9]; [.AA9]/1000)" office:value-type="float" office:value="4.2697" calcext:value-type="float">
            <text:p>4.2697</text:p>
          </table:table-cell>
          <table:table-cell table:number-columns-repeated="3"/>
        </table:table-row>
        <table:table-row table:style-name="ro1">
          <table:table-cell/>
          <table:table-cell table:formula="of:=IF([.C10]=&quot;TFLOP/sec&quot;; [.B10]; [.B10]/1000)" office:value-type="float" office:value="2.7424" calcext:value-type="float">
            <text:p>2.7424</text:p>
          </table:table-cell>
          <table:table-cell table:number-columns-repeated="4"/>
          <table:table-cell table:formula="of:=IF([.H10]=&quot;TFLOP/sec&quot;; [.G10]; [.G10]/1000)" office:value-type="float" office:value="3.421" calcext:value-type="float">
            <text:p>3.421</text:p>
          </table:table-cell>
          <table:table-cell table:number-columns-repeated="4"/>
          <table:table-cell table:formula="of:=IF([.M10]=&quot;TFLOP/sec&quot;; [.L10]; [.L10]/1000)" office:value-type="float" office:value="3.9898" calcext:value-type="float">
            <text:p>3.9898</text:p>
          </table:table-cell>
          <table:table-cell table:number-columns-repeated="4"/>
          <table:table-cell table:formula="of:=IF([.R10]=&quot;TFLOP/sec&quot;; [.Q10]; [.Q10]/1000)" office:value-type="float" office:value="4.1755" calcext:value-type="float">
            <text:p>4.1755</text:p>
          </table:table-cell>
          <table:table-cell table:number-columns-repeated="4"/>
          <table:table-cell table:formula="of:=IF([.W10]=&quot;TFLOP/sec&quot;; [.V10]; [.V10]/1000)" office:value-type="float" office:value="4.0988" calcext:value-type="float">
            <text:p>4.0988</text:p>
          </table:table-cell>
          <table:table-cell table:number-columns-repeated="4"/>
          <table:table-cell table:formula="of:=IF([.AB10]=&quot;TFLOP/sec&quot;; [.AA10]; [.AA10]/1000)" office:value-type="float" office:value="3.7528" calcext:value-type="float">
            <text:p>3.7528</text:p>
          </table:table-cell>
          <table:table-cell table:number-columns-repeated="3"/>
        </table:table-row>
        <table:table-row table:style-name="ro1">
          <table:table-cell/>
          <table:table-cell table:formula="of:=IF([.C11]=&quot;TFLOP/sec&quot;; [.B11]; [.B11]/1000)" office:value-type="float" office:value="2.827" calcext:value-type="float">
            <text:p>2.827</text:p>
          </table:table-cell>
          <table:table-cell table:number-columns-repeated="4"/>
          <table:table-cell table:formula="of:=IF([.H11]=&quot;TFLOP/sec&quot;; [.G11]; [.G11]/1000)" office:value-type="float" office:value="3.0585" calcext:value-type="float">
            <text:p>3.0585</text:p>
          </table:table-cell>
          <table:table-cell table:number-columns-repeated="4"/>
          <table:table-cell table:formula="of:=IF([.M11]=&quot;TFLOP/sec&quot;; [.L11]; [.L11]/1000)" office:value-type="float" office:value="3.6862" calcext:value-type="float">
            <text:p>3.6862</text:p>
          </table:table-cell>
          <table:table-cell table:number-columns-repeated="4"/>
          <table:table-cell table:formula="of:=IF([.R11]=&quot;TFLOP/sec&quot;; [.Q11]; [.Q11]/1000)" office:value-type="float" office:value="3.8605" calcext:value-type="float">
            <text:p>3.8605</text:p>
          </table:table-cell>
          <table:table-cell table:number-columns-repeated="4"/>
          <table:table-cell table:formula="of:=IF([.W11]=&quot;TFLOP/sec&quot;; [.V11]; [.V11]/1000)" office:value-type="float" office:value="3.523" calcext:value-type="float">
            <text:p>3.523</text:p>
          </table:table-cell>
          <table:table-cell table:number-columns-repeated="4"/>
          <table:table-cell table:formula="of:=IF([.AB11]=&quot;TFLOP/sec&quot;; [.AA11]; [.AA11]/1000)" office:value-type="float" office:value="3.9112" calcext:value-type="float">
            <text:p>3.9112</text:p>
          </table:table-cell>
          <table:table-cell table:number-columns-repeated="3"/>
        </table:table-row>
        <table:table-row table:style-name="ro1">
          <table:table-cell/>
          <table:table-cell table:formula="of:=IF([.C12]=&quot;TFLOP/sec&quot;; [.B12]; [.B12]/1000)" office:value-type="float" office:value="2.6746" calcext:value-type="float">
            <text:p>2.6746</text:p>
          </table:table-cell>
          <table:table-cell table:number-columns-repeated="4"/>
          <table:table-cell table:formula="of:=IF([.H12]=&quot;TFLOP/sec&quot;; [.G12]; [.G12]/1000)" office:value-type="float" office:value="3.0298" calcext:value-type="float">
            <text:p>3.0298</text:p>
          </table:table-cell>
          <table:table-cell table:number-columns-repeated="4"/>
          <table:table-cell table:formula="of:=IF([.M12]=&quot;TFLOP/sec&quot;; [.L12]; [.L12]/1000)" office:value-type="float" office:value="3.7887" calcext:value-type="float">
            <text:p>3.7887</text:p>
          </table:table-cell>
          <table:table-cell table:number-columns-repeated="4"/>
          <table:table-cell table:formula="of:=IF([.R12]=&quot;TFLOP/sec&quot;; [.Q12]; [.Q12]/1000)" office:value-type="float" office:value="4.1218" calcext:value-type="float">
            <text:p>4.1218</text:p>
          </table:table-cell>
          <table:table-cell table:number-columns-repeated="4"/>
          <table:table-cell table:formula="of:=IF([.W12]=&quot;TFLOP/sec&quot;; [.V12]; [.V12]/1000)" office:value-type="float" office:value="4.0911" calcext:value-type="float">
            <text:p>4.0911</text:p>
          </table:table-cell>
          <table:table-cell table:number-columns-repeated="4"/>
          <table:table-cell table:formula="of:=IF([.AB12]=&quot;TFLOP/sec&quot;; [.AA12]; [.AA12]/1000)" office:value-type="float" office:value="4.1073" calcext:value-type="float">
            <text:p>4.1073</text:p>
          </table:table-cell>
          <table:table-cell table:number-columns-repeated="3"/>
        </table:table-row>
        <table:table-row table:style-name="ro1">
          <table:table-cell/>
          <table:table-cell table:formula="of:=IF([.C13]=&quot;TFLOP/sec&quot;; [.B13]; [.B13]/1000)" office:value-type="float" office:value="2.3076" calcext:value-type="float">
            <text:p>2.3076</text:p>
          </table:table-cell>
          <table:table-cell table:number-columns-repeated="4"/>
          <table:table-cell table:formula="of:=IF([.H13]=&quot;TFLOP/sec&quot;; [.G13]; [.G13]/1000)" office:value-type="float" office:value="2.6526" calcext:value-type="float">
            <text:p>2.6526</text:p>
          </table:table-cell>
          <table:table-cell table:number-columns-repeated="4"/>
          <table:table-cell table:formula="of:=IF([.M13]=&quot;TFLOP/sec&quot;; [.L13]; [.L13]/1000)" office:value-type="float" office:value="3.3099" calcext:value-type="float">
            <text:p>3.3099</text:p>
          </table:table-cell>
          <table:table-cell table:number-columns-repeated="4"/>
          <table:table-cell table:formula="of:=IF([.R13]=&quot;TFLOP/sec&quot;; [.Q13]; [.Q13]/1000)" office:value-type="float" office:value="3.6752" calcext:value-type="float">
            <text:p>3.6752</text:p>
          </table:table-cell>
          <table:table-cell table:number-columns-repeated="4"/>
          <table:table-cell table:formula="of:=IF([.W13]=&quot;TFLOP/sec&quot;; [.V13]; [.V13]/1000)" office:value-type="float" office:value="3.5887" calcext:value-type="float">
            <text:p>3.5887</text:p>
          </table:table-cell>
          <table:table-cell table:number-columns-repeated="4"/>
          <table:table-cell table:formula="of:=IF([.AB13]=&quot;TFLOP/sec&quot;; [.AA13]; [.AA13]/1000)" office:value-type="float" office:value="3.5845" calcext:value-type="float">
            <text:p>3.5845</text:p>
          </table:table-cell>
          <table:table-cell table:number-columns-repeated="3"/>
        </table:table-row>
        <table:table-row table:style-name="ro1">
          <table:table-cell/>
          <table:table-cell table:formula="of:=IF([.C14]=&quot;TFLOP/sec&quot;; [.B14]; [.B14]/1000)" office:value-type="float" office:value="1.7497" calcext:value-type="float">
            <text:p>1.7497</text:p>
          </table:table-cell>
          <table:table-cell table:number-columns-repeated="4"/>
          <table:table-cell table:formula="of:=IF([.H14]=&quot;TFLOP/sec&quot;; [.G14]; [.G14]/1000)" office:value-type="float" office:value="2.2651" calcext:value-type="float">
            <text:p>2.2651</text:p>
          </table:table-cell>
          <table:table-cell table:number-columns-repeated="4"/>
          <table:table-cell table:formula="of:=IF([.M14]=&quot;TFLOP/sec&quot;; [.L14]; [.L14]/1000)" office:value-type="float" office:value="3.0583" calcext:value-type="float">
            <text:p>3.0583</text:p>
          </table:table-cell>
          <table:table-cell table:number-columns-repeated="4"/>
          <table:table-cell table:formula="of:=IF([.R14]=&quot;TFLOP/sec&quot;; [.Q14]; [.Q14]/1000)" office:value-type="float" office:value="3.1744" calcext:value-type="float">
            <text:p>3.1744</text:p>
          </table:table-cell>
          <table:table-cell table:number-columns-repeated="4"/>
          <table:table-cell table:formula="of:=IF([.W14]=&quot;TFLOP/sec&quot;; [.V14]; [.V14]/1000)" office:value-type="float" office:value="3.1473" calcext:value-type="float">
            <text:p>3.1473</text:p>
          </table:table-cell>
          <table:table-cell table:number-columns-repeated="4"/>
          <table:table-cell table:formula="of:=IF([.AB14]=&quot;TFLOP/sec&quot;; [.AA14]; [.AA14]/1000)" office:value-type="float" office:value="2.8602" calcext:value-type="float">
            <text:p>2.8602</text:p>
          </table:table-cell>
          <table:table-cell table:number-columns-repeated="3"/>
        </table:table-row>
        <table:table-row table:style-name="ro1" table:number-rows-repeated="2">
          <table:table-cell table:number-columns-repeated="30"/>
        </table:table-row>
        <table:table-row table:style-name="ro1">
          <table:table-cell/>
          <table:table-cell office:value-type="string" calcext:value-type="string">
            <text:p>fraction of memory</text:p>
          </table:table-cell>
          <table:table-cell office:value-type="string" calcext:value-type="string">
            <text:p>1x32</text:p>
          </table:table-cell>
          <table:table-cell office:value-type="string" calcext:value-type="string">
            <text:p>2x16</text:p>
          </table:table-cell>
          <table:table-cell office:value-type="string" calcext:value-type="string">
            <text:p>4x8</text:p>
          </table:table-cell>
          <table:table-cell office:value-type="string" calcext:value-type="string">
            <text:p>8x4</text:p>
          </table:table-cell>
          <table:table-cell office:value-type="string" calcext:value-type="string">
            <text:p>16x2</text:p>
          </table:table-cell>
          <table:table-cell office:value-type="string" calcext:value-type="string">
            <text:p>32x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INDIRECT([.L33])" office:value-type="float" office:value="4.1636" calcext:value-type="float">
            <text:p>4.1636</text:p>
          </table:table-cell>
          <table:table-cell table:formula="of:=INDIRECT([.M33])" office:value-type="float" office:value="4.2926" calcext:value-type="float">
            <text:p>4.2926</text:p>
          </table:table-cell>
          <table:table-cell table:formula="of:=INDIRECT([.N33])" office:value-type="float" office:value="4.6859" calcext:value-type="float">
            <text:p>4.6859</text:p>
          </table:table-cell>
          <table:table-cell table:formula="of:=INDIRECT([.O33])" office:value-type="float" office:value="4.7627" calcext:value-type="float">
            <text:p>4.76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17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Q17</text:p>
          </table:table-cell>
          <table:table-cell office:value-type="string" calcext:value-type="string">
            <text:p>V17</text:p>
          </table:table-cell>
          <table:table-cell office:value-type="string" calcext:value-type="string">
            <text:p>AA17</text:p>
          </table:table-cell>
          <table:table-cell table:number-columns-repeated="13"/>
        </table:table-row>
        <table:table-row table:style-name="ro1">
          <table:table-cell/>
          <table:table-cell table:formula="of:=[.B33]/2" office:value-type="float" office:value="50" calcext:value-type="float">
            <text:p>50</text:p>
          </table:table-cell>
          <table:table-cell table:formula="of:=INDIRECT([.L34])" office:value-type="float" office:value="4.1288" calcext:value-type="float">
            <text:p>4.1288</text:p>
          </table:table-cell>
          <table:table-cell table:formula="of:=INDIRECT([.M34])" office:value-type="float" office:value="4.2356" calcext:value-type="float">
            <text:p>4.2356</text:p>
          </table:table-cell>
          <table:table-cell table:formula="of:=INDIRECT([.N34])" office:value-type="float" office:value="4.623" calcext:value-type="float">
            <text:p>4.623</text:p>
          </table:table-cell>
          <table:table-cell table:formula="of:=INDIRECT([.O34])" office:value-type="float" office:value="4.6983" calcext:value-type="float">
            <text:p>4.6983</text:p>
          </table:table-cell>
          <table:table-cell table:formula="of:=INDIRECT([.P34])" office:value-type="float" office:value="4.6711" calcext:value-type="float">
            <text:p>4.6711</text:p>
          </table:table-cell>
          <table:table-cell table:formula="of:=INDIRECT([.Q34])" office:value-type="float" office:value="4.766" calcext:value-type="float">
            <text:p>4.766</text:p>
          </table:table-cell>
          <table:table-cell table:number-columns-repeated="3"/>
          <table:table-cell office:value-type="string" calcext:value-type="string">
            <text:p>B18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Q18</text:p>
          </table:table-cell>
          <table:table-cell office:value-type="string" calcext:value-type="string">
            <text:p>V18</text:p>
          </table:table-cell>
          <table:table-cell office:value-type="string" calcext:value-type="string">
            <text:p>AA18</text:p>
          </table:table-cell>
          <table:table-cell table:number-columns-repeated="13"/>
        </table:table-row>
        <table:table-row table:style-name="ro1">
          <table:table-cell/>
          <table:table-cell table:formula="of:=[.B34]/2" office:value-type="float" office:value="25" calcext:value-type="float">
            <text:p>25</text:p>
          </table:table-cell>
          <table:table-cell table:formula="of:=INDIRECT([.L35])" office:value-type="float" office:value="4.0315" calcext:value-type="float">
            <text:p>4.0315</text:p>
          </table:table-cell>
          <table:table-cell table:formula="of:=INDIRECT([.M35])" office:value-type="float" office:value="4.184" calcext:value-type="float">
            <text:p>4.184</text:p>
          </table:table-cell>
          <table:table-cell table:formula="of:=INDIRECT([.N35])" office:value-type="float" office:value="4.5937" calcext:value-type="float">
            <text:p>4.5937</text:p>
          </table:table-cell>
          <table:table-cell table:formula="of:=INDIRECT([.O35])" office:value-type="float" office:value="4.6966" calcext:value-type="float">
            <text:p>4.6966</text:p>
          </table:table-cell>
          <table:table-cell table:formula="of:=INDIRECT([.P35])" office:value-type="float" office:value="4.6988" calcext:value-type="float">
            <text:p>4.6988</text:p>
          </table:table-cell>
          <table:table-cell table:formula="of:=INDIRECT([.Q35])" office:value-type="float" office:value="4.6858" calcext:value-type="float">
            <text:p>4.6858</text:p>
          </table:table-cell>
          <table:table-cell table:number-columns-repeated="3"/>
          <table:table-cell office:value-type="string" calcext:value-type="string">
            <text:p>B19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Q19</text:p>
          </table:table-cell>
          <table:table-cell office:value-type="string" calcext:value-type="string">
            <text:p>V19</text:p>
          </table:table-cell>
          <table:table-cell office:value-type="string" calcext:value-type="string">
            <text:p>AA19</text:p>
          </table:table-cell>
          <table:table-cell table:number-columns-repeated="13"/>
        </table:table-row>
        <table:table-row table:style-name="ro1">
          <table:table-cell/>
          <table:table-cell table:formula="of:=[.B35]/2" office:value-type="float" office:value="12.5" calcext:value-type="float">
            <text:p>12.5</text:p>
          </table:table-cell>
          <table:table-cell table:formula="of:=INDIRECT([.L36])" office:value-type="float" office:value="3.9092" calcext:value-type="float">
            <text:p>3.9092</text:p>
          </table:table-cell>
          <table:table-cell table:formula="of:=INDIRECT([.M36])" office:value-type="float" office:value="4.067" calcext:value-type="float">
            <text:p>4.067</text:p>
          </table:table-cell>
          <table:table-cell table:formula="of:=INDIRECT([.N36])" office:value-type="float" office:value="4.4744" calcext:value-type="float">
            <text:p>4.4744</text:p>
          </table:table-cell>
          <table:table-cell table:formula="of:=INDIRECT([.O36])" office:value-type="float" office:value="4.5641" calcext:value-type="float">
            <text:p>4.5641</text:p>
          </table:table-cell>
          <table:table-cell table:formula="of:=INDIRECT([.P36])" office:value-type="float" office:value="4.5658" calcext:value-type="float">
            <text:p>4.5658</text:p>
          </table:table-cell>
          <table:table-cell table:formula="of:=INDIRECT([.Q36])" office:value-type="float" office:value="4.632" calcext:value-type="float">
            <text:p>4.632</text:p>
          </table:table-cell>
          <table:table-cell table:number-columns-repeated="3"/>
          <table:table-cell office:value-type="string" calcext:value-type="string">
            <text:p>B20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Q20</text:p>
          </table:table-cell>
          <table:table-cell office:value-type="string" calcext:value-type="string">
            <text:p>V20</text:p>
          </table:table-cell>
          <table:table-cell office:value-type="string" calcext:value-type="string">
            <text:p>AA20</text:p>
          </table:table-cell>
          <table:table-cell table:number-columns-repeated="13"/>
        </table:table-row>
        <table:table-row table:style-name="ro1">
          <table:table-cell/>
          <table:table-cell table:formula="of:=[.B36]/2" office:value-type="float" office:value="6.25" calcext:value-type="float">
            <text:p>6.25</text:p>
          </table:table-cell>
          <table:table-cell table:formula="of:=INDIRECT([.L37])" office:value-type="float" office:value="3.7564" calcext:value-type="float">
            <text:p>3.7564</text:p>
          </table:table-cell>
          <table:table-cell table:formula="of:=INDIRECT([.M37])" office:value-type="float" office:value="3.9052" calcext:value-type="float">
            <text:p>3.9052</text:p>
          </table:table-cell>
          <table:table-cell table:formula="of:=INDIRECT([.N37])" office:value-type="float" office:value="4.3556" calcext:value-type="float">
            <text:p>4.3556</text:p>
          </table:table-cell>
          <table:table-cell table:formula="of:=INDIRECT([.O37])" office:value-type="float" office:value="4.4383" calcext:value-type="float">
            <text:p>4.4383</text:p>
          </table:table-cell>
          <table:table-cell table:formula="of:=INDIRECT([.P37])" office:value-type="float" office:value="4.5015" calcext:value-type="float">
            <text:p>4.5015</text:p>
          </table:table-cell>
          <table:table-cell table:formula="of:=INDIRECT([.Q37])" office:value-type="float" office:value="4.5279" calcext:value-type="float">
            <text:p>4.5279</text:p>
          </table:table-cell>
          <table:table-cell table:number-columns-repeated="3"/>
          <table:table-cell office:value-type="string" calcext:value-type="string">
            <text:p>B21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Q21</text:p>
          </table:table-cell>
          <table:table-cell office:value-type="string" calcext:value-type="string">
            <text:p>V21</text:p>
          </table:table-cell>
          <table:table-cell office:value-type="string" calcext:value-type="string">
            <text:p>AA21</text:p>
          </table:table-cell>
          <table:table-cell table:number-columns-repeated="13"/>
        </table:table-row>
        <table:table-row table:style-name="ro1">
          <table:table-cell/>
          <table:table-cell table:formula="of:=[.B37]/2" office:value-type="float" office:value="3.125" calcext:value-type="float">
            <text:p>3.125</text:p>
          </table:table-cell>
          <table:table-cell table:formula="of:=INDIRECT([.L38])" office:value-type="float" office:value="3.6832" calcext:value-type="float">
            <text:p>3.6832</text:p>
          </table:table-cell>
          <table:table-cell table:formula="of:=INDIRECT([.M38])" office:value-type="float" office:value="3.8689" calcext:value-type="float">
            <text:p>3.8689</text:p>
          </table:table-cell>
          <table:table-cell table:formula="of:=INDIRECT([.N38])" office:value-type="float" office:value="4.3397" calcext:value-type="float">
            <text:p>4.3397</text:p>
          </table:table-cell>
          <table:table-cell table:formula="of:=INDIRECT([.O38])" office:value-type="float" office:value="4.4802" calcext:value-type="float">
            <text:p>4.4802</text:p>
          </table:table-cell>
          <table:table-cell table:formula="of:=INDIRECT([.P38])" office:value-type="float" office:value="4.4616" calcext:value-type="float">
            <text:p>4.4616</text:p>
          </table:table-cell>
          <table:table-cell table:formula="of:=INDIRECT([.Q38])" office:value-type="float" office:value="4.3692" calcext:value-type="float">
            <text:p>4.3692</text:p>
          </table:table-cell>
          <table:table-cell table:number-columns-repeated="3"/>
          <table:table-cell office:value-type="string" calcext:value-type="string">
            <text:p>B22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Q22</text:p>
          </table:table-cell>
          <table:table-cell office:value-type="string" calcext:value-type="string">
            <text:p>V22</text:p>
          </table:table-cell>
          <table:table-cell office:value-type="string" calcext:value-type="string">
            <text:p>AA22</text:p>
          </table:table-cell>
          <table:table-cell table:number-columns-repeated="13"/>
        </table:table-row>
        <table:table-row table:style-name="ro1">
          <table:table-cell/>
          <table:table-cell table:formula="of:=[.B38]/2" office:value-type="float" office:value="1.5625" calcext:value-type="float">
            <text:p>1.5625</text:p>
          </table:table-cell>
          <table:table-cell table:formula="of:=INDIRECT([.L39])" office:value-type="float" office:value="3.4468" calcext:value-type="float">
            <text:p>3.4468</text:p>
          </table:table-cell>
          <table:table-cell table:formula="of:=INDIRECT([.M39])" office:value-type="float" office:value="3.6666" calcext:value-type="float">
            <text:p>3.6666</text:p>
          </table:table-cell>
          <table:table-cell table:formula="of:=INDIRECT([.N39])" office:value-type="float" office:value="4.1349" calcext:value-type="float">
            <text:p>4.1349</text:p>
          </table:table-cell>
          <table:table-cell table:formula="of:=INDIRECT([.O39])" office:value-type="float" office:value="4.2809" calcext:value-type="float">
            <text:p>4.2809</text:p>
          </table:table-cell>
          <table:table-cell table:formula="of:=INDIRECT([.P39])" office:value-type="float" office:value="4.2526" calcext:value-type="float">
            <text:p>4.2526</text:p>
          </table:table-cell>
          <table:table-cell table:formula="of:=INDIRECT([.Q39])" office:value-type="float" office:value="3.9469" calcext:value-type="float">
            <text:p>3.9469</text:p>
          </table:table-cell>
          <table:table-cell table:number-columns-repeated="3"/>
          <table:table-cell office:value-type="string" calcext:value-type="string">
            <text:p>B23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Q23</text:p>
          </table:table-cell>
          <table:table-cell office:value-type="string" calcext:value-type="string">
            <text:p>V23</text:p>
          </table:table-cell>
          <table:table-cell office:value-type="string" calcext:value-type="string">
            <text:p>AA23</text:p>
          </table:table-cell>
          <table:table-cell table:number-columns-repeated="13"/>
        </table:table-row>
        <table:table-row table:style-name="ro1">
          <table:table-cell/>
          <table:table-cell table:formula="of:=[.B39]/2" office:value-type="float" office:value="0.78125" calcext:value-type="float">
            <text:p>0.78125</text:p>
          </table:table-cell>
          <table:table-cell table:formula="of:=INDIRECT([.L40])" office:value-type="float" office:value="3.2795" calcext:value-type="float">
            <text:p>3.2795</text:p>
          </table:table-cell>
          <table:table-cell table:formula="of:=INDIRECT([.M40])" office:value-type="float" office:value="3.3554" calcext:value-type="float">
            <text:p>3.3554</text:p>
          </table:table-cell>
          <table:table-cell table:formula="of:=INDIRECT([.N40])" office:value-type="float" office:value="4.1481" calcext:value-type="float">
            <text:p>4.1481</text:p>
          </table:table-cell>
          <table:table-cell table:formula="of:=INDIRECT([.O40])" office:value-type="float" office:value="4.3777" calcext:value-type="float">
            <text:p>4.3777</text:p>
          </table:table-cell>
          <table:table-cell table:formula="of:=INDIRECT([.P40])" office:value-type="float" office:value="4.4088" calcext:value-type="float">
            <text:p>4.4088</text:p>
          </table:table-cell>
          <table:table-cell table:formula="of:=INDIRECT([.Q40])" office:value-type="float" office:value="4.2697" calcext:value-type="float">
            <text:p>4.2697</text:p>
          </table:table-cell>
          <table:table-cell table:number-columns-repeated="3"/>
          <table:table-cell office:value-type="string" calcext:value-type="string">
            <text:p>B24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Q24</text:p>
          </table:table-cell>
          <table:table-cell office:value-type="string" calcext:value-type="string">
            <text:p>V24</text:p>
          </table:table-cell>
          <table:table-cell office:value-type="string" calcext:value-type="string">
            <text:p>AA24</text:p>
          </table:table-cell>
          <table:table-cell table:number-columns-repeated="13"/>
        </table:table-row>
        <table:table-row table:style-name="ro1">
          <table:table-cell/>
          <table:table-cell table:formula="of:=[.B40]/2" office:value-type="float" office:value="0.390625" calcext:value-type="float">
            <text:p>0.390625</text:p>
          </table:table-cell>
          <table:table-cell table:formula="of:=INDIRECT([.L41])" office:value-type="float" office:value="2.7424" calcext:value-type="float">
            <text:p>2.7424</text:p>
          </table:table-cell>
          <table:table-cell table:formula="of:=INDIRECT([.M41])" office:value-type="float" office:value="3.421" calcext:value-type="float">
            <text:p>3.421</text:p>
          </table:table-cell>
          <table:table-cell table:formula="of:=INDIRECT([.N41])" office:value-type="float" office:value="3.9898" calcext:value-type="float">
            <text:p>3.9898</text:p>
          </table:table-cell>
          <table:table-cell table:formula="of:=INDIRECT([.O41])" office:value-type="float" office:value="4.1755" calcext:value-type="float">
            <text:p>4.1755</text:p>
          </table:table-cell>
          <table:table-cell table:formula="of:=INDIRECT([.P41])" office:value-type="float" office:value="4.0988" calcext:value-type="float">
            <text:p>4.0988</text:p>
          </table:table-cell>
          <table:table-cell table:formula="of:=INDIRECT([.Q41])" office:value-type="float" office:value="3.7528" calcext:value-type="float">
            <text:p>3.7528</text:p>
          </table:table-cell>
          <table:table-cell table:number-columns-repeated="3"/>
          <table:table-cell office:value-type="string" calcext:value-type="string">
            <text:p>B25</text:p>
          </table:table-cell>
          <table:table-cell office:value-type="string" calcext:value-type="string">
            <text:p>G25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Q25</text:p>
          </table:table-cell>
          <table:table-cell office:value-type="string" calcext:value-type="string">
            <text:p>V25</text:p>
          </table:table-cell>
          <table:table-cell office:value-type="string" calcext:value-type="string">
            <text:p>AA25</text:p>
          </table:table-cell>
          <table:table-cell table:number-columns-repeated="13"/>
        </table:table-row>
        <table:table-row table:style-name="ro1">
          <table:table-cell/>
          <table:table-cell table:formula="of:=[.B41]/2" office:value-type="float" office:value="0.1953125" calcext:value-type="float">
            <text:p>0.1953125</text:p>
          </table:table-cell>
          <table:table-cell table:formula="of:=INDIRECT([.L42])" office:value-type="float" office:value="2.827" calcext:value-type="float">
            <text:p>2.827</text:p>
          </table:table-cell>
          <table:table-cell table:formula="of:=INDIRECT([.M42])" office:value-type="float" office:value="3.0585" calcext:value-type="float">
            <text:p>3.0585</text:p>
          </table:table-cell>
          <table:table-cell table:formula="of:=INDIRECT([.N42])" office:value-type="float" office:value="3.6862" calcext:value-type="float">
            <text:p>3.6862</text:p>
          </table:table-cell>
          <table:table-cell table:formula="of:=INDIRECT([.O42])" office:value-type="float" office:value="3.8605" calcext:value-type="float">
            <text:p>3.8605</text:p>
          </table:table-cell>
          <table:table-cell table:formula="of:=INDIRECT([.P42])" office:value-type="float" office:value="3.523" calcext:value-type="float">
            <text:p>3.523</text:p>
          </table:table-cell>
          <table:table-cell table:formula="of:=INDIRECT([.Q42])" office:value-type="float" office:value="3.9112" calcext:value-type="float">
            <text:p>3.9112</text:p>
          </table:table-cell>
          <table:table-cell table:number-columns-repeated="3"/>
          <table:table-cell office:value-type="string" calcext:value-type="string">
            <text:p>B26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L26</text:p>
          </table:table-cell>
          <table:table-cell office:value-type="string" calcext:value-type="string">
            <text:p>Q26</text:p>
          </table:table-cell>
          <table:table-cell office:value-type="string" calcext:value-type="string">
            <text:p>V26</text:p>
          </table:table-cell>
          <table:table-cell office:value-type="string" calcext:value-type="string">
            <text:p>AA26</text:p>
          </table:table-cell>
          <table:table-cell table:number-columns-repeated="13"/>
        </table:table-row>
        <table:table-row table:style-name="ro1">
          <table:table-cell/>
          <table:table-cell table:formula="of:=[.B42]/2" office:value-type="float" office:value="0.09765625" calcext:value-type="float">
            <text:p>0.09765625</text:p>
          </table:table-cell>
          <table:table-cell table:formula="of:=INDIRECT([.L43])" office:value-type="float" office:value="2.6746" calcext:value-type="float">
            <text:p>2.6746</text:p>
          </table:table-cell>
          <table:table-cell table:formula="of:=INDIRECT([.M43])" office:value-type="float" office:value="3.0298" calcext:value-type="float">
            <text:p>3.0298</text:p>
          </table:table-cell>
          <table:table-cell table:formula="of:=INDIRECT([.N43])" office:value-type="float" office:value="3.7887" calcext:value-type="float">
            <text:p>3.7887</text:p>
          </table:table-cell>
          <table:table-cell table:formula="of:=INDIRECT([.O43])" office:value-type="float" office:value="4.1218" calcext:value-type="float">
            <text:p>4.1218</text:p>
          </table:table-cell>
          <table:table-cell table:formula="of:=INDIRECT([.P43])" office:value-type="float" office:value="4.0911" calcext:value-type="float">
            <text:p>4.0911</text:p>
          </table:table-cell>
          <table:table-cell table:formula="of:=INDIRECT([.Q43])" office:value-type="float" office:value="4.1073" calcext:value-type="float">
            <text:p>4.1073</text:p>
          </table:table-cell>
          <table:table-cell table:number-columns-repeated="3"/>
          <table:table-cell office:value-type="string" calcext:value-type="string">
            <text:p>B27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V27</text:p>
          </table:table-cell>
          <table:table-cell office:value-type="string" calcext:value-type="string">
            <text:p>AA27</text:p>
          </table:table-cell>
          <table:table-cell table:number-columns-repeated="13"/>
        </table:table-row>
        <table:table-row table:style-name="ro1">
          <table:table-cell/>
          <table:table-cell table:formula="of:=[.B43]/2" office:value-type="float" office:value="0.048828125" calcext:value-type="float">
            <text:p>0.048828125</text:p>
          </table:table-cell>
          <table:table-cell table:formula="of:=INDIRECT([.L44])" office:value-type="float" office:value="2.3076" calcext:value-type="float">
            <text:p>2.3076</text:p>
          </table:table-cell>
          <table:table-cell table:formula="of:=INDIRECT([.M44])" office:value-type="float" office:value="2.6526" calcext:value-type="float">
            <text:p>2.6526</text:p>
          </table:table-cell>
          <table:table-cell table:formula="of:=INDIRECT([.N44])" office:value-type="float" office:value="3.3099" calcext:value-type="float">
            <text:p>3.3099</text:p>
          </table:table-cell>
          <table:table-cell table:formula="of:=INDIRECT([.O44])" office:value-type="float" office:value="3.6752" calcext:value-type="float">
            <text:p>3.6752</text:p>
          </table:table-cell>
          <table:table-cell table:formula="of:=INDIRECT([.P44])" office:value-type="float" office:value="3.5887" calcext:value-type="float">
            <text:p>3.5887</text:p>
          </table:table-cell>
          <table:table-cell table:formula="of:=INDIRECT([.Q44])" office:value-type="float" office:value="3.5845" calcext:value-type="float">
            <text:p>3.5845</text:p>
          </table:table-cell>
          <table:table-cell table:number-columns-repeated="3"/>
          <table:table-cell office:value-type="string" calcext:value-type="string">
            <text:p>B28</text:p>
          </table:table-cell>
          <table:table-cell office:value-type="string" calcext:value-type="string">
            <text:p>G28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Q28</text:p>
          </table:table-cell>
          <table:table-cell office:value-type="string" calcext:value-type="string">
            <text:p>V28</text:p>
          </table:table-cell>
          <table:table-cell office:value-type="string" calcext:value-type="string">
            <text:p>AA28</text:p>
          </table:table-cell>
          <table:table-cell table:number-columns-repeated="13"/>
        </table:table-row>
        <table:table-row table:style-name="ro1">
          <table:table-cell/>
          <table:table-cell table:formula="of:=[.B44]/2" office:value-type="float" office:value="0.0244140625" calcext:value-type="float">
            <text:p>0.0244140625</text:p>
          </table:table-cell>
          <table:table-cell table:formula="of:=INDIRECT([.L45])" office:value-type="float" office:value="1.7497" calcext:value-type="float">
            <text:p>1.7497</text:p>
          </table:table-cell>
          <table:table-cell table:formula="of:=INDIRECT([.M45])" office:value-type="float" office:value="2.2651" calcext:value-type="float">
            <text:p>2.2651</text:p>
          </table:table-cell>
          <table:table-cell table:formula="of:=INDIRECT([.N45])" office:value-type="float" office:value="3.0583" calcext:value-type="float">
            <text:p>3.0583</text:p>
          </table:table-cell>
          <table:table-cell table:formula="of:=INDIRECT([.O45])" office:value-type="float" office:value="3.1744" calcext:value-type="float">
            <text:p>3.1744</text:p>
          </table:table-cell>
          <table:table-cell table:formula="of:=INDIRECT([.P45])" office:value-type="float" office:value="3.1473" calcext:value-type="float">
            <text:p>3.1473</text:p>
          </table:table-cell>
          <table:table-cell table:formula="of:=INDIRECT([.Q45])" office:value-type="float" office:value="2.8602" calcext:value-type="float">
            <text:p>2.8602</text:p>
          </table:table-cell>
          <table:table-cell table:number-columns-repeated="3"/>
          <table:table-cell office:value-type="string" calcext:value-type="string">
            <text:p>B29</text:p>
          </table:table-cell>
          <table:table-cell office:value-type="string" calcext:value-type="string">
            <text:p>G29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Q29</text:p>
          </table:table-cell>
          <table:table-cell office:value-type="string" calcext:value-type="string">
            <text:p>V29</text:p>
          </table:table-cell>
          <table:table-cell office:value-type="string" calcext:value-type="string">
            <text:p>AA29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808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ola Tchipev</meta:initial-creator>
    <meta:creation-date>2017-11-02T16:15:59.591514479</meta:creation-date>
    <meta:generator>LibreOffice/5.1.6.2$Linux_X86_64 LibreOffice_project/10m0$Build-2</meta:generator>
    <dc:date>2017-11-02T18:08:12.835115671</dc:date>
    <dc:creator>Nikola Tchipev</dc:creator>
    <meta:editing-duration>PT48M13S</meta:editing-duration>
    <meta:editing-cycles>14</meta:editing-cycles>
    <meta:document-statistic meta:table-count="7" meta:cell-count="3270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41cm" svg:y="0.316cm" chart:style-name="ch2">
          <text:p>hybrid scaling</text:p>
        </chart:title>
        <chart:subtitle svg:x="6.514cm" svg:y="1.275cm" chart:style-name="ch3">
          <text:p>slice, whole loop</text:p>
        </chart:subtitle>
        <chart:legend chart:legend-position="end" svg:x="13.915cm" svg:y="2.956cm" style:legend-expansion="high" chart:style-name="ch4"/>
        <chart:plot-area chart:style-name="ch5" table:cell-range-address="'slice-whole-loop'.B32:'slice-whole-loop'.H45" chart:data-source-has-labels="row" svg:x="1.331cm" svg:y="2.138cm" svg:width="12.264cm" svg:height="5.701cm">
          <chartooo:coordinate-region svg:x="1.767cm" svg:y="2.338cm" svg:width="11.547cm" svg:height="4.854cm"/>
          <chart:axis chart:dimension="x" chart:name="primary-x" chart:style-name="ch6">
            <chart:title svg:x="5.289cm" svg:y="8.019cm" chart:style-name="ch7">
              <text:p>fraction of usable memory [%]</text:p>
            </chart:title>
          </chart:axis>
          <chart:axis chart:dimension="y" chart:name="primary-y" chart:style-name="ch8">
            <chart:title svg:x="0.451cm" svg:y="5.839cm" chart:style-name="ch9">
              <text:p>TFLOP/sec</text:p>
            </chart:title>
            <chart:grid chart:style-name="ch10" chart:class="major"/>
          </chart:axis>
          <chart:series chart:style-name="ch11" chart:values-cell-range-address="'slice-whole-loop'.C33:'slice-whole-loop'.C45" chart:label-cell-address="'slice-whole-loop'.C32:'slice-whole-loop'.C32" chart:class="chart:scatter">
            <chart:domain table:cell-range-address="'slice-whole-loop'.B33:'slice-whole-loop'.B45"/>
            <chart:data-point chart:repeated="13"/>
          </chart:series>
          <chart:series chart:style-name="ch12" chart:values-cell-range-address="'slice-whole-loop'.D33:'slice-whole-loop'.D45" chart:label-cell-address="'slice-whole-loop'.D32:'slice-whole-loop'.D32" chart:class="chart:scatter">
            <chart:data-point chart:repeated="13"/>
          </chart:series>
          <chart:series chart:style-name="ch13" chart:values-cell-range-address="'slice-whole-loop'.E33:'slice-whole-loop'.E45" chart:label-cell-address="'slice-whole-loop'.E32:'slice-whole-loop'.E32" chart:class="chart:scatter">
            <chart:data-point chart:repeated="13"/>
          </chart:series>
          <chart:series chart:style-name="ch14" chart:values-cell-range-address="'slice-whole-loop'.F33:'slice-whole-loop'.F45" chart:label-cell-address="'slice-whole-loop'.F32:'slice-whole-loop'.F32" chart:class="chart:scatter">
            <chart:data-point chart:repeated="13"/>
          </chart:series>
          <chart:series chart:style-name="ch15" chart:values-cell-range-address="'slice-whole-loop'.G33:'slice-whole-loop'.G45" chart:label-cell-address="'slice-whole-loop'.G32:'slice-whole-loop'.G32" chart:class="chart:scatter">
            <chart:data-point chart:repeated="13"/>
          </chart:series>
          <chart:series chart:style-name="ch16" chart:values-cell-range-address="'slice-whole-loop'.H33:'slice-whole-loop'.H45" chart:label-cell-address="'slice-whole-loop'.H32:'slice-whole-loop'.H32" chart:class="chart:scatter">
            <chart:data-point chart:repeated="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x32</text:p>
                <draw:g>
                  <svg:desc>'slice-whole-loop'.C32:'slice-whole-loop'.C32</svg:desc>
                </draw:g>
              </table:table-cell>
              <table:table-cell office:value-type="string">
                <text:p>2x16</text:p>
                <draw:g>
                  <svg:desc>'slice-whole-loop'.D32:'slice-whole-loop'.D32</svg:desc>
                </draw:g>
              </table:table-cell>
              <table:table-cell office:value-type="string">
                <text:p>4x8</text:p>
                <draw:g>
                  <svg:desc>'slice-whole-loop'.E32:'slice-whole-loop'.E32</svg:desc>
                </draw:g>
              </table:table-cell>
              <table:table-cell office:value-type="string">
                <text:p>8x4</text:p>
                <draw:g>
                  <svg:desc>'slice-whole-loop'.F32:'slice-whole-loop'.F32</svg:desc>
                </draw:g>
              </table:table-cell>
              <table:table-cell office:value-type="string">
                <text:p>16x2</text:p>
                <draw:g>
                  <svg:desc>'slice-whole-loop'.G32:'slice-whole-loop'.G32</svg:desc>
                </draw:g>
              </table:table-cell>
              <table:table-cell office:value-type="string">
                <text:p>32x0</text:p>
                <draw:g>
                  <svg:desc>'slice-whole-loop'.H32:'slice-whole-loop'.H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slice-whole-loop'.B33:'slice-whole-loop'.B45</svg:desc>
                </draw:g>
              </table:table-cell>
              <table:table-cell office:value-type="float" office:value="5.1561">
                <text:p>5.1561</text:p>
                <draw:g>
                  <svg:desc>'slice-whole-loop'.C33:'slice-whole-loop'.C45</svg:desc>
                </draw:g>
              </table:table-cell>
              <table:table-cell office:value-type="float" office:value="5.4045">
                <text:p>5.4045</text:p>
                <draw:g>
                  <svg:desc>'slice-whole-loop'.D33:'slice-whole-loop'.D45</svg:desc>
                </draw:g>
              </table:table-cell>
              <table:table-cell office:value-type="float" office:value="5.5897">
                <text:p>5.5897</text:p>
                <draw:g>
                  <svg:desc>'slice-whole-loop'.E33:'slice-whole-loop'.E45</svg:desc>
                </draw:g>
              </table:table-cell>
              <table:table-cell office:value-type="float" office:value="5.6451">
                <text:p>5.6451</text:p>
                <draw:g>
                  <svg:desc>'slice-whole-loop'.F33:'slice-whole-loop'.F45</svg:desc>
                </draw:g>
              </table:table-cell>
              <table:table-cell office:value-type="float" office:value="0">
                <text:p>0</text:p>
                <draw:g>
                  <svg:desc>'slice-whole-loop'.G33:'slice-whole-loop'.G45</svg:desc>
                </draw:g>
              </table:table-cell>
              <table:table-cell office:value-type="float" office:value="0">
                <text:p>0</text:p>
                <draw:g>
                  <svg:desc>'slice-whole-loop'.H33:'slice-whole-loop'.H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5.0541">
                <text:p>5.0541</text:p>
              </table:table-cell>
              <table:table-cell office:value-type="float" office:value="5.2921">
                <text:p>5.2921</text:p>
              </table:table-cell>
              <table:table-cell office:value-type="float" office:value="5.5048">
                <text:p>5.5048</text:p>
              </table:table-cell>
              <table:table-cell office:value-type="float" office:value="5.5307">
                <text:p>5.5307</text:p>
              </table:table-cell>
              <table:table-cell office:value-type="float" office:value="5.4777">
                <text:p>5.4777</text:p>
              </table:table-cell>
              <table:table-cell office:value-type="float" office:value="5.4329">
                <text:p>5.43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4.9921">
                <text:p>4.9921</text:p>
              </table:table-cell>
              <table:table-cell office:value-type="float" office:value="5.2001">
                <text:p>5.2001</text:p>
              </table:table-cell>
              <table:table-cell office:value-type="float" office:value="5.4515">
                <text:p>5.4515</text:p>
              </table:table-cell>
              <table:table-cell office:value-type="float" office:value="5.5561">
                <text:p>5.5561</text:p>
              </table:table-cell>
              <table:table-cell office:value-type="float" office:value="5.4813">
                <text:p>5.4813</text:p>
              </table:table-cell>
              <table:table-cell office:value-type="float" office:value="5.4094">
                <text:p>5.40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5">
                <text:p>12.5</text:p>
              </table:table-cell>
              <table:table-cell office:value-type="float" office:value="4.7342">
                <text:p>4.7342</text:p>
              </table:table-cell>
              <table:table-cell office:value-type="float" office:value="5.0065">
                <text:p>5.0065</text:p>
              </table:table-cell>
              <table:table-cell office:value-type="float" office:value="5.2238">
                <text:p>5.2238</text:p>
              </table:table-cell>
              <table:table-cell office:value-type="float" office:value="5.3552">
                <text:p>5.3552</text:p>
              </table:table-cell>
              <table:table-cell office:value-type="float" office:value="5.2947">
                <text:p>5.2947</text:p>
              </table:table-cell>
              <table:table-cell office:value-type="float" office:value="5.2172">
                <text:p>5.21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25">
                <text:p>6.25</text:p>
              </table:table-cell>
              <table:table-cell office:value-type="float" office:value="4.4567">
                <text:p>4.4567</text:p>
              </table:table-cell>
              <table:table-cell office:value-type="float" office:value="4.7432">
                <text:p>4.7432</text:p>
              </table:table-cell>
              <table:table-cell office:value-type="float" office:value="5.0911">
                <text:p>5.0911</text:p>
              </table:table-cell>
              <table:table-cell office:value-type="float" office:value="5.1677">
                <text:p>5.1677</text:p>
              </table:table-cell>
              <table:table-cell office:value-type="float" office:value="5.1176">
                <text:p>5.1176</text:p>
              </table:table-cell>
              <table:table-cell office:value-type="float" office:value="5.1436">
                <text:p>5.14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25">
                <text:p>3.125</text:p>
              </table:table-cell>
              <table:table-cell office:value-type="float" office:value="4.3478">
                <text:p>4.3478</text:p>
              </table:table-cell>
              <table:table-cell office:value-type="float" office:value="4.7039">
                <text:p>4.7039</text:p>
              </table:table-cell>
              <table:table-cell office:value-type="float" office:value="5.05">
                <text:p>5.05</text:p>
              </table:table-cell>
              <table:table-cell office:value-type="float" office:value="5.225">
                <text:p>5.225</text:p>
              </table:table-cell>
              <table:table-cell office:value-type="float" office:value="5.145">
                <text:p>5.145</text:p>
              </table:table-cell>
              <table:table-cell office:value-type="float" office:value="5.1082">
                <text:p>5.10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625">
                <text:p>1.5625</text:p>
              </table:table-cell>
              <table:table-cell office:value-type="float" office:value="3.9064">
                <text:p>3.9064</text:p>
              </table:table-cell>
              <table:table-cell office:value-type="float" office:value="4.3503">
                <text:p>4.3503</text:p>
              </table:table-cell>
              <table:table-cell office:value-type="float" office:value="4.7787">
                <text:p>4.7787</text:p>
              </table:table-cell>
              <table:table-cell office:value-type="float" office:value="4.8961">
                <text:p>4.8961</text:p>
              </table:table-cell>
              <table:table-cell office:value-type="float" office:value="4.8432">
                <text:p>4.8432</text:p>
              </table:table-cell>
              <table:table-cell office:value-type="float" office:value="4.8444">
                <text:p>4.84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8125">
                <text:p>0.78125</text:p>
              </table:table-cell>
              <table:table-cell office:value-type="float" office:value="1.0526">
                <text:p>1.0526</text:p>
              </table:table-cell>
              <table:table-cell office:value-type="float" office:value="4.1723">
                <text:p>4.1723</text:p>
              </table:table-cell>
              <table:table-cell office:value-type="float" office:value="4.7005">
                <text:p>4.7005</text:p>
              </table:table-cell>
              <table:table-cell office:value-type="float" office:value="4.7837">
                <text:p>4.7837</text:p>
              </table:table-cell>
              <table:table-cell office:value-type="float" office:value="4.9358">
                <text:p>4.9358</text:p>
              </table:table-cell>
              <table:table-cell office:value-type="float" office:value="5.0074">
                <text:p>5.00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0625">
                <text:p>0.390625</text:p>
              </table:table-cell>
              <table:table-cell office:value-type="float" office:value="0.49915">
                <text:p>0.49915</text:p>
              </table:table-cell>
              <table:table-cell office:value-type="float" office:value="3.81">
                <text:p>3.81</text:p>
              </table:table-cell>
              <table:table-cell office:value-type="float" office:value="4.5964">
                <text:p>4.5964</text:p>
              </table:table-cell>
              <table:table-cell office:value-type="float" office:value="4.7522">
                <text:p>4.7522</text:p>
              </table:table-cell>
              <table:table-cell office:value-type="float" office:value="4.6048">
                <text:p>4.6048</text:p>
              </table:table-cell>
              <table:table-cell office:value-type="float" office:value="4.6458">
                <text:p>4.64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53125">
                <text:p>0.1953125</text:p>
              </table:table-cell>
              <table:table-cell office:value-type="float" office:value="0.28181">
                <text:p>0.28181</text:p>
              </table:table-cell>
              <table:table-cell office:value-type="float" office:value="3.372">
                <text:p>3.372</text:p>
              </table:table-cell>
              <table:table-cell office:value-type="float" office:value="3.8236">
                <text:p>3.8236</text:p>
              </table:table-cell>
              <table:table-cell office:value-type="float" office:value="4.2368">
                <text:p>4.2368</text:p>
              </table:table-cell>
              <table:table-cell office:value-type="float" office:value="4.1716">
                <text:p>4.1716</text:p>
              </table:table-cell>
              <table:table-cell office:value-type="float" office:value="4.3079">
                <text:p>4.30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765625">
                <text:p>0.09765625</text:p>
              </table:table-cell>
              <table:table-cell office:value-type="float" office:value="1.1665">
                <text:p>1.1665</text:p>
              </table:table-cell>
              <table:table-cell office:value-type="float" office:value="1.3137">
                <text:p>1.3137</text:p>
              </table:table-cell>
              <table:table-cell office:value-type="float" office:value="4.083">
                <text:p>4.083</text:p>
              </table:table-cell>
              <table:table-cell office:value-type="float" office:value="4.3609">
                <text:p>4.3609</text:p>
              </table:table-cell>
              <table:table-cell office:value-type="float" office:value="4.3395">
                <text:p>4.3395</text:p>
              </table:table-cell>
              <table:table-cell office:value-type="float" office:value="3.0449">
                <text:p>3.04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8828125">
                <text:p>0.048828125</text:p>
              </table:table-cell>
              <table:table-cell office:value-type="float" office:value="2.4628">
                <text:p>2.4628</text:p>
              </table:table-cell>
              <table:table-cell office:value-type="float" office:value="0.57733">
                <text:p>0.57733</text:p>
              </table:table-cell>
              <table:table-cell office:value-type="float" office:value="3.597">
                <text:p>3.597</text:p>
              </table:table-cell>
              <table:table-cell office:value-type="float" office:value="3.9644">
                <text:p>3.9644</text:p>
              </table:table-cell>
              <table:table-cell office:value-type="float" office:value="3.8844">
                <text:p>3.8844</text:p>
              </table:table-cell>
              <table:table-cell office:value-type="float" office:value="3.9029">
                <text:p>3.90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44140625">
                <text:p>0.0244140625</text:p>
              </table:table-cell>
              <table:table-cell office:value-type="float" office:value="1.3799">
                <text:p>1.3799</text:p>
              </table:table-cell>
              <table:table-cell office:value-type="float" office:value="0.34367">
                <text:p>0.34367</text:p>
              </table:table-cell>
              <table:table-cell office:value-type="float" office:value="3.2152">
                <text:p>3.2152</text:p>
              </table:table-cell>
              <table:table-cell office:value-type="float" office:value="3.3997">
                <text:p>3.3997</text:p>
              </table:table-cell>
              <table:table-cell office:value-type="float" office:value="3.37">
                <text:p>3.37</text:p>
              </table:table-cell>
              <table:table-cell office:value-type="float" office:value="3.2981">
                <text:p>3.29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maximum="100" chart:origin="0" chart:interval-major="0.30102999566398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41cm" svg:y="0.316cm" chart:style-name="ch2">
          <text:p>hybrid scaling</text:p>
        </chart:title>
        <chart:subtitle svg:x="6.514cm" svg:y="1.275cm" chart:style-name="ch3">
          <text:p>slice versus c08</text:p>
        </chart:subtitle>
        <chart:legend chart:legend-position="end" svg:x="13.915cm" svg:y="2.956cm" style:legend-expansion="high" chart:style-name="ch4"/>
        <chart:plot-area chart:style-name="ch5" table:cell-range-address="'slice-vs-c08'.A19:'slice-vs-c08'.G32" chart:data-source-has-labels="row" svg:x="1.331cm" svg:y="2.138cm" svg:width="12.264cm" svg:height="5.701cm">
          <chartooo:coordinate-region svg:x="2.403cm" svg:y="2.138cm" svg:width="10.465cm" svg:height="3.455cm"/>
          <chart:axis chart:dimension="x" chart:name="primary-x" chart:style-name="ch6">
            <chart:title svg:x="5.289cm" svg:y="8.019cm" chart:style-name="ch7">
              <text:p>fraction of usable memory [%]</text:p>
            </chart:title>
          </chart:axis>
          <chart:axis chart:dimension="y" chart:name="primary-y" chart:style-name="ch8">
            <chart:title svg:x="0.451cm" svg:y="7.069cm" chart:style-name="ch9">
              <text:p>performance gain slice / c08</text:p>
            </chart:title>
            <chart:grid chart:style-name="ch10" chart:class="major"/>
          </chart:axis>
          <chart:series chart:style-name="ch11" chart:values-cell-range-address="'slice-vs-c08'.B20:'slice-vs-c08'.B32" chart:label-cell-address="'slice-vs-c08'.B19:'slice-vs-c08'.B19" chart:class="chart:scatter">
            <chart:domain table:cell-range-address="'slice-vs-c08'.A20:'slice-vs-c08'.A32"/>
            <chart:data-point chart:repeated="13"/>
          </chart:series>
          <chart:series chart:style-name="ch12" chart:values-cell-range-address="'slice-vs-c08'.C20:'slice-vs-c08'.C32" chart:label-cell-address="'slice-vs-c08'.C19:'slice-vs-c08'.C19" chart:class="chart:scatter">
            <chart:data-point chart:repeated="13"/>
          </chart:series>
          <chart:series chart:style-name="ch13" chart:values-cell-range-address="'slice-vs-c08'.D20:'slice-vs-c08'.D32" chart:label-cell-address="'slice-vs-c08'.D19:'slice-vs-c08'.D19" chart:class="chart:scatter">
            <chart:data-point chart:repeated="13"/>
          </chart:series>
          <chart:series chart:style-name="ch14" chart:values-cell-range-address="'slice-vs-c08'.E20:'slice-vs-c08'.E32" chart:label-cell-address="'slice-vs-c08'.E19:'slice-vs-c08'.E19" chart:class="chart:scatter">
            <chart:data-point chart:repeated="13"/>
          </chart:series>
          <chart:series chart:style-name="ch15" chart:values-cell-range-address="'slice-vs-c08'.F20:'slice-vs-c08'.F32" chart:label-cell-address="'slice-vs-c08'.F19:'slice-vs-c08'.F19" chart:class="chart:scatter">
            <chart:data-point chart:repeated="13"/>
          </chart:series>
          <chart:series chart:style-name="ch16" chart:values-cell-range-address="'slice-vs-c08'.G20:'slice-vs-c08'.G32" chart:label-cell-address="'slice-vs-c08'.G19:'slice-vs-c08'.G19" chart:class="chart:scatter">
            <chart:data-point chart:repeated="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x32</text:p>
                <draw:g>
                  <svg:desc>'slice-vs-c08'.B19:'slice-vs-c08'.B19</svg:desc>
                </draw:g>
              </table:table-cell>
              <table:table-cell office:value-type="string">
                <text:p>2x16</text:p>
                <draw:g>
                  <svg:desc>'slice-vs-c08'.C19:'slice-vs-c08'.C19</svg:desc>
                </draw:g>
              </table:table-cell>
              <table:table-cell office:value-type="string">
                <text:p>4x8</text:p>
                <draw:g>
                  <svg:desc>'slice-vs-c08'.D19:'slice-vs-c08'.D19</svg:desc>
                </draw:g>
              </table:table-cell>
              <table:table-cell office:value-type="string">
                <text:p>8x4</text:p>
                <draw:g>
                  <svg:desc>'slice-vs-c08'.E19:'slice-vs-c08'.E19</svg:desc>
                </draw:g>
              </table:table-cell>
              <table:table-cell office:value-type="string">
                <text:p>16x2</text:p>
                <draw:g>
                  <svg:desc>'slice-vs-c08'.F19:'slice-vs-c08'.F19</svg:desc>
                </draw:g>
              </table:table-cell>
              <table:table-cell office:value-type="string">
                <text:p>32x0</text:p>
                <draw:g>
                  <svg:desc>'slice-vs-c08'.G19:'slice-vs-c08'.G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slice-vs-c08'.A20:'slice-vs-c08'.A32</svg:desc>
                </draw:g>
              </table:table-cell>
              <table:table-cell office:value-type="float" office:value="1.06830166700773">
                <text:p>1.06830166700773</text:p>
                <draw:g>
                  <svg:desc>'slice-vs-c08'.B20:'slice-vs-c08'.B32</svg:desc>
                </draw:g>
              </table:table-cell>
              <table:table-cell office:value-type="float" office:value="1.09018403937145">
                <text:p>1.09018403937145</text:p>
                <draw:g>
                  <svg:desc>'slice-vs-c08'.C20:'slice-vs-c08'.C32</svg:desc>
                </draw:g>
              </table:table-cell>
              <table:table-cell office:value-type="float" office:value="1.04625547323607">
                <text:p>1.04625547323607</text:p>
                <draw:g>
                  <svg:desc>'slice-vs-c08'.D20:'slice-vs-c08'.D32</svg:desc>
                </draw:g>
              </table:table-cell>
              <table:table-cell office:value-type="float" office:value="1.04651513324491">
                <text:p>1.04651513324491</text:p>
                <draw:g>
                  <svg:desc>'slice-vs-c08'.E20:'slice-vs-c08'.E32</svg:desc>
                </draw:g>
              </table:table-cell>
              <table:table-cell office:value-type="float" office:value="NaN">
                <text:p>NaN</text:p>
                <draw:g>
                  <svg:desc>'slice-vs-c08'.F20:'slice-vs-c08'.F32</svg:desc>
                </draw:g>
              </table:table-cell>
              <table:table-cell office:value-type="float" office:value="NaN">
                <text:p>NaN</text:p>
                <draw:g>
                  <svg:desc>'slice-vs-c08'.G20:'slice-vs-c08'.G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.06183615686643">
                <text:p>1.06183615686643</text:p>
              </table:table-cell>
              <table:table-cell office:value-type="float" office:value="1.0748511881513">
                <text:p>1.0748511881513</text:p>
              </table:table-cell>
              <table:table-cell office:value-type="float" office:value="1.04054543260529">
                <text:p>1.04054543260529</text:p>
              </table:table-cell>
              <table:table-cell office:value-type="float" office:value="1.0461582439406">
                <text:p>1.0461582439406</text:p>
              </table:table-cell>
              <table:table-cell office:value-type="float" office:value="1.04105651700351">
                <text:p>1.04105651700351</text:p>
              </table:table-cell>
              <table:table-cell office:value-type="float" office:value="1.00872915894776">
                <text:p>1.008729158947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.07522599405778">
                <text:p>1.07522599405778</text:p>
              </table:table-cell>
              <table:table-cell office:value-type="float" office:value="1.08831908831909">
                <text:p>1.08831908831909</text:p>
              </table:table-cell>
              <table:table-cell office:value-type="float" office:value="1.0504309887746">
                <text:p>1.0504309887746</text:p>
              </table:table-cell>
              <table:table-cell office:value-type="float" office:value="1.04640869056372">
                <text:p>1.04640869056372</text:p>
              </table:table-cell>
              <table:table-cell office:value-type="float" office:value="1.03866956326317">
                <text:p>1.03866956326317</text:p>
              </table:table-cell>
              <table:table-cell office:value-type="float" office:value="1.01674312941628">
                <text:p>1.016743129416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5">
                <text:p>12.5</text:p>
              </table:table-cell>
              <table:table-cell office:value-type="float" office:value="1.05772797159568">
                <text:p>1.05772797159568</text:p>
              </table:table-cell>
              <table:table-cell office:value-type="float" office:value="1.08508802760648">
                <text:p>1.08508802760648</text:p>
              </table:table-cell>
              <table:table-cell office:value-type="float" office:value="1.04134008356461">
                <text:p>1.04134008356461</text:p>
              </table:table-cell>
              <table:table-cell office:value-type="float" office:value="1.04189071854007">
                <text:p>1.04189071854007</text:p>
              </table:table-cell>
              <table:table-cell office:value-type="float" office:value="1.03320342234266">
                <text:p>1.03320342234266</text:p>
              </table:table-cell>
              <table:table-cell office:value-type="float" office:value="1.01935445272069">
                <text:p>1.019354452720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25">
                <text:p>6.25</text:p>
              </table:table-cell>
              <table:table-cell office:value-type="float" office:value="1.04246869295071">
                <text:p>1.04246869295071</text:p>
              </table:table-cell>
              <table:table-cell office:value-type="float" office:value="1.07511171119041">
                <text:p>1.07511171119041</text:p>
              </table:table-cell>
              <table:table-cell office:value-type="float" office:value="1.03129046180406">
                <text:p>1.03129046180406</text:p>
              </table:table-cell>
              <table:table-cell office:value-type="float" office:value="1.02695983817921">
                <text:p>1.02695983817921</text:p>
              </table:table-cell>
              <table:table-cell office:value-type="float" office:value="1.02184307594226">
                <text:p>1.02184307594226</text:p>
              </table:table-cell>
              <table:table-cell office:value-type="float" office:value="1.00463514963634">
                <text:p>1.004635149636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25">
                <text:p>3.125</text:p>
              </table:table-cell>
              <table:table-cell office:value-type="float" office:value="1.03781159259318">
                <text:p>1.03781159259318</text:p>
              </table:table-cell>
              <table:table-cell office:value-type="float" office:value="1.08642799256328">
                <text:p>1.08642799256328</text:p>
              </table:table-cell>
              <table:table-cell office:value-type="float" office:value="1.05321388508997">
                <text:p>1.05321388508997</text:p>
              </table:table-cell>
              <table:table-cell office:value-type="float" office:value="1.03831435079727">
                <text:p>1.03831435079727</text:p>
              </table:table-cell>
              <table:table-cell office:value-type="float" office:value="1.02946192740171">
                <text:p>1.02946192740171</text:p>
              </table:table-cell>
              <table:table-cell office:value-type="float" office:value="1.01012714370195">
                <text:p>1.010127143701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625">
                <text:p>1.5625</text:p>
              </table:table-cell>
              <table:table-cell office:value-type="float" office:value="0.996847007082107">
                <text:p>0.996847007082107</text:p>
              </table:table-cell>
              <table:table-cell office:value-type="float" office:value="1.06067677946324">
                <text:p>1.06067677946324</text:p>
              </table:table-cell>
              <table:table-cell office:value-type="float" office:value="1.04058860560277">
                <text:p>1.04058860560277</text:p>
              </table:table-cell>
              <table:table-cell office:value-type="float" office:value="1.02321614118888">
                <text:p>1.02321614118888</text:p>
              </table:table-cell>
              <table:table-cell office:value-type="float" office:value="1.02157276380826">
                <text:p>1.02157276380826</text:p>
              </table:table-cell>
              <table:table-cell office:value-type="float" office:value="1.01690847105227">
                <text:p>1.016908471052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8125">
                <text:p>0.78125</text:p>
              </table:table-cell>
              <table:table-cell office:value-type="float" office:value="0.213385561317044">
                <text:p>0.213385561317044</text:p>
              </table:table-cell>
              <table:table-cell office:value-type="float" office:value="1.0429765726819">
                <text:p>1.0429765726819</text:p>
              </table:table-cell>
              <table:table-cell office:value-type="float" office:value="1.04471687455153">
                <text:p>1.04471687455153</text:p>
              </table:table-cell>
              <table:table-cell office:value-type="float" office:value="1.01133871424948">
                <text:p>1.01133871424948</text:p>
              </table:table-cell>
              <table:table-cell office:value-type="float" office:value="1.00285913326173">
                <text:p>1.00285913326173</text:p>
              </table:table-cell>
              <table:table-cell office:value-type="float" office:value="0.987019751939294">
                <text:p>0.9870197519392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0625">
                <text:p>0.390625</text:p>
              </table:table-cell>
              <table:table-cell office:value-type="float" office:value="0.0963752127592511">
                <text:p>0.0963752127592511</text:p>
              </table:table-cell>
              <table:table-cell office:value-type="float" office:value="1.06814527043164">
                <text:p>1.06814527043164</text:p>
              </table:table-cell>
              <table:table-cell office:value-type="float" office:value="1.06195672276678">
                <text:p>1.06195672276678</text:p>
              </table:table-cell>
              <table:table-cell office:value-type="float" office:value="1.03279905466004">
                <text:p>1.03279905466004</text:p>
              </table:table-cell>
              <table:table-cell office:value-type="float" office:value="1.01471722656664">
                <text:p>1.01471722656664</text:p>
              </table:table-cell>
              <table:table-cell office:value-type="float" office:value="1.00535118053899">
                <text:p>1.005351180538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53125">
                <text:p>0.1953125</text:p>
              </table:table-cell>
              <table:table-cell office:value-type="float" office:value="0.0553846403215872">
                <text:p>0.0553846403215872</text:p>
              </table:table-cell>
              <table:table-cell office:value-type="float" office:value="0.99523940161699">
                <text:p>0.99523940161699</text:p>
              </table:table-cell>
              <table:table-cell office:value-type="float" office:value="1.00234631628344">
                <text:p>1.00234631628344</text:p>
              </table:table-cell>
              <table:table-cell office:value-type="float" office:value="1.00151872055542">
                <text:p>1.00151872055542</text:p>
              </table:table-cell>
              <table:table-cell office:value-type="float" office:value="1.02258266729353">
                <text:p>1.02258266729353</text:p>
              </table:table-cell>
              <table:table-cell office:value-type="float" office:value="1.01783460795791">
                <text:p>1.017834607957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973872656383491">
                <text:p>0.973872656383491</text:p>
              </table:table-cell>
              <table:table-cell office:value-type="float" office:value="0.311444195646544">
                <text:p>0.311444195646544</text:p>
              </table:table-cell>
              <table:table-cell office:value-type="float" office:value="0.992425784316576">
                <text:p>0.992425784316576</text:p>
              </table:table-cell>
              <table:table-cell office:value-type="float" office:value="0.974127770756713">
                <text:p>0.974127770756713</text:p>
              </table:table-cell>
              <table:table-cell office:value-type="float" office:value="0.964529058116232">
                <text:p>0.964529058116232</text:p>
              </table:table-cell>
              <table:table-cell office:value-type="float" office:value="1.01451501751565">
                <text:p>1.014515017515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8828125">
                <text:p>0.048828125</text:p>
              </table:table-cell>
              <table:table-cell office:value-type="float" office:value="0.925706005575593">
                <text:p>0.925706005575593</text:p>
              </table:table-cell>
              <table:table-cell office:value-type="float" office:value="0.137941379743654">
                <text:p>0.137941379743654</text:p>
              </table:table-cell>
              <table:table-cell office:value-type="float" office:value="1.00635285112897">
                <text:p>1.00635285112897</text:p>
              </table:table-cell>
              <table:table-cell office:value-type="float" office:value="0.980749962046455">
                <text:p>0.980749962046455</text:p>
              </table:table-cell>
              <table:table-cell office:value-type="float" office:value="0.998126293839436">
                <text:p>0.998126293839436</text:p>
              </table:table-cell>
              <table:table-cell office:value-type="float" office:value="0.995552282768778">
                <text:p>0.9955522827687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44140625">
                <text:p>0.0244140625</text:p>
              </table:table-cell>
              <table:table-cell office:value-type="float" office:value="0.7413452270091">
                <text:p>0.7413452270091</text:p>
              </table:table-cell>
              <table:table-cell office:value-type="float" office:value="0.088195148647126">
                <text:p>0.088195148647126</text:p>
              </table:table-cell>
              <table:table-cell office:value-type="float" office:value="0.969113877135003">
                <text:p>0.969113877135003</text:p>
              </table:table-cell>
              <table:table-cell office:value-type="float" office:value="0.939741706914563">
                <text:p>0.939741706914563</text:p>
              </table:table-cell>
              <table:table-cell office:value-type="float" office:value="0.985044281863689">
                <text:p>0.985044281863689</text:p>
              </table:table-cell>
              <table:table-cell office:value-type="float" office:value="1.00748164658572">
                <text:p>1.0074816465857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16cm" svg:y="0.316cm" chart:style-name="ch2">
          <text:p>slice-whole-loop</text:p>
        </chart:title>
        <chart:legend chart:legend-position="end" svg:x="12.513cm" svg:y="1.213cm" style:legend-expansion="high" chart:style-name="ch3"/>
        <chart:plot-area chart:style-name="ch4" table:cell-range-address="'mpi-vs-omp'.B2:'mpi-vs-omp'.H15" chart:data-source-has-labels="both" svg:x="1.331cm" svg:y="1.275cm" svg:width="10.862cm" svg:height="6.564cm">
          <chartooo:coordinate-region svg:x="1.767cm" svg:y="1.474cm" svg:width="10.054cm" svg:height="5.718cm"/>
          <chart:axis chart:dimension="x" chart:name="primary-x" chart:style-name="ch5" chartooo:axis-type="auto">
            <chartooo:date-scale/>
            <chart:title svg:x="5.713cm" svg:y="8.019cm" chart:style-name="ch6">
              <text:p>MPIxOpenMP</text:p>
            </chart:title>
            <chart:categories table:cell-range-address="'mpi-vs-omp'.C2:'mpi-vs-omp'.H2"/>
          </chart:axis>
          <chart:axis chart:dimension="y" chart:name="primary-y" chart:style-name="ch5">
            <chart:title svg:x="0.451cm" svg:y="5.408cm" chart:style-name="ch7">
              <text:p>TFLOP/sec</text:p>
            </chart:title>
            <chart:grid chart:style-name="ch8" chart:class="major"/>
          </chart:axis>
          <chart:series chart:style-name="ch9" chart:values-cell-range-address="'mpi-vs-omp'.C3:'mpi-vs-omp'.H3" chart:label-cell-address="'mpi-vs-omp'.B3:'mpi-vs-omp'.B3" chart:class="chart:line">
            <chart:data-point chart:repeated="6"/>
          </chart:series>
          <chart:series chart:style-name="ch10" chart:values-cell-range-address="'mpi-vs-omp'.C4:'mpi-vs-omp'.H4" chart:label-cell-address="'mpi-vs-omp'.B4:'mpi-vs-omp'.B4" chart:class="chart:line">
            <chart:data-point chart:repeated="6"/>
          </chart:series>
          <chart:series chart:style-name="ch11" chart:values-cell-range-address="'mpi-vs-omp'.C5:'mpi-vs-omp'.H5" chart:label-cell-address="'mpi-vs-omp'.B5:'mpi-vs-omp'.B5" chart:class="chart:line">
            <chart:data-point chart:repeated="6"/>
          </chart:series>
          <chart:series chart:style-name="ch12" chart:values-cell-range-address="'mpi-vs-omp'.C6:'mpi-vs-omp'.H6" chart:label-cell-address="'mpi-vs-omp'.B6:'mpi-vs-omp'.B6" chart:class="chart:line">
            <chart:data-point chart:repeated="6"/>
          </chart:series>
          <chart:series chart:style-name="ch13" chart:values-cell-range-address="'mpi-vs-omp'.C7:'mpi-vs-omp'.H7" chart:label-cell-address="'mpi-vs-omp'.B7:'mpi-vs-omp'.B7" chart:class="chart:line">
            <chart:data-point chart:repeated="6"/>
          </chart:series>
          <chart:series chart:style-name="ch14" chart:values-cell-range-address="'mpi-vs-omp'.C8:'mpi-vs-omp'.H8" chart:label-cell-address="'mpi-vs-omp'.B8:'mpi-vs-omp'.B8" chart:class="chart:line">
            <chart:data-point chart:repeated="6"/>
          </chart:series>
          <chart:series chart:style-name="ch15" chart:values-cell-range-address="'mpi-vs-omp'.C9:'mpi-vs-omp'.H9" chart:label-cell-address="'mpi-vs-omp'.B9:'mpi-vs-omp'.B9" chart:class="chart:line">
            <chart:data-point chart:repeated="6"/>
          </chart:series>
          <chart:series chart:style-name="ch16" chart:values-cell-range-address="'mpi-vs-omp'.C10:'mpi-vs-omp'.H10" chart:label-cell-address="'mpi-vs-omp'.B10:'mpi-vs-omp'.B10" chart:class="chart:line">
            <chart:data-point chart:repeated="6"/>
          </chart:series>
          <chart:series chart:style-name="ch17" chart:values-cell-range-address="'mpi-vs-omp'.C11:'mpi-vs-omp'.H11" chart:label-cell-address="'mpi-vs-omp'.B11:'mpi-vs-omp'.B11" chart:class="chart:line">
            <chart:data-point chart:repeated="6"/>
          </chart:series>
          <chart:series chart:style-name="ch18" chart:values-cell-range-address="'mpi-vs-omp'.C12:'mpi-vs-omp'.H12" chart:label-cell-address="'mpi-vs-omp'.B12:'mpi-vs-omp'.B12" chart:class="chart:line">
            <chart:data-point chart:repeated="6"/>
          </chart:series>
          <chart:series chart:style-name="ch19" chart:values-cell-range-address="'mpi-vs-omp'.C13:'mpi-vs-omp'.H13" chart:label-cell-address="'mpi-vs-omp'.B13:'mpi-vs-omp'.B13" chart:class="chart:line">
            <chart:data-point chart:repeated="6"/>
          </chart:series>
          <chart:series chart:style-name="ch20" chart:values-cell-range-address="'mpi-vs-omp'.C14:'mpi-vs-omp'.H14" chart:label-cell-address="'mpi-vs-omp'.B14:'mpi-vs-omp'.B14" chart:class="chart:line">
            <chart:data-point chart:repeated="6"/>
          </chart:series>
          <chart:series chart:style-name="ch21" chart:values-cell-range-address="'mpi-vs-omp'.C15:'mpi-vs-omp'.H15" chart:label-cell-address="'mpi-vs-omp'.B15:'mpi-vs-omp'.B15" chart:class="chart:line">
            <chart:data-point chart:repeated="6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x32</text:p>
                <draw:g>
                  <svg:desc>'mpi-vs-omp'.C2:'mpi-vs-omp'.H2</svg:desc>
                </draw:g>
              </table:table-cell>
              <table:table-cell office:value-type="string">
                <text:p>2x16</text:p>
              </table:table-cell>
              <table:table-cell office:value-type="string">
                <text:p>4x8</text:p>
              </table:table-cell>
              <table:table-cell office:value-type="string">
                <text:p>8x4</text:p>
              </table:table-cell>
              <table:table-cell office:value-type="string">
                <text:p>16x2</text:p>
              </table:table-cell>
              <table:table-cell office:value-type="string">
                <text:p>32x0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  <draw:g>
                  <svg:desc>'mpi-vs-omp'.B3:'mpi-vs-omp'.B3</svg:desc>
                </draw:g>
              </table:table-cell>
              <table:table-cell office:value-type="float" office:value="5.1561">
                <text:p>5.1561</text:p>
                <draw:g>
                  <svg:desc>'mpi-vs-omp'.C3:'mpi-vs-omp'.H3</svg:desc>
                </draw:g>
              </table:table-cell>
              <table:table-cell office:value-type="float" office:value="5.4045">
                <text:p>5.4045</text:p>
              </table:table-cell>
              <table:table-cell office:value-type="float" office:value="5.5897">
                <text:p>5.5897</text:p>
              </table:table-cell>
              <table:table-cell office:value-type="float" office:value="5.6451">
                <text:p>5.64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  <draw:g>
                  <svg:desc>'mpi-vs-omp'.B4:'mpi-vs-omp'.B4</svg:desc>
                </draw:g>
              </table:table-cell>
              <table:table-cell office:value-type="float" office:value="5.0541">
                <text:p>5.0541</text:p>
                <draw:g>
                  <svg:desc>'mpi-vs-omp'.C4:'mpi-vs-omp'.H4</svg:desc>
                </draw:g>
              </table:table-cell>
              <table:table-cell office:value-type="float" office:value="5.2921">
                <text:p>5.2921</text:p>
              </table:table-cell>
              <table:table-cell office:value-type="float" office:value="5.5048">
                <text:p>5.5048</text:p>
              </table:table-cell>
              <table:table-cell office:value-type="float" office:value="5.5307">
                <text:p>5.5307</text:p>
              </table:table-cell>
              <table:table-cell office:value-type="float" office:value="5.4777">
                <text:p>5.4777</text:p>
              </table:table-cell>
              <table:table-cell office:value-type="float" office:value="5.4329">
                <text:p>5.4329</text:p>
              </table:table-cell>
            </table:table-row>
            <table:table-row>
              <table:table-cell office:value-type="string">
                <text:p>25</text:p>
                <draw:g>
                  <svg:desc>'mpi-vs-omp'.B5:'mpi-vs-omp'.B5</svg:desc>
                </draw:g>
              </table:table-cell>
              <table:table-cell office:value-type="float" office:value="4.9921">
                <text:p>4.9921</text:p>
                <draw:g>
                  <svg:desc>'mpi-vs-omp'.C5:'mpi-vs-omp'.H5</svg:desc>
                </draw:g>
              </table:table-cell>
              <table:table-cell office:value-type="float" office:value="5.2001">
                <text:p>5.2001</text:p>
              </table:table-cell>
              <table:table-cell office:value-type="float" office:value="5.4515">
                <text:p>5.4515</text:p>
              </table:table-cell>
              <table:table-cell office:value-type="float" office:value="5.5561">
                <text:p>5.5561</text:p>
              </table:table-cell>
              <table:table-cell office:value-type="float" office:value="5.4813">
                <text:p>5.4813</text:p>
              </table:table-cell>
              <table:table-cell office:value-type="float" office:value="5.4094">
                <text:p>5.4094</text:p>
              </table:table-cell>
            </table:table-row>
            <table:table-row>
              <table:table-cell office:value-type="string">
                <text:p>12.5</text:p>
                <draw:g>
                  <svg:desc>'mpi-vs-omp'.B6:'mpi-vs-omp'.B6</svg:desc>
                </draw:g>
              </table:table-cell>
              <table:table-cell office:value-type="float" office:value="4.7342">
                <text:p>4.7342</text:p>
                <draw:g>
                  <svg:desc>'mpi-vs-omp'.C6:'mpi-vs-omp'.H6</svg:desc>
                </draw:g>
              </table:table-cell>
              <table:table-cell office:value-type="float" office:value="5.0065">
                <text:p>5.0065</text:p>
              </table:table-cell>
              <table:table-cell office:value-type="float" office:value="5.2238">
                <text:p>5.2238</text:p>
              </table:table-cell>
              <table:table-cell office:value-type="float" office:value="5.3552">
                <text:p>5.3552</text:p>
              </table:table-cell>
              <table:table-cell office:value-type="float" office:value="5.2947">
                <text:p>5.2947</text:p>
              </table:table-cell>
              <table:table-cell office:value-type="float" office:value="5.2172">
                <text:p>5.2172</text:p>
              </table:table-cell>
            </table:table-row>
            <table:table-row>
              <table:table-cell office:value-type="string">
                <text:p>6.25</text:p>
                <draw:g>
                  <svg:desc>'mpi-vs-omp'.B7:'mpi-vs-omp'.B7</svg:desc>
                </draw:g>
              </table:table-cell>
              <table:table-cell office:value-type="float" office:value="4.4567">
                <text:p>4.4567</text:p>
                <draw:g>
                  <svg:desc>'mpi-vs-omp'.C7:'mpi-vs-omp'.H7</svg:desc>
                </draw:g>
              </table:table-cell>
              <table:table-cell office:value-type="float" office:value="4.7432">
                <text:p>4.7432</text:p>
              </table:table-cell>
              <table:table-cell office:value-type="float" office:value="5.0911">
                <text:p>5.0911</text:p>
              </table:table-cell>
              <table:table-cell office:value-type="float" office:value="5.1677">
                <text:p>5.1677</text:p>
              </table:table-cell>
              <table:table-cell office:value-type="float" office:value="5.1176">
                <text:p>5.1176</text:p>
              </table:table-cell>
              <table:table-cell office:value-type="float" office:value="5.1436">
                <text:p>5.1436</text:p>
              </table:table-cell>
            </table:table-row>
            <table:table-row>
              <table:table-cell office:value-type="string">
                <text:p>3.125</text:p>
                <draw:g>
                  <svg:desc>'mpi-vs-omp'.B8:'mpi-vs-omp'.B8</svg:desc>
                </draw:g>
              </table:table-cell>
              <table:table-cell office:value-type="float" office:value="4.3478">
                <text:p>4.3478</text:p>
                <draw:g>
                  <svg:desc>'mpi-vs-omp'.C8:'mpi-vs-omp'.H8</svg:desc>
                </draw:g>
              </table:table-cell>
              <table:table-cell office:value-type="float" office:value="4.7039">
                <text:p>4.7039</text:p>
              </table:table-cell>
              <table:table-cell office:value-type="float" office:value="5.05">
                <text:p>5.05</text:p>
              </table:table-cell>
              <table:table-cell office:value-type="float" office:value="5.225">
                <text:p>5.225</text:p>
              </table:table-cell>
              <table:table-cell office:value-type="float" office:value="5.145">
                <text:p>5.145</text:p>
              </table:table-cell>
              <table:table-cell office:value-type="float" office:value="5.1082">
                <text:p>5.1082</text:p>
              </table:table-cell>
            </table:table-row>
            <table:table-row>
              <table:table-cell office:value-type="string">
                <text:p>1.5625</text:p>
                <draw:g>
                  <svg:desc>'mpi-vs-omp'.B9:'mpi-vs-omp'.B9</svg:desc>
                </draw:g>
              </table:table-cell>
              <table:table-cell office:value-type="float" office:value="3.9064">
                <text:p>3.9064</text:p>
                <draw:g>
                  <svg:desc>'mpi-vs-omp'.C9:'mpi-vs-omp'.H9</svg:desc>
                </draw:g>
              </table:table-cell>
              <table:table-cell office:value-type="float" office:value="4.3503">
                <text:p>4.3503</text:p>
              </table:table-cell>
              <table:table-cell office:value-type="float" office:value="4.7787">
                <text:p>4.7787</text:p>
              </table:table-cell>
              <table:table-cell office:value-type="float" office:value="4.8961">
                <text:p>4.8961</text:p>
              </table:table-cell>
              <table:table-cell office:value-type="float" office:value="4.8432">
                <text:p>4.8432</text:p>
              </table:table-cell>
              <table:table-cell office:value-type="float" office:value="4.8444">
                <text:p>4.8444</text:p>
              </table:table-cell>
            </table:table-row>
            <table:table-row>
              <table:table-cell office:value-type="string">
                <text:p>0.78125</text:p>
                <draw:g>
                  <svg:desc>'mpi-vs-omp'.B10:'mpi-vs-omp'.B10</svg:desc>
                </draw:g>
              </table:table-cell>
              <table:table-cell office:value-type="float" office:value="1.0526">
                <text:p>1.0526</text:p>
                <draw:g>
                  <svg:desc>'mpi-vs-omp'.C10:'mpi-vs-omp'.H10</svg:desc>
                </draw:g>
              </table:table-cell>
              <table:table-cell office:value-type="float" office:value="4.1723">
                <text:p>4.1723</text:p>
              </table:table-cell>
              <table:table-cell office:value-type="float" office:value="4.7005">
                <text:p>4.7005</text:p>
              </table:table-cell>
              <table:table-cell office:value-type="float" office:value="4.7837">
                <text:p>4.7837</text:p>
              </table:table-cell>
              <table:table-cell office:value-type="float" office:value="4.9358">
                <text:p>4.9358</text:p>
              </table:table-cell>
              <table:table-cell office:value-type="float" office:value="5.0074">
                <text:p>5.0074</text:p>
              </table:table-cell>
            </table:table-row>
            <table:table-row>
              <table:table-cell office:value-type="string">
                <text:p>0.390625</text:p>
                <draw:g>
                  <svg:desc>'mpi-vs-omp'.B11:'mpi-vs-omp'.B11</svg:desc>
                </draw:g>
              </table:table-cell>
              <table:table-cell office:value-type="float" office:value="0.49915">
                <text:p>0.49915</text:p>
                <draw:g>
                  <svg:desc>'mpi-vs-omp'.C11:'mpi-vs-omp'.H11</svg:desc>
                </draw:g>
              </table:table-cell>
              <table:table-cell office:value-type="float" office:value="3.81">
                <text:p>3.81</text:p>
              </table:table-cell>
              <table:table-cell office:value-type="float" office:value="4.5964">
                <text:p>4.5964</text:p>
              </table:table-cell>
              <table:table-cell office:value-type="float" office:value="4.7522">
                <text:p>4.7522</text:p>
              </table:table-cell>
              <table:table-cell office:value-type="float" office:value="4.6048">
                <text:p>4.6048</text:p>
              </table:table-cell>
              <table:table-cell office:value-type="float" office:value="4.6458">
                <text:p>4.6458</text:p>
              </table:table-cell>
            </table:table-row>
            <table:table-row>
              <table:table-cell office:value-type="string">
                <text:p>0.1953125</text:p>
                <draw:g>
                  <svg:desc>'mpi-vs-omp'.B12:'mpi-vs-omp'.B12</svg:desc>
                </draw:g>
              </table:table-cell>
              <table:table-cell office:value-type="float" office:value="0.28181">
                <text:p>0.28181</text:p>
                <draw:g>
                  <svg:desc>'mpi-vs-omp'.C12:'mpi-vs-omp'.H12</svg:desc>
                </draw:g>
              </table:table-cell>
              <table:table-cell office:value-type="float" office:value="3.372">
                <text:p>3.372</text:p>
              </table:table-cell>
              <table:table-cell office:value-type="float" office:value="3.8236">
                <text:p>3.8236</text:p>
              </table:table-cell>
              <table:table-cell office:value-type="float" office:value="4.2368">
                <text:p>4.2368</text:p>
              </table:table-cell>
              <table:table-cell office:value-type="float" office:value="4.1716">
                <text:p>4.1716</text:p>
              </table:table-cell>
              <table:table-cell office:value-type="float" office:value="4.3079">
                <text:p>4.3079</text:p>
              </table:table-cell>
            </table:table-row>
            <table:table-row>
              <table:table-cell office:value-type="string">
                <text:p>0.09765625</text:p>
                <draw:g>
                  <svg:desc>'mpi-vs-omp'.B13:'mpi-vs-omp'.B13</svg:desc>
                </draw:g>
              </table:table-cell>
              <table:table-cell office:value-type="float" office:value="1.1665">
                <text:p>1.1665</text:p>
                <draw:g>
                  <svg:desc>'mpi-vs-omp'.C13:'mpi-vs-omp'.H13</svg:desc>
                </draw:g>
              </table:table-cell>
              <table:table-cell office:value-type="float" office:value="1.3137">
                <text:p>1.3137</text:p>
              </table:table-cell>
              <table:table-cell office:value-type="float" office:value="4.083">
                <text:p>4.083</text:p>
              </table:table-cell>
              <table:table-cell office:value-type="float" office:value="4.3609">
                <text:p>4.3609</text:p>
              </table:table-cell>
              <table:table-cell office:value-type="float" office:value="4.3395">
                <text:p>4.3395</text:p>
              </table:table-cell>
              <table:table-cell office:value-type="float" office:value="3.0449">
                <text:p>3.0449</text:p>
              </table:table-cell>
            </table:table-row>
            <table:table-row>
              <table:table-cell office:value-type="string">
                <text:p>0.048828125</text:p>
                <draw:g>
                  <svg:desc>'mpi-vs-omp'.B14:'mpi-vs-omp'.B14</svg:desc>
                </draw:g>
              </table:table-cell>
              <table:table-cell office:value-type="float" office:value="2.4628">
                <text:p>2.4628</text:p>
                <draw:g>
                  <svg:desc>'mpi-vs-omp'.C14:'mpi-vs-omp'.H14</svg:desc>
                </draw:g>
              </table:table-cell>
              <table:table-cell office:value-type="float" office:value="0.57733">
                <text:p>0.57733</text:p>
              </table:table-cell>
              <table:table-cell office:value-type="float" office:value="3.597">
                <text:p>3.597</text:p>
              </table:table-cell>
              <table:table-cell office:value-type="float" office:value="3.9644">
                <text:p>3.9644</text:p>
              </table:table-cell>
              <table:table-cell office:value-type="float" office:value="3.8844">
                <text:p>3.8844</text:p>
              </table:table-cell>
              <table:table-cell office:value-type="float" office:value="3.9029">
                <text:p>3.9029</text:p>
              </table:table-cell>
            </table:table-row>
            <table:table-row>
              <table:table-cell office:value-type="string">
                <text:p>0.0244140625</text:p>
                <draw:g>
                  <svg:desc>'mpi-vs-omp'.B15:'mpi-vs-omp'.B15</svg:desc>
                </draw:g>
              </table:table-cell>
              <table:table-cell office:value-type="float" office:value="1.3799">
                <text:p>1.3799</text:p>
                <draw:g>
                  <svg:desc>'mpi-vs-omp'.C15:'mpi-vs-omp'.H15</svg:desc>
                </draw:g>
              </table:table-cell>
              <table:table-cell office:value-type="float" office:value="0.34367">
                <text:p>0.34367</text:p>
              </table:table-cell>
              <table:table-cell office:value-type="float" office:value="3.2152">
                <text:p>3.2152</text:p>
              </table:table-cell>
              <table:table-cell office:value-type="float" office:value="3.3997">
                <text:p>3.3997</text:p>
              </table:table-cell>
              <table:table-cell office:value-type="float" office:value="3.37">
                <text:p>3.37</text:p>
              </table:table-cell>
              <table:table-cell office:value-type="float" office:value="3.2981">
                <text:p>3.298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22cm" svg:y="0.316cm" chart:style-name="ch2">
          <text:p>c08-whole-loop</text:p>
        </chart:title>
        <chart:legend chart:legend-position="end" svg:x="12.513cm" svg:y="1.213cm" style:legend-expansion="high" chart:style-name="ch3"/>
        <chart:plot-area chart:style-name="ch4" table:cell-range-address="'mpi-vs-omp'.B22:'mpi-vs-omp'.H35" chart:data-source-has-labels="both" svg:x="1.331cm" svg:y="1.275cm" svg:width="10.862cm" svg:height="6.564cm">
          <chartooo:coordinate-region svg:x="1.767cm" svg:y="1.474cm" svg:width="10.054cm" svg:height="5.718cm"/>
          <chart:axis chart:dimension="x" chart:name="primary-x" chart:style-name="ch5" chartooo:axis-type="auto">
            <chartooo:date-scale/>
            <chart:title svg:x="5.713cm" svg:y="8.019cm" chart:style-name="ch6">
              <text:p>MPIxOpenMP</text:p>
            </chart:title>
            <chart:categories table:cell-range-address="'mpi-vs-omp'.C22:'mpi-vs-omp'.H22"/>
          </chart:axis>
          <chart:axis chart:dimension="y" chart:name="primary-y" chart:style-name="ch5">
            <chart:title svg:x="0.451cm" svg:y="5.408cm" chart:style-name="ch7">
              <text:p>TFLOP/sec</text:p>
            </chart:title>
            <chart:grid chart:style-name="ch8" chart:class="major"/>
          </chart:axis>
          <chart:series chart:style-name="ch9" chart:values-cell-range-address="'mpi-vs-omp'.C23:'mpi-vs-omp'.H23" chart:label-cell-address="'mpi-vs-omp'.B23:'mpi-vs-omp'.B23" chart:class="chart:line">
            <chart:data-point chart:repeated="6"/>
          </chart:series>
          <chart:series chart:style-name="ch10" chart:values-cell-range-address="'mpi-vs-omp'.C24:'mpi-vs-omp'.H24" chart:label-cell-address="'mpi-vs-omp'.B24:'mpi-vs-omp'.B24" chart:class="chart:line">
            <chart:data-point chart:repeated="6"/>
          </chart:series>
          <chart:series chart:style-name="ch11" chart:values-cell-range-address="'mpi-vs-omp'.C25:'mpi-vs-omp'.H25" chart:label-cell-address="'mpi-vs-omp'.B25:'mpi-vs-omp'.B25" chart:class="chart:line">
            <chart:data-point chart:repeated="6"/>
          </chart:series>
          <chart:series chart:style-name="ch12" chart:values-cell-range-address="'mpi-vs-omp'.C26:'mpi-vs-omp'.H26" chart:label-cell-address="'mpi-vs-omp'.B26:'mpi-vs-omp'.B26" chart:class="chart:line">
            <chart:data-point chart:repeated="6"/>
          </chart:series>
          <chart:series chart:style-name="ch13" chart:values-cell-range-address="'mpi-vs-omp'.C27:'mpi-vs-omp'.H27" chart:label-cell-address="'mpi-vs-omp'.B27:'mpi-vs-omp'.B27" chart:class="chart:line">
            <chart:data-point chart:repeated="6"/>
          </chart:series>
          <chart:series chart:style-name="ch14" chart:values-cell-range-address="'mpi-vs-omp'.C28:'mpi-vs-omp'.H28" chart:label-cell-address="'mpi-vs-omp'.B28:'mpi-vs-omp'.B28" chart:class="chart:line">
            <chart:data-point chart:repeated="6"/>
          </chart:series>
          <chart:series chart:style-name="ch15" chart:values-cell-range-address="'mpi-vs-omp'.C29:'mpi-vs-omp'.H29" chart:label-cell-address="'mpi-vs-omp'.B29:'mpi-vs-omp'.B29" chart:class="chart:line">
            <chart:data-point chart:repeated="6"/>
          </chart:series>
          <chart:series chart:style-name="ch16" chart:values-cell-range-address="'mpi-vs-omp'.C30:'mpi-vs-omp'.H30" chart:label-cell-address="'mpi-vs-omp'.B30:'mpi-vs-omp'.B30" chart:class="chart:line">
            <chart:data-point chart:repeated="6"/>
          </chart:series>
          <chart:series chart:style-name="ch17" chart:values-cell-range-address="'mpi-vs-omp'.C31:'mpi-vs-omp'.H31" chart:label-cell-address="'mpi-vs-omp'.B31:'mpi-vs-omp'.B31" chart:class="chart:line">
            <chart:data-point chart:repeated="6"/>
          </chart:series>
          <chart:series chart:style-name="ch18" chart:values-cell-range-address="'mpi-vs-omp'.C32:'mpi-vs-omp'.H32" chart:label-cell-address="'mpi-vs-omp'.B32:'mpi-vs-omp'.B32" chart:class="chart:line">
            <chart:data-point chart:repeated="6"/>
          </chart:series>
          <chart:series chart:style-name="ch19" chart:values-cell-range-address="'mpi-vs-omp'.C33:'mpi-vs-omp'.H33" chart:label-cell-address="'mpi-vs-omp'.B33:'mpi-vs-omp'.B33" chart:class="chart:line">
            <chart:data-point chart:repeated="6"/>
          </chart:series>
          <chart:series chart:style-name="ch20" chart:values-cell-range-address="'mpi-vs-omp'.C34:'mpi-vs-omp'.H34" chart:label-cell-address="'mpi-vs-omp'.B34:'mpi-vs-omp'.B34" chart:class="chart:line">
            <chart:data-point chart:repeated="6"/>
          </chart:series>
          <chart:series chart:style-name="ch21" chart:values-cell-range-address="'mpi-vs-omp'.C35:'mpi-vs-omp'.H35" chart:label-cell-address="'mpi-vs-omp'.B35:'mpi-vs-omp'.B35" chart:class="chart:line">
            <chart:data-point chart:repeated="6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x32</text:p>
                <draw:g>
                  <svg:desc>'mpi-vs-omp'.C22:'mpi-vs-omp'.H22</svg:desc>
                </draw:g>
              </table:table-cell>
              <table:table-cell office:value-type="string">
                <text:p>2x16</text:p>
              </table:table-cell>
              <table:table-cell office:value-type="string">
                <text:p>4x8</text:p>
              </table:table-cell>
              <table:table-cell office:value-type="string">
                <text:p>8x4</text:p>
              </table:table-cell>
              <table:table-cell office:value-type="string">
                <text:p>16x2</text:p>
              </table:table-cell>
              <table:table-cell office:value-type="string">
                <text:p>32x0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  <draw:g>
                  <svg:desc>'mpi-vs-omp'.B23:'mpi-vs-omp'.B23</svg:desc>
                </draw:g>
              </table:table-cell>
              <table:table-cell office:value-type="float" office:value="4.1636">
                <text:p>4.1636</text:p>
                <draw:g>
                  <svg:desc>'mpi-vs-omp'.C23:'mpi-vs-omp'.H23</svg:desc>
                </draw:g>
              </table:table-cell>
              <table:table-cell office:value-type="float" office:value="4.2926">
                <text:p>4.2926</text:p>
              </table:table-cell>
              <table:table-cell office:value-type="float" office:value="4.6859">
                <text:p>4.6859</text:p>
              </table:table-cell>
              <table:table-cell office:value-type="float" office:value="4.7627">
                <text:p>4.76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  <draw:g>
                  <svg:desc>'mpi-vs-omp'.B24:'mpi-vs-omp'.B24</svg:desc>
                </draw:g>
              </table:table-cell>
              <table:table-cell office:value-type="float" office:value="4.1288">
                <text:p>4.1288</text:p>
                <draw:g>
                  <svg:desc>'mpi-vs-omp'.C24:'mpi-vs-omp'.H24</svg:desc>
                </draw:g>
              </table:table-cell>
              <table:table-cell office:value-type="float" office:value="4.2356">
                <text:p>4.2356</text:p>
              </table:table-cell>
              <table:table-cell office:value-type="float" office:value="4.623">
                <text:p>4.623</text:p>
              </table:table-cell>
              <table:table-cell office:value-type="float" office:value="4.6983">
                <text:p>4.6983</text:p>
              </table:table-cell>
              <table:table-cell office:value-type="float" office:value="4.6711">
                <text:p>4.6711</text:p>
              </table:table-cell>
              <table:table-cell office:value-type="float" office:value="4.766">
                <text:p>4.766</text:p>
              </table:table-cell>
            </table:table-row>
            <table:table-row>
              <table:table-cell office:value-type="string">
                <text:p>25</text:p>
                <draw:g>
                  <svg:desc>'mpi-vs-omp'.B25:'mpi-vs-omp'.B25</svg:desc>
                </draw:g>
              </table:table-cell>
              <table:table-cell office:value-type="float" office:value="4.0315">
                <text:p>4.0315</text:p>
                <draw:g>
                  <svg:desc>'mpi-vs-omp'.C25:'mpi-vs-omp'.H25</svg:desc>
                </draw:g>
              </table:table-cell>
              <table:table-cell office:value-type="float" office:value="4.184">
                <text:p>4.184</text:p>
              </table:table-cell>
              <table:table-cell office:value-type="float" office:value="4.5937">
                <text:p>4.5937</text:p>
              </table:table-cell>
              <table:table-cell office:value-type="float" office:value="4.6966">
                <text:p>4.6966</text:p>
              </table:table-cell>
              <table:table-cell office:value-type="float" office:value="4.6988">
                <text:p>4.6988</text:p>
              </table:table-cell>
              <table:table-cell office:value-type="float" office:value="4.6858">
                <text:p>4.6858</text:p>
              </table:table-cell>
            </table:table-row>
            <table:table-row>
              <table:table-cell office:value-type="string">
                <text:p>12.5</text:p>
                <draw:g>
                  <svg:desc>'mpi-vs-omp'.B26:'mpi-vs-omp'.B26</svg:desc>
                </draw:g>
              </table:table-cell>
              <table:table-cell office:value-type="float" office:value="3.9092">
                <text:p>3.9092</text:p>
                <draw:g>
                  <svg:desc>'mpi-vs-omp'.C26:'mpi-vs-omp'.H26</svg:desc>
                </draw:g>
              </table:table-cell>
              <table:table-cell office:value-type="float" office:value="4.067">
                <text:p>4.067</text:p>
              </table:table-cell>
              <table:table-cell office:value-type="float" office:value="4.4744">
                <text:p>4.4744</text:p>
              </table:table-cell>
              <table:table-cell office:value-type="float" office:value="4.5641">
                <text:p>4.5641</text:p>
              </table:table-cell>
              <table:table-cell office:value-type="float" office:value="4.5658">
                <text:p>4.5658</text:p>
              </table:table-cell>
              <table:table-cell office:value-type="float" office:value="4.632">
                <text:p>4.632</text:p>
              </table:table-cell>
            </table:table-row>
            <table:table-row>
              <table:table-cell office:value-type="string">
                <text:p>6.25</text:p>
                <draw:g>
                  <svg:desc>'mpi-vs-omp'.B27:'mpi-vs-omp'.B27</svg:desc>
                </draw:g>
              </table:table-cell>
              <table:table-cell office:value-type="float" office:value="3.7564">
                <text:p>3.7564</text:p>
                <draw:g>
                  <svg:desc>'mpi-vs-omp'.C27:'mpi-vs-omp'.H27</svg:desc>
                </draw:g>
              </table:table-cell>
              <table:table-cell office:value-type="float" office:value="3.9052">
                <text:p>3.9052</text:p>
              </table:table-cell>
              <table:table-cell office:value-type="float" office:value="4.3556">
                <text:p>4.3556</text:p>
              </table:table-cell>
              <table:table-cell office:value-type="float" office:value="4.4383">
                <text:p>4.4383</text:p>
              </table:table-cell>
              <table:table-cell office:value-type="float" office:value="4.5015">
                <text:p>4.5015</text:p>
              </table:table-cell>
              <table:table-cell office:value-type="float" office:value="4.5279">
                <text:p>4.5279</text:p>
              </table:table-cell>
            </table:table-row>
            <table:table-row>
              <table:table-cell office:value-type="string">
                <text:p>3.125</text:p>
                <draw:g>
                  <svg:desc>'mpi-vs-omp'.B28:'mpi-vs-omp'.B28</svg:desc>
                </draw:g>
              </table:table-cell>
              <table:table-cell office:value-type="float" office:value="3.6832">
                <text:p>3.6832</text:p>
                <draw:g>
                  <svg:desc>'mpi-vs-omp'.C28:'mpi-vs-omp'.H28</svg:desc>
                </draw:g>
              </table:table-cell>
              <table:table-cell office:value-type="float" office:value="3.8689">
                <text:p>3.8689</text:p>
              </table:table-cell>
              <table:table-cell office:value-type="float" office:value="4.3397">
                <text:p>4.3397</text:p>
              </table:table-cell>
              <table:table-cell office:value-type="float" office:value="4.4802">
                <text:p>4.4802</text:p>
              </table:table-cell>
              <table:table-cell office:value-type="float" office:value="4.4616">
                <text:p>4.4616</text:p>
              </table:table-cell>
              <table:table-cell office:value-type="float" office:value="4.3692">
                <text:p>4.3692</text:p>
              </table:table-cell>
            </table:table-row>
            <table:table-row>
              <table:table-cell office:value-type="string">
                <text:p>1.5625</text:p>
                <draw:g>
                  <svg:desc>'mpi-vs-omp'.B29:'mpi-vs-omp'.B29</svg:desc>
                </draw:g>
              </table:table-cell>
              <table:table-cell office:value-type="float" office:value="3.4468">
                <text:p>3.4468</text:p>
                <draw:g>
                  <svg:desc>'mpi-vs-omp'.C29:'mpi-vs-omp'.H29</svg:desc>
                </draw:g>
              </table:table-cell>
              <table:table-cell office:value-type="float" office:value="3.6666">
                <text:p>3.6666</text:p>
              </table:table-cell>
              <table:table-cell office:value-type="float" office:value="4.1349">
                <text:p>4.1349</text:p>
              </table:table-cell>
              <table:table-cell office:value-type="float" office:value="4.2809">
                <text:p>4.2809</text:p>
              </table:table-cell>
              <table:table-cell office:value-type="float" office:value="4.2526">
                <text:p>4.2526</text:p>
              </table:table-cell>
              <table:table-cell office:value-type="float" office:value="3.9469">
                <text:p>3.9469</text:p>
              </table:table-cell>
            </table:table-row>
            <table:table-row>
              <table:table-cell office:value-type="string">
                <text:p>0.78125</text:p>
                <draw:g>
                  <svg:desc>'mpi-vs-omp'.B30:'mpi-vs-omp'.B30</svg:desc>
                </draw:g>
              </table:table-cell>
              <table:table-cell office:value-type="float" office:value="3.2795">
                <text:p>3.2795</text:p>
                <draw:g>
                  <svg:desc>'mpi-vs-omp'.C30:'mpi-vs-omp'.H30</svg:desc>
                </draw:g>
              </table:table-cell>
              <table:table-cell office:value-type="float" office:value="3.3554">
                <text:p>3.3554</text:p>
              </table:table-cell>
              <table:table-cell office:value-type="float" office:value="4.1481">
                <text:p>4.1481</text:p>
              </table:table-cell>
              <table:table-cell office:value-type="float" office:value="4.3777">
                <text:p>4.3777</text:p>
              </table:table-cell>
              <table:table-cell office:value-type="float" office:value="4.4088">
                <text:p>4.4088</text:p>
              </table:table-cell>
              <table:table-cell office:value-type="float" office:value="4.2697">
                <text:p>4.2697</text:p>
              </table:table-cell>
            </table:table-row>
            <table:table-row>
              <table:table-cell office:value-type="string">
                <text:p>0.390625</text:p>
                <draw:g>
                  <svg:desc>'mpi-vs-omp'.B31:'mpi-vs-omp'.B31</svg:desc>
                </draw:g>
              </table:table-cell>
              <table:table-cell office:value-type="float" office:value="2.7424">
                <text:p>2.7424</text:p>
                <draw:g>
                  <svg:desc>'mpi-vs-omp'.C31:'mpi-vs-omp'.H31</svg:desc>
                </draw:g>
              </table:table-cell>
              <table:table-cell office:value-type="float" office:value="3.421">
                <text:p>3.421</text:p>
              </table:table-cell>
              <table:table-cell office:value-type="float" office:value="3.9898">
                <text:p>3.9898</text:p>
              </table:table-cell>
              <table:table-cell office:value-type="float" office:value="4.1755">
                <text:p>4.1755</text:p>
              </table:table-cell>
              <table:table-cell office:value-type="float" office:value="4.0988">
                <text:p>4.0988</text:p>
              </table:table-cell>
              <table:table-cell office:value-type="float" office:value="3.7528">
                <text:p>3.7528</text:p>
              </table:table-cell>
            </table:table-row>
            <table:table-row>
              <table:table-cell office:value-type="string">
                <text:p>0.1953125</text:p>
                <draw:g>
                  <svg:desc>'mpi-vs-omp'.B32:'mpi-vs-omp'.B32</svg:desc>
                </draw:g>
              </table:table-cell>
              <table:table-cell office:value-type="float" office:value="2.827">
                <text:p>2.827</text:p>
                <draw:g>
                  <svg:desc>'mpi-vs-omp'.C32:'mpi-vs-omp'.H32</svg:desc>
                </draw:g>
              </table:table-cell>
              <table:table-cell office:value-type="float" office:value="3.0585">
                <text:p>3.0585</text:p>
              </table:table-cell>
              <table:table-cell office:value-type="float" office:value="3.6862">
                <text:p>3.6862</text:p>
              </table:table-cell>
              <table:table-cell office:value-type="float" office:value="3.8605">
                <text:p>3.8605</text:p>
              </table:table-cell>
              <table:table-cell office:value-type="float" office:value="3.523">
                <text:p>3.523</text:p>
              </table:table-cell>
              <table:table-cell office:value-type="float" office:value="3.9112">
                <text:p>3.9112</text:p>
              </table:table-cell>
            </table:table-row>
            <table:table-row>
              <table:table-cell office:value-type="string">
                <text:p>0.09765625</text:p>
                <draw:g>
                  <svg:desc>'mpi-vs-omp'.B33:'mpi-vs-omp'.B33</svg:desc>
                </draw:g>
              </table:table-cell>
              <table:table-cell office:value-type="float" office:value="2.6746">
                <text:p>2.6746</text:p>
                <draw:g>
                  <svg:desc>'mpi-vs-omp'.C33:'mpi-vs-omp'.H33</svg:desc>
                </draw:g>
              </table:table-cell>
              <table:table-cell office:value-type="float" office:value="3.0298">
                <text:p>3.0298</text:p>
              </table:table-cell>
              <table:table-cell office:value-type="float" office:value="3.7887">
                <text:p>3.7887</text:p>
              </table:table-cell>
              <table:table-cell office:value-type="float" office:value="4.1218">
                <text:p>4.1218</text:p>
              </table:table-cell>
              <table:table-cell office:value-type="float" office:value="4.0911">
                <text:p>4.0911</text:p>
              </table:table-cell>
              <table:table-cell office:value-type="float" office:value="4.1073">
                <text:p>4.1073</text:p>
              </table:table-cell>
            </table:table-row>
            <table:table-row>
              <table:table-cell office:value-type="string">
                <text:p>0.048828125</text:p>
                <draw:g>
                  <svg:desc>'mpi-vs-omp'.B34:'mpi-vs-omp'.B34</svg:desc>
                </draw:g>
              </table:table-cell>
              <table:table-cell office:value-type="float" office:value="2.3076">
                <text:p>2.3076</text:p>
                <draw:g>
                  <svg:desc>'mpi-vs-omp'.C34:'mpi-vs-omp'.H34</svg:desc>
                </draw:g>
              </table:table-cell>
              <table:table-cell office:value-type="float" office:value="2.6526">
                <text:p>2.6526</text:p>
              </table:table-cell>
              <table:table-cell office:value-type="float" office:value="3.3099">
                <text:p>3.3099</text:p>
              </table:table-cell>
              <table:table-cell office:value-type="float" office:value="3.6752">
                <text:p>3.6752</text:p>
              </table:table-cell>
              <table:table-cell office:value-type="float" office:value="3.5887">
                <text:p>3.5887</text:p>
              </table:table-cell>
              <table:table-cell office:value-type="float" office:value="3.5845">
                <text:p>3.5845</text:p>
              </table:table-cell>
            </table:table-row>
            <table:table-row>
              <table:table-cell office:value-type="string">
                <text:p>0.0244140625</text:p>
                <draw:g>
                  <svg:desc>'mpi-vs-omp'.B35:'mpi-vs-omp'.B35</svg:desc>
                </draw:g>
              </table:table-cell>
              <table:table-cell office:value-type="float" office:value="1.7497">
                <text:p>1.7497</text:p>
                <draw:g>
                  <svg:desc>'mpi-vs-omp'.C35:'mpi-vs-omp'.H35</svg:desc>
                </draw:g>
              </table:table-cell>
              <table:table-cell office:value-type="float" office:value="2.2651">
                <text:p>2.2651</text:p>
              </table:table-cell>
              <table:table-cell office:value-type="float" office:value="3.0583">
                <text:p>3.0583</text:p>
              </table:table-cell>
              <table:table-cell office:value-type="float" office:value="3.1744">
                <text:p>3.1744</text:p>
              </table:table-cell>
              <table:table-cell office:value-type="float" office:value="3.1473">
                <text:p>3.1473</text:p>
              </table:table-cell>
              <table:table-cell office:value-type="float" office:value="2.8602">
                <text:p>2.860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82cm" svg:y="0.316cm" chart:style-name="ch2">
          <text:p>slice-force-only</text:p>
        </chart:title>
        <chart:legend chart:legend-position="end" svg:x="12.513cm" svg:y="1.213cm" style:legend-expansion="high" chart:style-name="ch3"/>
        <chart:plot-area chart:style-name="ch4" table:cell-range-address="'mpi-vs-omp'.B43:'mpi-vs-omp'.H56" chart:data-source-has-labels="both" svg:x="1.331cm" svg:y="1.275cm" svg:width="10.862cm" svg:height="6.564cm">
          <chartooo:coordinate-region svg:x="1.767cm" svg:y="1.474cm" svg:width="10.054cm" svg:height="5.718cm"/>
          <chart:axis chart:dimension="x" chart:name="primary-x" chart:style-name="ch5" chartooo:axis-type="auto">
            <chartooo:date-scale/>
            <chart:title svg:x="5.713cm" svg:y="8.019cm" chart:style-name="ch6">
              <text:p>MPIxOpenMP</text:p>
            </chart:title>
            <chart:categories table:cell-range-address="'mpi-vs-omp'.C43:'mpi-vs-omp'.H43"/>
          </chart:axis>
          <chart:axis chart:dimension="y" chart:name="primary-y" chart:style-name="ch5">
            <chart:title svg:x="0.451cm" svg:y="5.408cm" chart:style-name="ch7">
              <text:p>TFLOP/sec</text:p>
            </chart:title>
            <chart:grid chart:style-name="ch8" chart:class="major"/>
          </chart:axis>
          <chart:series chart:style-name="ch9" chart:values-cell-range-address="'mpi-vs-omp'.C44:'mpi-vs-omp'.H44" chart:label-cell-address="'mpi-vs-omp'.B44:'mpi-vs-omp'.B44" chart:class="chart:line">
            <chart:data-point chart:repeated="6"/>
          </chart:series>
          <chart:series chart:style-name="ch10" chart:values-cell-range-address="'mpi-vs-omp'.C45:'mpi-vs-omp'.H45" chart:label-cell-address="'mpi-vs-omp'.B45:'mpi-vs-omp'.B45" chart:class="chart:line">
            <chart:data-point chart:repeated="6"/>
          </chart:series>
          <chart:series chart:style-name="ch11" chart:values-cell-range-address="'mpi-vs-omp'.C46:'mpi-vs-omp'.H46" chart:label-cell-address="'mpi-vs-omp'.B46:'mpi-vs-omp'.B46" chart:class="chart:line">
            <chart:data-point chart:repeated="6"/>
          </chart:series>
          <chart:series chart:style-name="ch12" chart:values-cell-range-address="'mpi-vs-omp'.C47:'mpi-vs-omp'.H47" chart:label-cell-address="'mpi-vs-omp'.B47:'mpi-vs-omp'.B47" chart:class="chart:line">
            <chart:data-point chart:repeated="6"/>
          </chart:series>
          <chart:series chart:style-name="ch13" chart:values-cell-range-address="'mpi-vs-omp'.C48:'mpi-vs-omp'.H48" chart:label-cell-address="'mpi-vs-omp'.B48:'mpi-vs-omp'.B48" chart:class="chart:line">
            <chart:data-point chart:repeated="6"/>
          </chart:series>
          <chart:series chart:style-name="ch14" chart:values-cell-range-address="'mpi-vs-omp'.C49:'mpi-vs-omp'.H49" chart:label-cell-address="'mpi-vs-omp'.B49:'mpi-vs-omp'.B49" chart:class="chart:line">
            <chart:data-point chart:repeated="6"/>
          </chart:series>
          <chart:series chart:style-name="ch15" chart:values-cell-range-address="'mpi-vs-omp'.C50:'mpi-vs-omp'.H50" chart:label-cell-address="'mpi-vs-omp'.B50:'mpi-vs-omp'.B50" chart:class="chart:line">
            <chart:data-point chart:repeated="6"/>
          </chart:series>
          <chart:series chart:style-name="ch16" chart:values-cell-range-address="'mpi-vs-omp'.C51:'mpi-vs-omp'.H51" chart:label-cell-address="'mpi-vs-omp'.B51:'mpi-vs-omp'.B51" chart:class="chart:line">
            <chart:data-point chart:repeated="6"/>
          </chart:series>
          <chart:series chart:style-name="ch17" chart:values-cell-range-address="'mpi-vs-omp'.C52:'mpi-vs-omp'.H52" chart:label-cell-address="'mpi-vs-omp'.B52:'mpi-vs-omp'.B52" chart:class="chart:line">
            <chart:data-point chart:repeated="6"/>
          </chart:series>
          <chart:series chart:style-name="ch18" chart:values-cell-range-address="'mpi-vs-omp'.C53:'mpi-vs-omp'.H53" chart:label-cell-address="'mpi-vs-omp'.B53:'mpi-vs-omp'.B53" chart:class="chart:line">
            <chart:data-point chart:repeated="6"/>
          </chart:series>
          <chart:series chart:style-name="ch19" chart:values-cell-range-address="'mpi-vs-omp'.C54:'mpi-vs-omp'.H54" chart:label-cell-address="'mpi-vs-omp'.B54:'mpi-vs-omp'.B54" chart:class="chart:line">
            <chart:data-point chart:repeated="6"/>
          </chart:series>
          <chart:series chart:style-name="ch20" chart:values-cell-range-address="'mpi-vs-omp'.C55:'mpi-vs-omp'.H55" chart:label-cell-address="'mpi-vs-omp'.B55:'mpi-vs-omp'.B55" chart:class="chart:line">
            <chart:data-point chart:repeated="6"/>
          </chart:series>
          <chart:series chart:style-name="ch21" chart:values-cell-range-address="'mpi-vs-omp'.C56:'mpi-vs-omp'.H56" chart:label-cell-address="'mpi-vs-omp'.B56:'mpi-vs-omp'.B56" chart:class="chart:line">
            <chart:data-point chart:repeated="6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x32</text:p>
                <draw:g>
                  <svg:desc>'mpi-vs-omp'.C43:'mpi-vs-omp'.H43</svg:desc>
                </draw:g>
              </table:table-cell>
              <table:table-cell office:value-type="string">
                <text:p>2x16</text:p>
              </table:table-cell>
              <table:table-cell office:value-type="string">
                <text:p>4x8</text:p>
              </table:table-cell>
              <table:table-cell office:value-type="string">
                <text:p>8x4</text:p>
              </table:table-cell>
              <table:table-cell office:value-type="string">
                <text:p>16x2</text:p>
              </table:table-cell>
              <table:table-cell office:value-type="string">
                <text:p>32x0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  <draw:g>
                  <svg:desc>'mpi-vs-omp'.B44:'mpi-vs-omp'.B44</svg:desc>
                </draw:g>
              </table:table-cell>
              <table:table-cell office:value-type="float" office:value="6.7866">
                <text:p>6.7866</text:p>
                <draw:g>
                  <svg:desc>'mpi-vs-omp'.C44:'mpi-vs-omp'.H44</svg:desc>
                </draw:g>
              </table:table-cell>
              <table:table-cell office:value-type="float" office:value="6.8892">
                <text:p>6.8892</text:p>
              </table:table-cell>
              <table:table-cell office:value-type="float" office:value="6.9056">
                <text:p>6.9056</text:p>
              </table:table-cell>
              <table:table-cell office:value-type="float" office:value="6.943">
                <text:p>6.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  <draw:g>
                  <svg:desc>'mpi-vs-omp'.B45:'mpi-vs-omp'.B45</svg:desc>
                </draw:g>
              </table:table-cell>
              <table:table-cell office:value-type="float" office:value="6.788">
                <text:p>6.788</text:p>
                <draw:g>
                  <svg:desc>'mpi-vs-omp'.C45:'mpi-vs-omp'.H45</svg:desc>
                </draw:g>
              </table:table-cell>
              <table:table-cell office:value-type="float" office:value="6.8798">
                <text:p>6.8798</text:p>
              </table:table-cell>
              <table:table-cell office:value-type="float" office:value="6.8984">
                <text:p>6.8984</text:p>
              </table:table-cell>
              <table:table-cell office:value-type="float" office:value="6.9535">
                <text:p>6.9535</text:p>
              </table:table-cell>
              <table:table-cell office:value-type="float" office:value="6.8818">
                <text:p>6.8818</text:p>
              </table:table-cell>
              <table:table-cell office:value-type="float" office:value="6.8064">
                <text:p>6.8064</text:p>
              </table:table-cell>
            </table:table-row>
            <table:table-row>
              <table:table-cell office:value-type="string">
                <text:p>25</text:p>
                <draw:g>
                  <svg:desc>'mpi-vs-omp'.B46:'mpi-vs-omp'.B46</svg:desc>
                </draw:g>
              </table:table-cell>
              <table:table-cell office:value-type="float" office:value="6.8036">
                <text:p>6.8036</text:p>
                <draw:g>
                  <svg:desc>'mpi-vs-omp'.C46:'mpi-vs-omp'.H46</svg:desc>
                </draw:g>
              </table:table-cell>
              <table:table-cell office:value-type="float" office:value="6.876">
                <text:p>6.876</text:p>
              </table:table-cell>
              <table:table-cell office:value-type="float" office:value="6.934">
                <text:p>6.934</text:p>
              </table:table-cell>
              <table:table-cell office:value-type="float" office:value="6.974">
                <text:p>6.974</text:p>
              </table:table-cell>
              <table:table-cell office:value-type="float" office:value="6.9326">
                <text:p>6.9326</text:p>
              </table:table-cell>
              <table:table-cell office:value-type="float" office:value="6.8924">
                <text:p>6.8924</text:p>
              </table:table-cell>
            </table:table-row>
            <table:table-row>
              <table:table-cell office:value-type="string">
                <text:p>12.5</text:p>
                <draw:g>
                  <svg:desc>'mpi-vs-omp'.B47:'mpi-vs-omp'.B47</svg:desc>
                </draw:g>
              </table:table-cell>
              <table:table-cell office:value-type="float" office:value="6.6731">
                <text:p>6.6731</text:p>
                <draw:g>
                  <svg:desc>'mpi-vs-omp'.C47:'mpi-vs-omp'.H47</svg:desc>
                </draw:g>
              </table:table-cell>
              <table:table-cell office:value-type="float" office:value="6.792">
                <text:p>6.792</text:p>
              </table:table-cell>
              <table:table-cell office:value-type="float" office:value="6.8289">
                <text:p>6.8289</text:p>
              </table:table-cell>
              <table:table-cell office:value-type="float" office:value="6.8397">
                <text:p>6.8397</text:p>
              </table:table-cell>
              <table:table-cell office:value-type="float" office:value="6.7867">
                <text:p>6.7867</text:p>
              </table:table-cell>
              <table:table-cell office:value-type="float" office:value="6.8152">
                <text:p>6.8152</text:p>
              </table:table-cell>
            </table:table-row>
            <table:table-row>
              <table:table-cell office:value-type="string">
                <text:p>6.25</text:p>
                <draw:g>
                  <svg:desc>'mpi-vs-omp'.B48:'mpi-vs-omp'.B48</svg:desc>
                </draw:g>
              </table:table-cell>
              <table:table-cell office:value-type="float" office:value="6.5098">
                <text:p>6.5098</text:p>
                <draw:g>
                  <svg:desc>'mpi-vs-omp'.C48:'mpi-vs-omp'.H48</svg:desc>
                </draw:g>
              </table:table-cell>
              <table:table-cell office:value-type="float" office:value="6.6887">
                <text:p>6.6887</text:p>
              </table:table-cell>
              <table:table-cell office:value-type="float" office:value="6.6906">
                <text:p>6.6906</text:p>
              </table:table-cell>
              <table:table-cell office:value-type="float" office:value="6.6509">
                <text:p>6.6509</text:p>
              </table:table-cell>
              <table:table-cell office:value-type="float" office:value="6.7318">
                <text:p>6.7318</text:p>
              </table:table-cell>
              <table:table-cell office:value-type="float" office:value="6.7407">
                <text:p>6.7407</text:p>
              </table:table-cell>
            </table:table-row>
            <table:table-row>
              <table:table-cell office:value-type="string">
                <text:p>3.125</text:p>
                <draw:g>
                  <svg:desc>'mpi-vs-omp'.B49:'mpi-vs-omp'.B49</svg:desc>
                </draw:g>
              </table:table-cell>
              <table:table-cell office:value-type="float" office:value="6.5406">
                <text:p>6.5406</text:p>
                <draw:g>
                  <svg:desc>'mpi-vs-omp'.C49:'mpi-vs-omp'.H49</svg:desc>
                </draw:g>
              </table:table-cell>
              <table:table-cell office:value-type="float" office:value="6.837">
                <text:p>6.837</text:p>
              </table:table-cell>
              <table:table-cell office:value-type="float" office:value="6.854">
                <text:p>6.854</text:p>
              </table:table-cell>
              <table:table-cell office:value-type="float" office:value="6.8373">
                <text:p>6.8373</text:p>
              </table:table-cell>
              <table:table-cell office:value-type="float" office:value="6.8207">
                <text:p>6.8207</text:p>
              </table:table-cell>
              <table:table-cell office:value-type="float" office:value="6.8325">
                <text:p>6.8325</text:p>
              </table:table-cell>
            </table:table-row>
            <table:table-row>
              <table:table-cell office:value-type="string">
                <text:p>1.5625</text:p>
                <draw:g>
                  <svg:desc>'mpi-vs-omp'.B50:'mpi-vs-omp'.B50</svg:desc>
                </draw:g>
              </table:table-cell>
              <table:table-cell office:value-type="float" office:value="6.1651">
                <text:p>6.1651</text:p>
                <draw:g>
                  <svg:desc>'mpi-vs-omp'.C50:'mpi-vs-omp'.H50</svg:desc>
                </draw:g>
              </table:table-cell>
              <table:table-cell office:value-type="float" office:value="6.5448">
                <text:p>6.5448</text:p>
              </table:table-cell>
              <table:table-cell office:value-type="float" office:value="6.6119">
                <text:p>6.6119</text:p>
              </table:table-cell>
              <table:table-cell office:value-type="float" office:value="6.5978">
                <text:p>6.5978</text:p>
              </table:table-cell>
              <table:table-cell office:value-type="float" office:value="6.6344">
                <text:p>6.6344</text:p>
              </table:table-cell>
              <table:table-cell office:value-type="float" office:value="6.6517">
                <text:p>6.6517</text:p>
              </table:table-cell>
            </table:table-row>
            <table:table-row>
              <table:table-cell office:value-type="string">
                <text:p>0.78125</text:p>
                <draw:g>
                  <svg:desc>'mpi-vs-omp'.B51:'mpi-vs-omp'.B51</svg:desc>
                </draw:g>
              </table:table-cell>
              <table:table-cell office:value-type="float" office:value="1.3292">
                <text:p>1.3292</text:p>
                <draw:g>
                  <svg:desc>'mpi-vs-omp'.C51:'mpi-vs-omp'.H51</svg:desc>
                </draw:g>
              </table:table-cell>
              <table:table-cell office:value-type="float" office:value="6.5622">
                <text:p>6.5622</text:p>
              </table:table-cell>
              <table:table-cell office:value-type="float" office:value="6.843">
                <text:p>6.843</text:p>
              </table:table-cell>
              <table:table-cell office:value-type="float" office:value="6.7787">
                <text:p>6.7787</text:p>
              </table:table-cell>
              <table:table-cell office:value-type="float" office:value="6.9099">
                <text:p>6.9099</text:p>
              </table:table-cell>
              <table:table-cell office:value-type="float" office:value="7.0109">
                <text:p>7.0109</text:p>
              </table:table-cell>
            </table:table-row>
            <table:table-row>
              <table:table-cell office:value-type="string">
                <text:p>0.390625</text:p>
                <draw:g>
                  <svg:desc>'mpi-vs-omp'.B52:'mpi-vs-omp'.B52</svg:desc>
                </draw:g>
              </table:table-cell>
              <table:table-cell office:value-type="float" office:value="0.61152">
                <text:p>0.61152</text:p>
                <draw:g>
                  <svg:desc>'mpi-vs-omp'.C52:'mpi-vs-omp'.H52</svg:desc>
                </draw:g>
              </table:table-cell>
              <table:table-cell office:value-type="float" office:value="6.7087">
                <text:p>6.7087</text:p>
              </table:table-cell>
              <table:table-cell office:value-type="float" office:value="6.8904">
                <text:p>6.8904</text:p>
              </table:table-cell>
              <table:table-cell office:value-type="float" office:value="6.8173">
                <text:p>6.8173</text:p>
              </table:table-cell>
              <table:table-cell office:value-type="float" office:value="6.7086">
                <text:p>6.7086</text:p>
              </table:table-cell>
              <table:table-cell office:value-type="float" office:value="6.7447">
                <text:p>6.7447</text:p>
              </table:table-cell>
            </table:table-row>
            <table:table-row>
              <table:table-cell office:value-type="string">
                <text:p>0.1953125</text:p>
                <draw:g>
                  <svg:desc>'mpi-vs-omp'.B53:'mpi-vs-omp'.B53</svg:desc>
                </draw:g>
              </table:table-cell>
              <table:table-cell office:value-type="float" office:value="0.34169">
                <text:p>0.34169</text:p>
                <draw:g>
                  <svg:desc>'mpi-vs-omp'.C53:'mpi-vs-omp'.H53</svg:desc>
                </draw:g>
              </table:table-cell>
              <table:table-cell office:value-type="float" office:value="6.1672">
                <text:p>6.1672</text:p>
              </table:table-cell>
              <table:table-cell office:value-type="float" office:value="6.408">
                <text:p>6.408</text:p>
              </table:table-cell>
              <table:table-cell office:value-type="float" office:value="6.4626">
                <text:p>6.4626</text:p>
              </table:table-cell>
              <table:table-cell office:value-type="float" office:value="6.5251">
                <text:p>6.5251</text:p>
              </table:table-cell>
              <table:table-cell office:value-type="float" office:value="6.6944">
                <text:p>6.6944</text:p>
              </table:table-cell>
            </table:table-row>
            <table:table-row>
              <table:table-cell office:value-type="string">
                <text:p>0.09765625</text:p>
                <draw:g>
                  <svg:desc>'mpi-vs-omp'.B54:'mpi-vs-omp'.B54</svg:desc>
                </draw:g>
              </table:table-cell>
              <table:table-cell office:value-type="float" office:value="6.2695">
                <text:p>6.2695</text:p>
                <draw:g>
                  <svg:desc>'mpi-vs-omp'.C54:'mpi-vs-omp'.H54</svg:desc>
                </draw:g>
              </table:table-cell>
              <table:table-cell office:value-type="float" office:value="2.0446">
                <text:p>2.0446</text:p>
              </table:table-cell>
              <table:table-cell office:value-type="float" office:value="6.8265">
                <text:p>6.8265</text:p>
              </table:table-cell>
              <table:table-cell office:value-type="float" office:value="6.8601">
                <text:p>6.8601</text:p>
              </table:table-cell>
              <table:table-cell office:value-type="float" office:value="6.7382">
                <text:p>6.7382</text:p>
              </table:table-cell>
              <table:table-cell office:value-type="float" office:value="7.0663">
                <text:p>7.0663</text:p>
              </table:table-cell>
            </table:table-row>
            <table:table-row>
              <table:table-cell office:value-type="string">
                <text:p>0.048828125</text:p>
                <draw:g>
                  <svg:desc>'mpi-vs-omp'.B55:'mpi-vs-omp'.B55</svg:desc>
                </draw:g>
              </table:table-cell>
              <table:table-cell office:value-type="float" office:value="5.8774">
                <text:p>5.8774</text:p>
                <draw:g>
                  <svg:desc>'mpi-vs-omp'.C55:'mpi-vs-omp'.H55</svg:desc>
                </draw:g>
              </table:table-cell>
              <table:table-cell office:value-type="float" office:value="0.87819">
                <text:p>0.87819</text:p>
              </table:table-cell>
              <table:table-cell office:value-type="float" office:value="6.574">
                <text:p>6.574</text:p>
              </table:table-cell>
              <table:table-cell office:value-type="float" office:value="6.4602">
                <text:p>6.4602</text:p>
              </table:table-cell>
              <table:table-cell office:value-type="float" office:value="6.6055">
                <text:p>6.6055</text:p>
              </table:table-cell>
              <table:table-cell office:value-type="float" office:value="6.7598">
                <text:p>6.7598</text:p>
              </table:table-cell>
            </table:table-row>
            <table:table-row>
              <table:table-cell office:value-type="string">
                <text:p>0.0244140625</text:p>
                <draw:g>
                  <svg:desc>'mpi-vs-omp'.B56:'mpi-vs-omp'.B56</svg:desc>
                </draw:g>
              </table:table-cell>
              <table:table-cell office:value-type="float" office:value="4.5377">
                <text:p>4.5377</text:p>
                <draw:g>
                  <svg:desc>'mpi-vs-omp'.C56:'mpi-vs-omp'.H56</svg:desc>
                </draw:g>
              </table:table-cell>
              <table:table-cell office:value-type="float" office:value="0.54793">
                <text:p>0.54793</text:p>
              </table:table-cell>
              <table:table-cell office:value-type="float" office:value="6.2754">
                <text:p>6.2754</text:p>
              </table:table-cell>
              <table:table-cell office:value-type="float" office:value="6.2069">
                <text:p>6.2069</text:p>
              </table:table-cell>
              <table:table-cell office:value-type="float" office:value="6.3954">
                <text:p>6.3954</text:p>
              </table:table-cell>
              <table:table-cell office:value-type="float" office:value="6.4637">
                <text:p>6.463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88cm" svg:y="0.316cm" chart:style-name="ch2">
          <text:p>c08-force-only</text:p>
        </chart:title>
        <chart:legend chart:legend-position="end" svg:x="12.513cm" svg:y="1.213cm" style:legend-expansion="high" chart:style-name="ch3"/>
        <chart:plot-area chart:style-name="ch4" table:cell-range-address="'mpi-vs-omp'.B65:'mpi-vs-omp'.H78" chart:data-source-has-labels="both" svg:x="1.331cm" svg:y="1.275cm" svg:width="10.862cm" svg:height="6.564cm">
          <chartooo:coordinate-region svg:x="1.767cm" svg:y="1.474cm" svg:width="10.054cm" svg:height="5.718cm"/>
          <chart:axis chart:dimension="x" chart:name="primary-x" chart:style-name="ch5" chartooo:axis-type="auto">
            <chartooo:date-scale/>
            <chart:title svg:x="5.713cm" svg:y="8.019cm" chart:style-name="ch6">
              <text:p>MPIxOpenMP</text:p>
            </chart:title>
            <chart:categories table:cell-range-address="'mpi-vs-omp'.C65:'mpi-vs-omp'.H65"/>
          </chart:axis>
          <chart:axis chart:dimension="y" chart:name="primary-y" chart:style-name="ch5">
            <chart:title svg:x="0.451cm" svg:y="5.408cm" chart:style-name="ch7">
              <text:p>TFLOP/sec</text:p>
            </chart:title>
            <chart:grid chart:style-name="ch8" chart:class="major"/>
          </chart:axis>
          <chart:series chart:style-name="ch9" chart:values-cell-range-address="'mpi-vs-omp'.C66:'mpi-vs-omp'.H66" chart:label-cell-address="'mpi-vs-omp'.B66:'mpi-vs-omp'.B66" chart:class="chart:line">
            <chart:data-point chart:repeated="6"/>
          </chart:series>
          <chart:series chart:style-name="ch10" chart:values-cell-range-address="'mpi-vs-omp'.C67:'mpi-vs-omp'.H67" chart:label-cell-address="'mpi-vs-omp'.B67:'mpi-vs-omp'.B67" chart:class="chart:line">
            <chart:data-point chart:repeated="6"/>
          </chart:series>
          <chart:series chart:style-name="ch11" chart:values-cell-range-address="'mpi-vs-omp'.C68:'mpi-vs-omp'.H68" chart:label-cell-address="'mpi-vs-omp'.B68:'mpi-vs-omp'.B68" chart:class="chart:line">
            <chart:data-point chart:repeated="6"/>
          </chart:series>
          <chart:series chart:style-name="ch12" chart:values-cell-range-address="'mpi-vs-omp'.C69:'mpi-vs-omp'.H69" chart:label-cell-address="'mpi-vs-omp'.B69:'mpi-vs-omp'.B69" chart:class="chart:line">
            <chart:data-point chart:repeated="6"/>
          </chart:series>
          <chart:series chart:style-name="ch13" chart:values-cell-range-address="'mpi-vs-omp'.C70:'mpi-vs-omp'.H70" chart:label-cell-address="'mpi-vs-omp'.B70:'mpi-vs-omp'.B70" chart:class="chart:line">
            <chart:data-point chart:repeated="6"/>
          </chart:series>
          <chart:series chart:style-name="ch14" chart:values-cell-range-address="'mpi-vs-omp'.C71:'mpi-vs-omp'.H71" chart:label-cell-address="'mpi-vs-omp'.B71:'mpi-vs-omp'.B71" chart:class="chart:line">
            <chart:data-point chart:repeated="6"/>
          </chart:series>
          <chart:series chart:style-name="ch15" chart:values-cell-range-address="'mpi-vs-omp'.C72:'mpi-vs-omp'.H72" chart:label-cell-address="'mpi-vs-omp'.B72:'mpi-vs-omp'.B72" chart:class="chart:line">
            <chart:data-point chart:repeated="6"/>
          </chart:series>
          <chart:series chart:style-name="ch16" chart:values-cell-range-address="'mpi-vs-omp'.C73:'mpi-vs-omp'.H73" chart:label-cell-address="'mpi-vs-omp'.B73:'mpi-vs-omp'.B73" chart:class="chart:line">
            <chart:data-point chart:repeated="6"/>
          </chart:series>
          <chart:series chart:style-name="ch17" chart:values-cell-range-address="'mpi-vs-omp'.C74:'mpi-vs-omp'.H74" chart:label-cell-address="'mpi-vs-omp'.B74:'mpi-vs-omp'.B74" chart:class="chart:line">
            <chart:data-point chart:repeated="6"/>
          </chart:series>
          <chart:series chart:style-name="ch18" chart:values-cell-range-address="'mpi-vs-omp'.C75:'mpi-vs-omp'.H75" chart:label-cell-address="'mpi-vs-omp'.B75:'mpi-vs-omp'.B75" chart:class="chart:line">
            <chart:data-point chart:repeated="6"/>
          </chart:series>
          <chart:series chart:style-name="ch19" chart:values-cell-range-address="'mpi-vs-omp'.C76:'mpi-vs-omp'.H76" chart:label-cell-address="'mpi-vs-omp'.B76:'mpi-vs-omp'.B76" chart:class="chart:line">
            <chart:data-point chart:repeated="6"/>
          </chart:series>
          <chart:series chart:style-name="ch20" chart:values-cell-range-address="'mpi-vs-omp'.C77:'mpi-vs-omp'.H77" chart:label-cell-address="'mpi-vs-omp'.B77:'mpi-vs-omp'.B77" chart:class="chart:line">
            <chart:data-point chart:repeated="6"/>
          </chart:series>
          <chart:series chart:style-name="ch21" chart:values-cell-range-address="'mpi-vs-omp'.C78:'mpi-vs-omp'.H78" chart:label-cell-address="'mpi-vs-omp'.B78:'mpi-vs-omp'.B78" chart:class="chart:line">
            <chart:data-point chart:repeated="6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x32</text:p>
                <draw:g>
                  <svg:desc>'mpi-vs-omp'.C65:'mpi-vs-omp'.H65</svg:desc>
                </draw:g>
              </table:table-cell>
              <table:table-cell office:value-type="string">
                <text:p>2x16</text:p>
              </table:table-cell>
              <table:table-cell office:value-type="string">
                <text:p>4x8</text:p>
              </table:table-cell>
              <table:table-cell office:value-type="string">
                <text:p>8x4</text:p>
              </table:table-cell>
              <table:table-cell office:value-type="string">
                <text:p>16x2</text:p>
              </table:table-cell>
              <table:table-cell office:value-type="string">
                <text:p>32x0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  <draw:g>
                  <svg:desc>'mpi-vs-omp'.B66:'mpi-vs-omp'.B66</svg:desc>
                </draw:g>
              </table:table-cell>
              <table:table-cell office:value-type="float" office:value="6.3527">
                <text:p>6.3527</text:p>
                <draw:g>
                  <svg:desc>'mpi-vs-omp'.C66:'mpi-vs-omp'.H66</svg:desc>
                </draw:g>
              </table:table-cell>
              <table:table-cell office:value-type="float" office:value="6.3193">
                <text:p>6.3193</text:p>
              </table:table-cell>
              <table:table-cell office:value-type="float" office:value="6.6003">
                <text:p>6.6003</text:p>
              </table:table-cell>
              <table:table-cell office:value-type="float" office:value="6.6344">
                <text:p>6.6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  <draw:g>
                  <svg:desc>'mpi-vs-omp'.B67:'mpi-vs-omp'.B67</svg:desc>
                </draw:g>
              </table:table-cell>
              <table:table-cell office:value-type="float" office:value="6.3927">
                <text:p>6.3927</text:p>
                <draw:g>
                  <svg:desc>'mpi-vs-omp'.C67:'mpi-vs-omp'.H67</svg:desc>
                </draw:g>
              </table:table-cell>
              <table:table-cell office:value-type="float" office:value="6.4007">
                <text:p>6.4007</text:p>
              </table:table-cell>
              <table:table-cell office:value-type="float" office:value="6.6296">
                <text:p>6.6296</text:p>
              </table:table-cell>
              <table:table-cell office:value-type="float" office:value="6.6467">
                <text:p>6.6467</text:p>
              </table:table-cell>
              <table:table-cell office:value-type="float" office:value="6.6104">
                <text:p>6.6104</text:p>
              </table:table-cell>
              <table:table-cell office:value-type="float" office:value="6.7475">
                <text:p>6.7475</text:p>
              </table:table-cell>
            </table:table-row>
            <table:table-row>
              <table:table-cell office:value-type="string">
                <text:p>25</text:p>
                <draw:g>
                  <svg:desc>'mpi-vs-omp'.B68:'mpi-vs-omp'.B68</svg:desc>
                </draw:g>
              </table:table-cell>
              <table:table-cell office:value-type="float" office:value="6.3276">
                <text:p>6.3276</text:p>
                <draw:g>
                  <svg:desc>'mpi-vs-omp'.C68:'mpi-vs-omp'.H68</svg:desc>
                </draw:g>
              </table:table-cell>
              <table:table-cell office:value-type="float" office:value="6.318">
                <text:p>6.318</text:p>
              </table:table-cell>
              <table:table-cell office:value-type="float" office:value="6.6011">
                <text:p>6.6011</text:p>
              </table:table-cell>
              <table:table-cell office:value-type="float" office:value="6.6647">
                <text:p>6.6647</text:p>
              </table:table-cell>
              <table:table-cell office:value-type="float" office:value="6.6745">
                <text:p>6.6745</text:p>
              </table:table-cell>
              <table:table-cell office:value-type="float" office:value="6.7789">
                <text:p>6.7789</text:p>
              </table:table-cell>
            </table:table-row>
            <table:table-row>
              <table:table-cell office:value-type="string">
                <text:p>12.5</text:p>
                <draw:g>
                  <svg:desc>'mpi-vs-omp'.B69:'mpi-vs-omp'.B69</svg:desc>
                </draw:g>
              </table:table-cell>
              <table:table-cell office:value-type="float" office:value="6.3089">
                <text:p>6.3089</text:p>
                <draw:g>
                  <svg:desc>'mpi-vs-omp'.C69:'mpi-vs-omp'.H69</svg:desc>
                </draw:g>
              </table:table-cell>
              <table:table-cell office:value-type="float" office:value="6.2594">
                <text:p>6.2594</text:p>
              </table:table-cell>
              <table:table-cell office:value-type="float" office:value="6.5578">
                <text:p>6.5578</text:p>
              </table:table-cell>
              <table:table-cell office:value-type="float" office:value="6.5647">
                <text:p>6.5647</text:p>
              </table:table-cell>
              <table:table-cell office:value-type="float" office:value="6.5686">
                <text:p>6.5686</text:p>
              </table:table-cell>
              <table:table-cell office:value-type="float" office:value="6.6858">
                <text:p>6.6858</text:p>
              </table:table-cell>
            </table:table-row>
            <table:table-row>
              <table:table-cell office:value-type="string">
                <text:p>6.25</text:p>
                <draw:g>
                  <svg:desc>'mpi-vs-omp'.B70:'mpi-vs-omp'.B70</svg:desc>
                </draw:g>
              </table:table-cell>
              <table:table-cell office:value-type="float" office:value="6.2446">
                <text:p>6.2446</text:p>
                <draw:g>
                  <svg:desc>'mpi-vs-omp'.C70:'mpi-vs-omp'.H70</svg:desc>
                </draw:g>
              </table:table-cell>
              <table:table-cell office:value-type="float" office:value="6.2214">
                <text:p>6.2214</text:p>
              </table:table-cell>
              <table:table-cell office:value-type="float" office:value="6.4876">
                <text:p>6.4876</text:p>
              </table:table-cell>
              <table:table-cell office:value-type="float" office:value="6.4763">
                <text:p>6.4763</text:p>
              </table:table-cell>
              <table:table-cell office:value-type="float" office:value="6.5879">
                <text:p>6.5879</text:p>
              </table:table-cell>
              <table:table-cell office:value-type="float" office:value="6.7096">
                <text:p>6.7096</text:p>
              </table:table-cell>
            </table:table-row>
            <table:table-row>
              <table:table-cell office:value-type="string">
                <text:p>3.125</text:p>
                <draw:g>
                  <svg:desc>'mpi-vs-omp'.B71:'mpi-vs-omp'.B71</svg:desc>
                </draw:g>
              </table:table-cell>
              <table:table-cell office:value-type="float" office:value="6.3023">
                <text:p>6.3023</text:p>
                <draw:g>
                  <svg:desc>'mpi-vs-omp'.C71:'mpi-vs-omp'.H71</svg:desc>
                </draw:g>
              </table:table-cell>
              <table:table-cell office:value-type="float" office:value="6.2931">
                <text:p>6.2931</text:p>
              </table:table-cell>
              <table:table-cell office:value-type="float" office:value="6.5077">
                <text:p>6.5077</text:p>
              </table:table-cell>
              <table:table-cell office:value-type="float" office:value="6.585">
                <text:p>6.585</text:p>
              </table:table-cell>
              <table:table-cell office:value-type="float" office:value="6.6255">
                <text:p>6.6255</text:p>
              </table:table-cell>
              <table:table-cell office:value-type="float" office:value="6.764">
                <text:p>6.764</text:p>
              </table:table-cell>
            </table:table-row>
            <table:table-row>
              <table:table-cell office:value-type="string">
                <text:p>1.5625</text:p>
                <draw:g>
                  <svg:desc>'mpi-vs-omp'.B72:'mpi-vs-omp'.B72</svg:desc>
                </draw:g>
              </table:table-cell>
              <table:table-cell office:value-type="float" office:value="6.1846">
                <text:p>6.1846</text:p>
                <draw:g>
                  <svg:desc>'mpi-vs-omp'.C72:'mpi-vs-omp'.H72</svg:desc>
                </draw:g>
              </table:table-cell>
              <table:table-cell office:value-type="float" office:value="6.1704">
                <text:p>6.1704</text:p>
              </table:table-cell>
              <table:table-cell office:value-type="float" office:value="6.354">
                <text:p>6.354</text:p>
              </table:table-cell>
              <table:table-cell office:value-type="float" office:value="6.4481">
                <text:p>6.4481</text:p>
              </table:table-cell>
              <table:table-cell office:value-type="float" office:value="6.4943">
                <text:p>6.4943</text:p>
              </table:table-cell>
              <table:table-cell office:value-type="float" office:value="6.5411">
                <text:p>6.5411</text:p>
              </table:table-cell>
            </table:table-row>
            <table:table-row>
              <table:table-cell office:value-type="string">
                <text:p>0.78125</text:p>
                <draw:g>
                  <svg:desc>'mpi-vs-omp'.B73:'mpi-vs-omp'.B73</svg:desc>
                </draw:g>
              </table:table-cell>
              <table:table-cell office:value-type="float" office:value="6.2291">
                <text:p>6.2291</text:p>
                <draw:g>
                  <svg:desc>'mpi-vs-omp'.C73:'mpi-vs-omp'.H73</svg:desc>
                </draw:g>
              </table:table-cell>
              <table:table-cell office:value-type="float" office:value="6.2918">
                <text:p>6.2918</text:p>
              </table:table-cell>
              <table:table-cell office:value-type="float" office:value="6.5501">
                <text:p>6.5501</text:p>
              </table:table-cell>
              <table:table-cell office:value-type="float" office:value="6.7027">
                <text:p>6.7027</text:p>
              </table:table-cell>
              <table:table-cell office:value-type="float" office:value="6.8902">
                <text:p>6.8902</text:p>
              </table:table-cell>
              <table:table-cell office:value-type="float" office:value="7.1031">
                <text:p>7.1031</text:p>
              </table:table-cell>
            </table:table-row>
            <table:table-row>
              <table:table-cell office:value-type="string">
                <text:p>0.390625</text:p>
                <draw:g>
                  <svg:desc>'mpi-vs-omp'.B74:'mpi-vs-omp'.B74</svg:desc>
                </draw:g>
              </table:table-cell>
              <table:table-cell office:value-type="float" office:value="6.3452">
                <text:p>6.3452</text:p>
                <draw:g>
                  <svg:desc>'mpi-vs-omp'.C74:'mpi-vs-omp'.H74</svg:desc>
                </draw:g>
              </table:table-cell>
              <table:table-cell office:value-type="float" office:value="6.2807">
                <text:p>6.2807</text:p>
              </table:table-cell>
              <table:table-cell office:value-type="float" office:value="6.4884">
                <text:p>6.4884</text:p>
              </table:table-cell>
              <table:table-cell office:value-type="float" office:value="6.6008">
                <text:p>6.6008</text:p>
              </table:table-cell>
              <table:table-cell office:value-type="float" office:value="6.6113">
                <text:p>6.6113</text:p>
              </table:table-cell>
              <table:table-cell office:value-type="float" office:value="6.7088">
                <text:p>6.7088</text:p>
              </table:table-cell>
            </table:table-row>
            <table:table-row>
              <table:table-cell office:value-type="string">
                <text:p>0.1953125</text:p>
                <draw:g>
                  <svg:desc>'mpi-vs-omp'.B75:'mpi-vs-omp'.B75</svg:desc>
                </draw:g>
              </table:table-cell>
              <table:table-cell office:value-type="float" office:value="6.1694">
                <text:p>6.1694</text:p>
                <draw:g>
                  <svg:desc>'mpi-vs-omp'.C75:'mpi-vs-omp'.H75</svg:desc>
                </draw:g>
              </table:table-cell>
              <table:table-cell office:value-type="float" office:value="6.1967">
                <text:p>6.1967</text:p>
              </table:table-cell>
              <table:table-cell office:value-type="float" office:value="6.393">
                <text:p>6.393</text:p>
              </table:table-cell>
              <table:table-cell office:value-type="float" office:value="6.4528">
                <text:p>6.4528</text:p>
              </table:table-cell>
              <table:table-cell office:value-type="float" office:value="6.381">
                <text:p>6.381</text:p>
              </table:table-cell>
              <table:table-cell office:value-type="float" office:value="6.5771">
                <text:p>6.5771</text:p>
              </table:table-cell>
            </table:table-row>
            <table:table-row>
              <table:table-cell office:value-type="string">
                <text:p>0.09765625</text:p>
                <draw:g>
                  <svg:desc>'mpi-vs-omp'.B76:'mpi-vs-omp'.B76</svg:desc>
                </draw:g>
              </table:table-cell>
              <table:table-cell office:value-type="float" office:value="6.4377">
                <text:p>6.4377</text:p>
                <draw:g>
                  <svg:desc>'mpi-vs-omp'.C76:'mpi-vs-omp'.H76</svg:desc>
                </draw:g>
              </table:table-cell>
              <table:table-cell office:value-type="float" office:value="6.5649">
                <text:p>6.5649</text:p>
              </table:table-cell>
              <table:table-cell office:value-type="float" office:value="6.8786">
                <text:p>6.8786</text:p>
              </table:table-cell>
              <table:table-cell office:value-type="float" office:value="7.0423">
                <text:p>7.0423</text:p>
              </table:table-cell>
              <table:table-cell office:value-type="float" office:value="6.986">
                <text:p>6.986</text:p>
              </table:table-cell>
              <table:table-cell office:value-type="float" office:value="6.9652">
                <text:p>6.9652</text:p>
              </table:table-cell>
            </table:table-row>
            <table:table-row>
              <table:table-cell office:value-type="string">
                <text:p>0.048828125</text:p>
                <draw:g>
                  <svg:desc>'mpi-vs-omp'.B77:'mpi-vs-omp'.B77</svg:desc>
                </draw:g>
              </table:table-cell>
              <table:table-cell office:value-type="float" office:value="6.3491">
                <text:p>6.3491</text:p>
                <draw:g>
                  <svg:desc>'mpi-vs-omp'.C77:'mpi-vs-omp'.H77</svg:desc>
                </draw:g>
              </table:table-cell>
              <table:table-cell office:value-type="float" office:value="6.3664">
                <text:p>6.3664</text:p>
              </table:table-cell>
              <table:table-cell office:value-type="float" office:value="6.5325">
                <text:p>6.5325</text:p>
              </table:table-cell>
              <table:table-cell office:value-type="float" office:value="6.587">
                <text:p>6.587</text:p>
              </table:table-cell>
              <table:table-cell office:value-type="float" office:value="6.6179">
                <text:p>6.6179</text:p>
              </table:table-cell>
              <table:table-cell office:value-type="float" office:value="6.79">
                <text:p>6.79</text:p>
              </table:table-cell>
            </table:table-row>
            <table:table-row>
              <table:table-cell office:value-type="string">
                <text:p>0.0244140625</text:p>
                <draw:g>
                  <svg:desc>'mpi-vs-omp'.B78:'mpi-vs-omp'.B78</svg:desc>
                </draw:g>
              </table:table-cell>
              <table:table-cell office:value-type="float" office:value="6.1209">
                <text:p>6.1209</text:p>
                <draw:g>
                  <svg:desc>'mpi-vs-omp'.C78:'mpi-vs-omp'.H78</svg:desc>
                </draw:g>
              </table:table-cell>
              <table:table-cell office:value-type="float" office:value="6.2127">
                <text:p>6.2127</text:p>
              </table:table-cell>
              <table:table-cell office:value-type="float" office:value="6.4754">
                <text:p>6.4754</text:p>
              </table:table-cell>
              <table:table-cell office:value-type="float" office:value="6.6049">
                <text:p>6.6049</text:p>
              </table:table-cell>
              <table:table-cell office:value-type="float" office:value="6.4925">
                <text:p>6.4925</text:p>
              </table:table-cell>
              <table:table-cell office:value-type="float" office:value="6.4157">
                <text:p>6.415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41cm" svg:y="0.316cm" chart:style-name="ch2">
          <text:p>hybrid scaling</text:p>
        </chart:title>
        <chart:subtitle svg:x="6.594cm" svg:y="1.275cm" chart:style-name="ch3">
          <text:p>c08, whole loop</text:p>
        </chart:subtitle>
        <chart:legend chart:legend-position="end" svg:x="13.915cm" svg:y="2.956cm" style:legend-expansion="high" chart:style-name="ch4"/>
        <chart:plot-area chart:style-name="ch5" table:cell-range-address="'c08-whole-loop'.B33:'c08-whole-loop'.H45 'c08-whole-loop'.C32:'c08-whole-loop'.H32" chart:data-source-has-labels="row" svg:x="1.331cm" svg:y="2.138cm" svg:width="12.264cm" svg:height="5.701cm">
          <chartooo:coordinate-region svg:x="1.767cm" svg:y="2.338cm" svg:width="11.547cm" svg:height="4.854cm"/>
          <chart:axis chart:dimension="x" chart:name="primary-x" chart:style-name="ch6">
            <chart:title svg:x="5.289cm" svg:y="8.019cm" chart:style-name="ch7">
              <text:p>fraction of usable memory [%]</text:p>
            </chart:title>
          </chart:axis>
          <chart:axis chart:dimension="y" chart:name="primary-y" chart:style-name="ch8">
            <chart:title svg:x="0.451cm" svg:y="5.839cm" chart:style-name="ch9">
              <text:p>TFLOP/sec</text:p>
            </chart:title>
            <chart:grid chart:style-name="ch10" chart:class="major"/>
          </chart:axis>
          <chart:series chart:style-name="ch11" chart:values-cell-range-address="'c08-whole-loop'.C33:'c08-whole-loop'.C45" chart:label-cell-address="'c08-whole-loop'.C32:'c08-whole-loop'.C32" chart:class="chart:scatter">
            <chart:domain table:cell-range-address="'c08-whole-loop'.B33:'c08-whole-loop'.B45"/>
            <chart:data-point chart:repeated="13"/>
          </chart:series>
          <chart:series chart:style-name="ch12" chart:values-cell-range-address="'c08-whole-loop'.D33:'c08-whole-loop'.D45" chart:label-cell-address="'c08-whole-loop'.D32:'c08-whole-loop'.D32" chart:class="chart:scatter">
            <chart:data-point chart:repeated="13"/>
          </chart:series>
          <chart:series chart:style-name="ch13" chart:values-cell-range-address="'c08-whole-loop'.E33:'c08-whole-loop'.E45" chart:label-cell-address="'c08-whole-loop'.E32:'c08-whole-loop'.E32" chart:class="chart:scatter">
            <chart:data-point chart:repeated="13"/>
          </chart:series>
          <chart:series chart:style-name="ch14" chart:values-cell-range-address="'c08-whole-loop'.F33:'c08-whole-loop'.F45" chart:label-cell-address="'c08-whole-loop'.F32:'c08-whole-loop'.F32" chart:class="chart:scatter">
            <chart:data-point chart:repeated="13"/>
          </chart:series>
          <chart:series chart:style-name="ch15" chart:values-cell-range-address="'c08-whole-loop'.G33:'c08-whole-loop'.G45" chart:label-cell-address="'c08-whole-loop'.G32:'c08-whole-loop'.G32" chart:class="chart:scatter">
            <chart:data-point chart:repeated="13"/>
          </chart:series>
          <chart:series chart:style-name="ch16" chart:values-cell-range-address="'c08-whole-loop'.H33:'c08-whole-loop'.H45" chart:label-cell-address="'c08-whole-loop'.H32:'c08-whole-loop'.H32" chart:class="chart:scatter">
            <chart:data-point chart:repeated="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x32</text:p>
                <draw:g>
                  <svg:desc>'c08-whole-loop'.C32:'c08-whole-loop'.C32</svg:desc>
                </draw:g>
              </table:table-cell>
              <table:table-cell office:value-type="string">
                <text:p>2x16</text:p>
                <draw:g>
                  <svg:desc>'c08-whole-loop'.D32:'c08-whole-loop'.D32</svg:desc>
                </draw:g>
              </table:table-cell>
              <table:table-cell office:value-type="string">
                <text:p>4x8</text:p>
                <draw:g>
                  <svg:desc>'c08-whole-loop'.E32:'c08-whole-loop'.E32</svg:desc>
                </draw:g>
              </table:table-cell>
              <table:table-cell office:value-type="string">
                <text:p>8x4</text:p>
                <draw:g>
                  <svg:desc>'c08-whole-loop'.F32:'c08-whole-loop'.F32</svg:desc>
                </draw:g>
              </table:table-cell>
              <table:table-cell office:value-type="string">
                <text:p>16x2</text:p>
                <draw:g>
                  <svg:desc>'c08-whole-loop'.G32:'c08-whole-loop'.G32</svg:desc>
                </draw:g>
              </table:table-cell>
              <table:table-cell office:value-type="string">
                <text:p>32x0</text:p>
                <draw:g>
                  <svg:desc>'c08-whole-loop'.H32:'c08-whole-loop'.H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c08-whole-loop'.B33:'c08-whole-loop'.B45</svg:desc>
                </draw:g>
              </table:table-cell>
              <table:table-cell office:value-type="float" office:value="4.1636">
                <text:p>4.1636</text:p>
                <draw:g>
                  <svg:desc>'c08-whole-loop'.C33:'c08-whole-loop'.C45</svg:desc>
                </draw:g>
              </table:table-cell>
              <table:table-cell office:value-type="float" office:value="4.2926">
                <text:p>4.2926</text:p>
                <draw:g>
                  <svg:desc>'c08-whole-loop'.D33:'c08-whole-loop'.D45</svg:desc>
                </draw:g>
              </table:table-cell>
              <table:table-cell office:value-type="float" office:value="4.6859">
                <text:p>4.6859</text:p>
                <draw:g>
                  <svg:desc>'c08-whole-loop'.E33:'c08-whole-loop'.E45</svg:desc>
                </draw:g>
              </table:table-cell>
              <table:table-cell office:value-type="float" office:value="4.7627">
                <text:p>4.7627</text:p>
                <draw:g>
                  <svg:desc>'c08-whole-loop'.F33:'c08-whole-loop'.F45</svg:desc>
                </draw:g>
              </table:table-cell>
              <table:table-cell office:value-type="float" office:value="0">
                <text:p>0</text:p>
                <draw:g>
                  <svg:desc>'c08-whole-loop'.G33:'c08-whole-loop'.G45</svg:desc>
                </draw:g>
              </table:table-cell>
              <table:table-cell office:value-type="float" office:value="0">
                <text:p>0</text:p>
                <draw:g>
                  <svg:desc>'c08-whole-loop'.H33:'c08-whole-loop'.H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4.1288">
                <text:p>4.1288</text:p>
              </table:table-cell>
              <table:table-cell office:value-type="float" office:value="4.2356">
                <text:p>4.2356</text:p>
              </table:table-cell>
              <table:table-cell office:value-type="float" office:value="4.623">
                <text:p>4.623</text:p>
              </table:table-cell>
              <table:table-cell office:value-type="float" office:value="4.6983">
                <text:p>4.6983</text:p>
              </table:table-cell>
              <table:table-cell office:value-type="float" office:value="4.6711">
                <text:p>4.6711</text:p>
              </table:table-cell>
              <table:table-cell office:value-type="float" office:value="4.766">
                <text:p>4.7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4.0315">
                <text:p>4.0315</text:p>
              </table:table-cell>
              <table:table-cell office:value-type="float" office:value="4.184">
                <text:p>4.184</text:p>
              </table:table-cell>
              <table:table-cell office:value-type="float" office:value="4.5937">
                <text:p>4.5937</text:p>
              </table:table-cell>
              <table:table-cell office:value-type="float" office:value="4.6966">
                <text:p>4.6966</text:p>
              </table:table-cell>
              <table:table-cell office:value-type="float" office:value="4.6988">
                <text:p>4.6988</text:p>
              </table:table-cell>
              <table:table-cell office:value-type="float" office:value="4.6858">
                <text:p>4.68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5">
                <text:p>12.5</text:p>
              </table:table-cell>
              <table:table-cell office:value-type="float" office:value="3.9092">
                <text:p>3.9092</text:p>
              </table:table-cell>
              <table:table-cell office:value-type="float" office:value="4.067">
                <text:p>4.067</text:p>
              </table:table-cell>
              <table:table-cell office:value-type="float" office:value="4.4744">
                <text:p>4.4744</text:p>
              </table:table-cell>
              <table:table-cell office:value-type="float" office:value="4.5641">
                <text:p>4.5641</text:p>
              </table:table-cell>
              <table:table-cell office:value-type="float" office:value="4.5658">
                <text:p>4.5658</text:p>
              </table:table-cell>
              <table:table-cell office:value-type="float" office:value="4.632">
                <text:p>4.6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25">
                <text:p>6.25</text:p>
              </table:table-cell>
              <table:table-cell office:value-type="float" office:value="3.7564">
                <text:p>3.7564</text:p>
              </table:table-cell>
              <table:table-cell office:value-type="float" office:value="3.9052">
                <text:p>3.9052</text:p>
              </table:table-cell>
              <table:table-cell office:value-type="float" office:value="4.3556">
                <text:p>4.3556</text:p>
              </table:table-cell>
              <table:table-cell office:value-type="float" office:value="4.4383">
                <text:p>4.4383</text:p>
              </table:table-cell>
              <table:table-cell office:value-type="float" office:value="4.5015">
                <text:p>4.5015</text:p>
              </table:table-cell>
              <table:table-cell office:value-type="float" office:value="4.5279">
                <text:p>4.52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25">
                <text:p>3.125</text:p>
              </table:table-cell>
              <table:table-cell office:value-type="float" office:value="3.6832">
                <text:p>3.6832</text:p>
              </table:table-cell>
              <table:table-cell office:value-type="float" office:value="3.8689">
                <text:p>3.8689</text:p>
              </table:table-cell>
              <table:table-cell office:value-type="float" office:value="4.3397">
                <text:p>4.3397</text:p>
              </table:table-cell>
              <table:table-cell office:value-type="float" office:value="4.4802">
                <text:p>4.4802</text:p>
              </table:table-cell>
              <table:table-cell office:value-type="float" office:value="4.4616">
                <text:p>4.4616</text:p>
              </table:table-cell>
              <table:table-cell office:value-type="float" office:value="4.3692">
                <text:p>4.3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625">
                <text:p>1.5625</text:p>
              </table:table-cell>
              <table:table-cell office:value-type="float" office:value="3.4468">
                <text:p>3.4468</text:p>
              </table:table-cell>
              <table:table-cell office:value-type="float" office:value="3.6666">
                <text:p>3.6666</text:p>
              </table:table-cell>
              <table:table-cell office:value-type="float" office:value="4.1349">
                <text:p>4.1349</text:p>
              </table:table-cell>
              <table:table-cell office:value-type="float" office:value="4.2809">
                <text:p>4.2809</text:p>
              </table:table-cell>
              <table:table-cell office:value-type="float" office:value="4.2526">
                <text:p>4.2526</text:p>
              </table:table-cell>
              <table:table-cell office:value-type="float" office:value="3.9469">
                <text:p>3.94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8125">
                <text:p>0.78125</text:p>
              </table:table-cell>
              <table:table-cell office:value-type="float" office:value="3.2795">
                <text:p>3.2795</text:p>
              </table:table-cell>
              <table:table-cell office:value-type="float" office:value="3.3554">
                <text:p>3.3554</text:p>
              </table:table-cell>
              <table:table-cell office:value-type="float" office:value="4.1481">
                <text:p>4.1481</text:p>
              </table:table-cell>
              <table:table-cell office:value-type="float" office:value="4.3777">
                <text:p>4.3777</text:p>
              </table:table-cell>
              <table:table-cell office:value-type="float" office:value="4.4088">
                <text:p>4.4088</text:p>
              </table:table-cell>
              <table:table-cell office:value-type="float" office:value="4.2697">
                <text:p>4.2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0625">
                <text:p>0.390625</text:p>
              </table:table-cell>
              <table:table-cell office:value-type="float" office:value="2.7424">
                <text:p>2.7424</text:p>
              </table:table-cell>
              <table:table-cell office:value-type="float" office:value="3.421">
                <text:p>3.421</text:p>
              </table:table-cell>
              <table:table-cell office:value-type="float" office:value="3.9898">
                <text:p>3.9898</text:p>
              </table:table-cell>
              <table:table-cell office:value-type="float" office:value="4.1755">
                <text:p>4.1755</text:p>
              </table:table-cell>
              <table:table-cell office:value-type="float" office:value="4.0988">
                <text:p>4.0988</text:p>
              </table:table-cell>
              <table:table-cell office:value-type="float" office:value="3.7528">
                <text:p>3.75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53125">
                <text:p>0.1953125</text:p>
              </table:table-cell>
              <table:table-cell office:value-type="float" office:value="2.827">
                <text:p>2.827</text:p>
              </table:table-cell>
              <table:table-cell office:value-type="float" office:value="3.0585">
                <text:p>3.0585</text:p>
              </table:table-cell>
              <table:table-cell office:value-type="float" office:value="3.6862">
                <text:p>3.6862</text:p>
              </table:table-cell>
              <table:table-cell office:value-type="float" office:value="3.8605">
                <text:p>3.8605</text:p>
              </table:table-cell>
              <table:table-cell office:value-type="float" office:value="3.523">
                <text:p>3.523</text:p>
              </table:table-cell>
              <table:table-cell office:value-type="float" office:value="3.9112">
                <text:p>3.91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765625">
                <text:p>0.09765625</text:p>
              </table:table-cell>
              <table:table-cell office:value-type="float" office:value="2.6746">
                <text:p>2.6746</text:p>
              </table:table-cell>
              <table:table-cell office:value-type="float" office:value="3.0298">
                <text:p>3.0298</text:p>
              </table:table-cell>
              <table:table-cell office:value-type="float" office:value="3.7887">
                <text:p>3.7887</text:p>
              </table:table-cell>
              <table:table-cell office:value-type="float" office:value="4.1218">
                <text:p>4.1218</text:p>
              </table:table-cell>
              <table:table-cell office:value-type="float" office:value="4.0911">
                <text:p>4.0911</text:p>
              </table:table-cell>
              <table:table-cell office:value-type="float" office:value="4.1073">
                <text:p>4.10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8828125">
                <text:p>0.048828125</text:p>
              </table:table-cell>
              <table:table-cell office:value-type="float" office:value="2.3076">
                <text:p>2.3076</text:p>
              </table:table-cell>
              <table:table-cell office:value-type="float" office:value="2.6526">
                <text:p>2.6526</text:p>
              </table:table-cell>
              <table:table-cell office:value-type="float" office:value="3.3099">
                <text:p>3.3099</text:p>
              </table:table-cell>
              <table:table-cell office:value-type="float" office:value="3.6752">
                <text:p>3.6752</text:p>
              </table:table-cell>
              <table:table-cell office:value-type="float" office:value="3.5887">
                <text:p>3.5887</text:p>
              </table:table-cell>
              <table:table-cell office:value-type="float" office:value="3.5845">
                <text:p>3.58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44140625">
                <text:p>0.0244140625</text:p>
              </table:table-cell>
              <table:table-cell office:value-type="float" office:value="1.7497">
                <text:p>1.7497</text:p>
              </table:table-cell>
              <table:table-cell office:value-type="float" office:value="2.2651">
                <text:p>2.2651</text:p>
              </table:table-cell>
              <table:table-cell office:value-type="float" office:value="3.0583">
                <text:p>3.0583</text:p>
              </table:table-cell>
              <table:table-cell office:value-type="float" office:value="3.1744">
                <text:p>3.1744</text:p>
              </table:table-cell>
              <table:table-cell office:value-type="float" office:value="3.1473">
                <text:p>3.1473</text:p>
              </table:table-cell>
              <table:table-cell office:value-type="float" office:value="2.8602">
                <text:p>2.86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maximum="100" chart:origin="0" chart:interval-major="0.30102999566398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41cm" svg:y="0.316cm" chart:style-name="ch2">
          <text:p>hybrid scaling</text:p>
        </chart:title>
        <chart:subtitle svg:x="6.594cm" svg:y="1.275cm" chart:style-name="ch3">
          <text:p>c08, whole loop</text:p>
        </chart:subtitle>
        <chart:legend chart:legend-position="end" svg:x="13.915cm" svg:y="2.956cm" style:legend-expansion="high" chart:style-name="ch4"/>
        <chart:plot-area chart:style-name="ch5" table:cell-range-address="'c08-whole-loop'.B33:'c08-whole-loop'.H45 'c08-whole-loop'.C32:'c08-whole-loop'.H32" chart:data-source-has-labels="row" svg:x="1.331cm" svg:y="2.138cm" svg:width="12.264cm" svg:height="5.701cm">
          <chartooo:coordinate-region svg:x="2.403cm" svg:y="2.138cm" svg:width="10.465cm" svg:height="3.456cm"/>
          <chart:axis chart:dimension="x" chart:name="primary-x" chart:style-name="ch6">
            <chart:title svg:x="5.289cm" svg:y="8.019cm" chart:style-name="ch7">
              <text:p>fraction of usable memory [%]</text:p>
            </chart:title>
          </chart:axis>
          <chart:axis chart:dimension="y" chart:name="primary-y" chart:style-name="ch8">
            <chart:title svg:x="0.451cm" svg:y="5.839cm" chart:style-name="ch9">
              <text:p>TFLOP/sec</text:p>
            </chart:title>
            <chart:grid chart:style-name="ch10" chart:class="major"/>
          </chart:axis>
          <chart:series chart:style-name="ch11" chart:values-cell-range-address="'c08-whole-loop'.C33:'c08-whole-loop'.C45" chart:label-cell-address="'c08-whole-loop'.C32:'c08-whole-loop'.C32" chart:class="chart:scatter">
            <chart:domain table:cell-range-address="'c08-whole-loop'.B33:'c08-whole-loop'.B45"/>
            <chart:data-point chart:repeated="13"/>
          </chart:series>
          <chart:series chart:style-name="ch12" chart:values-cell-range-address="'c08-whole-loop'.D33:'c08-whole-loop'.D45" chart:label-cell-address="'c08-whole-loop'.D32:'c08-whole-loop'.D32" chart:class="chart:scatter">
            <chart:data-point chart:repeated="13"/>
          </chart:series>
          <chart:series chart:style-name="ch13" chart:values-cell-range-address="'c08-whole-loop'.E33:'c08-whole-loop'.E45" chart:label-cell-address="'c08-whole-loop'.E32:'c08-whole-loop'.E32" chart:class="chart:scatter">
            <chart:data-point chart:repeated="13"/>
          </chart:series>
          <chart:series chart:style-name="ch14" chart:values-cell-range-address="'c08-whole-loop'.F33:'c08-whole-loop'.F45" chart:label-cell-address="'c08-whole-loop'.F32:'c08-whole-loop'.F32" chart:class="chart:scatter">
            <chart:data-point chart:repeated="13"/>
          </chart:series>
          <chart:series chart:style-name="ch15" chart:values-cell-range-address="'c08-whole-loop'.G33:'c08-whole-loop'.G45" chart:label-cell-address="'c08-whole-loop'.G32:'c08-whole-loop'.G32" chart:class="chart:scatter">
            <chart:data-point chart:repeated="13"/>
          </chart:series>
          <chart:series chart:style-name="ch16" chart:values-cell-range-address="'c08-whole-loop'.H33:'c08-whole-loop'.H45" chart:label-cell-address="'c08-whole-loop'.H32:'c08-whole-loop'.H32" chart:class="chart:scatter">
            <chart:data-point chart:repeated="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x32</text:p>
                <draw:g>
                  <svg:desc>'c08-whole-loop'.C32:'c08-whole-loop'.C32</svg:desc>
                </draw:g>
              </table:table-cell>
              <table:table-cell office:value-type="string">
                <text:p>2x16</text:p>
                <draw:g>
                  <svg:desc>'c08-whole-loop'.D32:'c08-whole-loop'.D32</svg:desc>
                </draw:g>
              </table:table-cell>
              <table:table-cell office:value-type="string">
                <text:p>4x8</text:p>
                <draw:g>
                  <svg:desc>'c08-whole-loop'.E32:'c08-whole-loop'.E32</svg:desc>
                </draw:g>
              </table:table-cell>
              <table:table-cell office:value-type="string">
                <text:p>8x4</text:p>
                <draw:g>
                  <svg:desc>'c08-whole-loop'.F32:'c08-whole-loop'.F32</svg:desc>
                </draw:g>
              </table:table-cell>
              <table:table-cell office:value-type="string">
                <text:p>16x2</text:p>
                <draw:g>
                  <svg:desc>'c08-whole-loop'.G32:'c08-whole-loop'.G32</svg:desc>
                </draw:g>
              </table:table-cell>
              <table:table-cell office:value-type="string">
                <text:p>32x0</text:p>
                <draw:g>
                  <svg:desc>'c08-whole-loop'.H32:'c08-whole-loop'.H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c08-whole-loop'.B33:'c08-whole-loop'.B45</svg:desc>
                </draw:g>
              </table:table-cell>
              <table:table-cell office:value-type="float" office:value="4.1636">
                <text:p>4.1636</text:p>
                <draw:g>
                  <svg:desc>'c08-whole-loop'.C33:'c08-whole-loop'.C45</svg:desc>
                </draw:g>
              </table:table-cell>
              <table:table-cell office:value-type="float" office:value="4.2926">
                <text:p>4.2926</text:p>
                <draw:g>
                  <svg:desc>'c08-whole-loop'.D33:'c08-whole-loop'.D45</svg:desc>
                </draw:g>
              </table:table-cell>
              <table:table-cell office:value-type="float" office:value="4.6859">
                <text:p>4.6859</text:p>
                <draw:g>
                  <svg:desc>'c08-whole-loop'.E33:'c08-whole-loop'.E45</svg:desc>
                </draw:g>
              </table:table-cell>
              <table:table-cell office:value-type="float" office:value="4.7627">
                <text:p>4.7627</text:p>
                <draw:g>
                  <svg:desc>'c08-whole-loop'.F33:'c08-whole-loop'.F45</svg:desc>
                </draw:g>
              </table:table-cell>
              <table:table-cell office:value-type="float" office:value="0">
                <text:p>0</text:p>
                <draw:g>
                  <svg:desc>'c08-whole-loop'.G33:'c08-whole-loop'.G45</svg:desc>
                </draw:g>
              </table:table-cell>
              <table:table-cell office:value-type="float" office:value="0">
                <text:p>0</text:p>
                <draw:g>
                  <svg:desc>'c08-whole-loop'.H33:'c08-whole-loop'.H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4.1288">
                <text:p>4.1288</text:p>
              </table:table-cell>
              <table:table-cell office:value-type="float" office:value="4.2356">
                <text:p>4.2356</text:p>
              </table:table-cell>
              <table:table-cell office:value-type="float" office:value="4.623">
                <text:p>4.623</text:p>
              </table:table-cell>
              <table:table-cell office:value-type="float" office:value="4.6983">
                <text:p>4.6983</text:p>
              </table:table-cell>
              <table:table-cell office:value-type="float" office:value="4.6711">
                <text:p>4.6711</text:p>
              </table:table-cell>
              <table:table-cell office:value-type="float" office:value="4.766">
                <text:p>4.7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4.0315">
                <text:p>4.0315</text:p>
              </table:table-cell>
              <table:table-cell office:value-type="float" office:value="4.184">
                <text:p>4.184</text:p>
              </table:table-cell>
              <table:table-cell office:value-type="float" office:value="4.5937">
                <text:p>4.5937</text:p>
              </table:table-cell>
              <table:table-cell office:value-type="float" office:value="4.6966">
                <text:p>4.6966</text:p>
              </table:table-cell>
              <table:table-cell office:value-type="float" office:value="4.6988">
                <text:p>4.6988</text:p>
              </table:table-cell>
              <table:table-cell office:value-type="float" office:value="4.6858">
                <text:p>4.68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5">
                <text:p>12.5</text:p>
              </table:table-cell>
              <table:table-cell office:value-type="float" office:value="3.9092">
                <text:p>3.9092</text:p>
              </table:table-cell>
              <table:table-cell office:value-type="float" office:value="4.067">
                <text:p>4.067</text:p>
              </table:table-cell>
              <table:table-cell office:value-type="float" office:value="4.4744">
                <text:p>4.4744</text:p>
              </table:table-cell>
              <table:table-cell office:value-type="float" office:value="4.5641">
                <text:p>4.5641</text:p>
              </table:table-cell>
              <table:table-cell office:value-type="float" office:value="4.5658">
                <text:p>4.5658</text:p>
              </table:table-cell>
              <table:table-cell office:value-type="float" office:value="4.632">
                <text:p>4.6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25">
                <text:p>6.25</text:p>
              </table:table-cell>
              <table:table-cell office:value-type="float" office:value="3.7564">
                <text:p>3.7564</text:p>
              </table:table-cell>
              <table:table-cell office:value-type="float" office:value="3.9052">
                <text:p>3.9052</text:p>
              </table:table-cell>
              <table:table-cell office:value-type="float" office:value="4.3556">
                <text:p>4.3556</text:p>
              </table:table-cell>
              <table:table-cell office:value-type="float" office:value="4.4383">
                <text:p>4.4383</text:p>
              </table:table-cell>
              <table:table-cell office:value-type="float" office:value="4.5015">
                <text:p>4.5015</text:p>
              </table:table-cell>
              <table:table-cell office:value-type="float" office:value="4.5279">
                <text:p>4.52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25">
                <text:p>3.125</text:p>
              </table:table-cell>
              <table:table-cell office:value-type="float" office:value="3.6832">
                <text:p>3.6832</text:p>
              </table:table-cell>
              <table:table-cell office:value-type="float" office:value="3.8689">
                <text:p>3.8689</text:p>
              </table:table-cell>
              <table:table-cell office:value-type="float" office:value="4.3397">
                <text:p>4.3397</text:p>
              </table:table-cell>
              <table:table-cell office:value-type="float" office:value="4.4802">
                <text:p>4.4802</text:p>
              </table:table-cell>
              <table:table-cell office:value-type="float" office:value="4.4616">
                <text:p>4.4616</text:p>
              </table:table-cell>
              <table:table-cell office:value-type="float" office:value="4.3692">
                <text:p>4.3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625">
                <text:p>1.5625</text:p>
              </table:table-cell>
              <table:table-cell office:value-type="float" office:value="3.4468">
                <text:p>3.4468</text:p>
              </table:table-cell>
              <table:table-cell office:value-type="float" office:value="3.6666">
                <text:p>3.6666</text:p>
              </table:table-cell>
              <table:table-cell office:value-type="float" office:value="4.1349">
                <text:p>4.1349</text:p>
              </table:table-cell>
              <table:table-cell office:value-type="float" office:value="4.2809">
                <text:p>4.2809</text:p>
              </table:table-cell>
              <table:table-cell office:value-type="float" office:value="4.2526">
                <text:p>4.2526</text:p>
              </table:table-cell>
              <table:table-cell office:value-type="float" office:value="3.9469">
                <text:p>3.94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8125">
                <text:p>0.78125</text:p>
              </table:table-cell>
              <table:table-cell office:value-type="float" office:value="3.2795">
                <text:p>3.2795</text:p>
              </table:table-cell>
              <table:table-cell office:value-type="float" office:value="3.3554">
                <text:p>3.3554</text:p>
              </table:table-cell>
              <table:table-cell office:value-type="float" office:value="4.1481">
                <text:p>4.1481</text:p>
              </table:table-cell>
              <table:table-cell office:value-type="float" office:value="4.3777">
                <text:p>4.3777</text:p>
              </table:table-cell>
              <table:table-cell office:value-type="float" office:value="4.4088">
                <text:p>4.4088</text:p>
              </table:table-cell>
              <table:table-cell office:value-type="float" office:value="4.2697">
                <text:p>4.2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0625">
                <text:p>0.390625</text:p>
              </table:table-cell>
              <table:table-cell office:value-type="float" office:value="2.7424">
                <text:p>2.7424</text:p>
              </table:table-cell>
              <table:table-cell office:value-type="float" office:value="3.421">
                <text:p>3.421</text:p>
              </table:table-cell>
              <table:table-cell office:value-type="float" office:value="3.9898">
                <text:p>3.9898</text:p>
              </table:table-cell>
              <table:table-cell office:value-type="float" office:value="4.1755">
                <text:p>4.1755</text:p>
              </table:table-cell>
              <table:table-cell office:value-type="float" office:value="4.0988">
                <text:p>4.0988</text:p>
              </table:table-cell>
              <table:table-cell office:value-type="float" office:value="3.7528">
                <text:p>3.75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53125">
                <text:p>0.1953125</text:p>
              </table:table-cell>
              <table:table-cell office:value-type="float" office:value="2.827">
                <text:p>2.827</text:p>
              </table:table-cell>
              <table:table-cell office:value-type="float" office:value="3.0585">
                <text:p>3.0585</text:p>
              </table:table-cell>
              <table:table-cell office:value-type="float" office:value="3.6862">
                <text:p>3.6862</text:p>
              </table:table-cell>
              <table:table-cell office:value-type="float" office:value="3.8605">
                <text:p>3.8605</text:p>
              </table:table-cell>
              <table:table-cell office:value-type="float" office:value="3.523">
                <text:p>3.523</text:p>
              </table:table-cell>
              <table:table-cell office:value-type="float" office:value="3.9112">
                <text:p>3.91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765625">
                <text:p>0.09765625</text:p>
              </table:table-cell>
              <table:table-cell office:value-type="float" office:value="2.6746">
                <text:p>2.6746</text:p>
              </table:table-cell>
              <table:table-cell office:value-type="float" office:value="3.0298">
                <text:p>3.0298</text:p>
              </table:table-cell>
              <table:table-cell office:value-type="float" office:value="3.7887">
                <text:p>3.7887</text:p>
              </table:table-cell>
              <table:table-cell office:value-type="float" office:value="4.1218">
                <text:p>4.1218</text:p>
              </table:table-cell>
              <table:table-cell office:value-type="float" office:value="4.0911">
                <text:p>4.0911</text:p>
              </table:table-cell>
              <table:table-cell office:value-type="float" office:value="4.1073">
                <text:p>4.10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8828125">
                <text:p>0.048828125</text:p>
              </table:table-cell>
              <table:table-cell office:value-type="float" office:value="2.3076">
                <text:p>2.3076</text:p>
              </table:table-cell>
              <table:table-cell office:value-type="float" office:value="2.6526">
                <text:p>2.6526</text:p>
              </table:table-cell>
              <table:table-cell office:value-type="float" office:value="3.3099">
                <text:p>3.3099</text:p>
              </table:table-cell>
              <table:table-cell office:value-type="float" office:value="3.6752">
                <text:p>3.6752</text:p>
              </table:table-cell>
              <table:table-cell office:value-type="float" office:value="3.5887">
                <text:p>3.5887</text:p>
              </table:table-cell>
              <table:table-cell office:value-type="float" office:value="3.5845">
                <text:p>3.58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44140625">
                <text:p>0.0244140625</text:p>
              </table:table-cell>
              <table:table-cell office:value-type="float" office:value="1.7497">
                <text:p>1.7497</text:p>
              </table:table-cell>
              <table:table-cell office:value-type="float" office:value="2.2651">
                <text:p>2.2651</text:p>
              </table:table-cell>
              <table:table-cell office:value-type="float" office:value="3.0583">
                <text:p>3.0583</text:p>
              </table:table-cell>
              <table:table-cell office:value-type="float" office:value="3.1744">
                <text:p>3.1744</text:p>
              </table:table-cell>
              <table:table-cell office:value-type="float" office:value="3.1473">
                <text:p>3.1473</text:p>
              </table:table-cell>
              <table:table-cell office:value-type="float" office:value="2.8602">
                <text:p>2.86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maximum="100" chart:origin="0" chart:interval-major="0.30102999566398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41cm" svg:y="0.316cm" chart:style-name="ch2">
          <text:p>hybrid scaling</text:p>
        </chart:title>
        <chart:subtitle svg:x="6.514cm" svg:y="1.275cm" chart:style-name="ch3">
          <text:p>slice, whole loop</text:p>
        </chart:subtitle>
        <chart:legend chart:legend-position="end" svg:x="13.915cm" svg:y="2.956cm" style:legend-expansion="high" chart:style-name="ch4"/>
        <chart:plot-area chart:style-name="ch5" table:cell-range-address="'slice-whole-loop'.B33:'slice-whole-loop'.H45 'slice-whole-loop'.C32:'slice-whole-loop'.H32" chart:data-source-has-labels="row" svg:x="1.331cm" svg:y="2.138cm" svg:width="12.264cm" svg:height="5.701cm">
          <chartooo:coordinate-region svg:x="2.403cm" svg:y="2.138cm" svg:width="10.465cm" svg:height="3.456cm"/>
          <chart:axis chart:dimension="x" chart:name="primary-x" chart:style-name="ch6">
            <chart:title svg:x="5.289cm" svg:y="8.019cm" chart:style-name="ch7">
              <text:p>fraction of usable memory [%]</text:p>
            </chart:title>
          </chart:axis>
          <chart:axis chart:dimension="y" chart:name="primary-y" chart:style-name="ch8">
            <chart:title svg:x="0.451cm" svg:y="5.839cm" chart:style-name="ch9">
              <text:p>TFLOP/sec</text:p>
            </chart:title>
            <chart:grid chart:style-name="ch10" chart:class="major"/>
          </chart:axis>
          <chart:series chart:style-name="ch11" chart:values-cell-range-address="'slice-whole-loop'.C33:'slice-whole-loop'.C45" chart:label-cell-address="'slice-whole-loop'.C32:'slice-whole-loop'.C32" chart:class="chart:scatter">
            <chart:domain table:cell-range-address="'slice-whole-loop'.B33:'slice-whole-loop'.B45"/>
            <chart:data-point chart:repeated="13"/>
          </chart:series>
          <chart:series chart:style-name="ch12" chart:values-cell-range-address="'slice-whole-loop'.D33:'slice-whole-loop'.D45" chart:label-cell-address="'slice-whole-loop'.D32:'slice-whole-loop'.D32" chart:class="chart:scatter">
            <chart:data-point chart:repeated="13"/>
          </chart:series>
          <chart:series chart:style-name="ch13" chart:values-cell-range-address="'slice-whole-loop'.E33:'slice-whole-loop'.E45" chart:label-cell-address="'slice-whole-loop'.E32:'slice-whole-loop'.E32" chart:class="chart:scatter">
            <chart:data-point chart:repeated="13"/>
          </chart:series>
          <chart:series chart:style-name="ch14" chart:values-cell-range-address="'slice-whole-loop'.F33:'slice-whole-loop'.F45" chart:label-cell-address="'slice-whole-loop'.F32:'slice-whole-loop'.F32" chart:class="chart:scatter">
            <chart:data-point chart:repeated="13"/>
          </chart:series>
          <chart:series chart:style-name="ch15" chart:values-cell-range-address="'slice-whole-loop'.G33:'slice-whole-loop'.G45" chart:label-cell-address="'slice-whole-loop'.G32:'slice-whole-loop'.G32" chart:class="chart:scatter">
            <chart:data-point chart:repeated="13"/>
          </chart:series>
          <chart:series chart:style-name="ch16" chart:values-cell-range-address="'slice-whole-loop'.H33:'slice-whole-loop'.H45" chart:label-cell-address="'slice-whole-loop'.H32:'slice-whole-loop'.H32" chart:class="chart:scatter">
            <chart:data-point chart:repeated="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x32</text:p>
                <draw:g>
                  <svg:desc>'slice-whole-loop'.C32:'slice-whole-loop'.C32</svg:desc>
                </draw:g>
              </table:table-cell>
              <table:table-cell office:value-type="string">
                <text:p>2x16</text:p>
                <draw:g>
                  <svg:desc>'slice-whole-loop'.D32:'slice-whole-loop'.D32</svg:desc>
                </draw:g>
              </table:table-cell>
              <table:table-cell office:value-type="string">
                <text:p>4x8</text:p>
                <draw:g>
                  <svg:desc>'slice-whole-loop'.E32:'slice-whole-loop'.E32</svg:desc>
                </draw:g>
              </table:table-cell>
              <table:table-cell office:value-type="string">
                <text:p>8x4</text:p>
                <draw:g>
                  <svg:desc>'slice-whole-loop'.F32:'slice-whole-loop'.F32</svg:desc>
                </draw:g>
              </table:table-cell>
              <table:table-cell office:value-type="string">
                <text:p>16x2</text:p>
                <draw:g>
                  <svg:desc>'slice-whole-loop'.G32:'slice-whole-loop'.G32</svg:desc>
                </draw:g>
              </table:table-cell>
              <table:table-cell office:value-type="string">
                <text:p>32x0</text:p>
                <draw:g>
                  <svg:desc>'slice-whole-loop'.H32:'slice-whole-loop'.H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slice-whole-loop'.B33:'slice-whole-loop'.B45</svg:desc>
                </draw:g>
              </table:table-cell>
              <table:table-cell office:value-type="float" office:value="5.1561">
                <text:p>5.1561</text:p>
                <draw:g>
                  <svg:desc>'slice-whole-loop'.C33:'slice-whole-loop'.C45</svg:desc>
                </draw:g>
              </table:table-cell>
              <table:table-cell office:value-type="float" office:value="5.4045">
                <text:p>5.4045</text:p>
                <draw:g>
                  <svg:desc>'slice-whole-loop'.D33:'slice-whole-loop'.D45</svg:desc>
                </draw:g>
              </table:table-cell>
              <table:table-cell office:value-type="float" office:value="5.5897">
                <text:p>5.5897</text:p>
                <draw:g>
                  <svg:desc>'slice-whole-loop'.E33:'slice-whole-loop'.E45</svg:desc>
                </draw:g>
              </table:table-cell>
              <table:table-cell office:value-type="float" office:value="5.6451">
                <text:p>5.6451</text:p>
                <draw:g>
                  <svg:desc>'slice-whole-loop'.F33:'slice-whole-loop'.F45</svg:desc>
                </draw:g>
              </table:table-cell>
              <table:table-cell office:value-type="float" office:value="0">
                <text:p>0</text:p>
                <draw:g>
                  <svg:desc>'slice-whole-loop'.G33:'slice-whole-loop'.G45</svg:desc>
                </draw:g>
              </table:table-cell>
              <table:table-cell office:value-type="float" office:value="0">
                <text:p>0</text:p>
                <draw:g>
                  <svg:desc>'slice-whole-loop'.H33:'slice-whole-loop'.H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5.0541">
                <text:p>5.0541</text:p>
              </table:table-cell>
              <table:table-cell office:value-type="float" office:value="5.2921">
                <text:p>5.2921</text:p>
              </table:table-cell>
              <table:table-cell office:value-type="float" office:value="5.5048">
                <text:p>5.5048</text:p>
              </table:table-cell>
              <table:table-cell office:value-type="float" office:value="5.5307">
                <text:p>5.5307</text:p>
              </table:table-cell>
              <table:table-cell office:value-type="float" office:value="5.4777">
                <text:p>5.4777</text:p>
              </table:table-cell>
              <table:table-cell office:value-type="float" office:value="5.4329">
                <text:p>5.43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4.9921">
                <text:p>4.9921</text:p>
              </table:table-cell>
              <table:table-cell office:value-type="float" office:value="5.2001">
                <text:p>5.2001</text:p>
              </table:table-cell>
              <table:table-cell office:value-type="float" office:value="5.4515">
                <text:p>5.4515</text:p>
              </table:table-cell>
              <table:table-cell office:value-type="float" office:value="5.5561">
                <text:p>5.5561</text:p>
              </table:table-cell>
              <table:table-cell office:value-type="float" office:value="5.4813">
                <text:p>5.4813</text:p>
              </table:table-cell>
              <table:table-cell office:value-type="float" office:value="5.4094">
                <text:p>5.40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5">
                <text:p>12.5</text:p>
              </table:table-cell>
              <table:table-cell office:value-type="float" office:value="4.7342">
                <text:p>4.7342</text:p>
              </table:table-cell>
              <table:table-cell office:value-type="float" office:value="5.0065">
                <text:p>5.0065</text:p>
              </table:table-cell>
              <table:table-cell office:value-type="float" office:value="5.2238">
                <text:p>5.2238</text:p>
              </table:table-cell>
              <table:table-cell office:value-type="float" office:value="5.3552">
                <text:p>5.3552</text:p>
              </table:table-cell>
              <table:table-cell office:value-type="float" office:value="5.2947">
                <text:p>5.2947</text:p>
              </table:table-cell>
              <table:table-cell office:value-type="float" office:value="5.2172">
                <text:p>5.21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25">
                <text:p>6.25</text:p>
              </table:table-cell>
              <table:table-cell office:value-type="float" office:value="4.4567">
                <text:p>4.4567</text:p>
              </table:table-cell>
              <table:table-cell office:value-type="float" office:value="4.7432">
                <text:p>4.7432</text:p>
              </table:table-cell>
              <table:table-cell office:value-type="float" office:value="5.0911">
                <text:p>5.0911</text:p>
              </table:table-cell>
              <table:table-cell office:value-type="float" office:value="5.1677">
                <text:p>5.1677</text:p>
              </table:table-cell>
              <table:table-cell office:value-type="float" office:value="5.1176">
                <text:p>5.1176</text:p>
              </table:table-cell>
              <table:table-cell office:value-type="float" office:value="5.1436">
                <text:p>5.14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25">
                <text:p>3.125</text:p>
              </table:table-cell>
              <table:table-cell office:value-type="float" office:value="4.3478">
                <text:p>4.3478</text:p>
              </table:table-cell>
              <table:table-cell office:value-type="float" office:value="4.7039">
                <text:p>4.7039</text:p>
              </table:table-cell>
              <table:table-cell office:value-type="float" office:value="5.05">
                <text:p>5.05</text:p>
              </table:table-cell>
              <table:table-cell office:value-type="float" office:value="5.225">
                <text:p>5.225</text:p>
              </table:table-cell>
              <table:table-cell office:value-type="float" office:value="5.145">
                <text:p>5.145</text:p>
              </table:table-cell>
              <table:table-cell office:value-type="float" office:value="5.1082">
                <text:p>5.10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625">
                <text:p>1.5625</text:p>
              </table:table-cell>
              <table:table-cell office:value-type="float" office:value="3.9064">
                <text:p>3.9064</text:p>
              </table:table-cell>
              <table:table-cell office:value-type="float" office:value="4.3503">
                <text:p>4.3503</text:p>
              </table:table-cell>
              <table:table-cell office:value-type="float" office:value="4.7787">
                <text:p>4.7787</text:p>
              </table:table-cell>
              <table:table-cell office:value-type="float" office:value="4.8961">
                <text:p>4.8961</text:p>
              </table:table-cell>
              <table:table-cell office:value-type="float" office:value="4.8432">
                <text:p>4.8432</text:p>
              </table:table-cell>
              <table:table-cell office:value-type="float" office:value="4.8444">
                <text:p>4.84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8125">
                <text:p>0.78125</text:p>
              </table:table-cell>
              <table:table-cell office:value-type="float" office:value="1.0526">
                <text:p>1.0526</text:p>
              </table:table-cell>
              <table:table-cell office:value-type="float" office:value="4.1723">
                <text:p>4.1723</text:p>
              </table:table-cell>
              <table:table-cell office:value-type="float" office:value="4.7005">
                <text:p>4.7005</text:p>
              </table:table-cell>
              <table:table-cell office:value-type="float" office:value="4.7837">
                <text:p>4.7837</text:p>
              </table:table-cell>
              <table:table-cell office:value-type="float" office:value="4.9358">
                <text:p>4.9358</text:p>
              </table:table-cell>
              <table:table-cell office:value-type="float" office:value="5.0074">
                <text:p>5.00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0625">
                <text:p>0.390625</text:p>
              </table:table-cell>
              <table:table-cell office:value-type="float" office:value="0.49915">
                <text:p>0.49915</text:p>
              </table:table-cell>
              <table:table-cell office:value-type="float" office:value="3.81">
                <text:p>3.81</text:p>
              </table:table-cell>
              <table:table-cell office:value-type="float" office:value="4.5964">
                <text:p>4.5964</text:p>
              </table:table-cell>
              <table:table-cell office:value-type="float" office:value="4.7522">
                <text:p>4.7522</text:p>
              </table:table-cell>
              <table:table-cell office:value-type="float" office:value="4.6048">
                <text:p>4.6048</text:p>
              </table:table-cell>
              <table:table-cell office:value-type="float" office:value="4.6458">
                <text:p>4.64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53125">
                <text:p>0.1953125</text:p>
              </table:table-cell>
              <table:table-cell office:value-type="float" office:value="0.28181">
                <text:p>0.28181</text:p>
              </table:table-cell>
              <table:table-cell office:value-type="float" office:value="3.372">
                <text:p>3.372</text:p>
              </table:table-cell>
              <table:table-cell office:value-type="float" office:value="3.8236">
                <text:p>3.8236</text:p>
              </table:table-cell>
              <table:table-cell office:value-type="float" office:value="4.2368">
                <text:p>4.2368</text:p>
              </table:table-cell>
              <table:table-cell office:value-type="float" office:value="4.1716">
                <text:p>4.1716</text:p>
              </table:table-cell>
              <table:table-cell office:value-type="float" office:value="4.3079">
                <text:p>4.30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765625">
                <text:p>0.09765625</text:p>
              </table:table-cell>
              <table:table-cell office:value-type="float" office:value="1.1665">
                <text:p>1.1665</text:p>
              </table:table-cell>
              <table:table-cell office:value-type="float" office:value="1.3137">
                <text:p>1.3137</text:p>
              </table:table-cell>
              <table:table-cell office:value-type="float" office:value="4.083">
                <text:p>4.083</text:p>
              </table:table-cell>
              <table:table-cell office:value-type="float" office:value="4.3609">
                <text:p>4.3609</text:p>
              </table:table-cell>
              <table:table-cell office:value-type="float" office:value="4.3395">
                <text:p>4.3395</text:p>
              </table:table-cell>
              <table:table-cell office:value-type="float" office:value="3.0449">
                <text:p>3.04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8828125">
                <text:p>0.048828125</text:p>
              </table:table-cell>
              <table:table-cell office:value-type="float" office:value="2.4628">
                <text:p>2.4628</text:p>
              </table:table-cell>
              <table:table-cell office:value-type="float" office:value="0.57733">
                <text:p>0.57733</text:p>
              </table:table-cell>
              <table:table-cell office:value-type="float" office:value="3.597">
                <text:p>3.597</text:p>
              </table:table-cell>
              <table:table-cell office:value-type="float" office:value="3.9644">
                <text:p>3.9644</text:p>
              </table:table-cell>
              <table:table-cell office:value-type="float" office:value="3.8844">
                <text:p>3.8844</text:p>
              </table:table-cell>
              <table:table-cell office:value-type="float" office:value="3.9029">
                <text:p>3.90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44140625">
                <text:p>0.0244140625</text:p>
              </table:table-cell>
              <table:table-cell office:value-type="float" office:value="1.3799">
                <text:p>1.3799</text:p>
              </table:table-cell>
              <table:table-cell office:value-type="float" office:value="0.34367">
                <text:p>0.34367</text:p>
              </table:table-cell>
              <table:table-cell office:value-type="float" office:value="3.2152">
                <text:p>3.2152</text:p>
              </table:table-cell>
              <table:table-cell office:value-type="float" office:value="3.3997">
                <text:p>3.3997</text:p>
              </table:table-cell>
              <table:table-cell office:value-type="float" office:value="3.37">
                <text:p>3.37</text:p>
              </table:table-cell>
              <table:table-cell office:value-type="float" office:value="3.2981">
                <text:p>3.29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41cm" svg:y="0.316cm" chart:style-name="ch2">
          <text:p>hybrid scaling</text:p>
        </chart:title>
        <chart:subtitle svg:x="6.66cm" svg:y="1.275cm" chart:style-name="ch3">
          <text:p>c08, force only</text:p>
        </chart:subtitle>
        <chart:legend chart:legend-position="end" svg:x="13.915cm" svg:y="2.956cm" style:legend-expansion="high" chart:style-name="ch4"/>
        <chart:plot-area chart:style-name="ch5" table:cell-range-address="'c08-force-only'.B33:'c08-force-only'.H45 'c08-force-only'.C32:'c08-force-only'.H32" chart:data-source-has-labels="row" svg:x="1.331cm" svg:y="2.138cm" svg:width="12.264cm" svg:height="5.701cm">
          <chartooo:coordinate-region svg:x="1.767cm" svg:y="2.337cm" svg:width="11.547cm" svg:height="4.855cm"/>
          <chart:axis chart:dimension="x" chart:name="primary-x" chart:style-name="ch6">
            <chart:title svg:x="5.289cm" svg:y="8.019cm" chart:style-name="ch7">
              <text:p>fraction of usable memory [%]</text:p>
            </chart:title>
          </chart:axis>
          <chart:axis chart:dimension="y" chart:name="primary-y" chart:style-name="ch8">
            <chart:title svg:x="0.451cm" svg:y="5.839cm" chart:style-name="ch9">
              <text:p>TFLOP/sec</text:p>
            </chart:title>
            <chart:grid chart:style-name="ch10" chart:class="major"/>
          </chart:axis>
          <chart:series chart:style-name="ch11" chart:values-cell-range-address="'c08-force-only'.C33:'c08-force-only'.C45" chart:label-cell-address="'c08-force-only'.C32:'c08-force-only'.C32" chart:class="chart:scatter">
            <chart:domain table:cell-range-address="'c08-force-only'.B33:'c08-force-only'.B45"/>
            <chart:data-point chart:repeated="13"/>
          </chart:series>
          <chart:series chart:style-name="ch12" chart:values-cell-range-address="'c08-force-only'.D33:'c08-force-only'.D45" chart:label-cell-address="'c08-force-only'.D32:'c08-force-only'.D32" chart:class="chart:scatter">
            <chart:data-point chart:repeated="13"/>
          </chart:series>
          <chart:series chart:style-name="ch13" chart:values-cell-range-address="'c08-force-only'.E33:'c08-force-only'.E45" chart:label-cell-address="'c08-force-only'.E32:'c08-force-only'.E32" chart:class="chart:scatter">
            <chart:data-point chart:repeated="13"/>
          </chart:series>
          <chart:series chart:style-name="ch14" chart:values-cell-range-address="'c08-force-only'.F33:'c08-force-only'.F45" chart:label-cell-address="'c08-force-only'.F32:'c08-force-only'.F32" chart:class="chart:scatter">
            <chart:data-point chart:repeated="13"/>
          </chart:series>
          <chart:series chart:style-name="ch15" chart:values-cell-range-address="'c08-force-only'.G33:'c08-force-only'.G45" chart:label-cell-address="'c08-force-only'.G32:'c08-force-only'.G32" chart:class="chart:scatter">
            <chart:data-point chart:repeated="13"/>
          </chart:series>
          <chart:series chart:style-name="ch16" chart:values-cell-range-address="'c08-force-only'.H33:'c08-force-only'.H45" chart:label-cell-address="'c08-force-only'.H32:'c08-force-only'.H32" chart:class="chart:scatter">
            <chart:data-point chart:repeated="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x32</text:p>
                <draw:g>
                  <svg:desc>'c08-force-only'.C32:'c08-force-only'.C32</svg:desc>
                </draw:g>
              </table:table-cell>
              <table:table-cell office:value-type="string">
                <text:p>2x16</text:p>
                <draw:g>
                  <svg:desc>'c08-force-only'.D32:'c08-force-only'.D32</svg:desc>
                </draw:g>
              </table:table-cell>
              <table:table-cell office:value-type="string">
                <text:p>4x8</text:p>
                <draw:g>
                  <svg:desc>'c08-force-only'.E32:'c08-force-only'.E32</svg:desc>
                </draw:g>
              </table:table-cell>
              <table:table-cell office:value-type="string">
                <text:p>8x4</text:p>
                <draw:g>
                  <svg:desc>'c08-force-only'.F32:'c08-force-only'.F32</svg:desc>
                </draw:g>
              </table:table-cell>
              <table:table-cell office:value-type="string">
                <text:p>16x2</text:p>
                <draw:g>
                  <svg:desc>'c08-force-only'.G32:'c08-force-only'.G32</svg:desc>
                </draw:g>
              </table:table-cell>
              <table:table-cell office:value-type="string">
                <text:p>32x0</text:p>
                <draw:g>
                  <svg:desc>'c08-force-only'.H32:'c08-force-only'.H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c08-force-only'.B33:'c08-force-only'.B45</svg:desc>
                </draw:g>
              </table:table-cell>
              <table:table-cell office:value-type="float" office:value="6.3527">
                <text:p>6.3527</text:p>
                <draw:g>
                  <svg:desc>'c08-force-only'.C33:'c08-force-only'.C45</svg:desc>
                </draw:g>
              </table:table-cell>
              <table:table-cell office:value-type="float" office:value="6.3193">
                <text:p>6.3193</text:p>
                <draw:g>
                  <svg:desc>'c08-force-only'.D33:'c08-force-only'.D45</svg:desc>
                </draw:g>
              </table:table-cell>
              <table:table-cell office:value-type="float" office:value="6.6003">
                <text:p>6.6003</text:p>
                <draw:g>
                  <svg:desc>'c08-force-only'.E33:'c08-force-only'.E45</svg:desc>
                </draw:g>
              </table:table-cell>
              <table:table-cell office:value-type="float" office:value="6.6344">
                <text:p>6.6344</text:p>
                <draw:g>
                  <svg:desc>'c08-force-only'.F33:'c08-force-only'.F45</svg:desc>
                </draw:g>
              </table:table-cell>
              <table:table-cell office:value-type="float" office:value="0">
                <text:p>0</text:p>
                <draw:g>
                  <svg:desc>'c08-force-only'.G33:'c08-force-only'.G45</svg:desc>
                </draw:g>
              </table:table-cell>
              <table:table-cell office:value-type="float" office:value="0">
                <text:p>0</text:p>
                <draw:g>
                  <svg:desc>'c08-force-only'.H33:'c08-force-only'.H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6.3927">
                <text:p>6.3927</text:p>
              </table:table-cell>
              <table:table-cell office:value-type="float" office:value="6.4007">
                <text:p>6.4007</text:p>
              </table:table-cell>
              <table:table-cell office:value-type="float" office:value="6.6296">
                <text:p>6.6296</text:p>
              </table:table-cell>
              <table:table-cell office:value-type="float" office:value="6.6467">
                <text:p>6.6467</text:p>
              </table:table-cell>
              <table:table-cell office:value-type="float" office:value="6.6104">
                <text:p>6.6104</text:p>
              </table:table-cell>
              <table:table-cell office:value-type="float" office:value="6.7475">
                <text:p>6.74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6.3276">
                <text:p>6.3276</text:p>
              </table:table-cell>
              <table:table-cell office:value-type="float" office:value="6.318">
                <text:p>6.318</text:p>
              </table:table-cell>
              <table:table-cell office:value-type="float" office:value="6.6011">
                <text:p>6.6011</text:p>
              </table:table-cell>
              <table:table-cell office:value-type="float" office:value="6.6647">
                <text:p>6.6647</text:p>
              </table:table-cell>
              <table:table-cell office:value-type="float" office:value="6.6745">
                <text:p>6.6745</text:p>
              </table:table-cell>
              <table:table-cell office:value-type="float" office:value="6.7789">
                <text:p>6.77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5">
                <text:p>12.5</text:p>
              </table:table-cell>
              <table:table-cell office:value-type="float" office:value="6.3089">
                <text:p>6.3089</text:p>
              </table:table-cell>
              <table:table-cell office:value-type="float" office:value="6.2594">
                <text:p>6.2594</text:p>
              </table:table-cell>
              <table:table-cell office:value-type="float" office:value="6.5578">
                <text:p>6.5578</text:p>
              </table:table-cell>
              <table:table-cell office:value-type="float" office:value="6.5647">
                <text:p>6.5647</text:p>
              </table:table-cell>
              <table:table-cell office:value-type="float" office:value="6.5686">
                <text:p>6.5686</text:p>
              </table:table-cell>
              <table:table-cell office:value-type="float" office:value="6.6858">
                <text:p>6.68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25">
                <text:p>6.25</text:p>
              </table:table-cell>
              <table:table-cell office:value-type="float" office:value="6.2446">
                <text:p>6.2446</text:p>
              </table:table-cell>
              <table:table-cell office:value-type="float" office:value="6.2214">
                <text:p>6.2214</text:p>
              </table:table-cell>
              <table:table-cell office:value-type="float" office:value="6.4876">
                <text:p>6.4876</text:p>
              </table:table-cell>
              <table:table-cell office:value-type="float" office:value="6.4763">
                <text:p>6.4763</text:p>
              </table:table-cell>
              <table:table-cell office:value-type="float" office:value="6.5879">
                <text:p>6.5879</text:p>
              </table:table-cell>
              <table:table-cell office:value-type="float" office:value="6.7096">
                <text:p>6.7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25">
                <text:p>3.125</text:p>
              </table:table-cell>
              <table:table-cell office:value-type="float" office:value="6.3023">
                <text:p>6.3023</text:p>
              </table:table-cell>
              <table:table-cell office:value-type="float" office:value="6.2931">
                <text:p>6.2931</text:p>
              </table:table-cell>
              <table:table-cell office:value-type="float" office:value="6.5077">
                <text:p>6.5077</text:p>
              </table:table-cell>
              <table:table-cell office:value-type="float" office:value="6.585">
                <text:p>6.585</text:p>
              </table:table-cell>
              <table:table-cell office:value-type="float" office:value="6.6255">
                <text:p>6.6255</text:p>
              </table:table-cell>
              <table:table-cell office:value-type="float" office:value="6.764">
                <text:p>6.7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625">
                <text:p>1.5625</text:p>
              </table:table-cell>
              <table:table-cell office:value-type="float" office:value="6.1846">
                <text:p>6.1846</text:p>
              </table:table-cell>
              <table:table-cell office:value-type="float" office:value="6.1704">
                <text:p>6.1704</text:p>
              </table:table-cell>
              <table:table-cell office:value-type="float" office:value="6.354">
                <text:p>6.354</text:p>
              </table:table-cell>
              <table:table-cell office:value-type="float" office:value="6.4481">
                <text:p>6.4481</text:p>
              </table:table-cell>
              <table:table-cell office:value-type="float" office:value="6.4943">
                <text:p>6.4943</text:p>
              </table:table-cell>
              <table:table-cell office:value-type="float" office:value="6.5411">
                <text:p>6.54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8125">
                <text:p>0.78125</text:p>
              </table:table-cell>
              <table:table-cell office:value-type="float" office:value="6.2291">
                <text:p>6.2291</text:p>
              </table:table-cell>
              <table:table-cell office:value-type="float" office:value="6.2918">
                <text:p>6.2918</text:p>
              </table:table-cell>
              <table:table-cell office:value-type="float" office:value="6.5501">
                <text:p>6.5501</text:p>
              </table:table-cell>
              <table:table-cell office:value-type="float" office:value="6.7027">
                <text:p>6.7027</text:p>
              </table:table-cell>
              <table:table-cell office:value-type="float" office:value="6.8902">
                <text:p>6.8902</text:p>
              </table:table-cell>
              <table:table-cell office:value-type="float" office:value="7.1031">
                <text:p>7.10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0625">
                <text:p>0.390625</text:p>
              </table:table-cell>
              <table:table-cell office:value-type="float" office:value="6.3452">
                <text:p>6.3452</text:p>
              </table:table-cell>
              <table:table-cell office:value-type="float" office:value="6.2807">
                <text:p>6.2807</text:p>
              </table:table-cell>
              <table:table-cell office:value-type="float" office:value="6.4884">
                <text:p>6.4884</text:p>
              </table:table-cell>
              <table:table-cell office:value-type="float" office:value="6.6008">
                <text:p>6.6008</text:p>
              </table:table-cell>
              <table:table-cell office:value-type="float" office:value="6.6113">
                <text:p>6.6113</text:p>
              </table:table-cell>
              <table:table-cell office:value-type="float" office:value="6.7088">
                <text:p>6.70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53125">
                <text:p>0.1953125</text:p>
              </table:table-cell>
              <table:table-cell office:value-type="float" office:value="6.1694">
                <text:p>6.1694</text:p>
              </table:table-cell>
              <table:table-cell office:value-type="float" office:value="6.1967">
                <text:p>6.1967</text:p>
              </table:table-cell>
              <table:table-cell office:value-type="float" office:value="6.393">
                <text:p>6.393</text:p>
              </table:table-cell>
              <table:table-cell office:value-type="float" office:value="6.4528">
                <text:p>6.4528</text:p>
              </table:table-cell>
              <table:table-cell office:value-type="float" office:value="6.381">
                <text:p>6.381</text:p>
              </table:table-cell>
              <table:table-cell office:value-type="float" office:value="6.5771">
                <text:p>6.57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765625">
                <text:p>0.09765625</text:p>
              </table:table-cell>
              <table:table-cell office:value-type="float" office:value="6.4377">
                <text:p>6.4377</text:p>
              </table:table-cell>
              <table:table-cell office:value-type="float" office:value="6.5649">
                <text:p>6.5649</text:p>
              </table:table-cell>
              <table:table-cell office:value-type="float" office:value="6.8786">
                <text:p>6.8786</text:p>
              </table:table-cell>
              <table:table-cell office:value-type="float" office:value="7.0423">
                <text:p>7.0423</text:p>
              </table:table-cell>
              <table:table-cell office:value-type="float" office:value="6.986">
                <text:p>6.986</text:p>
              </table:table-cell>
              <table:table-cell office:value-type="float" office:value="6.9652">
                <text:p>6.96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8828125">
                <text:p>0.048828125</text:p>
              </table:table-cell>
              <table:table-cell office:value-type="float" office:value="6.3491">
                <text:p>6.3491</text:p>
              </table:table-cell>
              <table:table-cell office:value-type="float" office:value="6.3664">
                <text:p>6.3664</text:p>
              </table:table-cell>
              <table:table-cell office:value-type="float" office:value="6.5325">
                <text:p>6.5325</text:p>
              </table:table-cell>
              <table:table-cell office:value-type="float" office:value="6.587">
                <text:p>6.587</text:p>
              </table:table-cell>
              <table:table-cell office:value-type="float" office:value="6.6179">
                <text:p>6.6179</text:p>
              </table:table-cell>
              <table:table-cell office:value-type="float" office:value="6.79">
                <text:p>6.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44140625">
                <text:p>0.0244140625</text:p>
              </table:table-cell>
              <table:table-cell office:value-type="float" office:value="6.1209">
                <text:p>6.1209</text:p>
              </table:table-cell>
              <table:table-cell office:value-type="float" office:value="6.2127">
                <text:p>6.2127</text:p>
              </table:table-cell>
              <table:table-cell office:value-type="float" office:value="6.4754">
                <text:p>6.4754</text:p>
              </table:table-cell>
              <table:table-cell office:value-type="float" office:value="6.6049">
                <text:p>6.6049</text:p>
              </table:table-cell>
              <table:table-cell office:value-type="float" office:value="6.4925">
                <text:p>6.4925</text:p>
              </table:table-cell>
              <table:table-cell office:value-type="float" office:value="6.4157">
                <text:p>6.415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41cm" svg:y="0.316cm" chart:style-name="ch2">
          <text:p>hybrid scaling</text:p>
        </chart:title>
        <chart:subtitle svg:x="6.58cm" svg:y="1.275cm" chart:style-name="ch3">
          <text:p>slice, force only</text:p>
        </chart:subtitle>
        <chart:legend chart:legend-position="end" svg:x="13.915cm" svg:y="2.956cm" style:legend-expansion="high" chart:style-name="ch4"/>
        <chart:plot-area chart:style-name="ch5" table:cell-range-address="'slice-force-only'.B33:'slice-force-only'.H45 'slice-force-only'.C32:'slice-force-only'.H32" chart:data-source-has-labels="row" svg:x="1.331cm" svg:y="2.138cm" svg:width="12.264cm" svg:height="5.701cm">
          <chartooo:coordinate-region svg:x="1.767cm" svg:y="2.337cm" svg:width="11.547cm" svg:height="4.855cm"/>
          <chart:axis chart:dimension="x" chart:name="primary-x" chart:style-name="ch6">
            <chart:title svg:x="5.289cm" svg:y="8.019cm" chart:style-name="ch7">
              <text:p>fraction of usable memory [%]</text:p>
            </chart:title>
          </chart:axis>
          <chart:axis chart:dimension="y" chart:name="primary-y" chart:style-name="ch8">
            <chart:title svg:x="0.451cm" svg:y="5.839cm" chart:style-name="ch9">
              <text:p>TFLOP/sec</text:p>
            </chart:title>
            <chart:grid chart:style-name="ch10" chart:class="major"/>
          </chart:axis>
          <chart:series chart:style-name="ch11" chart:values-cell-range-address="'slice-force-only'.C33:'slice-force-only'.C45" chart:label-cell-address="'slice-force-only'.C32:'slice-force-only'.C32" chart:class="chart:scatter">
            <chart:domain table:cell-range-address="'slice-force-only'.B33:'slice-force-only'.B45"/>
            <chart:data-point chart:repeated="13"/>
          </chart:series>
          <chart:series chart:style-name="ch12" chart:values-cell-range-address="'slice-force-only'.D33:'slice-force-only'.D45" chart:label-cell-address="'slice-force-only'.D32:'slice-force-only'.D32" chart:class="chart:scatter">
            <chart:data-point chart:repeated="13"/>
          </chart:series>
          <chart:series chart:style-name="ch13" chart:values-cell-range-address="'slice-force-only'.E33:'slice-force-only'.E45" chart:label-cell-address="'slice-force-only'.E32:'slice-force-only'.E32" chart:class="chart:scatter">
            <chart:data-point chart:repeated="13"/>
          </chart:series>
          <chart:series chart:style-name="ch14" chart:values-cell-range-address="'slice-force-only'.F33:'slice-force-only'.F45" chart:label-cell-address="'slice-force-only'.F32:'slice-force-only'.F32" chart:class="chart:scatter">
            <chart:data-point chart:repeated="13"/>
          </chart:series>
          <chart:series chart:style-name="ch15" chart:values-cell-range-address="'slice-force-only'.G33:'slice-force-only'.G45" chart:label-cell-address="'slice-force-only'.G32:'slice-force-only'.G32" chart:class="chart:scatter">
            <chart:data-point chart:repeated="13"/>
          </chart:series>
          <chart:series chart:style-name="ch16" chart:values-cell-range-address="'slice-force-only'.H33:'slice-force-only'.H45" chart:label-cell-address="'slice-force-only'.H32:'slice-force-only'.H32" chart:class="chart:scatter">
            <chart:data-point chart:repeated="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x32</text:p>
                <draw:g>
                  <svg:desc>'slice-force-only'.C32:'slice-force-only'.C32</svg:desc>
                </draw:g>
              </table:table-cell>
              <table:table-cell office:value-type="string">
                <text:p>2x16</text:p>
                <draw:g>
                  <svg:desc>'slice-force-only'.D32:'slice-force-only'.D32</svg:desc>
                </draw:g>
              </table:table-cell>
              <table:table-cell office:value-type="string">
                <text:p>4x8</text:p>
                <draw:g>
                  <svg:desc>'slice-force-only'.E32:'slice-force-only'.E32</svg:desc>
                </draw:g>
              </table:table-cell>
              <table:table-cell office:value-type="string">
                <text:p>8x4</text:p>
                <draw:g>
                  <svg:desc>'slice-force-only'.F32:'slice-force-only'.F32</svg:desc>
                </draw:g>
              </table:table-cell>
              <table:table-cell office:value-type="string">
                <text:p>16x2</text:p>
                <draw:g>
                  <svg:desc>'slice-force-only'.G32:'slice-force-only'.G32</svg:desc>
                </draw:g>
              </table:table-cell>
              <table:table-cell office:value-type="string">
                <text:p>32x0</text:p>
                <draw:g>
                  <svg:desc>'slice-force-only'.H32:'slice-force-only'.H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slice-force-only'.B33:'slice-force-only'.B45</svg:desc>
                </draw:g>
              </table:table-cell>
              <table:table-cell office:value-type="float" office:value="6.7866">
                <text:p>6.7866</text:p>
                <draw:g>
                  <svg:desc>'slice-force-only'.C33:'slice-force-only'.C45</svg:desc>
                </draw:g>
              </table:table-cell>
              <table:table-cell office:value-type="float" office:value="6.8892">
                <text:p>6.8892</text:p>
                <draw:g>
                  <svg:desc>'slice-force-only'.D33:'slice-force-only'.D45</svg:desc>
                </draw:g>
              </table:table-cell>
              <table:table-cell office:value-type="float" office:value="6.9056">
                <text:p>6.9056</text:p>
                <draw:g>
                  <svg:desc>'slice-force-only'.E33:'slice-force-only'.E45</svg:desc>
                </draw:g>
              </table:table-cell>
              <table:table-cell office:value-type="float" office:value="6.943">
                <text:p>6.943</text:p>
                <draw:g>
                  <svg:desc>'slice-force-only'.F33:'slice-force-only'.F45</svg:desc>
                </draw:g>
              </table:table-cell>
              <table:table-cell office:value-type="float" office:value="0">
                <text:p>0</text:p>
                <draw:g>
                  <svg:desc>'slice-force-only'.G33:'slice-force-only'.G45</svg:desc>
                </draw:g>
              </table:table-cell>
              <table:table-cell office:value-type="float" office:value="0">
                <text:p>0</text:p>
                <draw:g>
                  <svg:desc>'slice-force-only'.H33:'slice-force-only'.H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6.788">
                <text:p>6.788</text:p>
              </table:table-cell>
              <table:table-cell office:value-type="float" office:value="6.8798">
                <text:p>6.8798</text:p>
              </table:table-cell>
              <table:table-cell office:value-type="float" office:value="6.8984">
                <text:p>6.8984</text:p>
              </table:table-cell>
              <table:table-cell office:value-type="float" office:value="6.9535">
                <text:p>6.9535</text:p>
              </table:table-cell>
              <table:table-cell office:value-type="float" office:value="6.8818">
                <text:p>6.8818</text:p>
              </table:table-cell>
              <table:table-cell office:value-type="float" office:value="6.8064">
                <text:p>6.80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6.8036">
                <text:p>6.8036</text:p>
              </table:table-cell>
              <table:table-cell office:value-type="float" office:value="6.876">
                <text:p>6.876</text:p>
              </table:table-cell>
              <table:table-cell office:value-type="float" office:value="6.934">
                <text:p>6.934</text:p>
              </table:table-cell>
              <table:table-cell office:value-type="float" office:value="6.974">
                <text:p>6.974</text:p>
              </table:table-cell>
              <table:table-cell office:value-type="float" office:value="6.9326">
                <text:p>6.9326</text:p>
              </table:table-cell>
              <table:table-cell office:value-type="float" office:value="6.8924">
                <text:p>6.89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5">
                <text:p>12.5</text:p>
              </table:table-cell>
              <table:table-cell office:value-type="float" office:value="6.6731">
                <text:p>6.6731</text:p>
              </table:table-cell>
              <table:table-cell office:value-type="float" office:value="6.792">
                <text:p>6.792</text:p>
              </table:table-cell>
              <table:table-cell office:value-type="float" office:value="6.8289">
                <text:p>6.8289</text:p>
              </table:table-cell>
              <table:table-cell office:value-type="float" office:value="6.8397">
                <text:p>6.8397</text:p>
              </table:table-cell>
              <table:table-cell office:value-type="float" office:value="6.7867">
                <text:p>6.7867</text:p>
              </table:table-cell>
              <table:table-cell office:value-type="float" office:value="6.8152">
                <text:p>6.8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25">
                <text:p>6.25</text:p>
              </table:table-cell>
              <table:table-cell office:value-type="float" office:value="6.5098">
                <text:p>6.5098</text:p>
              </table:table-cell>
              <table:table-cell office:value-type="float" office:value="6.6887">
                <text:p>6.6887</text:p>
              </table:table-cell>
              <table:table-cell office:value-type="float" office:value="6.6906">
                <text:p>6.6906</text:p>
              </table:table-cell>
              <table:table-cell office:value-type="float" office:value="6.6509">
                <text:p>6.6509</text:p>
              </table:table-cell>
              <table:table-cell office:value-type="float" office:value="6.7318">
                <text:p>6.7318</text:p>
              </table:table-cell>
              <table:table-cell office:value-type="float" office:value="6.7407">
                <text:p>6.74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25">
                <text:p>3.125</text:p>
              </table:table-cell>
              <table:table-cell office:value-type="float" office:value="6.5406">
                <text:p>6.5406</text:p>
              </table:table-cell>
              <table:table-cell office:value-type="float" office:value="6.837">
                <text:p>6.837</text:p>
              </table:table-cell>
              <table:table-cell office:value-type="float" office:value="6.854">
                <text:p>6.854</text:p>
              </table:table-cell>
              <table:table-cell office:value-type="float" office:value="6.8373">
                <text:p>6.8373</text:p>
              </table:table-cell>
              <table:table-cell office:value-type="float" office:value="6.8207">
                <text:p>6.8207</text:p>
              </table:table-cell>
              <table:table-cell office:value-type="float" office:value="6.8325">
                <text:p>6.8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625">
                <text:p>1.5625</text:p>
              </table:table-cell>
              <table:table-cell office:value-type="float" office:value="6.1651">
                <text:p>6.1651</text:p>
              </table:table-cell>
              <table:table-cell office:value-type="float" office:value="6.5448">
                <text:p>6.5448</text:p>
              </table:table-cell>
              <table:table-cell office:value-type="float" office:value="6.6119">
                <text:p>6.6119</text:p>
              </table:table-cell>
              <table:table-cell office:value-type="float" office:value="6.5978">
                <text:p>6.5978</text:p>
              </table:table-cell>
              <table:table-cell office:value-type="float" office:value="6.6344">
                <text:p>6.6344</text:p>
              </table:table-cell>
              <table:table-cell office:value-type="float" office:value="6.6517">
                <text:p>6.65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8125">
                <text:p>0.78125</text:p>
              </table:table-cell>
              <table:table-cell office:value-type="float" office:value="1.3292">
                <text:p>1.3292</text:p>
              </table:table-cell>
              <table:table-cell office:value-type="float" office:value="6.5622">
                <text:p>6.5622</text:p>
              </table:table-cell>
              <table:table-cell office:value-type="float" office:value="6.843">
                <text:p>6.843</text:p>
              </table:table-cell>
              <table:table-cell office:value-type="float" office:value="6.7787">
                <text:p>6.7787</text:p>
              </table:table-cell>
              <table:table-cell office:value-type="float" office:value="6.9099">
                <text:p>6.9099</text:p>
              </table:table-cell>
              <table:table-cell office:value-type="float" office:value="7.0109">
                <text:p>7.01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0625">
                <text:p>0.390625</text:p>
              </table:table-cell>
              <table:table-cell office:value-type="float" office:value="0.61152">
                <text:p>0.61152</text:p>
              </table:table-cell>
              <table:table-cell office:value-type="float" office:value="6.7087">
                <text:p>6.7087</text:p>
              </table:table-cell>
              <table:table-cell office:value-type="float" office:value="6.8904">
                <text:p>6.8904</text:p>
              </table:table-cell>
              <table:table-cell office:value-type="float" office:value="6.8173">
                <text:p>6.8173</text:p>
              </table:table-cell>
              <table:table-cell office:value-type="float" office:value="6.7086">
                <text:p>6.7086</text:p>
              </table:table-cell>
              <table:table-cell office:value-type="float" office:value="6.7447">
                <text:p>6.74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53125">
                <text:p>0.1953125</text:p>
              </table:table-cell>
              <table:table-cell office:value-type="float" office:value="0.34169">
                <text:p>0.34169</text:p>
              </table:table-cell>
              <table:table-cell office:value-type="float" office:value="6.1672">
                <text:p>6.1672</text:p>
              </table:table-cell>
              <table:table-cell office:value-type="float" office:value="6.408">
                <text:p>6.408</text:p>
              </table:table-cell>
              <table:table-cell office:value-type="float" office:value="6.4626">
                <text:p>6.4626</text:p>
              </table:table-cell>
              <table:table-cell office:value-type="float" office:value="6.5251">
                <text:p>6.5251</text:p>
              </table:table-cell>
              <table:table-cell office:value-type="float" office:value="6.6944">
                <text:p>6.69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765625">
                <text:p>0.09765625</text:p>
              </table:table-cell>
              <table:table-cell office:value-type="float" office:value="6.2695">
                <text:p>6.2695</text:p>
              </table:table-cell>
              <table:table-cell office:value-type="float" office:value="2.0446">
                <text:p>2.0446</text:p>
              </table:table-cell>
              <table:table-cell office:value-type="float" office:value="6.8265">
                <text:p>6.8265</text:p>
              </table:table-cell>
              <table:table-cell office:value-type="float" office:value="6.8601">
                <text:p>6.8601</text:p>
              </table:table-cell>
              <table:table-cell office:value-type="float" office:value="6.7382">
                <text:p>6.7382</text:p>
              </table:table-cell>
              <table:table-cell office:value-type="float" office:value="7.0663">
                <text:p>7.06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8828125">
                <text:p>0.048828125</text:p>
              </table:table-cell>
              <table:table-cell office:value-type="float" office:value="5.8774">
                <text:p>5.8774</text:p>
              </table:table-cell>
              <table:table-cell office:value-type="float" office:value="0.87819">
                <text:p>0.87819</text:p>
              </table:table-cell>
              <table:table-cell office:value-type="float" office:value="6.574">
                <text:p>6.574</text:p>
              </table:table-cell>
              <table:table-cell office:value-type="float" office:value="6.4602">
                <text:p>6.4602</text:p>
              </table:table-cell>
              <table:table-cell office:value-type="float" office:value="6.6055">
                <text:p>6.6055</text:p>
              </table:table-cell>
              <table:table-cell office:value-type="float" office:value="6.7598">
                <text:p>6.75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44140625">
                <text:p>0.0244140625</text:p>
              </table:table-cell>
              <table:table-cell office:value-type="float" office:value="4.5377">
                <text:p>4.5377</text:p>
              </table:table-cell>
              <table:table-cell office:value-type="float" office:value="0.54793">
                <text:p>0.54793</text:p>
              </table:table-cell>
              <table:table-cell office:value-type="float" office:value="6.2754">
                <text:p>6.2754</text:p>
              </table:table-cell>
              <table:table-cell office:value-type="float" office:value="6.2069">
                <text:p>6.2069</text:p>
              </table:table-cell>
              <table:table-cell office:value-type="float" office:value="6.3954">
                <text:p>6.3954</text:p>
              </table:table-cell>
              <table:table-cell office:value-type="float" office:value="6.4637">
                <text:p>6.46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maximum="100" chart:interval-major="0.30102999566398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41cm" svg:y="0.316cm" chart:style-name="ch2">
          <text:p>hybrid scaling</text:p>
        </chart:title>
        <chart:subtitle svg:x="6.66cm" svg:y="1.275cm" chart:style-name="ch3">
          <text:p>c08, force only</text:p>
        </chart:subtitle>
        <chart:legend chart:legend-position="end" svg:x="13.915cm" svg:y="2.956cm" style:legend-expansion="high" chart:style-name="ch4"/>
        <chart:plot-area chart:style-name="ch5" table:cell-range-address="'c08-force-only'.B33:'c08-force-only'.H45 'c08-force-only'.C32:'c08-force-only'.H32" chart:data-source-has-labels="row" svg:x="1.331cm" svg:y="2.138cm" svg:width="12.264cm" svg:height="5.701cm">
          <chartooo:coordinate-region svg:x="2.403cm" svg:y="2.138cm" svg:width="10.465cm" svg:height="3.456cm"/>
          <chart:axis chart:dimension="x" chart:name="primary-x" chart:style-name="ch6">
            <chart:title svg:x="5.289cm" svg:y="8.019cm" chart:style-name="ch7">
              <text:p>fraction of usable memory [%]</text:p>
            </chart:title>
          </chart:axis>
          <chart:axis chart:dimension="y" chart:name="primary-y" chart:style-name="ch8">
            <chart:title svg:x="0.451cm" svg:y="5.839cm" chart:style-name="ch9">
              <text:p>TFLOP/sec</text:p>
            </chart:title>
            <chart:grid chart:style-name="ch10" chart:class="major"/>
          </chart:axis>
          <chart:series chart:style-name="ch11" chart:values-cell-range-address="'c08-force-only'.C33:'c08-force-only'.C45" chart:label-cell-address="'c08-force-only'.C32:'c08-force-only'.C32" chart:class="chart:scatter">
            <chart:domain table:cell-range-address="'c08-force-only'.B33:'c08-force-only'.B45"/>
            <chart:data-point chart:repeated="13"/>
          </chart:series>
          <chart:series chart:style-name="ch12" chart:values-cell-range-address="'c08-force-only'.D33:'c08-force-only'.D45" chart:label-cell-address="'c08-force-only'.D32:'c08-force-only'.D32" chart:class="chart:scatter">
            <chart:data-point chart:repeated="13"/>
          </chart:series>
          <chart:series chart:style-name="ch13" chart:values-cell-range-address="'c08-force-only'.E33:'c08-force-only'.E45" chart:label-cell-address="'c08-force-only'.E32:'c08-force-only'.E32" chart:class="chart:scatter">
            <chart:data-point chart:repeated="13"/>
          </chart:series>
          <chart:series chart:style-name="ch14" chart:values-cell-range-address="'c08-force-only'.F33:'c08-force-only'.F45" chart:label-cell-address="'c08-force-only'.F32:'c08-force-only'.F32" chart:class="chart:scatter">
            <chart:data-point chart:repeated="13"/>
          </chart:series>
          <chart:series chart:style-name="ch15" chart:values-cell-range-address="'c08-force-only'.G33:'c08-force-only'.G45" chart:label-cell-address="'c08-force-only'.G32:'c08-force-only'.G32" chart:class="chart:scatter">
            <chart:data-point chart:repeated="13"/>
          </chart:series>
          <chart:series chart:style-name="ch16" chart:values-cell-range-address="'c08-force-only'.H33:'c08-force-only'.H45" chart:label-cell-address="'c08-force-only'.H32:'c08-force-only'.H32" chart:class="chart:scatter">
            <chart:data-point chart:repeated="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x32</text:p>
                <draw:g>
                  <svg:desc>'c08-force-only'.C32:'c08-force-only'.C32</svg:desc>
                </draw:g>
              </table:table-cell>
              <table:table-cell office:value-type="string">
                <text:p>2x16</text:p>
                <draw:g>
                  <svg:desc>'c08-force-only'.D32:'c08-force-only'.D32</svg:desc>
                </draw:g>
              </table:table-cell>
              <table:table-cell office:value-type="string">
                <text:p>4x8</text:p>
                <draw:g>
                  <svg:desc>'c08-force-only'.E32:'c08-force-only'.E32</svg:desc>
                </draw:g>
              </table:table-cell>
              <table:table-cell office:value-type="string">
                <text:p>8x4</text:p>
                <draw:g>
                  <svg:desc>'c08-force-only'.F32:'c08-force-only'.F32</svg:desc>
                </draw:g>
              </table:table-cell>
              <table:table-cell office:value-type="string">
                <text:p>16x2</text:p>
                <draw:g>
                  <svg:desc>'c08-force-only'.G32:'c08-force-only'.G32</svg:desc>
                </draw:g>
              </table:table-cell>
              <table:table-cell office:value-type="string">
                <text:p>32x0</text:p>
                <draw:g>
                  <svg:desc>'c08-force-only'.H32:'c08-force-only'.H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c08-force-only'.B33:'c08-force-only'.B45</svg:desc>
                </draw:g>
              </table:table-cell>
              <table:table-cell office:value-type="float" office:value="6.3527">
                <text:p>6.3527</text:p>
                <draw:g>
                  <svg:desc>'c08-force-only'.C33:'c08-force-only'.C45</svg:desc>
                </draw:g>
              </table:table-cell>
              <table:table-cell office:value-type="float" office:value="6.3193">
                <text:p>6.3193</text:p>
                <draw:g>
                  <svg:desc>'c08-force-only'.D33:'c08-force-only'.D45</svg:desc>
                </draw:g>
              </table:table-cell>
              <table:table-cell office:value-type="float" office:value="6.6003">
                <text:p>6.6003</text:p>
                <draw:g>
                  <svg:desc>'c08-force-only'.E33:'c08-force-only'.E45</svg:desc>
                </draw:g>
              </table:table-cell>
              <table:table-cell office:value-type="float" office:value="6.6344">
                <text:p>6.6344</text:p>
                <draw:g>
                  <svg:desc>'c08-force-only'.F33:'c08-force-only'.F45</svg:desc>
                </draw:g>
              </table:table-cell>
              <table:table-cell office:value-type="float" office:value="0">
                <text:p>0</text:p>
                <draw:g>
                  <svg:desc>'c08-force-only'.G33:'c08-force-only'.G45</svg:desc>
                </draw:g>
              </table:table-cell>
              <table:table-cell office:value-type="float" office:value="0">
                <text:p>0</text:p>
                <draw:g>
                  <svg:desc>'c08-force-only'.H33:'c08-force-only'.H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6.3927">
                <text:p>6.3927</text:p>
              </table:table-cell>
              <table:table-cell office:value-type="float" office:value="6.4007">
                <text:p>6.4007</text:p>
              </table:table-cell>
              <table:table-cell office:value-type="float" office:value="6.6296">
                <text:p>6.6296</text:p>
              </table:table-cell>
              <table:table-cell office:value-type="float" office:value="6.6467">
                <text:p>6.6467</text:p>
              </table:table-cell>
              <table:table-cell office:value-type="float" office:value="6.6104">
                <text:p>6.6104</text:p>
              </table:table-cell>
              <table:table-cell office:value-type="float" office:value="6.7475">
                <text:p>6.74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6.3276">
                <text:p>6.3276</text:p>
              </table:table-cell>
              <table:table-cell office:value-type="float" office:value="6.318">
                <text:p>6.318</text:p>
              </table:table-cell>
              <table:table-cell office:value-type="float" office:value="6.6011">
                <text:p>6.6011</text:p>
              </table:table-cell>
              <table:table-cell office:value-type="float" office:value="6.6647">
                <text:p>6.6647</text:p>
              </table:table-cell>
              <table:table-cell office:value-type="float" office:value="6.6745">
                <text:p>6.6745</text:p>
              </table:table-cell>
              <table:table-cell office:value-type="float" office:value="6.7789">
                <text:p>6.77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5">
                <text:p>12.5</text:p>
              </table:table-cell>
              <table:table-cell office:value-type="float" office:value="6.3089">
                <text:p>6.3089</text:p>
              </table:table-cell>
              <table:table-cell office:value-type="float" office:value="6.2594">
                <text:p>6.2594</text:p>
              </table:table-cell>
              <table:table-cell office:value-type="float" office:value="6.5578">
                <text:p>6.5578</text:p>
              </table:table-cell>
              <table:table-cell office:value-type="float" office:value="6.5647">
                <text:p>6.5647</text:p>
              </table:table-cell>
              <table:table-cell office:value-type="float" office:value="6.5686">
                <text:p>6.5686</text:p>
              </table:table-cell>
              <table:table-cell office:value-type="float" office:value="6.6858">
                <text:p>6.68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25">
                <text:p>6.25</text:p>
              </table:table-cell>
              <table:table-cell office:value-type="float" office:value="6.2446">
                <text:p>6.2446</text:p>
              </table:table-cell>
              <table:table-cell office:value-type="float" office:value="6.2214">
                <text:p>6.2214</text:p>
              </table:table-cell>
              <table:table-cell office:value-type="float" office:value="6.4876">
                <text:p>6.4876</text:p>
              </table:table-cell>
              <table:table-cell office:value-type="float" office:value="6.4763">
                <text:p>6.4763</text:p>
              </table:table-cell>
              <table:table-cell office:value-type="float" office:value="6.5879">
                <text:p>6.5879</text:p>
              </table:table-cell>
              <table:table-cell office:value-type="float" office:value="6.7096">
                <text:p>6.7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25">
                <text:p>3.125</text:p>
              </table:table-cell>
              <table:table-cell office:value-type="float" office:value="6.3023">
                <text:p>6.3023</text:p>
              </table:table-cell>
              <table:table-cell office:value-type="float" office:value="6.2931">
                <text:p>6.2931</text:p>
              </table:table-cell>
              <table:table-cell office:value-type="float" office:value="6.5077">
                <text:p>6.5077</text:p>
              </table:table-cell>
              <table:table-cell office:value-type="float" office:value="6.585">
                <text:p>6.585</text:p>
              </table:table-cell>
              <table:table-cell office:value-type="float" office:value="6.6255">
                <text:p>6.6255</text:p>
              </table:table-cell>
              <table:table-cell office:value-type="float" office:value="6.764">
                <text:p>6.7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625">
                <text:p>1.5625</text:p>
              </table:table-cell>
              <table:table-cell office:value-type="float" office:value="6.1846">
                <text:p>6.1846</text:p>
              </table:table-cell>
              <table:table-cell office:value-type="float" office:value="6.1704">
                <text:p>6.1704</text:p>
              </table:table-cell>
              <table:table-cell office:value-type="float" office:value="6.354">
                <text:p>6.354</text:p>
              </table:table-cell>
              <table:table-cell office:value-type="float" office:value="6.4481">
                <text:p>6.4481</text:p>
              </table:table-cell>
              <table:table-cell office:value-type="float" office:value="6.4943">
                <text:p>6.4943</text:p>
              </table:table-cell>
              <table:table-cell office:value-type="float" office:value="6.5411">
                <text:p>6.54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8125">
                <text:p>0.78125</text:p>
              </table:table-cell>
              <table:table-cell office:value-type="float" office:value="6.2291">
                <text:p>6.2291</text:p>
              </table:table-cell>
              <table:table-cell office:value-type="float" office:value="6.2918">
                <text:p>6.2918</text:p>
              </table:table-cell>
              <table:table-cell office:value-type="float" office:value="6.5501">
                <text:p>6.5501</text:p>
              </table:table-cell>
              <table:table-cell office:value-type="float" office:value="6.7027">
                <text:p>6.7027</text:p>
              </table:table-cell>
              <table:table-cell office:value-type="float" office:value="6.8902">
                <text:p>6.8902</text:p>
              </table:table-cell>
              <table:table-cell office:value-type="float" office:value="7.1031">
                <text:p>7.10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0625">
                <text:p>0.390625</text:p>
              </table:table-cell>
              <table:table-cell office:value-type="float" office:value="6.3452">
                <text:p>6.3452</text:p>
              </table:table-cell>
              <table:table-cell office:value-type="float" office:value="6.2807">
                <text:p>6.2807</text:p>
              </table:table-cell>
              <table:table-cell office:value-type="float" office:value="6.4884">
                <text:p>6.4884</text:p>
              </table:table-cell>
              <table:table-cell office:value-type="float" office:value="6.6008">
                <text:p>6.6008</text:p>
              </table:table-cell>
              <table:table-cell office:value-type="float" office:value="6.6113">
                <text:p>6.6113</text:p>
              </table:table-cell>
              <table:table-cell office:value-type="float" office:value="6.7088">
                <text:p>6.70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53125">
                <text:p>0.1953125</text:p>
              </table:table-cell>
              <table:table-cell office:value-type="float" office:value="6.1694">
                <text:p>6.1694</text:p>
              </table:table-cell>
              <table:table-cell office:value-type="float" office:value="6.1967">
                <text:p>6.1967</text:p>
              </table:table-cell>
              <table:table-cell office:value-type="float" office:value="6.393">
                <text:p>6.393</text:p>
              </table:table-cell>
              <table:table-cell office:value-type="float" office:value="6.4528">
                <text:p>6.4528</text:p>
              </table:table-cell>
              <table:table-cell office:value-type="float" office:value="6.381">
                <text:p>6.381</text:p>
              </table:table-cell>
              <table:table-cell office:value-type="float" office:value="6.5771">
                <text:p>6.57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765625">
                <text:p>0.09765625</text:p>
              </table:table-cell>
              <table:table-cell office:value-type="float" office:value="6.4377">
                <text:p>6.4377</text:p>
              </table:table-cell>
              <table:table-cell office:value-type="float" office:value="6.5649">
                <text:p>6.5649</text:p>
              </table:table-cell>
              <table:table-cell office:value-type="float" office:value="6.8786">
                <text:p>6.8786</text:p>
              </table:table-cell>
              <table:table-cell office:value-type="float" office:value="7.0423">
                <text:p>7.0423</text:p>
              </table:table-cell>
              <table:table-cell office:value-type="float" office:value="6.986">
                <text:p>6.986</text:p>
              </table:table-cell>
              <table:table-cell office:value-type="float" office:value="6.9652">
                <text:p>6.96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8828125">
                <text:p>0.048828125</text:p>
              </table:table-cell>
              <table:table-cell office:value-type="float" office:value="6.3491">
                <text:p>6.3491</text:p>
              </table:table-cell>
              <table:table-cell office:value-type="float" office:value="6.3664">
                <text:p>6.3664</text:p>
              </table:table-cell>
              <table:table-cell office:value-type="float" office:value="6.5325">
                <text:p>6.5325</text:p>
              </table:table-cell>
              <table:table-cell office:value-type="float" office:value="6.587">
                <text:p>6.587</text:p>
              </table:table-cell>
              <table:table-cell office:value-type="float" office:value="6.6179">
                <text:p>6.6179</text:p>
              </table:table-cell>
              <table:table-cell office:value-type="float" office:value="6.79">
                <text:p>6.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44140625">
                <text:p>0.0244140625</text:p>
              </table:table-cell>
              <table:table-cell office:value-type="float" office:value="6.1209">
                <text:p>6.1209</text:p>
              </table:table-cell>
              <table:table-cell office:value-type="float" office:value="6.2127">
                <text:p>6.2127</text:p>
              </table:table-cell>
              <table:table-cell office:value-type="float" office:value="6.4754">
                <text:p>6.4754</text:p>
              </table:table-cell>
              <table:table-cell office:value-type="float" office:value="6.6049">
                <text:p>6.6049</text:p>
              </table:table-cell>
              <table:table-cell office:value-type="float" office:value="6.4925">
                <text:p>6.4925</text:p>
              </table:table-cell>
              <table:table-cell office:value-type="float" office:value="6.4157">
                <text:p>6.415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maximum="100" chart:interval-major="0.30102999566398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41cm" svg:y="0.316cm" chart:style-name="ch2">
          <text:p>hybrid scaling</text:p>
        </chart:title>
        <chart:subtitle svg:x="6.58cm" svg:y="1.275cm" chart:style-name="ch3">
          <text:p>slice, force only</text:p>
        </chart:subtitle>
        <chart:legend chart:legend-position="end" svg:x="13.915cm" svg:y="2.956cm" style:legend-expansion="high" chart:style-name="ch4"/>
        <chart:plot-area chart:style-name="ch5" table:cell-range-address="'slice-force-only'.B33:'slice-force-only'.H45 'slice-force-only'.C32:'slice-force-only'.H32" chart:data-source-has-labels="row" svg:x="1.331cm" svg:y="2.138cm" svg:width="12.264cm" svg:height="5.701cm">
          <chartooo:coordinate-region svg:x="2.403cm" svg:y="2.138cm" svg:width="10.465cm" svg:height="3.456cm"/>
          <chart:axis chart:dimension="x" chart:name="primary-x" chart:style-name="ch6">
            <chart:title svg:x="5.289cm" svg:y="8.019cm" chart:style-name="ch7">
              <text:p>fraction of usable memory [%]</text:p>
            </chart:title>
          </chart:axis>
          <chart:axis chart:dimension="y" chart:name="primary-y" chart:style-name="ch8">
            <chart:title svg:x="0.451cm" svg:y="5.839cm" chart:style-name="ch9">
              <text:p>TFLOP/sec</text:p>
            </chart:title>
            <chart:grid chart:style-name="ch10" chart:class="major"/>
          </chart:axis>
          <chart:series chart:style-name="ch11" chart:values-cell-range-address="'slice-force-only'.C33:'slice-force-only'.C45" chart:label-cell-address="'slice-force-only'.C32:'slice-force-only'.C32" chart:class="chart:scatter">
            <chart:domain table:cell-range-address="'slice-force-only'.B33:'slice-force-only'.B45"/>
            <chart:data-point chart:repeated="13"/>
          </chart:series>
          <chart:series chart:style-name="ch12" chart:values-cell-range-address="'slice-force-only'.D33:'slice-force-only'.D45" chart:label-cell-address="'slice-force-only'.D32:'slice-force-only'.D32" chart:class="chart:scatter">
            <chart:data-point chart:repeated="13"/>
          </chart:series>
          <chart:series chart:style-name="ch13" chart:values-cell-range-address="'slice-force-only'.E33:'slice-force-only'.E45" chart:label-cell-address="'slice-force-only'.E32:'slice-force-only'.E32" chart:class="chart:scatter">
            <chart:data-point chart:repeated="13"/>
          </chart:series>
          <chart:series chart:style-name="ch14" chart:values-cell-range-address="'slice-force-only'.F33:'slice-force-only'.F45" chart:label-cell-address="'slice-force-only'.F32:'slice-force-only'.F32" chart:class="chart:scatter">
            <chart:data-point chart:repeated="13"/>
          </chart:series>
          <chart:series chart:style-name="ch15" chart:values-cell-range-address="'slice-force-only'.G33:'slice-force-only'.G45" chart:label-cell-address="'slice-force-only'.G32:'slice-force-only'.G32" chart:class="chart:scatter">
            <chart:data-point chart:repeated="13"/>
          </chart:series>
          <chart:series chart:style-name="ch16" chart:values-cell-range-address="'slice-force-only'.H33:'slice-force-only'.H45" chart:label-cell-address="'slice-force-only'.H32:'slice-force-only'.H32" chart:class="chart:scatter">
            <chart:data-point chart:repeated="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x32</text:p>
                <draw:g>
                  <svg:desc>'slice-force-only'.C32:'slice-force-only'.C32</svg:desc>
                </draw:g>
              </table:table-cell>
              <table:table-cell office:value-type="string">
                <text:p>2x16</text:p>
                <draw:g>
                  <svg:desc>'slice-force-only'.D32:'slice-force-only'.D32</svg:desc>
                </draw:g>
              </table:table-cell>
              <table:table-cell office:value-type="string">
                <text:p>4x8</text:p>
                <draw:g>
                  <svg:desc>'slice-force-only'.E32:'slice-force-only'.E32</svg:desc>
                </draw:g>
              </table:table-cell>
              <table:table-cell office:value-type="string">
                <text:p>8x4</text:p>
                <draw:g>
                  <svg:desc>'slice-force-only'.F32:'slice-force-only'.F32</svg:desc>
                </draw:g>
              </table:table-cell>
              <table:table-cell office:value-type="string">
                <text:p>16x2</text:p>
                <draw:g>
                  <svg:desc>'slice-force-only'.G32:'slice-force-only'.G32</svg:desc>
                </draw:g>
              </table:table-cell>
              <table:table-cell office:value-type="string">
                <text:p>32x0</text:p>
                <draw:g>
                  <svg:desc>'slice-force-only'.H32:'slice-force-only'.H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slice-force-only'.B33:'slice-force-only'.B45</svg:desc>
                </draw:g>
              </table:table-cell>
              <table:table-cell office:value-type="float" office:value="6.7866">
                <text:p>6.7866</text:p>
                <draw:g>
                  <svg:desc>'slice-force-only'.C33:'slice-force-only'.C45</svg:desc>
                </draw:g>
              </table:table-cell>
              <table:table-cell office:value-type="float" office:value="6.8892">
                <text:p>6.8892</text:p>
                <draw:g>
                  <svg:desc>'slice-force-only'.D33:'slice-force-only'.D45</svg:desc>
                </draw:g>
              </table:table-cell>
              <table:table-cell office:value-type="float" office:value="6.9056">
                <text:p>6.9056</text:p>
                <draw:g>
                  <svg:desc>'slice-force-only'.E33:'slice-force-only'.E45</svg:desc>
                </draw:g>
              </table:table-cell>
              <table:table-cell office:value-type="float" office:value="6.943">
                <text:p>6.943</text:p>
                <draw:g>
                  <svg:desc>'slice-force-only'.F33:'slice-force-only'.F45</svg:desc>
                </draw:g>
              </table:table-cell>
              <table:table-cell office:value-type="float" office:value="0">
                <text:p>0</text:p>
                <draw:g>
                  <svg:desc>'slice-force-only'.G33:'slice-force-only'.G45</svg:desc>
                </draw:g>
              </table:table-cell>
              <table:table-cell office:value-type="float" office:value="0">
                <text:p>0</text:p>
                <draw:g>
                  <svg:desc>'slice-force-only'.H33:'slice-force-only'.H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6.788">
                <text:p>6.788</text:p>
              </table:table-cell>
              <table:table-cell office:value-type="float" office:value="6.8798">
                <text:p>6.8798</text:p>
              </table:table-cell>
              <table:table-cell office:value-type="float" office:value="6.8984">
                <text:p>6.8984</text:p>
              </table:table-cell>
              <table:table-cell office:value-type="float" office:value="6.9535">
                <text:p>6.9535</text:p>
              </table:table-cell>
              <table:table-cell office:value-type="float" office:value="6.8818">
                <text:p>6.8818</text:p>
              </table:table-cell>
              <table:table-cell office:value-type="float" office:value="6.8064">
                <text:p>6.80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6.8036">
                <text:p>6.8036</text:p>
              </table:table-cell>
              <table:table-cell office:value-type="float" office:value="6.876">
                <text:p>6.876</text:p>
              </table:table-cell>
              <table:table-cell office:value-type="float" office:value="6.934">
                <text:p>6.934</text:p>
              </table:table-cell>
              <table:table-cell office:value-type="float" office:value="6.974">
                <text:p>6.974</text:p>
              </table:table-cell>
              <table:table-cell office:value-type="float" office:value="6.9326">
                <text:p>6.9326</text:p>
              </table:table-cell>
              <table:table-cell office:value-type="float" office:value="6.8924">
                <text:p>6.89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5">
                <text:p>12.5</text:p>
              </table:table-cell>
              <table:table-cell office:value-type="float" office:value="6.6731">
                <text:p>6.6731</text:p>
              </table:table-cell>
              <table:table-cell office:value-type="float" office:value="6.792">
                <text:p>6.792</text:p>
              </table:table-cell>
              <table:table-cell office:value-type="float" office:value="6.8289">
                <text:p>6.8289</text:p>
              </table:table-cell>
              <table:table-cell office:value-type="float" office:value="6.8397">
                <text:p>6.8397</text:p>
              </table:table-cell>
              <table:table-cell office:value-type="float" office:value="6.7867">
                <text:p>6.7867</text:p>
              </table:table-cell>
              <table:table-cell office:value-type="float" office:value="6.8152">
                <text:p>6.8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25">
                <text:p>6.25</text:p>
              </table:table-cell>
              <table:table-cell office:value-type="float" office:value="6.5098">
                <text:p>6.5098</text:p>
              </table:table-cell>
              <table:table-cell office:value-type="float" office:value="6.6887">
                <text:p>6.6887</text:p>
              </table:table-cell>
              <table:table-cell office:value-type="float" office:value="6.6906">
                <text:p>6.6906</text:p>
              </table:table-cell>
              <table:table-cell office:value-type="float" office:value="6.6509">
                <text:p>6.6509</text:p>
              </table:table-cell>
              <table:table-cell office:value-type="float" office:value="6.7318">
                <text:p>6.7318</text:p>
              </table:table-cell>
              <table:table-cell office:value-type="float" office:value="6.7407">
                <text:p>6.74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25">
                <text:p>3.125</text:p>
              </table:table-cell>
              <table:table-cell office:value-type="float" office:value="6.5406">
                <text:p>6.5406</text:p>
              </table:table-cell>
              <table:table-cell office:value-type="float" office:value="6.837">
                <text:p>6.837</text:p>
              </table:table-cell>
              <table:table-cell office:value-type="float" office:value="6.854">
                <text:p>6.854</text:p>
              </table:table-cell>
              <table:table-cell office:value-type="float" office:value="6.8373">
                <text:p>6.8373</text:p>
              </table:table-cell>
              <table:table-cell office:value-type="float" office:value="6.8207">
                <text:p>6.8207</text:p>
              </table:table-cell>
              <table:table-cell office:value-type="float" office:value="6.8325">
                <text:p>6.8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625">
                <text:p>1.5625</text:p>
              </table:table-cell>
              <table:table-cell office:value-type="float" office:value="6.1651">
                <text:p>6.1651</text:p>
              </table:table-cell>
              <table:table-cell office:value-type="float" office:value="6.5448">
                <text:p>6.5448</text:p>
              </table:table-cell>
              <table:table-cell office:value-type="float" office:value="6.6119">
                <text:p>6.6119</text:p>
              </table:table-cell>
              <table:table-cell office:value-type="float" office:value="6.5978">
                <text:p>6.5978</text:p>
              </table:table-cell>
              <table:table-cell office:value-type="float" office:value="6.6344">
                <text:p>6.6344</text:p>
              </table:table-cell>
              <table:table-cell office:value-type="float" office:value="6.6517">
                <text:p>6.65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8125">
                <text:p>0.78125</text:p>
              </table:table-cell>
              <table:table-cell office:value-type="float" office:value="1.3292">
                <text:p>1.3292</text:p>
              </table:table-cell>
              <table:table-cell office:value-type="float" office:value="6.5622">
                <text:p>6.5622</text:p>
              </table:table-cell>
              <table:table-cell office:value-type="float" office:value="6.843">
                <text:p>6.843</text:p>
              </table:table-cell>
              <table:table-cell office:value-type="float" office:value="6.7787">
                <text:p>6.7787</text:p>
              </table:table-cell>
              <table:table-cell office:value-type="float" office:value="6.9099">
                <text:p>6.9099</text:p>
              </table:table-cell>
              <table:table-cell office:value-type="float" office:value="7.0109">
                <text:p>7.01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0625">
                <text:p>0.390625</text:p>
              </table:table-cell>
              <table:table-cell office:value-type="float" office:value="0.61152">
                <text:p>0.61152</text:p>
              </table:table-cell>
              <table:table-cell office:value-type="float" office:value="6.7087">
                <text:p>6.7087</text:p>
              </table:table-cell>
              <table:table-cell office:value-type="float" office:value="6.8904">
                <text:p>6.8904</text:p>
              </table:table-cell>
              <table:table-cell office:value-type="float" office:value="6.8173">
                <text:p>6.8173</text:p>
              </table:table-cell>
              <table:table-cell office:value-type="float" office:value="6.7086">
                <text:p>6.7086</text:p>
              </table:table-cell>
              <table:table-cell office:value-type="float" office:value="6.7447">
                <text:p>6.74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53125">
                <text:p>0.1953125</text:p>
              </table:table-cell>
              <table:table-cell office:value-type="float" office:value="0.34169">
                <text:p>0.34169</text:p>
              </table:table-cell>
              <table:table-cell office:value-type="float" office:value="6.1672">
                <text:p>6.1672</text:p>
              </table:table-cell>
              <table:table-cell office:value-type="float" office:value="6.408">
                <text:p>6.408</text:p>
              </table:table-cell>
              <table:table-cell office:value-type="float" office:value="6.4626">
                <text:p>6.4626</text:p>
              </table:table-cell>
              <table:table-cell office:value-type="float" office:value="6.5251">
                <text:p>6.5251</text:p>
              </table:table-cell>
              <table:table-cell office:value-type="float" office:value="6.6944">
                <text:p>6.69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765625">
                <text:p>0.09765625</text:p>
              </table:table-cell>
              <table:table-cell office:value-type="float" office:value="6.2695">
                <text:p>6.2695</text:p>
              </table:table-cell>
              <table:table-cell office:value-type="float" office:value="2.0446">
                <text:p>2.0446</text:p>
              </table:table-cell>
              <table:table-cell office:value-type="float" office:value="6.8265">
                <text:p>6.8265</text:p>
              </table:table-cell>
              <table:table-cell office:value-type="float" office:value="6.8601">
                <text:p>6.8601</text:p>
              </table:table-cell>
              <table:table-cell office:value-type="float" office:value="6.7382">
                <text:p>6.7382</text:p>
              </table:table-cell>
              <table:table-cell office:value-type="float" office:value="7.0663">
                <text:p>7.06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8828125">
                <text:p>0.048828125</text:p>
              </table:table-cell>
              <table:table-cell office:value-type="float" office:value="5.8774">
                <text:p>5.8774</text:p>
              </table:table-cell>
              <table:table-cell office:value-type="float" office:value="0.87819">
                <text:p>0.87819</text:p>
              </table:table-cell>
              <table:table-cell office:value-type="float" office:value="6.574">
                <text:p>6.574</text:p>
              </table:table-cell>
              <table:table-cell office:value-type="float" office:value="6.4602">
                <text:p>6.4602</text:p>
              </table:table-cell>
              <table:table-cell office:value-type="float" office:value="6.6055">
                <text:p>6.6055</text:p>
              </table:table-cell>
              <table:table-cell office:value-type="float" office:value="6.7598">
                <text:p>6.75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44140625">
                <text:p>0.0244140625</text:p>
              </table:table-cell>
              <table:table-cell office:value-type="float" office:value="4.5377">
                <text:p>4.5377</text:p>
              </table:table-cell>
              <table:table-cell office:value-type="float" office:value="0.54793">
                <text:p>0.54793</text:p>
              </table:table-cell>
              <table:table-cell office:value-type="float" office:value="6.2754">
                <text:p>6.2754</text:p>
              </table:table-cell>
              <table:table-cell office:value-type="float" office:value="6.2069">
                <text:p>6.2069</text:p>
              </table:table-cell>
              <table:table-cell office:value-type="float" office:value="6.3954">
                <text:p>6.3954</text:p>
              </table:table-cell>
              <table:table-cell office:value-type="float" office:value="6.4637">
                <text:p>6.463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maximum="100" chart:origin="0" chart:interval-major="0.30102999566398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41cm" svg:y="0.316cm" chart:style-name="ch2">
          <text:p>hybrid scaling</text:p>
        </chart:title>
        <chart:subtitle svg:x="6.514cm" svg:y="1.275cm" chart:style-name="ch3">
          <text:p>slice versus c08</text:p>
        </chart:subtitle>
        <chart:legend chart:legend-position="end" svg:x="13.915cm" svg:y="2.956cm" style:legend-expansion="high" chart:style-name="ch4"/>
        <chart:plot-area chart:style-name="ch5" table:cell-range-address="'slice-vs-c08'.A3:'slice-vs-c08'.G16" chart:data-source-has-labels="row" svg:x="1.331cm" svg:y="2.138cm" svg:width="12.264cm" svg:height="5.701cm">
          <chartooo:coordinate-region svg:x="2.403cm" svg:y="2.138cm" svg:width="10.465cm" svg:height="3.456cm"/>
          <chart:axis chart:dimension="x" chart:name="primary-x" chart:style-name="ch6">
            <chart:title svg:x="5.289cm" svg:y="8.019cm" chart:style-name="ch7">
              <text:p>fraction of usable memory [%]</text:p>
            </chart:title>
          </chart:axis>
          <chart:axis chart:dimension="y" chart:name="primary-y" chart:style-name="ch8">
            <chart:title svg:x="0.451cm" svg:y="7.069cm" chart:style-name="ch9">
              <text:p>performance gain slice / c08</text:p>
            </chart:title>
            <chart:grid chart:style-name="ch10" chart:class="major"/>
          </chart:axis>
          <chart:series chart:style-name="ch11" chart:values-cell-range-address="'slice-vs-c08'.B4:'slice-vs-c08'.B16" chart:label-cell-address="'slice-vs-c08'.B3:'slice-vs-c08'.B3" chart:class="chart:scatter">
            <chart:domain table:cell-range-address="'slice-vs-c08'.A4:'slice-vs-c08'.A16"/>
            <chart:data-point chart:repeated="13"/>
          </chart:series>
          <chart:series chart:style-name="ch12" chart:values-cell-range-address="'slice-vs-c08'.C4:'slice-vs-c08'.C16" chart:label-cell-address="'slice-vs-c08'.C3:'slice-vs-c08'.C3" chart:class="chart:scatter">
            <chart:data-point chart:repeated="13"/>
          </chart:series>
          <chart:series chart:style-name="ch13" chart:values-cell-range-address="'slice-vs-c08'.D4:'slice-vs-c08'.D16" chart:label-cell-address="'slice-vs-c08'.D3:'slice-vs-c08'.D3" chart:class="chart:scatter">
            <chart:data-point chart:repeated="13"/>
          </chart:series>
          <chart:series chart:style-name="ch14" chart:values-cell-range-address="'slice-vs-c08'.E4:'slice-vs-c08'.E16" chart:label-cell-address="'slice-vs-c08'.E3:'slice-vs-c08'.E3" chart:class="chart:scatter">
            <chart:data-point chart:repeated="13"/>
          </chart:series>
          <chart:series chart:style-name="ch15" chart:values-cell-range-address="'slice-vs-c08'.F4:'slice-vs-c08'.F16" chart:label-cell-address="'slice-vs-c08'.F3:'slice-vs-c08'.F3" chart:class="chart:scatter">
            <chart:data-point chart:repeated="13"/>
          </chart:series>
          <chart:series chart:style-name="ch16" chart:values-cell-range-address="'slice-vs-c08'.G4:'slice-vs-c08'.G16" chart:label-cell-address="'slice-vs-c08'.G3:'slice-vs-c08'.G3" chart:class="chart:scatter">
            <chart:data-point chart:repeated="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x32</text:p>
                <draw:g>
                  <svg:desc>'slice-vs-c08'.B3:'slice-vs-c08'.B3</svg:desc>
                </draw:g>
              </table:table-cell>
              <table:table-cell office:value-type="string">
                <text:p>2x16</text:p>
                <draw:g>
                  <svg:desc>'slice-vs-c08'.C3:'slice-vs-c08'.C3</svg:desc>
                </draw:g>
              </table:table-cell>
              <table:table-cell office:value-type="string">
                <text:p>4x8</text:p>
                <draw:g>
                  <svg:desc>'slice-vs-c08'.D3:'slice-vs-c08'.D3</svg:desc>
                </draw:g>
              </table:table-cell>
              <table:table-cell office:value-type="string">
                <text:p>8x4</text:p>
                <draw:g>
                  <svg:desc>'slice-vs-c08'.E3:'slice-vs-c08'.E3</svg:desc>
                </draw:g>
              </table:table-cell>
              <table:table-cell office:value-type="string">
                <text:p>16x2</text:p>
                <draw:g>
                  <svg:desc>'slice-vs-c08'.F3:'slice-vs-c08'.F3</svg:desc>
                </draw:g>
              </table:table-cell>
              <table:table-cell office:value-type="string">
                <text:p>32x0</text:p>
                <draw:g>
                  <svg:desc>'slice-vs-c08'.G3:'slice-vs-c08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slice-vs-c08'.A4:'slice-vs-c08'.A16</svg:desc>
                </draw:g>
              </table:table-cell>
              <table:table-cell office:value-type="float" office:value="1.23837544432703">
                <text:p>1.23837544432703</text:p>
                <draw:g>
                  <svg:desc>'slice-vs-c08'.B4:'slice-vs-c08'.B16</svg:desc>
                </draw:g>
              </table:table-cell>
              <table:table-cell office:value-type="float" office:value="1.25902716302474">
                <text:p>1.25902716302474</text:p>
                <draw:g>
                  <svg:desc>'slice-vs-c08'.C4:'slice-vs-c08'.C16</svg:desc>
                </draw:g>
              </table:table-cell>
              <table:table-cell office:value-type="float" office:value="1.19287650184596">
                <text:p>1.19287650184596</text:p>
                <draw:g>
                  <svg:desc>'slice-vs-c08'.D4:'slice-vs-c08'.D16</svg:desc>
                </draw:g>
              </table:table-cell>
              <table:table-cell office:value-type="float" office:value="1.18527305939908">
                <text:p>1.18527305939908</text:p>
                <draw:g>
                  <svg:desc>'slice-vs-c08'.E4:'slice-vs-c08'.E16</svg:desc>
                </draw:g>
              </table:table-cell>
              <table:table-cell office:value-type="float" office:value="NaN">
                <text:p>NaN</text:p>
                <draw:g>
                  <svg:desc>'slice-vs-c08'.F4:'slice-vs-c08'.F16</svg:desc>
                </draw:g>
              </table:table-cell>
              <table:table-cell office:value-type="float" office:value="NaN">
                <text:p>NaN</text:p>
                <draw:g>
                  <svg:desc>'slice-vs-c08'.G4:'slice-vs-c08'.G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.22410869986437">
                <text:p>1.22410869986437</text:p>
              </table:table-cell>
              <table:table-cell office:value-type="float" office:value="1.2494333742563">
                <text:p>1.2494333742563</text:p>
              </table:table-cell>
              <table:table-cell office:value-type="float" office:value="1.19074194246161">
                <text:p>1.19074194246161</text:p>
              </table:table-cell>
              <table:table-cell office:value-type="float" office:value="1.1771704659132">
                <text:p>1.1771704659132</text:p>
              </table:table-cell>
              <table:table-cell office:value-type="float" office:value="1.1726788122712">
                <text:p>1.1726788122712</text:p>
              </table:table-cell>
              <table:table-cell office:value-type="float" office:value="1.13992866135124">
                <text:p>1.139928661351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.23827359543594">
                <text:p>1.23827359543594</text:p>
              </table:table-cell>
              <table:table-cell office:value-type="float" office:value="1.24285372848948">
                <text:p>1.24285372848948</text:p>
              </table:table-cell>
              <table:table-cell office:value-type="float" office:value="1.18673400526808">
                <text:p>1.18673400526808</text:p>
              </table:table-cell>
              <table:table-cell office:value-type="float" office:value="1.18300472682366">
                <text:p>1.18300472682366</text:p>
              </table:table-cell>
              <table:table-cell office:value-type="float" office:value="1.16653188048012">
                <text:p>1.16653188048012</text:p>
              </table:table-cell>
              <table:table-cell office:value-type="float" office:value="1.15442400443894">
                <text:p>1.154424004438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5">
                <text:p>12.5</text:p>
              </table:table-cell>
              <table:table-cell office:value-type="float" office:value="1.21104062212217">
                <text:p>1.21104062212217</text:p>
              </table:table-cell>
              <table:table-cell office:value-type="float" office:value="1.23100565527416">
                <text:p>1.23100565527416</text:p>
              </table:table-cell>
              <table:table-cell office:value-type="float" office:value="1.16748614339353">
                <text:p>1.16748614339353</text:p>
              </table:table-cell>
              <table:table-cell office:value-type="float" office:value="1.17333099625337">
                <text:p>1.17333099625337</text:p>
              </table:table-cell>
              <table:table-cell office:value-type="float" office:value="1.15964343598055">
                <text:p>1.15964343598055</text:p>
              </table:table-cell>
              <table:table-cell office:value-type="float" office:value="1.12633851468048">
                <text:p>1.126338514680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25">
                <text:p>6.25</text:p>
              </table:table-cell>
              <table:table-cell office:value-type="float" office:value="1.18642849536791">
                <text:p>1.18642849536791</text:p>
              </table:table-cell>
              <table:table-cell office:value-type="float" office:value="1.21458568063095">
                <text:p>1.21458568063095</text:p>
              </table:table-cell>
              <table:table-cell office:value-type="float" office:value="1.16886307282579">
                <text:p>1.16886307282579</text:p>
              </table:table-cell>
              <table:table-cell office:value-type="float" office:value="1.16434220309578">
                <text:p>1.16434220309578</text:p>
              </table:table-cell>
              <table:table-cell office:value-type="float" office:value="1.13686548928135">
                <text:p>1.13686548928135</text:p>
              </table:table-cell>
              <table:table-cell office:value-type="float" office:value="1.13597915148303">
                <text:p>1.135979151483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25">
                <text:p>3.125</text:p>
              </table:table-cell>
              <table:table-cell office:value-type="float" office:value="1.18044092093831">
                <text:p>1.18044092093831</text:p>
              </table:table-cell>
              <table:table-cell office:value-type="float" office:value="1.21582361911654">
                <text:p>1.21582361911654</text:p>
              </table:table-cell>
              <table:table-cell office:value-type="float" office:value="1.16367490840381">
                <text:p>1.16367490840381</text:p>
              </table:table-cell>
              <table:table-cell office:value-type="float" office:value="1.16624257845632">
                <text:p>1.16624257845632</text:p>
              </table:table-cell>
              <table:table-cell office:value-type="float" office:value="1.1531737493276">
                <text:p>1.1531737493276</text:p>
              </table:table-cell>
              <table:table-cell office:value-type="float" office:value="1.16913851505997">
                <text:p>1.169138515059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625">
                <text:p>1.5625</text:p>
              </table:table-cell>
              <table:table-cell office:value-type="float" office:value="1.13334106997795">
                <text:p>1.13334106997795</text:p>
              </table:table-cell>
              <table:table-cell office:value-type="float" office:value="1.18646702667321">
                <text:p>1.18646702667321</text:p>
              </table:table-cell>
              <table:table-cell office:value-type="float" office:value="1.1556990495538">
                <text:p>1.1556990495538</text:p>
              </table:table-cell>
              <table:table-cell office:value-type="float" office:value="1.14370809876428">
                <text:p>1.14370809876428</text:p>
              </table:table-cell>
              <table:table-cell office:value-type="float" office:value="1.13887974415652">
                <text:p>1.13887974415652</text:p>
              </table:table-cell>
              <table:table-cell office:value-type="float" office:value="1.22739365071322">
                <text:p>1.227393650713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8125">
                <text:p>0.78125</text:p>
              </table:table-cell>
              <table:table-cell office:value-type="float" office:value="0.320963561518524">
                <text:p>0.320963561518524</text:p>
              </table:table-cell>
              <table:table-cell office:value-type="float" office:value="1.24345830601419">
                <text:p>1.24345830601419</text:p>
              </table:table-cell>
              <table:table-cell office:value-type="float" office:value="1.13316940285914">
                <text:p>1.13316940285914</text:p>
              </table:table-cell>
              <table:table-cell office:value-type="float" office:value="1.09274276446536">
                <text:p>1.09274276446536</text:p>
              </table:table-cell>
              <table:table-cell office:value-type="float" office:value="1.11953365995282">
                <text:p>1.11953365995282</text:p>
              </table:table-cell>
              <table:table-cell office:value-type="float" office:value="1.17277560484343">
                <text:p>1.172775604843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0625">
                <text:p>0.390625</text:p>
              </table:table-cell>
              <table:table-cell office:value-type="float" office:value="0.182012106184364">
                <text:p>0.182012106184364</text:p>
              </table:table-cell>
              <table:table-cell office:value-type="float" office:value="1.11370944168372">
                <text:p>1.11370944168372</text:p>
              </table:table-cell>
              <table:table-cell office:value-type="float" office:value="1.15203769612512">
                <text:p>1.15203769612512</text:p>
              </table:table-cell>
              <table:table-cell office:value-type="float" office:value="1.13811519578494">
                <text:p>1.13811519578494</text:p>
              </table:table-cell>
              <table:table-cell office:value-type="float" office:value="1.12345076607788">
                <text:p>1.12345076607788</text:p>
              </table:table-cell>
              <table:table-cell office:value-type="float" office:value="1.23795565977404">
                <text:p>1.237955659774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53125">
                <text:p>0.1953125</text:p>
              </table:table-cell>
              <table:table-cell office:value-type="float" office:value="0.099685178634595">
                <text:p>0.099685178634595</text:p>
              </table:table-cell>
              <table:table-cell office:value-type="float" office:value="1.10250122609122">
                <text:p>1.10250122609122</text:p>
              </table:table-cell>
              <table:table-cell office:value-type="float" office:value="1.03727415766914">
                <text:p>1.03727415766914</text:p>
              </table:table-cell>
              <table:table-cell office:value-type="float" office:value="1.09747442041186">
                <text:p>1.09747442041186</text:p>
              </table:table-cell>
              <table:table-cell office:value-type="float" office:value="1.18410445642918">
                <text:p>1.18410445642918</text:p>
              </table:table-cell>
              <table:table-cell office:value-type="float" office:value="1.10142667212109">
                <text:p>1.101426672121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436139983548942">
                <text:p>0.436139983548942</text:p>
              </table:table-cell>
              <table:table-cell office:value-type="float" office:value="0.433592976434088">
                <text:p>0.433592976434088</text:p>
              </table:table-cell>
              <table:table-cell office:value-type="float" office:value="1.0776783593317">
                <text:p>1.0776783593317</text:p>
              </table:table-cell>
              <table:table-cell office:value-type="float" office:value="1.05800863700325">
                <text:p>1.05800863700325</text:p>
              </table:table-cell>
              <table:table-cell office:value-type="float" office:value="1.06071716653223">
                <text:p>1.06071716653223</text:p>
              </table:table-cell>
              <table:table-cell office:value-type="float" office:value="0.741338592262557">
                <text:p>0.7413385922625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8828125">
                <text:p>0.048828125</text:p>
              </table:table-cell>
              <table:table-cell office:value-type="float" office:value="1.06725602357428">
                <text:p>1.06725602357428</text:p>
              </table:table-cell>
              <table:table-cell office:value-type="float" office:value="0.217646837065521">
                <text:p>0.217646837065521</text:p>
              </table:table-cell>
              <table:table-cell office:value-type="float" office:value="1.08673978065803">
                <text:p>1.08673978065803</text:p>
              </table:table-cell>
              <table:table-cell office:value-type="float" office:value="1.07868959512407">
                <text:p>1.07868959512407</text:p>
              </table:table-cell>
              <table:table-cell office:value-type="float" office:value="1.08239752556636">
                <text:p>1.08239752556636</text:p>
              </table:table-cell>
              <table:table-cell office:value-type="float" office:value="1.08882689356954">
                <text:p>1.088826893569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44140625">
                <text:p>0.0244140625</text:p>
              </table:table-cell>
              <table:table-cell office:value-type="float" office:value="0.788649482768475">
                <text:p>0.788649482768475</text:p>
              </table:table-cell>
              <table:table-cell office:value-type="float" office:value="0.151723985695996">
                <text:p>0.151723985695996</text:p>
              </table:table-cell>
              <table:table-cell office:value-type="float" office:value="1.05130301147696">
                <text:p>1.05130301147696</text:p>
              </table:table-cell>
              <table:table-cell office:value-type="float" office:value="1.07097404233871">
                <text:p>1.07097404233871</text:p>
              </table:table-cell>
              <table:table-cell office:value-type="float" office:value="1.07075906332412">
                <text:p>1.07075906332412</text:p>
              </table:table-cell>
              <table:table-cell office:value-type="float" office:value="1.15310118173554">
                <text:p>1.1531011817355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